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72in"/>
    </style:style>
    <style:style style:name="co2" style:family="table-column">
      <style:table-column-properties fo:break-before="auto" style:column-width="0.8346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429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1.1634in"/>
    </style:style>
    <style:style style:name="co7" style:family="table-column">
      <style:table-column-properties fo:break-before="auto" style:column-width="1.352in"/>
    </style:style>
    <style:style style:name="co8" style:family="table-column">
      <style:table-column-properties fo:break-before="auto" style:column-width="1.4783in"/>
    </style:style>
    <style:style style:name="co9" style:family="table-column">
      <style:table-column-properties fo:break-before="auto" style:column-width="1.5665in"/>
    </style:style>
    <style:style style:name="co10" style:family="table-column">
      <style:table-column-properties fo:break-before="auto" style:column-width="0.709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972in"/>
    </style:style>
    <style:style style:name="co14" style:family="table-column">
      <style:table-column-properties fo:break-before="auto" style:column-width="0.5453in"/>
    </style:style>
    <style:style style:name="co15" style:family="table-column">
      <style:table-column-properties fo:break-before="auto" style:column-width="1.0492in"/>
    </style:style>
    <style:style style:name="co16" style:family="table-column">
      <style:table-column-properties fo:break-before="auto" style:column-width="1.1374in"/>
    </style:style>
    <style:style style:name="co17" style:family="table-column">
      <style:table-column-properties fo:break-before="auto" style:column-width="1.1882in"/>
    </style:style>
    <style:style style:name="co18" style:family="table-column">
      <style:table-column-properties fo:break-before="auto" style:column-width="0.4563in"/>
    </style:style>
    <style:style style:name="co19" style:family="table-column">
      <style:table-column-properties fo:break-before="auto" style:column-width="0.2043in"/>
    </style:style>
    <style:style style:name="co20" style:family="table-column">
      <style:table-column-properties fo:break-before="auto" style:column-width="0.8472in"/>
    </style:style>
    <style:style style:name="co21" style:family="table-column">
      <style:table-column-properties fo:break-before="auto" style:column-width="0.7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8" style:family="table-cell" style:parent-style-name="Default">
      <style:map style:condition="cell-content()&gt;=0.02" style:apply-style-name="Bad" style:base-cell-address="3_nn_test_averages.I30"/>
      <style:map style:condition="cell-content()&lt;0.02" style:apply-style-name="Good" style:base-cell-address="3_nn_test_averages.I30"/>
      <style:map style:condition="cell-content()=&quot;&quot;" style:apply-style-name="Bad" style:base-cell-address="3_nn_test_averages.I30"/>
    </style:style>
    <style:style style:name="ce9" style:family="table-cell" style:parent-style-name="Default">
      <style:table-cell-properties fo:border="0.74pt solid #000000"/>
    </style:style>
    <style:style style:name="ce5" style:family="table-cell" style:parent-style-name="Default" style:data-style-name="N4">
      <style:table-cell-properties fo:border="0.74pt solid #000000"/>
      <style:text-properties fo:font-size="12pt" style:font-size-asian="12pt" style:font-size-complex="12pt"/>
      <style:map style:condition="cell-content()&gt;=0.02" style:apply-style-name="Bad" style:base-cell-address="3_nn_test_averages.I30"/>
      <style:map style:condition="cell-content()&lt;0.02" style:apply-style-name="Good" style:base-cell-address="3_nn_test_averages.I30"/>
      <style:map style:condition="cell-content()=&quot;&quot;" style:apply-style-name="Bad" style:base-cell-address="3_nn_test_averages.I3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_nn_test_averages" table:style-name="ta1">
        <table:shapes>
          <draw:frame draw:z-index="0" draw:style-name="gr1" draw:text-style-name="P1" svg:width="7.7138in" svg:height="3.5331in" svg:x="44.4831in" svg:y="9.3189in">
            <draw:object draw:notify-on-update-of-ranges="3_nn_test_averages.T58:3_nn_test_averages.AB58 3_nn_test_averages.S60:3_nn_test_averages.S60 3_nn_test_averages.T60:3_nn_test_averages.AB60 3_nn_test_averages.S62:3_nn_test_averages.S62 3_nn_test_averages.T62:3_nn_test_averages.AB62 3_nn_test_averages.S64:3_nn_test_averages.S64 3_nn_test_averages.T64:3_nn_test_averages.AB64 3_nn_test_averages.S66:3_nn_test_averages.S66 3_nn_test_averages.T66:3_nn_test_averages.AB66 3_nn_test_averages.S68:3_nn_test_averages.S68 3_nn_test_averages.T68:3_nn_test_averages.AB68 3_nn_test_averages.S70:3_nn_test_averages.S70 3_nn_test_averages.T70:3_nn_test_averages.AB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7.7138in" svg:height="3.5331in" svg:x="25.7961in" svg:y="2.6374in">
            <draw:object draw:notify-on-update-of-ranges="3_nn_test_averages.I15:3_nn_test_averages.K15 3_nn_test_averages.H17:3_nn_test_averages.H17 3_nn_test_averages.I17:3_nn_test_averages.J17 3_nn_test_averages.H18:3_nn_test_averages.H18 3_nn_test_averages.I18:3_nn_test_averages.K18 3_nn_test_averages.H19:3_nn_test_averages.H19 3_nn_test_averages.I19:3_nn_test_averages.I19 3_nn_test_averages.H20:3_nn_test_averages.H20 3_nn_test_averages.I20:3_nn_test_averages.K20 3_nn_test_averages.H21:3_nn_test_averages.H21 3_nn_test_averages.I21:3_nn_test_averages.J21 3_nn_test_averages.H22:3_nn_test_averages.H22 3_nn_test_averages.I22:3_nn_test_averages.K22 3_nn_test_averages.H23:3_nn_test_averages.H23 3_nn_test_averages.I23:3_nn_test_averages.K23 3_nn_test_averages.H24:3_nn_test_averages.H24 3_nn_test_averages.I24:3_nn_test_averages.K24 3_nn_test_averages.H25:3_nn_test_averages.H25 3_nn_test_averages.I25:3_nn_test_averages.J25 3_nn_test_averages.H26:3_nn_test_averages.H26 3_nn_test_averages.I26:3_nn_test_averages.K26 3_nn_test_averages.H27:3_nn_test_averages.H27 3_nn_test_averages.I27:3_nn_test_averages.K27 3_nn_test_averages.H28:3_nn_test_averages.H28 3_nn_test_averages.I28:3_nn_test_averages.K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1189in" svg:height="3.5472in" svg:x="15.5276in" svg:y="25.8606in">
            <draw:object draw:notify-on-update-of-ranges="3_nn_test_averages.H147:3_nn_test_averages.H158 3_nn_test_averages.I146:3_nn_test_averages.I146 3_nn_test_averages.I147:3_nn_test_averages.I158 3_nn_test_averages.J146:3_nn_test_averages.J146 3_nn_test_averages.J147:3_nn_test_averages.J1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.7138in" svg:height="3.5331in" svg:x="34.1606in" svg:y="2.624in">
            <draw:object draw:notify-on-update-of-ranges="3_nn_test_averages.L15:3_nn_test_averages.Q15 3_nn_test_averages.H22:3_nn_test_averages.H22 3_nn_test_averages.L22:3_nn_test_averages.Q22 3_nn_test_averages.H24:3_nn_test_averages.H24 3_nn_test_averages.L24:3_nn_test_averages.Q24 3_nn_test_averages.H26:3_nn_test_averages.H26 3_nn_test_averages.L26:3_nn_test_averages.Q26 3_nn_test_averages.H28:3_nn_test_averages.H28 3_nn_test_averages.L28:3_nn_test_averages.Q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7.7138in" svg:height="3.5331in" svg:x="36.5681in" svg:y="5.9606in">
            <draw:object draw:notify-on-update-of-ranges="3_nn_test_averages.T43:3_nn_test_averages.T43 3_nn_test_averages.S45:3_nn_test_averages.S45 3_nn_test_averages.T45:3_nn_test_averages.T45 3_nn_test_averages.S46:3_nn_test_averages.S46 3_nn_test_averages.T46:3_nn_test_averages.T46 3_nn_test_averages.S47:3_nn_test_averages.S47 3_nn_test_averages.T47:3_nn_test_averages.T47 3_nn_test_averages.S48:3_nn_test_averages.S48 3_nn_test_averages.T48:3_nn_test_averages.T48 3_nn_test_averages.S49:3_nn_test_averages.S49 3_nn_test_averages.T49:3_nn_test_averages.T49 3_nn_test_averages.S50:3_nn_test_averages.S50 3_nn_test_averages.T50:3_nn_test_averages.T50 3_nn_test_averages.S51:3_nn_test_averages.S51 3_nn_test_averages.T51:3_nn_test_averages.T51 3_nn_test_averages.S52:3_nn_test_averages.S52 3_nn_test_averages.T52:3_nn_test_averages.T52 3_nn_test_averages.S53:3_nn_test_averages.S53 3_nn_test_averages.T53:3_nn_test_averages.T53 3_nn_test_averages.S54:3_nn_test_averages.S54 3_nn_test_averages.T54:3_nn_test_averages.T54 3_nn_test_averages.S55:3_nn_test_averages.S55 3_nn_test_averages.T55:3_nn_test_averages.T55 3_nn_test_averages.S56:3_nn_test_averages.S56 3_nn_test_averages.T56:3_nn_test_averages.T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7.7138in" svg:height="3.5331in" svg:x="36.398in" svg:y="9.3335in">
            <draw:object draw:notify-on-update-of-ranges="3_nn_test_averages.T58:3_nn_test_averages.AB58 3_nn_test_averages.S59:3_nn_test_averages.S59 3_nn_test_averages.T59:3_nn_test_averages.U59 3_nn_test_averages.S61:3_nn_test_averages.S61 3_nn_test_averages.T61:3_nn_test_averages.T61 3_nn_test_averages.S63:3_nn_test_averages.S63 3_nn_test_averages.T63:3_nn_test_averages.U63 3_nn_test_averages.S65:3_nn_test_averages.S65 3_nn_test_averages.T65:3_nn_test_averages.V65 3_nn_test_averages.S67:3_nn_test_averages.S67 3_nn_test_averages.T67:3_nn_test_averages.U67 3_nn_test_averages.S69:3_nn_test_averages.S69 3_nn_test_averages.T69:3_nn_test_averages.V6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7.7138in" svg:height="3.5331in" svg:x="36.4102in" svg:y="12.1654in">
            <draw:object draw:notify-on-update-of-ranges="3_nn_test_averages.S73:3_nn_test_averages.S73 3_nn_test_averages.T73:3_nn_test_averages.T73 3_nn_test_averages.S74:3_nn_test_averages.S74 3_nn_test_averages.T74:3_nn_test_averages.T74 3_nn_test_averages.S75:3_nn_test_averages.S75 3_nn_test_averages.T75:3_nn_test_averages.T75 3_nn_test_averages.S76:3_nn_test_averages.S76 3_nn_test_averages.T76:3_nn_test_averages.T76 3_nn_test_averages.S77:3_nn_test_averages.S77 3_nn_test_averages.T77:3_nn_test_averages.T77 3_nn_test_averages.S78:3_nn_test_averages.S78 3_nn_test_averages.T78:3_nn_test_averages.T78 3_nn_test_averages.S79:3_nn_test_averages.S79 3_nn_test_averages.T79:3_nn_test_averages.T79 3_nn_test_averages.S80:3_nn_test_averages.S80 3_nn_test_averages.T80:3_nn_test_averages.T80 3_nn_test_averages.S81:3_nn_test_averages.S81 3_nn_test_averages.T81:3_nn_test_averages.T81 3_nn_test_averages.S82:3_nn_test_averages.S82 3_nn_test_averages.T82:3_nn_test_averages.T82 3_nn_test_averages.S83:3_nn_test_averages.S83 3_nn_test_averages.T83:3_nn_test_averages.T83 3_nn_test_averages.S84:3_nn_test_averages.S84 3_nn_test_averages.T84:3_nn_test_averages.T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7" draw:style-name="gr1" draw:text-style-name="P1" svg:width="7.7138in" svg:height="3.5331in" svg:x="44.174in" svg:y="14.4988in">
            <draw:object draw:notify-on-update-of-ranges="3_nn_test_averages.W86:3_nn_test_averages.AB86 3_nn_test_averages.S92:3_nn_test_averages.S92 3_nn_test_averages.W92:3_nn_test_averages.AB92 3_nn_test_averages.S94:3_nn_test_averages.S94 3_nn_test_averages.W94:3_nn_test_averages.AB94 3_nn_test_averages.S96:3_nn_test_averages.S96 3_nn_test_averages.W96:3_nn_test_averages.AB96 3_nn_test_averages.S98:3_nn_test_averages.S98 3_nn_test_averages.W98:3_nn_test_averages.AB9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7.7138in" svg:height="3.5331in" svg:x="36.3681in" svg:y="14.5197in">
            <draw:object draw:notify-on-update-of-ranges="3_nn_test_averages.T86:3_nn_test_averages.V86 3_nn_test_averages.S87:3_nn_test_averages.S87 3_nn_test_averages.T87:3_nn_test_averages.U87 3_nn_test_averages.S88:3_nn_test_averages.S88 3_nn_test_averages.T88:3_nn_test_averages.V88 3_nn_test_averages.S89:3_nn_test_averages.S89 3_nn_test_averages.T89:3_nn_test_averages.T89 3_nn_test_averages.S90:3_nn_test_averages.S90 3_nn_test_averages.T90:3_nn_test_averages.V90 3_nn_test_averages.S91:3_nn_test_averages.S91 3_nn_test_averages.T91:3_nn_test_averages.U91 3_nn_test_averages.S92:3_nn_test_averages.S92 3_nn_test_averages.T92:3_nn_test_averages.V92 3_nn_test_averages.S93:3_nn_test_averages.S93 3_nn_test_averages.T93:3_nn_test_averages.V93 3_nn_test_averages.S94:3_nn_test_averages.S94 3_nn_test_averages.T94:3_nn_test_averages.V94 3_nn_test_averages.S95:3_nn_test_averages.S95 3_nn_test_averages.T95:3_nn_test_averages.U95 3_nn_test_averages.S96:3_nn_test_averages.S96 3_nn_test_averages.T96:3_nn_test_averages.V96 3_nn_test_averages.S97:3_nn_test_averages.S97 3_nn_test_averages.T97:3_nn_test_averages.V97 3_nn_test_averages.S98:3_nn_test_averages.S98 3_nn_test_averages.T98:3_nn_test_averages.V9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7.7138in" svg:height="3.5331in" svg:x="36.3764in" svg:y="17.4303in">
            <draw:object draw:notify-on-update-of-ranges="3_nn_test_averages.T100:3_nn_test_averages.V100 3_nn_test_averages.S101:3_nn_test_averages.S101 3_nn_test_averages.T101:3_nn_test_averages.U101 3_nn_test_averages.S102:3_nn_test_averages.S102 3_nn_test_averages.T102:3_nn_test_averages.V102 3_nn_test_averages.S103:3_nn_test_averages.S103 3_nn_test_averages.T103:3_nn_test_averages.T103 3_nn_test_averages.S104:3_nn_test_averages.S104 3_nn_test_averages.T104:3_nn_test_averages.V104 3_nn_test_averages.S105:3_nn_test_averages.S105 3_nn_test_averages.T105:3_nn_test_averages.U105 3_nn_test_averages.S106:3_nn_test_averages.S106 3_nn_test_averages.T106:3_nn_test_averages.V106 3_nn_test_averages.S107:3_nn_test_averages.S107 3_nn_test_averages.T107:3_nn_test_averages.V107 3_nn_test_averages.S108:3_nn_test_averages.S108 3_nn_test_averages.T108:3_nn_test_averages.V108 3_nn_test_averages.S109:3_nn_test_averages.S109 3_nn_test_averages.T109:3_nn_test_averages.U109 3_nn_test_averages.S110:3_nn_test_averages.S110 3_nn_test_averages.T110:3_nn_test_averages.V110 3_nn_test_averages.S111:3_nn_test_averages.S111 3_nn_test_averages.T111:3_nn_test_averages.V111 3_nn_test_averages.S112:3_nn_test_averages.S112 3_nn_test_averages.T112:3_nn_test_averages.V1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7.7138in" svg:height="3.5331in" svg:x="44.2677in" svg:y="17.4205in">
            <draw:object draw:notify-on-update-of-ranges="3_nn_test_averages.W100:3_nn_test_averages.AB100 3_nn_test_averages.S106:3_nn_test_averages.S106 3_nn_test_averages.W106:3_nn_test_averages.AB106 3_nn_test_averages.S108:3_nn_test_averages.S108 3_nn_test_averages.W108:3_nn_test_averages.AB108 3_nn_test_averages.S110:3_nn_test_averages.S110 3_nn_test_averages.W110:3_nn_test_averages.AB110 3_nn_test_averages.S112:3_nn_test_averages.S112 3_nn_test_averages.W112:3_nn_test_averages.AB1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7.7138in" svg:height="3.5331in" svg:x="26.1004in" svg:y="29.7323in">
            <draw:object draw:notify-on-update-of-ranges="3_nn_test_averages.I170:3_nn_test_averages.K170 3_nn_test_averages.H171:3_nn_test_averages.H171 3_nn_test_averages.I171:3_nn_test_averages.J171 3_nn_test_averages.H172:3_nn_test_averages.H172 3_nn_test_averages.I172:3_nn_test_averages.K172 3_nn_test_averages.H173:3_nn_test_averages.H173 3_nn_test_averages.I173:3_nn_test_averages.I173 3_nn_test_averages.H174:3_nn_test_averages.H174 3_nn_test_averages.I174:3_nn_test_averages.K174 3_nn_test_averages.H175:3_nn_test_averages.H175 3_nn_test_averages.I175:3_nn_test_averages.J175 3_nn_test_averages.H176:3_nn_test_averages.H176 3_nn_test_averages.I176:3_nn_test_averages.K176 3_nn_test_averages.H177:3_nn_test_averages.H177 3_nn_test_averages.I177:3_nn_test_averages.K177 3_nn_test_averages.H178:3_nn_test_averages.H178 3_nn_test_averages.I178:3_nn_test_averages.K178 3_nn_test_averages.H179:3_nn_test_averages.H179 3_nn_test_averages.I179:3_nn_test_averages.J179 3_nn_test_averages.H180:3_nn_test_averages.H180 3_nn_test_averages.I180:3_nn_test_averages.K180 3_nn_test_averages.H181:3_nn_test_averages.H181 3_nn_test_averages.I181:3_nn_test_averages.K181 3_nn_test_averages.H182:3_nn_test_averages.H182 3_nn_test_averages.I182:3_nn_test_averages.K18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7.7138in" svg:height="3.5331in" svg:x="35.0882in" svg:y="29.7217in">
            <draw:object draw:notify-on-update-of-ranges="3_nn_test_averages.L170:3_nn_test_averages.Q170 3_nn_test_averages.H176:3_nn_test_averages.H176 3_nn_test_averages.L176:3_nn_test_averages.Q176 3_nn_test_averages.H178:3_nn_test_averages.H178 3_nn_test_averages.L178:3_nn_test_averages.Q178 3_nn_test_averages.H180:3_nn_test_averages.H180 3_nn_test_averages.L180:3_nn_test_averages.Q180 3_nn_test_averages.H182:3_nn_test_averages.H182 3_nn_test_averages.L182:3_nn_test_averages.Q18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6.2988in" svg:height="3.5429in" svg:x="26.5969in" svg:y="25.548in">
            <draw:object draw:notify-on-update-of-ranges="3_nn_test_averages.I128:3_nn_test_averages.L128 3_nn_test_averages.H129:3_nn_test_averages.H129 3_nn_test_averages.I129:3_nn_test_averages.L129 3_nn_test_averages.H135:3_nn_test_averages.H135 3_nn_test_averages.I135:3_nn_test_averages.L135 3_nn_test_averages.H130:3_nn_test_averages.H130 3_nn_test_averages.I130:3_nn_test_averages.L130 3_nn_test_averages.H136:3_nn_test_averages.H136 3_nn_test_averages.I136:3_nn_test_averages.L136 3_nn_test_averages.H131:3_nn_test_averages.H131 3_nn_test_averages.I131:3_nn_test_averages.L131 3_nn_test_averages.H137:3_nn_test_averages.H137 3_nn_test_averages.I137:3_nn_test_averages.L137 3_nn_test_averages.H132:3_nn_test_averages.H132 3_nn_test_averages.I132:3_nn_test_averages.L132 3_nn_test_averages.H138:3_nn_test_averages.H138 3_nn_test_averages.I138:3_nn_test_averages.L138 3_nn_test_averages.H133:3_nn_test_averages.H133 3_nn_test_averages.I133:3_nn_test_averages.L133 3_nn_test_averages.H139:3_nn_test_averages.H139 3_nn_test_averages.I139:3_nn_test_averages.L139 3_nn_test_averages.H134:3_nn_test_averages.H134 3_nn_test_averages.I134:3_nn_test_averages.L134 3_nn_test_averages.H140:3_nn_test_averages.H140 3_nn_test_averages.I140:3_nn_test_averages.L14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8"/>
        <table:table-column table:style-name="co3" table:default-cell-style-name="ce8"/>
        <table:table-column table:style-name="co9" table:default-cell-style-name="ce8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um_layers</text:p>
          </table:table-cell>
          <table:table-cell table:style-name="Default" office:value-type="string" calcext:value-type="string">
            <text:p>neurons_per_layer</text:p>
          </table:table-cell>
          <table:table-cell table:style-name="Default" office:value-type="string" calcext:value-type="string">
            <text:p>number_of_tests</text:p>
          </table:table-cell>
          <table:table-cell table:style-name="Default" office:value-type="string" calcext:value-type="string">
            <text:p>virtual_memory[MB]</text:p>
          </table:table-cell>
          <table:table-cell table:style-name="Default" office:value-type="string" calcext:value-type="string">
            <text:p>resident_memory[MB]</text:p>
          </table:table-cell>
          <table:table-cell table:style-name="Default" office:value-type="string" calcext:value-type="string">
            <text:p>keygen_duration[us]</text:p>
          </table:table-cell>
          <table:table-cell table:style-name="Default" office:value-type="string" calcext:value-type="string">
            <text:p>model_initialization_duration[us]</text:p>
          </table:table-cell>
          <table:table-cell table:style-name="Default"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m or N</text:p>
          </table:table-cell>
          <table:table-cell office:value-type="string" calcext:value-type="string">
            <text:p>bits or logQ</text:p>
          </table:table-cell>
          <table:table-cell office:value-type="string" calcext:value-type="string">
            <text:p>log_big_primes</text:p>
          </table:table-cell>
          <table:table-cell office:value-type="string" calcext:value-type="string">
            <text:p>nr_small_primes</text:p>
          </table:table-cell>
          <table:table-cell office:value-type="string" calcext:value-type="string">
            <text:p>log_small_prime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eurons_per_layer</text:p>
          </table:table-cell>
          <table:table-cell office:value-type="string" calcext:value-type="string">
            <text:p>number_of_tests</text:p>
          </table:table-cell>
          <table:table-cell office:value-type="string" calcext:value-type="string">
            <text:p>virtual_memory[MB]</text:p>
          </table:table-cell>
          <table:table-cell office:value-type="string" calcext:value-type="string">
            <text:p>resident_memory[MB]</text:p>
          </table:table-cell>
          <table:table-cell office:value-type="string" calcext:value-type="string">
            <text:p>keygen_duration[us]</text:p>
          </table:table-cell>
          <table:table-cell office:value-type="string" calcext:value-type="string">
            <text:p>model_initialization_duration[us]</text:p>
          </table:table-cell>
          <table:table-cell office:value-type="string" calcext:value-type="string">
            <text:p>encryption_duration[us]</text:p>
          </table:table-cell>
          <table:table-cell office:value-type="string" calcext:value-type="string">
            <text:p>operations_duration[us]</text:p>
          </table:table-cell>
          <table:table-cell office:value-type="string" calcext:value-type="string">
            <text:p>decryption_duration[us]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97.008" calcext:value-type="float">
            <text:p>697.008</text:p>
          </table:table-cell>
          <table:table-cell table:style-name="Default" office:value-type="float" office:value="153.66" calcext:value-type="float">
            <text:p>153.66</text:p>
          </table:table-cell>
          <table:table-cell table:style-name="Default" office:value-type="float" office:value="71885" calcext:value-type="float">
            <text:p>71885</text:p>
          </table:table-cell>
          <table:table-cell table:style-name="Default" office:value-type="float" office:value="2273" calcext:value-type="float">
            <text:p>2273</text:p>
          </table:table-cell>
          <table:table-cell table:style-name="Default" office:value-type="float" office:value="889275" calcext:value-type="float">
            <text:p>889275</text:p>
          </table:table-cell>
          <table:table-cell office:value-type="float" office:value="117642" calcext:value-type="float">
            <text:p>117642</text:p>
          </table:table-cell>
          <table:table-cell office:value-type="float" office:value="37576" calcext:value-type="float">
            <text:p>37576</text:p>
          </table:table-cell>
          <table:table-cell office:value-type="float" office:value="0.814159" calcext:value-type="float">
            <text:p>0.814159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53" calcext:value-type="float">
            <text:p>696.953</text:p>
          </table:table-cell>
          <table:table-cell office:value-type="float" office:value="180.355" calcext:value-type="float">
            <text:p>180.355</text:p>
          </table:table-cell>
          <table:table-cell office:value-type="float" office:value="87752" calcext:value-type="float">
            <text:p>87752</text:p>
          </table:table-cell>
          <table:table-cell office:value-type="float" office:value="3429" calcext:value-type="float">
            <text:p>3429</text:p>
          </table:table-cell>
          <table:table-cell office:value-type="float" office:value="1172441" calcext:value-type="float">
            <text:p>1172441</text:p>
          </table:table-cell>
          <table:table-cell office:value-type="float" office:value="706961" calcext:value-type="float">
            <text:p>706961</text:p>
          </table:table-cell>
          <table:table-cell office:value-type="float" office:value="74674" calcext:value-type="float">
            <text:p>7467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65" calcext:value-type="float">
            <text:p>696.965</text:p>
          </table:table-cell>
          <table:table-cell office:value-type="float" office:value="191.781" calcext:value-type="float">
            <text:p>191.781</text:p>
          </table:table-cell>
          <table:table-cell office:value-type="float" office:value="114259" calcext:value-type="float">
            <text:p>114259</text:p>
          </table:table-cell>
          <table:table-cell office:value-type="float" office:value="3491" calcext:value-type="float">
            <text:p>3491</text:p>
          </table:table-cell>
          <table:table-cell office:value-type="float" office:value="1738293" calcext:value-type="float">
            <text:p>1738293</text:p>
          </table:table-cell>
          <table:table-cell office:value-type="float" office:value="923132" calcext:value-type="float">
            <text:p>923132</text:p>
          </table:table-cell>
          <table:table-cell office:value-type="float" office:value="78867" calcext:value-type="float">
            <text:p>78867</text:p>
          </table:table-cell>
          <table:table-cell office:value-type="float" office:value="0.123894" calcext:value-type="float">
            <text:p>0.12389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35" calcext:value-type="float">
            <text:p>697.035</text:p>
          </table:table-cell>
          <table:table-cell office:value-type="float" office:value="204.855" calcext:value-type="float">
            <text:p>204.855</text:p>
          </table:table-cell>
          <table:table-cell office:value-type="float" office:value="126992" calcext:value-type="float">
            <text:p>126992</text:p>
          </table:table-cell>
          <table:table-cell office:value-type="float" office:value="4213" calcext:value-type="float">
            <text:p>4213</text:p>
          </table:table-cell>
          <table:table-cell office:value-type="float" office:value="1426395" calcext:value-type="float">
            <text:p>1426395</text:p>
          </table:table-cell>
          <table:table-cell office:value-type="float" office:value="1156643" calcext:value-type="float">
            <text:p>1156643</text:p>
          </table:table-cell>
          <table:table-cell office:value-type="float" office:value="95089" calcext:value-type="float">
            <text:p>95089</text:p>
          </table:table-cell>
          <table:table-cell office:value-type="float" office:value="0.039823" calcext:value-type="float">
            <text:p>0.03982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43" calcext:value-type="float">
            <text:p>697.043</text:p>
          </table:table-cell>
          <table:table-cell office:value-type="float" office:value="218.656" calcext:value-type="float">
            <text:p>218.656</text:p>
          </table:table-cell>
          <table:table-cell office:value-type="float" office:value="98154" calcext:value-type="float">
            <text:p>98154</text:p>
          </table:table-cell>
          <table:table-cell office:value-type="float" office:value="4011" calcext:value-type="float">
            <text:p>4011</text:p>
          </table:table-cell>
          <table:table-cell office:value-type="float" office:value="1491125" calcext:value-type="float">
            <text:p>1491125</text:p>
          </table:table-cell>
          <table:table-cell office:value-type="float" office:value="2041702" calcext:value-type="float">
            <text:p>2041702</text:p>
          </table:table-cell>
          <table:table-cell office:value-type="float" office:value="82343" calcext:value-type="float">
            <text:p>82343</text:p>
          </table:table-cell>
          <table:table-cell office:value-type="float" office:value="0.0265487" calcext:value-type="float">
            <text:p>0.026548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51" calcext:value-type="float">
            <text:p>697.051</text:p>
          </table:table-cell>
          <table:table-cell office:value-type="float" office:value="230.152" calcext:value-type="float">
            <text:p>230.152</text:p>
          </table:table-cell>
          <table:table-cell office:value-type="float" office:value="94779" calcext:value-type="float">
            <text:p>94779</text:p>
          </table:table-cell>
          <table:table-cell office:value-type="float" office:value="3509" calcext:value-type="float">
            <text:p>3509</text:p>
          </table:table-cell>
          <table:table-cell office:value-type="float" office:value="1512912" calcext:value-type="float">
            <text:p>1512912</text:p>
          </table:table-cell>
          <table:table-cell office:value-type="float" office:value="1815586" calcext:value-type="float">
            <text:p>1815586</text:p>
          </table:table-cell>
          <table:table-cell office:value-type="float" office:value="81459" calcext:value-type="float">
            <text:p>81459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96" calcext:value-type="float">
            <text:p>696.996</text:p>
          </table:table-cell>
          <table:table-cell office:value-type="float" office:value="243.855" calcext:value-type="float">
            <text:p>243.855</text:p>
          </table:table-cell>
          <table:table-cell office:value-type="float" office:value="96880" calcext:value-type="float">
            <text:p>96880</text:p>
          </table:table-cell>
          <table:table-cell office:value-type="float" office:value="4259" calcext:value-type="float">
            <text:p>4259</text:p>
          </table:table-cell>
          <table:table-cell office:value-type="float" office:value="1551028" calcext:value-type="float">
            <text:p>1551028</text:p>
          </table:table-cell>
          <table:table-cell office:value-type="float" office:value="2104334" calcext:value-type="float">
            <text:p>2104334</text:p>
          </table:table-cell>
          <table:table-cell office:value-type="float" office:value="81745" calcext:value-type="float">
            <text:p>81745</text:p>
          </table:table-cell>
          <table:table-cell office:value-type="float" office:value="0.0774336" calcext:value-type="float">
            <text:p>0.077433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08" calcext:value-type="float">
            <text:p>697.008</text:p>
          </table:table-cell>
          <table:table-cell office:value-type="float" office:value="255.891" calcext:value-type="float">
            <text:p>255.891</text:p>
          </table:table-cell>
          <table:table-cell office:value-type="float" office:value="95053" calcext:value-type="float">
            <text:p>95053</text:p>
          </table:table-cell>
          <table:table-cell office:value-type="float" office:value="4078" calcext:value-type="float">
            <text:p>4078</text:p>
          </table:table-cell>
          <table:table-cell office:value-type="float" office:value="1505423" calcext:value-type="float">
            <text:p>1505423</text:p>
          </table:table-cell>
          <table:table-cell office:value-type="float" office:value="3288076" calcext:value-type="float">
            <text:p>3288076</text:p>
          </table:table-cell>
          <table:table-cell office:value-type="float" office:value="124113" calcext:value-type="float">
            <text:p>124113</text:p>
          </table:table-cell>
          <table:table-cell office:value-type="float" office:value="0.0553097" calcext:value-type="float">
            <text:p>0.055309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7.016" calcext:value-type="float">
            <text:p>697.016</text:p>
          </table:table-cell>
          <table:table-cell office:value-type="float" office:value="268.863" calcext:value-type="float">
            <text:p>268.863</text:p>
          </table:table-cell>
          <table:table-cell office:value-type="float" office:value="95990" calcext:value-type="float">
            <text:p>95990</text:p>
          </table:table-cell>
          <table:table-cell office:value-type="float" office:value="4856" calcext:value-type="float">
            <text:p>4856</text:p>
          </table:table-cell>
          <table:table-cell office:value-type="float" office:value="1296599" calcext:value-type="float">
            <text:p>1296599</text:p>
          </table:table-cell>
          <table:table-cell office:value-type="float" office:value="2495288" calcext:value-type="float">
            <text:p>2495288</text:p>
          </table:table-cell>
          <table:table-cell office:value-type="float" office:value="70112" calcext:value-type="float">
            <text:p>70112</text:p>
          </table:table-cell>
          <table:table-cell office:value-type="float" office:value="0.542035" calcext:value-type="float">
            <text:p>0.54203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7.207" calcext:value-type="float">
            <text:p>947.207</text:p>
          </table:table-cell>
          <table:table-cell table:style-name="Default" office:value-type="float" office:value="403.605" calcext:value-type="float">
            <text:p>403.605</text:p>
          </table:table-cell>
          <table:table-cell table:style-name="Default" office:value-type="float" office:value="61557" calcext:value-type="float">
            <text:p>61557</text:p>
          </table:table-cell>
          <table:table-cell table:style-name="Default" office:value-type="float" office:value="1354430" calcext:value-type="float">
            <text:p>1354430</text:p>
          </table:table-cell>
          <table:table-cell table:style-name="Default" office:value-type="float" office:value="556116" calcext:value-type="float">
            <text:p>556116</text:p>
          </table:table-cell>
          <table:table-cell office:value-type="float" office:value="2678772" calcext:value-type="float">
            <text:p>2678772</text:p>
          </table:table-cell>
          <table:table-cell office:value-type="float" office:value="17611" calcext:value-type="float">
            <text:p>17611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8.37" calcext:value-type="float">
            <text:p>1008.37</text:p>
          </table:table-cell>
          <table:table-cell office:value-type="float" office:value="453.941" calcext:value-type="float">
            <text:p>453.941</text:p>
          </table:table-cell>
          <table:table-cell office:value-type="float" office:value="88452" calcext:value-type="float">
            <text:p>88452</text:p>
          </table:table-cell>
          <table:table-cell office:value-type="float" office:value="1825018" calcext:value-type="float">
            <text:p>1825018</text:p>
          </table:table-cell>
          <table:table-cell office:value-type="float" office:value="625032" calcext:value-type="float">
            <text:p>625032</text:p>
          </table:table-cell>
          <table:table-cell office:value-type="float" office:value="7503991" calcext:value-type="float">
            <text:p>7503991</text:p>
          </table:table-cell>
          <table:table-cell office:value-type="float" office:value="15471" calcext:value-type="float">
            <text:p>15471</text:p>
          </table:table-cell>
          <table:table-cell office:value-type="float" office:value="0.971239" calcext:value-type="float">
            <text:p>0.971239</text:p>
          </table:table-cell>
          <table:table-cell table:number-columns-repeated="154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96.727" calcext:value-type="float">
            <text:p>696.727</text:p>
          </table:table-cell>
          <table:table-cell table:style-name="Default" office:value-type="float" office:value="153.234" calcext:value-type="float">
            <text:p>153.234</text:p>
          </table:table-cell>
          <table:table-cell table:style-name="Default" office:value-type="float" office:value="57178" calcext:value-type="float">
            <text:p>57178</text:p>
          </table:table-cell>
          <table:table-cell table:style-name="Default" office:value-type="float" office:value="1219" calcext:value-type="float">
            <text:p>1219</text:p>
          </table:table-cell>
          <table:table-cell table:style-name="Default" office:value-type="float" office:value="771337" calcext:value-type="float">
            <text:p>771337</text:p>
          </table:table-cell>
          <table:table-cell office:value-type="float" office:value="118935" calcext:value-type="float">
            <text:p>118935</text:p>
          </table:table-cell>
          <table:table-cell office:value-type="float" office:value="40257" calcext:value-type="float">
            <text:p>40257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793" calcext:value-type="float">
            <text:p>696.793</text:p>
          </table:table-cell>
          <table:table-cell office:value-type="float" office:value="176.789" calcext:value-type="float">
            <text:p>176.789</text:p>
          </table:table-cell>
          <table:table-cell office:value-type="float" office:value="99045" calcext:value-type="float">
            <text:p>99045</text:p>
          </table:table-cell>
          <table:table-cell office:value-type="float" office:value="3110" calcext:value-type="float">
            <text:p>3110</text:p>
          </table:table-cell>
          <table:table-cell office:value-type="float" office:value="1021869" calcext:value-type="float">
            <text:p>1021869</text:p>
          </table:table-cell>
          <table:table-cell office:value-type="float" office:value="403397" calcext:value-type="float">
            <text:p>403397</text:p>
          </table:table-cell>
          <table:table-cell office:value-type="float" office:value="63016" calcext:value-type="float">
            <text:p>63016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67" calcext:value-type="float">
            <text:p>696.867</text:p>
          </table:table-cell>
          <table:table-cell office:value-type="float" office:value="186.949" calcext:value-type="float">
            <text:p>186.949</text:p>
          </table:table-cell>
          <table:table-cell office:value-type="float" office:value="96187" calcext:value-type="float">
            <text:p>96187</text:p>
          </table:table-cell>
          <table:table-cell office:value-type="float" office:value="3216" calcext:value-type="float">
            <text:p>3216</text:p>
          </table:table-cell>
          <table:table-cell office:value-type="float" office:value="1056826" calcext:value-type="float">
            <text:p>1056826</text:p>
          </table:table-cell>
          <table:table-cell office:value-type="float" office:value="752366" calcext:value-type="float">
            <text:p>752366</text:p>
          </table:table-cell>
          <table:table-cell office:value-type="float" office:value="78663" calcext:value-type="float">
            <text:p>78663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12" calcext:value-type="float">
            <text:p>696.812</text:p>
          </table:table-cell>
          <table:table-cell office:value-type="float" office:value="199.203" calcext:value-type="float">
            <text:p>199.203</text:p>
          </table:table-cell>
          <table:table-cell office:value-type="float" office:value="96822" calcext:value-type="float">
            <text:p>96822</text:p>
          </table:table-cell>
          <table:table-cell office:value-type="float" office:value="3456" calcext:value-type="float">
            <text:p>3456</text:p>
          </table:table-cell>
          <table:table-cell office:value-type="float" office:value="1041796" calcext:value-type="float">
            <text:p>1041796</text:p>
          </table:table-cell>
          <table:table-cell office:value-type="float" office:value="909360" calcext:value-type="float">
            <text:p>909360</text:p>
          </table:table-cell>
          <table:table-cell office:value-type="float" office:value="67473" calcext:value-type="float">
            <text:p>67473</text:p>
          </table:table-cell>
          <table:table-cell office:value-type="float" office:value="0.0575221" calcext:value-type="float">
            <text:p>0.057522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83" calcext:value-type="float">
            <text:p>696.883</text:p>
          </table:table-cell>
          <table:table-cell office:value-type="float" office:value="212.547" calcext:value-type="float">
            <text:p>212.547</text:p>
          </table:table-cell>
          <table:table-cell office:value-type="float" office:value="97930" calcext:value-type="float">
            <text:p>97930</text:p>
          </table:table-cell>
          <table:table-cell office:value-type="float" office:value="3453" calcext:value-type="float">
            <text:p>3453</text:p>
          </table:table-cell>
          <table:table-cell office:value-type="float" office:value="1093064" calcext:value-type="float">
            <text:p>1093064</text:p>
          </table:table-cell>
          <table:table-cell office:value-type="float" office:value="1102027" calcext:value-type="float">
            <text:p>1102027</text:p>
          </table:table-cell>
          <table:table-cell office:value-type="float" office:value="69251" calcext:value-type="float">
            <text:p>69251</text:p>
          </table:table-cell>
          <table:table-cell office:value-type="float" office:value="0.0597345" calcext:value-type="float">
            <text:p>0.059734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32" calcext:value-type="float">
            <text:p>696.832</text:p>
          </table:table-cell>
          <table:table-cell office:value-type="float" office:value="225.34" calcext:value-type="float">
            <text:p>225.34</text:p>
          </table:table-cell>
          <table:table-cell office:value-type="float" office:value="93914" calcext:value-type="float">
            <text:p>93914</text:p>
          </table:table-cell>
          <table:table-cell office:value-type="float" office:value="3248" calcext:value-type="float">
            <text:p>3248</text:p>
          </table:table-cell>
          <table:table-cell office:value-type="float" office:value="946870" calcext:value-type="float">
            <text:p>946870</text:p>
          </table:table-cell>
          <table:table-cell office:value-type="float" office:value="1339198" calcext:value-type="float">
            <text:p>1339198</text:p>
          </table:table-cell>
          <table:table-cell office:value-type="float" office:value="68845" calcext:value-type="float">
            <text:p>68845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902" calcext:value-type="float">
            <text:p>696.902</text:p>
          </table:table-cell>
          <table:table-cell office:value-type="float" office:value="239.527" calcext:value-type="float">
            <text:p>239.527</text:p>
          </table:table-cell>
          <table:table-cell office:value-type="float" office:value="79891" calcext:value-type="float">
            <text:p>79891</text:p>
          </table:table-cell>
          <table:table-cell office:value-type="float" office:value="3114" calcext:value-type="float">
            <text:p>3114</text:p>
          </table:table-cell>
          <table:table-cell office:value-type="float" office:value="970478" calcext:value-type="float">
            <text:p>970478</text:p>
          </table:table-cell>
          <table:table-cell office:value-type="float" office:value="1522523" calcext:value-type="float">
            <text:p>1522523</text:p>
          </table:table-cell>
          <table:table-cell office:value-type="float" office:value="62390" calcext:value-type="float">
            <text:p>62390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48" calcext:value-type="float">
            <text:p>696.848</text:p>
          </table:table-cell>
          <table:table-cell office:value-type="float" office:value="252.77" calcext:value-type="float">
            <text:p>252.77</text:p>
          </table:table-cell>
          <table:table-cell office:value-type="float" office:value="78066" calcext:value-type="float">
            <text:p>78066</text:p>
          </table:table-cell>
          <table:table-cell office:value-type="float" office:value="3360" calcext:value-type="float">
            <text:p>3360</text:p>
          </table:table-cell>
          <table:table-cell office:value-type="float" office:value="951969" calcext:value-type="float">
            <text:p>951969</text:p>
          </table:table-cell>
          <table:table-cell office:value-type="float" office:value="1910504" calcext:value-type="float">
            <text:p>1910504</text:p>
          </table:table-cell>
          <table:table-cell office:value-type="float" office:value="66011" calcext:value-type="float">
            <text:p>66011</text:p>
          </table:table-cell>
          <table:table-cell office:value-type="float" office:value="0.542035" calcext:value-type="float">
            <text:p>0.5420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6.855" calcext:value-type="float">
            <text:p>696.855</text:p>
          </table:table-cell>
          <table:table-cell office:value-type="float" office:value="265.934" calcext:value-type="float">
            <text:p>265.934</text:p>
          </table:table-cell>
          <table:table-cell office:value-type="float" office:value="62985" calcext:value-type="float">
            <text:p>62985</text:p>
          </table:table-cell>
          <table:table-cell office:value-type="float" office:value="3017" calcext:value-type="float">
            <text:p>3017</text:p>
          </table:table-cell>
          <table:table-cell office:value-type="float" office:value="970405" calcext:value-type="float">
            <text:p>970405</text:p>
          </table:table-cell>
          <table:table-cell office:value-type="float" office:value="2006680" calcext:value-type="float">
            <text:p>2006680</text:p>
          </table:table-cell>
          <table:table-cell office:value-type="float" office:value="55591" calcext:value-type="float">
            <text:p>55591</text:p>
          </table:table-cell>
          <table:table-cell office:value-type="float" office:value="0.542035" calcext:value-type="float">
            <text:p>0.54203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01.641" calcext:value-type="float">
            <text:p>801.641</text:p>
          </table:table-cell>
          <table:table-cell table:style-name="Default" office:value-type="float" office:value="252.121" calcext:value-type="float">
            <text:p>252.121</text:p>
          </table:table-cell>
          <table:table-cell table:style-name="Default" office:value-type="float" office:value="37649" calcext:value-type="float">
            <text:p>37649</text:p>
          </table:table-cell>
          <table:table-cell table:style-name="Default" office:value-type="float" office:value="1115453" calcext:value-type="float">
            <text:p>1115453</text:p>
          </table:table-cell>
          <table:table-cell table:style-name="Default" office:value-type="float" office:value="455094" calcext:value-type="float">
            <text:p>455094</text:p>
          </table:table-cell>
          <table:table-cell office:value-type="float" office:value="2026046" calcext:value-type="float">
            <text:p>2026046</text:p>
          </table:table-cell>
          <table:table-cell office:value-type="float" office:value="9735" calcext:value-type="float">
            <text:p>9735</text:p>
          </table:table-cell>
          <table:table-cell office:value-type="float" office:value="0.811947" calcext:value-type="float">
            <text:p>0.811947</text:p>
          </table:table-cell>
          <table:table-cell table:number-columns-repeated="176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68.75" calcext:value-type="float">
            <text:p>1368.75</text:p>
          </table:table-cell>
          <table:table-cell table:style-name="Default" office:value-type="float" office:value="857.297" calcext:value-type="float">
            <text:p>857.297</text:p>
          </table:table-cell>
          <table:table-cell table:style-name="Default" office:value-type="float" office:value="231921" calcext:value-type="float">
            <text:p>231921</text:p>
          </table:table-cell>
          <table:table-cell table:style-name="Default" office:value-type="float" office:value="1331" calcext:value-type="float">
            <text:p>1331</text:p>
          </table:table-cell>
          <table:table-cell table:style-name="Default" office:value-type="float" office:value="2868776" calcext:value-type="float">
            <text:p>2868776</text:p>
          </table:table-cell>
          <table:table-cell office:value-type="float" office:value="1265553" calcext:value-type="float">
            <text:p>1265553</text:p>
          </table:table-cell>
          <table:table-cell office:value-type="float" office:value="116674" calcext:value-type="float">
            <text:p>116674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3" calcext:value-type="float">
            <text:p>1368.63</text:p>
          </table:table-cell>
          <table:table-cell office:value-type="float" office:value="942.5" calcext:value-type="float">
            <text:p>942.5</text:p>
          </table:table-cell>
          <table:table-cell office:value-type="float" office:value="362802" calcext:value-type="float">
            <text:p>362802</text:p>
          </table:table-cell>
          <table:table-cell office:value-type="float" office:value="2197" calcext:value-type="float">
            <text:p>2197</text:p>
          </table:table-cell>
          <table:table-cell office:value-type="float" office:value="3299213" calcext:value-type="float">
            <text:p>3299213</text:p>
          </table:table-cell>
          <table:table-cell office:value-type="float" office:value="3525812" calcext:value-type="float">
            <text:p>3525812</text:p>
          </table:table-cell>
          <table:table-cell office:value-type="float" office:value="182995" calcext:value-type="float">
            <text:p>182995</text:p>
          </table:table-cell>
          <table:table-cell office:value-type="float" office:value="0.971239" calcext:value-type="float">
            <text:p>0.971239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99.176" calcext:value-type="float">
            <text:p>999.176</text:p>
          </table:table-cell>
          <table:table-cell office:value-type="float" office:value="291788" calcext:value-type="float">
            <text:p>291788</text:p>
          </table:table-cell>
          <table:table-cell office:value-type="float" office:value="2118" calcext:value-type="float">
            <text:p>2118</text:p>
          </table:table-cell>
          <table:table-cell office:value-type="float" office:value="3327714" calcext:value-type="float">
            <text:p>3327714</text:p>
          </table:table-cell>
          <table:table-cell office:value-type="float" office:value="4745943" calcext:value-type="float">
            <text:p>4745943</text:p>
          </table:table-cell>
          <table:table-cell office:value-type="float" office:value="170366" calcext:value-type="float">
            <text:p>170366</text:p>
          </table:table-cell>
          <table:table-cell office:value-type="float" office:value="0.913717" calcext:value-type="float">
            <text:p>0.91371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5" calcext:value-type="float">
            <text:p>1368.65</text:p>
          </table:table-cell>
          <table:table-cell office:value-type="float" office:value="1061.58" calcext:value-type="float">
            <text:p>1061.58</text:p>
          </table:table-cell>
          <table:table-cell office:value-type="float" office:value="295428" calcext:value-type="float">
            <text:p>295428</text:p>
          </table:table-cell>
          <table:table-cell office:value-type="float" office:value="2099" calcext:value-type="float">
            <text:p>2099</text:p>
          </table:table-cell>
          <table:table-cell office:value-type="float" office:value="3308782" calcext:value-type="float">
            <text:p>3308782</text:p>
          </table:table-cell>
          <table:table-cell office:value-type="float" office:value="5816975" calcext:value-type="float">
            <text:p>5816975</text:p>
          </table:table-cell>
          <table:table-cell office:value-type="float" office:value="212283" calcext:value-type="float">
            <text:p>212283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1105.02" calcext:value-type="float">
            <text:p>1105.02</text:p>
          </table:table-cell>
          <table:table-cell office:value-type="float" office:value="259772" calcext:value-type="float">
            <text:p>259772</text:p>
          </table:table-cell>
          <table:table-cell office:value-type="float" office:value="2524" calcext:value-type="float">
            <text:p>2524</text:p>
          </table:table-cell>
          <table:table-cell office:value-type="float" office:value="3341822" calcext:value-type="float">
            <text:p>3341822</text:p>
          </table:table-cell>
          <table:table-cell office:value-type="float" office:value="6808809" calcext:value-type="float">
            <text:p>6808809</text:p>
          </table:table-cell>
          <table:table-cell office:value-type="float" office:value="163841" calcext:value-type="float">
            <text:p>163841</text:p>
          </table:table-cell>
          <table:table-cell office:value-type="float" office:value="0.0486726" calcext:value-type="float">
            <text:p>0.048672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7" calcext:value-type="float">
            <text:p>1368.67</text:p>
          </table:table-cell>
          <table:table-cell office:value-type="float" office:value="1159.14" calcext:value-type="float">
            <text:p>1159.14</text:p>
          </table:table-cell>
          <table:table-cell office:value-type="float" office:value="268592" calcext:value-type="float">
            <text:p>268592</text:p>
          </table:table-cell>
          <table:table-cell office:value-type="float" office:value="2683" calcext:value-type="float">
            <text:p>2683</text:p>
          </table:table-cell>
          <table:table-cell office:value-type="float" office:value="3393423" calcext:value-type="float">
            <text:p>3393423</text:p>
          </table:table-cell>
          <table:table-cell office:value-type="float" office:value="7852198" calcext:value-type="float">
            <text:p>7852198</text:p>
          </table:table-cell>
          <table:table-cell office:value-type="float" office:value="177112" calcext:value-type="float">
            <text:p>177112</text:p>
          </table:table-cell>
          <table:table-cell office:value-type="float" office:value="0.050885" calcext:value-type="float">
            <text:p>0.05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8" calcext:value-type="float">
            <text:p>1368.68</text:p>
          </table:table-cell>
          <table:table-cell office:value-type="float" office:value="1197.65" calcext:value-type="float">
            <text:p>1197.65</text:p>
          </table:table-cell>
          <table:table-cell office:value-type="float" office:value="249466" calcext:value-type="float">
            <text:p>249466</text:p>
          </table:table-cell>
          <table:table-cell office:value-type="float" office:value="3090" calcext:value-type="float">
            <text:p>3090</text:p>
          </table:table-cell>
          <table:table-cell office:value-type="float" office:value="3485137" calcext:value-type="float">
            <text:p>3485137</text:p>
          </table:table-cell>
          <table:table-cell office:value-type="float" office:value="8905904" calcext:value-type="float">
            <text:p>8905904</text:p>
          </table:table-cell>
          <table:table-cell office:value-type="float" office:value="170651" calcext:value-type="float">
            <text:p>170651</text:p>
          </table:table-cell>
          <table:table-cell office:value-type="float" office:value="0.103982" calcext:value-type="float">
            <text:p>0.10398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8" calcext:value-type="float">
            <text:p>1368.68</text:p>
          </table:table-cell>
          <table:table-cell office:value-type="float" office:value="1224.14" calcext:value-type="float">
            <text:p>1224.14</text:p>
          </table:table-cell>
          <table:table-cell office:value-type="float" office:value="247599" calcext:value-type="float">
            <text:p>247599</text:p>
          </table:table-cell>
          <table:table-cell office:value-type="float" office:value="3036" calcext:value-type="float">
            <text:p>3036</text:p>
          </table:table-cell>
          <table:table-cell office:value-type="float" office:value="3357242" calcext:value-type="float">
            <text:p>3357242</text:p>
          </table:table-cell>
          <table:table-cell office:value-type="float" office:value="9594348" calcext:value-type="float">
            <text:p>9594348</text:p>
          </table:table-cell>
          <table:table-cell office:value-type="float" office:value="156597" calcext:value-type="float">
            <text:p>156597</text:p>
          </table:table-cell>
          <table:table-cell office:value-type="float" office:value="0.0818584" calcext:value-type="float">
            <text:p>0.081858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82" calcext:value-type="float">
            <text:p>1368.82</text:p>
          </table:table-cell>
          <table:table-cell office:value-type="float" office:value="1268.88" calcext:value-type="float">
            <text:p>1268.88</text:p>
          </table:table-cell>
          <table:table-cell office:value-type="float" office:value="253992" calcext:value-type="float">
            <text:p>253992</text:p>
          </table:table-cell>
          <table:table-cell office:value-type="float" office:value="2784" calcext:value-type="float">
            <text:p>2784</text:p>
          </table:table-cell>
          <table:table-cell office:value-type="float" office:value="3417849" calcext:value-type="float">
            <text:p>3417849</text:p>
          </table:table-cell>
          <table:table-cell office:value-type="float" office:value="10354567" calcext:value-type="float">
            <text:p>10354567</text:p>
          </table:table-cell>
          <table:table-cell office:value-type="float" office:value="166037" calcext:value-type="float">
            <text:p>166037</text:p>
          </table:table-cell>
          <table:table-cell office:value-type="float" office:value="0.347345" calcext:value-type="float">
            <text:p>0.347345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31.48" calcext:value-type="float">
            <text:p>2431.48</text:p>
          </table:table-cell>
          <table:table-cell table:style-name="Default" office:value-type="float" office:value="1882.7" calcext:value-type="float">
            <text:p>1882.7</text:p>
          </table:table-cell>
          <table:table-cell table:style-name="Default" office:value-type="float" office:value="290280" calcext:value-type="float">
            <text:p>290280</text:p>
          </table:table-cell>
          <table:table-cell table:style-name="Default" office:value-type="float" office:value="5264667" calcext:value-type="float">
            <text:p>5264667</text:p>
          </table:table-cell>
          <table:table-cell table:style-name="Default" office:value-type="float" office:value="2081457" calcext:value-type="float">
            <text:p>2081457</text:p>
          </table:table-cell>
          <table:table-cell office:value-type="float" office:value="11255501" calcext:value-type="float">
            <text:p>11255501</text:p>
          </table:table-cell>
          <table:table-cell office:value-type="float" office:value="121043" calcext:value-type="float">
            <text:p>121043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711.29" calcext:value-type="float">
            <text:p>2711.29</text:p>
          </table:table-cell>
          <table:table-cell office:value-type="float" office:value="2143.24" calcext:value-type="float">
            <text:p>2143.24</text:p>
          </table:table-cell>
          <table:table-cell office:value-type="float" office:value="315673" calcext:value-type="float">
            <text:p>315673</text:p>
          </table:table-cell>
          <table:table-cell office:value-type="float" office:value="6576251" calcext:value-type="float">
            <text:p>6576251</text:p>
          </table:table-cell>
          <table:table-cell office:value-type="float" office:value="2188630" calcext:value-type="float">
            <text:p>2188630</text:p>
          </table:table-cell>
          <table:table-cell office:value-type="float" office:value="30346687" calcext:value-type="float">
            <text:p>30346687</text:p>
          </table:table-cell>
          <table:table-cell office:value-type="float" office:value="146027" calcext:value-type="float">
            <text:p>146027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75.46" calcext:value-type="float">
            <text:p>2975.46</text:p>
          </table:table-cell>
          <table:table-cell office:value-type="float" office:value="2373.84" calcext:value-type="float">
            <text:p>2373.84</text:p>
          </table:table-cell>
          <table:table-cell office:value-type="float" office:value="317810" calcext:value-type="float">
            <text:p>317810</text:p>
          </table:table-cell>
          <table:table-cell office:value-type="float" office:value="7619755" calcext:value-type="float">
            <text:p>7619755</text:p>
          </table:table-cell>
          <table:table-cell office:value-type="float" office:value="2259083" calcext:value-type="float">
            <text:p>2259083</text:p>
          </table:table-cell>
          <table:table-cell office:value-type="float" office:value="33601339" calcext:value-type="float">
            <text:p>33601339</text:p>
          </table:table-cell>
          <table:table-cell office:value-type="float" office:value="83507" calcext:value-type="float">
            <text:p>83507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92.22" calcext:value-type="float">
            <text:p>2992.22</text:p>
          </table:table-cell>
          <table:table-cell office:value-type="float" office:value="2482.62" calcext:value-type="float">
            <text:p>2482.62</text:p>
          </table:table-cell>
          <table:table-cell office:value-type="float" office:value="322423" calcext:value-type="float">
            <text:p>322423</text:p>
          </table:table-cell>
          <table:table-cell office:value-type="float" office:value="8305208" calcext:value-type="float">
            <text:p>8305208</text:p>
          </table:table-cell>
          <table:table-cell office:value-type="float" office:value="2217658" calcext:value-type="float">
            <text:p>2217658</text:p>
          </table:table-cell>
          <table:table-cell office:value-type="float" office:value="38554812" calcext:value-type="float">
            <text:p>38554812</text:p>
          </table:table-cell>
          <table:table-cell office:value-type="float" office:value="58582" calcext:value-type="float">
            <text:p>585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19.22" calcext:value-type="float">
            <text:p>3119.22</text:p>
          </table:table-cell>
          <table:table-cell office:value-type="float" office:value="2555.24" calcext:value-type="float">
            <text:p>2555.24</text:p>
          </table:table-cell>
          <table:table-cell office:value-type="float" office:value="317605" calcext:value-type="float">
            <text:p>317605</text:p>
          </table:table-cell>
          <table:table-cell office:value-type="float" office:value="9316507" calcext:value-type="float">
            <text:p>9316507</text:p>
          </table:table-cell>
          <table:table-cell office:value-type="float" office:value="2256376" calcext:value-type="float">
            <text:p>2256376</text:p>
          </table:table-cell>
          <table:table-cell office:value-type="float" office:value="45717697" calcext:value-type="float">
            <text:p>45717697</text:p>
          </table:table-cell>
          <table:table-cell office:value-type="float" office:value="32018" calcext:value-type="float">
            <text:p>32018</text:p>
          </table:table-cell>
          <table:table-cell office:value-type="float" office:value="0.590708" calcext:value-type="float">
            <text:p>0.590708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68.5" calcext:value-type="float">
            <text:p>1368.5</text:p>
          </table:table-cell>
          <table:table-cell table:style-name="Default" office:value-type="float" office:value="855.711" calcext:value-type="float">
            <text:p>855.711</text:p>
          </table:table-cell>
          <table:table-cell table:style-name="Default" office:value-type="float" office:value="248355" calcext:value-type="float">
            <text:p>248355</text:p>
          </table:table-cell>
          <table:table-cell table:style-name="Default" office:value-type="float" office:value="1286" calcext:value-type="float">
            <text:p>1286</text:p>
          </table:table-cell>
          <table:table-cell table:style-name="Default" office:value-type="float" office:value="3248797" calcext:value-type="float">
            <text:p>3248797</text:p>
          </table:table-cell>
          <table:table-cell office:value-type="float" office:value="1308712" calcext:value-type="float">
            <text:p>1308712</text:p>
          </table:table-cell>
          <table:table-cell office:value-type="float" office:value="137875" calcext:value-type="float">
            <text:p>137875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28.672" calcext:value-type="float">
            <text:p>928.672</text:p>
          </table:table-cell>
          <table:table-cell office:value-type="float" office:value="487042" calcext:value-type="float">
            <text:p>487042</text:p>
          </table:table-cell>
          <table:table-cell office:value-type="float" office:value="3315" calcext:value-type="float">
            <text:p>3315</text:p>
          </table:table-cell>
          <table:table-cell office:value-type="float" office:value="4394870" calcext:value-type="float">
            <text:p>4394870</text:p>
          </table:table-cell>
          <table:table-cell office:value-type="float" office:value="3776342" calcext:value-type="float">
            <text:p>3776342</text:p>
          </table:table-cell>
          <table:table-cell office:value-type="float" office:value="168302" calcext:value-type="float">
            <text:p>168302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979.082" calcext:value-type="float">
            <text:p>979.082</text:p>
          </table:table-cell>
          <table:table-cell office:value-type="float" office:value="390954" calcext:value-type="float">
            <text:p>390954</text:p>
          </table:table-cell>
          <table:table-cell office:value-type="float" office:value="2995" calcext:value-type="float">
            <text:p>2995</text:p>
          </table:table-cell>
          <table:table-cell office:value-type="float" office:value="4291843" calcext:value-type="float">
            <text:p>4291843</text:p>
          </table:table-cell>
          <table:table-cell office:value-type="float" office:value="4892837" calcext:value-type="float">
            <text:p>4892837</text:p>
          </table:table-cell>
          <table:table-cell office:value-type="float" office:value="164324" calcext:value-type="float">
            <text:p>16432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3" calcext:value-type="float">
            <text:p>1368.53</text:p>
          </table:table-cell>
          <table:table-cell office:value-type="float" office:value="1018.14" calcext:value-type="float">
            <text:p>1018.14</text:p>
          </table:table-cell>
          <table:table-cell office:value-type="float" office:value="394967" calcext:value-type="float">
            <text:p>394967</text:p>
          </table:table-cell>
          <table:table-cell office:value-type="float" office:value="3236" calcext:value-type="float">
            <text:p>3236</text:p>
          </table:table-cell>
          <table:table-cell office:value-type="float" office:value="4244593" calcext:value-type="float">
            <text:p>4244593</text:p>
          </table:table-cell>
          <table:table-cell office:value-type="float" office:value="5192973" calcext:value-type="float">
            <text:p>5192973</text:p>
          </table:table-cell>
          <table:table-cell office:value-type="float" office:value="144451" calcext:value-type="float">
            <text:p>144451</text:p>
          </table:table-cell>
          <table:table-cell office:value-type="float" office:value="0.800885" calcext:value-type="float">
            <text:p>0.80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79" calcext:value-type="float">
            <text:p>1368.79</text:p>
          </table:table-cell>
          <table:table-cell office:value-type="float" office:value="1043.83" calcext:value-type="float">
            <text:p>1043.83</text:p>
          </table:table-cell>
          <table:table-cell office:value-type="float" office:value="431819" calcext:value-type="float">
            <text:p>431819</text:p>
          </table:table-cell>
          <table:table-cell office:value-type="float" office:value="4048" calcext:value-type="float">
            <text:p>4048</text:p>
          </table:table-cell>
          <table:table-cell office:value-type="float" office:value="4794513" calcext:value-type="float">
            <text:p>4794513</text:p>
          </table:table-cell>
          <table:table-cell office:value-type="float" office:value="7539285" calcext:value-type="float">
            <text:p>7539285</text:p>
          </table:table-cell>
          <table:table-cell office:value-type="float" office:value="200037" calcext:value-type="float">
            <text:p>200037</text:p>
          </table:table-cell>
          <table:table-cell office:value-type="float" office:value="0.039823" calcext:value-type="float">
            <text:p>0.03982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67" calcext:value-type="float">
            <text:p>1368.67</text:p>
          </table:table-cell>
          <table:table-cell office:value-type="float" office:value="1066.27" calcext:value-type="float">
            <text:p>1066.27</text:p>
          </table:table-cell>
          <table:table-cell office:value-type="float" office:value="394855" calcext:value-type="float">
            <text:p>394855</text:p>
          </table:table-cell>
          <table:table-cell office:value-type="float" office:value="3778" calcext:value-type="float">
            <text:p>3778</text:p>
          </table:table-cell>
          <table:table-cell office:value-type="float" office:value="4343970" calcext:value-type="float">
            <text:p>4343970</text:p>
          </table:table-cell>
          <table:table-cell office:value-type="float" office:value="6536057" calcext:value-type="float">
            <text:p>6536057</text:p>
          </table:table-cell>
          <table:table-cell office:value-type="float" office:value="127249" calcext:value-type="float">
            <text:p>127249</text:p>
          </table:table-cell>
          <table:table-cell office:value-type="float" office:value="0.0774336" calcext:value-type="float">
            <text:p>0.0774336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5" calcext:value-type="float">
            <text:p>1368.55</text:p>
          </table:table-cell>
          <table:table-cell office:value-type="float" office:value="1091.21" calcext:value-type="float">
            <text:p>1091.21</text:p>
          </table:table-cell>
          <table:table-cell office:value-type="float" office:value="392809" calcext:value-type="float">
            <text:p>392809</text:p>
          </table:table-cell>
          <table:table-cell office:value-type="float" office:value="3749" calcext:value-type="float">
            <text:p>3749</text:p>
          </table:table-cell>
          <table:table-cell office:value-type="float" office:value="4343382" calcext:value-type="float">
            <text:p>4343382</text:p>
          </table:table-cell>
          <table:table-cell office:value-type="float" office:value="7120348" calcext:value-type="float">
            <text:p>7120348</text:p>
          </table:table-cell>
          <table:table-cell office:value-type="float" office:value="130581" calcext:value-type="float">
            <text:p>130581</text:p>
          </table:table-cell>
          <table:table-cell office:value-type="float" office:value="0.0575221" calcext:value-type="float">
            <text:p>0.057522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56" calcext:value-type="float">
            <text:p>1368.56</text:p>
          </table:table-cell>
          <table:table-cell office:value-type="float" office:value="1116.59" calcext:value-type="float">
            <text:p>1116.59</text:p>
          </table:table-cell>
          <table:table-cell office:value-type="float" office:value="394528" calcext:value-type="float">
            <text:p>394528</text:p>
          </table:table-cell>
          <table:table-cell office:value-type="float" office:value="4371" calcext:value-type="float">
            <text:p>4371</text:p>
          </table:table-cell>
          <table:table-cell office:value-type="float" office:value="4397988" calcext:value-type="float">
            <text:p>4397988</text:p>
          </table:table-cell>
          <table:table-cell office:value-type="float" office:value="9447377" calcext:value-type="float">
            <text:p>9447377</text:p>
          </table:table-cell>
          <table:table-cell office:value-type="float" office:value="132056" calcext:value-type="float">
            <text:p>132056</text:p>
          </table:table-cell>
          <table:table-cell office:value-type="float" office:value="0.0331858" calcext:value-type="float">
            <text:p>0.0331858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68.45" calcext:value-type="float">
            <text:p>1368.45</text:p>
          </table:table-cell>
          <table:table-cell office:value-type="float" office:value="1141.46" calcext:value-type="float">
            <text:p>1141.46</text:p>
          </table:table-cell>
          <table:table-cell office:value-type="float" office:value="397195" calcext:value-type="float">
            <text:p>397195</text:p>
          </table:table-cell>
          <table:table-cell office:value-type="float" office:value="4363" calcext:value-type="float">
            <text:p>4363</text:p>
          </table:table-cell>
          <table:table-cell office:value-type="float" office:value="4315825" calcext:value-type="float">
            <text:p>4315825</text:p>
          </table:table-cell>
          <table:table-cell office:value-type="float" office:value="8060515" calcext:value-type="float">
            <text:p>8060515</text:p>
          </table:table-cell>
          <table:table-cell office:value-type="float" office:value="130610" calcext:value-type="float">
            <text:p>130610</text:p>
          </table:table-cell>
          <table:table-cell office:value-type="float" office:value="0.289823" calcext:value-type="float">
            <text:p>0.289823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10.95" calcext:value-type="float">
            <text:p>1810.95</text:p>
          </table:table-cell>
          <table:table-cell table:style-name="Default" office:value-type="float" office:value="1276.74" calcext:value-type="float">
            <text:p>1276.74</text:p>
          </table:table-cell>
          <table:table-cell table:style-name="Default" office:value-type="float" office:value="206065" calcext:value-type="float">
            <text:p>206065</text:p>
          </table:table-cell>
          <table:table-cell table:style-name="Default" office:value-type="float" office:value="4444567" calcext:value-type="float">
            <text:p>4444567</text:p>
          </table:table-cell>
          <table:table-cell table:style-name="Default" office:value-type="float" office:value="1734973" calcext:value-type="float">
            <text:p>1734973</text:p>
          </table:table-cell>
          <table:table-cell office:value-type="float" office:value="8729031" calcext:value-type="float">
            <text:p>8729031</text:p>
          </table:table-cell>
          <table:table-cell office:value-type="float" office:value="99902" calcext:value-type="float">
            <text:p>99902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15.51" calcext:value-type="float">
            <text:p>2015.51</text:p>
          </table:table-cell>
          <table:table-cell office:value-type="float" office:value="1457.47" calcext:value-type="float">
            <text:p>1457.47</text:p>
          </table:table-cell>
          <table:table-cell office:value-type="float" office:value="228688" calcext:value-type="float">
            <text:p>228688</text:p>
          </table:table-cell>
          <table:table-cell office:value-type="float" office:value="5315098" calcext:value-type="float">
            <text:p>5315098</text:p>
          </table:table-cell>
          <table:table-cell office:value-type="float" office:value="1798272" calcext:value-type="float">
            <text:p>1798272</text:p>
          </table:table-cell>
          <table:table-cell office:value-type="float" office:value="22647808" calcext:value-type="float">
            <text:p>22647808</text:p>
          </table:table-cell>
          <table:table-cell office:value-type="float" office:value="65189" calcext:value-type="float">
            <text:p>65189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37.55" calcext:value-type="float">
            <text:p>2137.55</text:p>
          </table:table-cell>
          <table:table-cell office:value-type="float" office:value="1546.82" calcext:value-type="float">
            <text:p>1546.82</text:p>
          </table:table-cell>
          <table:table-cell office:value-type="float" office:value="220685" calcext:value-type="float">
            <text:p>220685</text:p>
          </table:table-cell>
          <table:table-cell office:value-type="float" office:value="5815025" calcext:value-type="float">
            <text:p>5815025</text:p>
          </table:table-cell>
          <table:table-cell office:value-type="float" office:value="1823900" calcext:value-type="float">
            <text:p>1823900</text:p>
          </table:table-cell>
          <table:table-cell office:value-type="float" office:value="24574599" calcext:value-type="float">
            <text:p>24574599</text:p>
          </table:table-cell>
          <table:table-cell office:value-type="float" office:value="40072" calcext:value-type="float">
            <text:p>40072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141" calcext:value-type="float">
            <text:p>2141</text:p>
          </table:table-cell>
          <table:table-cell office:value-type="float" office:value="1616.77" calcext:value-type="float">
            <text:p>1616.77</text:p>
          </table:table-cell>
          <table:table-cell office:value-type="float" office:value="214624" calcext:value-type="float">
            <text:p>214624</text:p>
          </table:table-cell>
          <table:table-cell office:value-type="float" office:value="6548693" calcext:value-type="float">
            <text:p>6548693</text:p>
          </table:table-cell>
          <table:table-cell office:value-type="float" office:value="1749655" calcext:value-type="float">
            <text:p>1749655</text:p>
          </table:table-cell>
          <table:table-cell office:value-type="float" office:value="28190411" calcext:value-type="float">
            <text:p>28190411</text:p>
          </table:table-cell>
          <table:table-cell office:value-type="float" office:value="14229" calcext:value-type="float">
            <text:p>14229</text:p>
          </table:table-cell>
          <table:table-cell office:value-type="float" office:value="1" calcext:value-type="float">
            <text:p>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73.77" calcext:value-type="float">
            <text:p>3773.77</text:p>
          </table:table-cell>
          <table:table-cell table:style-name="Default" office:value-type="float" office:value="3403.43" calcext:value-type="float">
            <text:p>3403.43</text:p>
          </table:table-cell>
          <table:table-cell table:style-name="Default" office:value-type="float" office:value="1269790" calcext:value-type="float">
            <text:p>1269790</text:p>
          </table:table-cell>
          <table:table-cell table:style-name="Default" office:value-type="float" office:value="1289" calcext:value-type="float">
            <text:p>1289</text:p>
          </table:table-cell>
          <table:table-cell table:style-name="Default" office:value-type="float" office:value="10569793" calcext:value-type="float">
            <text:p>10569793</text:p>
          </table:table-cell>
          <table:table-cell office:value-type="float" office:value="5734479" calcext:value-type="float">
            <text:p>5734479</text:p>
          </table:table-cell>
          <table:table-cell office:value-type="float" office:value="404743" calcext:value-type="float">
            <text:p>404743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78" calcext:value-type="float">
            <text:p>3773.78</text:p>
          </table:table-cell>
          <table:table-cell office:value-type="float" office:value="3669.04" calcext:value-type="float">
            <text:p>3669.04</text:p>
          </table:table-cell>
          <table:table-cell office:value-type="float" office:value="1479733" calcext:value-type="float">
            <text:p>1479733</text:p>
          </table:table-cell>
          <table:table-cell office:value-type="float" office:value="4106" calcext:value-type="float">
            <text:p>4106</text:p>
          </table:table-cell>
          <table:table-cell office:value-type="float" office:value="12052023" calcext:value-type="float">
            <text:p>12052023</text:p>
          </table:table-cell>
          <table:table-cell office:value-type="float" office:value="14951044" calcext:value-type="float">
            <text:p>14951044</text:p>
          </table:table-cell>
          <table:table-cell office:value-type="float" office:value="559794" calcext:value-type="float">
            <text:p>55979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79" calcext:value-type="float">
            <text:p>4285.79</text:p>
          </table:table-cell>
          <table:table-cell office:value-type="float" office:value="3902.08" calcext:value-type="float">
            <text:p>3902.08</text:p>
          </table:table-cell>
          <table:table-cell office:value-type="float" office:value="1464138" calcext:value-type="float">
            <text:p>1464138</text:p>
          </table:table-cell>
          <table:table-cell office:value-type="float" office:value="3222" calcext:value-type="float">
            <text:p>3222</text:p>
          </table:table-cell>
          <table:table-cell office:value-type="float" office:value="11730453" calcext:value-type="float">
            <text:p>11730453</text:p>
          </table:table-cell>
          <table:table-cell office:value-type="float" office:value="18817796" calcext:value-type="float">
            <text:p>18817796</text:p>
          </table:table-cell>
          <table:table-cell office:value-type="float" office:value="547026" calcext:value-type="float">
            <text:p>547026</text:p>
          </table:table-cell>
          <table:table-cell office:value-type="float" office:value="0.935841" calcext:value-type="float">
            <text:p>0.93584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8" calcext:value-type="float">
            <text:p>4285.8</text:p>
          </table:table-cell>
          <table:table-cell office:value-type="float" office:value="4137.67" calcext:value-type="float">
            <text:p>4137.67</text:p>
          </table:table-cell>
          <table:table-cell office:value-type="float" office:value="1457280" calcext:value-type="float">
            <text:p>1457280</text:p>
          </table:table-cell>
          <table:table-cell office:value-type="float" office:value="3475" calcext:value-type="float">
            <text:p>3475</text:p>
          </table:table-cell>
          <table:table-cell office:value-type="float" office:value="11396233" calcext:value-type="float">
            <text:p>11396233</text:p>
          </table:table-cell>
          <table:table-cell office:value-type="float" office:value="22641024" calcext:value-type="float">
            <text:p>22641024</text:p>
          </table:table-cell>
          <table:table-cell office:value-type="float" office:value="515283" calcext:value-type="float">
            <text:p>515283</text:p>
          </table:table-cell>
          <table:table-cell office:value-type="float" office:value="0.0309735" calcext:value-type="float">
            <text:p>0.030973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8" calcext:value-type="float">
            <text:p>4797.8</text:p>
          </table:table-cell>
          <table:table-cell office:value-type="float" office:value="4341.19" calcext:value-type="float">
            <text:p>4341.19</text:p>
          </table:table-cell>
          <table:table-cell office:value-type="float" office:value="1483601" calcext:value-type="float">
            <text:p>1483601</text:p>
          </table:table-cell>
          <table:table-cell office:value-type="float" office:value="3914" calcext:value-type="float">
            <text:p>3914</text:p>
          </table:table-cell>
          <table:table-cell office:value-type="float" office:value="11586703" calcext:value-type="float">
            <text:p>11586703</text:p>
          </table:table-cell>
          <table:table-cell office:value-type="float" office:value="26750683" calcext:value-type="float">
            <text:p>26750683</text:p>
          </table:table-cell>
          <table:table-cell office:value-type="float" office:value="494454" calcext:value-type="float">
            <text:p>494454</text:p>
          </table:table-cell>
          <table:table-cell office:value-type="float" office:value="0.050885" calcext:value-type="float">
            <text:p>0.050885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81" calcext:value-type="float">
            <text:p>4797.81</text:p>
          </table:table-cell>
          <table:table-cell office:value-type="float" office:value="4550.83" calcext:value-type="float">
            <text:p>4550.83</text:p>
          </table:table-cell>
          <table:table-cell office:value-type="float" office:value="1462242" calcext:value-type="float">
            <text:p>1462242</text:p>
          </table:table-cell>
          <table:table-cell office:value-type="float" office:value="4716" calcext:value-type="float">
            <text:p>4716</text:p>
          </table:table-cell>
          <table:table-cell office:value-type="float" office:value="11447141" calcext:value-type="float">
            <text:p>11447141</text:p>
          </table:table-cell>
          <table:table-cell office:value-type="float" office:value="30467832" calcext:value-type="float">
            <text:p>30467832</text:p>
          </table:table-cell>
          <table:table-cell office:value-type="float" office:value="504084" calcext:value-type="float">
            <text:p>504084</text:p>
          </table:table-cell>
          <table:table-cell office:value-type="float" office:value="0.112832" calcext:value-type="float">
            <text:p>0.11283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925.82" calcext:value-type="float">
            <text:p>4925.82</text:p>
          </table:table-cell>
          <table:table-cell office:value-type="float" office:value="4754.73" calcext:value-type="float">
            <text:p>4754.73</text:p>
          </table:table-cell>
          <table:table-cell office:value-type="float" office:value="1471271" calcext:value-type="float">
            <text:p>1471271</text:p>
          </table:table-cell>
          <table:table-cell office:value-type="float" office:value="4009" calcext:value-type="float">
            <text:p>4009</text:p>
          </table:table-cell>
          <table:table-cell office:value-type="float" office:value="11375232" calcext:value-type="float">
            <text:p>11375232</text:p>
          </table:table-cell>
          <table:table-cell office:value-type="float" office:value="34037050" calcext:value-type="float">
            <text:p>34037050</text:p>
          </table:table-cell>
          <table:table-cell office:value-type="float" office:value="587172" calcext:value-type="float">
            <text:p>587172</text:p>
          </table:table-cell>
          <table:table-cell office:value-type="float" office:value="0.0530973" calcext:value-type="float">
            <text:p>0.053097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83" calcext:value-type="float">
            <text:p>5309.83</text:p>
          </table:table-cell>
          <table:table-cell office:value-type="float" office:value="4922.05" calcext:value-type="float">
            <text:p>4922.05</text:p>
          </table:table-cell>
          <table:table-cell office:value-type="float" office:value="1452713" calcext:value-type="float">
            <text:p>1452713</text:p>
          </table:table-cell>
          <table:table-cell office:value-type="float" office:value="4147" calcext:value-type="float">
            <text:p>4147</text:p>
          </table:table-cell>
          <table:table-cell office:value-type="float" office:value="11688403" calcext:value-type="float">
            <text:p>11688403</text:p>
          </table:table-cell>
          <table:table-cell office:value-type="float" office:value="37848943" calcext:value-type="float">
            <text:p>37848943</text:p>
          </table:table-cell>
          <table:table-cell office:value-type="float" office:value="537538" calcext:value-type="float">
            <text:p>537538</text:p>
          </table:table-cell>
          <table:table-cell office:value-type="float" office:value="0.0530973" calcext:value-type="float">
            <text:p>0.0530973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84" calcext:value-type="float">
            <text:p>5309.84</text:p>
          </table:table-cell>
          <table:table-cell office:value-type="float" office:value="5097.21" calcext:value-type="float">
            <text:p>5097.21</text:p>
          </table:table-cell>
          <table:table-cell office:value-type="float" office:value="1469144" calcext:value-type="float">
            <text:p>1469144</text:p>
          </table:table-cell>
          <table:table-cell office:value-type="float" office:value="3868" calcext:value-type="float">
            <text:p>3868</text:p>
          </table:table-cell>
          <table:table-cell office:value-type="float" office:value="11636788" calcext:value-type="float">
            <text:p>11636788</text:p>
          </table:table-cell>
          <table:table-cell office:value-type="float" office:value="41121803" calcext:value-type="float">
            <text:p>41121803</text:p>
          </table:table-cell>
          <table:table-cell office:value-type="float" office:value="618548" calcext:value-type="float">
            <text:p>618548</text:p>
          </table:table-cell>
          <table:table-cell office:value-type="float" office:value="0.325221" calcext:value-type="float">
            <text:p>0.325221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76.96" calcext:value-type="float">
            <text:p>4076.96</text:p>
          </table:table-cell>
          <table:table-cell table:style-name="Default" office:value-type="float" office:value="3517.37" calcext:value-type="float">
            <text:p>3517.37</text:p>
          </table:table-cell>
          <table:table-cell table:style-name="Default" office:value-type="float" office:value="576519" calcext:value-type="float">
            <text:p>576519</text:p>
          </table:table-cell>
          <table:table-cell table:style-name="Default" office:value-type="float" office:value="12159340" calcext:value-type="float">
            <text:p>12159340</text:p>
          </table:table-cell>
          <table:table-cell table:style-name="Default" office:value-type="float" office:value="4705775" calcext:value-type="float">
            <text:p>4705775</text:p>
          </table:table-cell>
          <table:table-cell office:value-type="float" office:value="28182596" calcext:value-type="float">
            <text:p>28182596</text:p>
          </table:table-cell>
          <table:table-cell office:value-type="float" office:value="329520" calcext:value-type="float">
            <text:p>329520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636.51" calcext:value-type="float">
            <text:p>4636.51</text:p>
          </table:table-cell>
          <table:table-cell office:value-type="float" office:value="4031.71" calcext:value-type="float">
            <text:p>4031.71</text:p>
          </table:table-cell>
          <table:table-cell office:value-type="float" office:value="590218" calcext:value-type="float">
            <text:p>590218</text:p>
          </table:table-cell>
          <table:table-cell office:value-type="float" office:value="14428391" calcext:value-type="float">
            <text:p>14428391</text:p>
          </table:table-cell>
          <table:table-cell office:value-type="float" office:value="4784911" calcext:value-type="float">
            <text:p>4784911</text:p>
          </table:table-cell>
          <table:table-cell office:value-type="float" office:value="65077193" calcext:value-type="float">
            <text:p>65077193</text:p>
          </table:table-cell>
          <table:table-cell office:value-type="float" office:value="240646" calcext:value-type="float">
            <text:p>240646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140.8" calcext:value-type="float">
            <text:p>5140.8</text:p>
          </table:table-cell>
          <table:table-cell office:value-type="float" office:value="4493.02" calcext:value-type="float">
            <text:p>4493.02</text:p>
          </table:table-cell>
          <table:table-cell office:value-type="float" office:value="594825" calcext:value-type="float">
            <text:p>594825</text:p>
          </table:table-cell>
          <table:table-cell office:value-type="float" office:value="15802999" calcext:value-type="float">
            <text:p>15802999</text:p>
          </table:table-cell>
          <table:table-cell office:value-type="float" office:value="4644680" calcext:value-type="float">
            <text:p>4644680</text:p>
          </table:table-cell>
          <table:table-cell office:value-type="float" office:value="72864067" calcext:value-type="float">
            <text:p>72864067</text:p>
          </table:table-cell>
          <table:table-cell office:value-type="float" office:value="175327" calcext:value-type="float">
            <text:p>175327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165.31" calcext:value-type="float">
            <text:p>5165.31</text:p>
          </table:table-cell>
          <table:table-cell office:value-type="float" office:value="4713.51" calcext:value-type="float">
            <text:p>4713.51</text:p>
          </table:table-cell>
          <table:table-cell office:value-type="float" office:value="578263" calcext:value-type="float">
            <text:p>578263</text:p>
          </table:table-cell>
          <table:table-cell office:value-type="float" office:value="17315497" calcext:value-type="float">
            <text:p>17315497</text:p>
          </table:table-cell>
          <table:table-cell office:value-type="float" office:value="4600693" calcext:value-type="float">
            <text:p>4600693</text:p>
          </table:table-cell>
          <table:table-cell office:value-type="float" office:value="86319632" calcext:value-type="float">
            <text:p>86319632</text:p>
          </table:table-cell>
          <table:table-cell office:value-type="float" office:value="109802" calcext:value-type="float">
            <text:p>1098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461.32" calcext:value-type="float">
            <text:p>5461.32</text:p>
          </table:table-cell>
          <table:table-cell office:value-type="float" office:value="4908.89" calcext:value-type="float">
            <text:p>4908.89</text:p>
          </table:table-cell>
          <table:table-cell office:value-type="float" office:value="592556" calcext:value-type="float">
            <text:p>592556</text:p>
          </table:table-cell>
          <table:table-cell office:value-type="float" office:value="18933064" calcext:value-type="float">
            <text:p>18933064</text:p>
          </table:table-cell>
          <table:table-cell office:value-type="float" office:value="4573689" calcext:value-type="float">
            <text:p>4573689</text:p>
          </table:table-cell>
          <table:table-cell office:value-type="float" office:value="100429297" calcext:value-type="float">
            <text:p>100429297</text:p>
          </table:table-cell>
          <table:table-cell office:value-type="float" office:value="55397" calcext:value-type="float">
            <text:p>55397</text:p>
          </table:table-cell>
          <table:table-cell office:value-type="float" office:value="0.588496" calcext:value-type="float">
            <text:p>0.588496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73.04" calcext:value-type="float">
            <text:p>3773.04</text:p>
          </table:table-cell>
          <table:table-cell table:style-name="Default" office:value-type="float" office:value="3384.89" calcext:value-type="float">
            <text:p>3384.89</text:p>
          </table:table-cell>
          <table:table-cell table:style-name="Default" office:value-type="float" office:value="1458222" calcext:value-type="float">
            <text:p>1458222</text:p>
          </table:table-cell>
          <table:table-cell table:style-name="Default" office:value-type="float" office:value="2090" calcext:value-type="float">
            <text:p>2090</text:p>
          </table:table-cell>
          <table:table-cell table:style-name="Default" office:value-type="float" office:value="11080172" calcext:value-type="float">
            <text:p>11080172</text:p>
          </table:table-cell>
          <table:table-cell office:value-type="float" office:value="5792061" calcext:value-type="float">
            <text:p>5792061</text:p>
          </table:table-cell>
          <table:table-cell office:value-type="float" office:value="418959" calcext:value-type="float">
            <text:p>418959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773.04" calcext:value-type="float">
            <text:p>3773.04</text:p>
          </table:table-cell>
          <table:table-cell office:value-type="float" office:value="3636.45" calcext:value-type="float">
            <text:p>3636.45</text:p>
          </table:table-cell>
          <table:table-cell office:value-type="float" office:value="1489850" calcext:value-type="float">
            <text:p>1489850</text:p>
          </table:table-cell>
          <table:table-cell office:value-type="float" office:value="3167" calcext:value-type="float">
            <text:p>3167</text:p>
          </table:table-cell>
          <table:table-cell office:value-type="float" office:value="11624586" calcext:value-type="float">
            <text:p>11624586</text:p>
          </table:table-cell>
          <table:table-cell office:value-type="float" office:value="15130875" calcext:value-type="float">
            <text:p>15130875</text:p>
          </table:table-cell>
          <table:table-cell office:value-type="float" office:value="520351" calcext:value-type="float">
            <text:p>520351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05" calcext:value-type="float">
            <text:p>4285.05</text:p>
          </table:table-cell>
          <table:table-cell office:value-type="float" office:value="3855.45" calcext:value-type="float">
            <text:p>3855.45</text:p>
          </table:table-cell>
          <table:table-cell office:value-type="float" office:value="1466195" calcext:value-type="float">
            <text:p>1466195</text:p>
          </table:table-cell>
          <table:table-cell office:value-type="float" office:value="3118" calcext:value-type="float">
            <text:p>3118</text:p>
          </table:table-cell>
          <table:table-cell office:value-type="float" office:value="11739439" calcext:value-type="float">
            <text:p>11739439</text:p>
          </table:table-cell>
          <table:table-cell office:value-type="float" office:value="18769127" calcext:value-type="float">
            <text:p>18769127</text:p>
          </table:table-cell>
          <table:table-cell office:value-type="float" office:value="494644" calcext:value-type="float">
            <text:p>494644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285.06" calcext:value-type="float">
            <text:p>4285.06</text:p>
          </table:table-cell>
          <table:table-cell office:value-type="float" office:value="4048.3" calcext:value-type="float">
            <text:p>4048.3</text:p>
          </table:table-cell>
          <table:table-cell office:value-type="float" office:value="1457311" calcext:value-type="float">
            <text:p>1457311</text:p>
          </table:table-cell>
          <table:table-cell office:value-type="float" office:value="4286" calcext:value-type="float">
            <text:p>4286</text:p>
          </table:table-cell>
          <table:table-cell office:value-type="float" office:value="11275230" calcext:value-type="float">
            <text:p>11275230</text:p>
          </table:table-cell>
          <table:table-cell office:value-type="float" office:value="21343494" calcext:value-type="float">
            <text:p>21343494</text:p>
          </table:table-cell>
          <table:table-cell office:value-type="float" office:value="447240" calcext:value-type="float">
            <text:p>447240</text:p>
          </table:table-cell>
          <table:table-cell office:value-type="float" office:value="0.112832" calcext:value-type="float">
            <text:p>0.112832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349.07" calcext:value-type="float">
            <text:p>4349.07</text:p>
          </table:table-cell>
          <table:table-cell office:value-type="float" office:value="4232.64" calcext:value-type="float">
            <text:p>4232.64</text:p>
          </table:table-cell>
          <table:table-cell office:value-type="float" office:value="1459810" calcext:value-type="float">
            <text:p>1459810</text:p>
          </table:table-cell>
          <table:table-cell office:value-type="float" office:value="3509" calcext:value-type="float">
            <text:p>3509</text:p>
          </table:table-cell>
          <table:table-cell office:value-type="float" office:value="11759619" calcext:value-type="float">
            <text:p>11759619</text:p>
          </table:table-cell>
          <table:table-cell office:value-type="float" office:value="24739226" calcext:value-type="float">
            <text:p>24739226</text:p>
          </table:table-cell>
          <table:table-cell office:value-type="float" office:value="420872" calcext:value-type="float">
            <text:p>420872</text:p>
          </table:table-cell>
          <table:table-cell office:value-type="float" office:value="0.0154867" calcext:value-type="float">
            <text:p>0.015486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8" calcext:value-type="float">
            <text:p>4797.08</text:p>
          </table:table-cell>
          <table:table-cell office:value-type="float" office:value="4376.7" calcext:value-type="float">
            <text:p>4376.7</text:p>
          </table:table-cell>
          <table:table-cell office:value-type="float" office:value="1471744" calcext:value-type="float">
            <text:p>1471744</text:p>
          </table:table-cell>
          <table:table-cell office:value-type="float" office:value="5007" calcext:value-type="float">
            <text:p>5007</text:p>
          </table:table-cell>
          <table:table-cell office:value-type="float" office:value="11431638" calcext:value-type="float">
            <text:p>11431638</text:p>
          </table:table-cell>
          <table:table-cell office:value-type="float" office:value="27647180" calcext:value-type="float">
            <text:p>27647180</text:p>
          </table:table-cell>
          <table:table-cell office:value-type="float" office:value="428416" calcext:value-type="float">
            <text:p>428416</text:p>
          </table:table-cell>
          <table:table-cell office:value-type="float" office:value="0.0420354" calcext:value-type="float">
            <text:p>0.0420354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9" calcext:value-type="float">
            <text:p>4797.09</text:p>
          </table:table-cell>
          <table:table-cell office:value-type="float" office:value="4560.32" calcext:value-type="float">
            <text:p>4560.32</text:p>
          </table:table-cell>
          <table:table-cell office:value-type="float" office:value="1462950" calcext:value-type="float">
            <text:p>1462950</text:p>
          </table:table-cell>
          <table:table-cell office:value-type="float" office:value="5901" calcext:value-type="float">
            <text:p>5901</text:p>
          </table:table-cell>
          <table:table-cell office:value-type="float" office:value="11512252" calcext:value-type="float">
            <text:p>11512252</text:p>
          </table:table-cell>
          <table:table-cell office:value-type="float" office:value="30737459" calcext:value-type="float">
            <text:p>30737459</text:p>
          </table:table-cell>
          <table:table-cell office:value-type="float" office:value="427722" calcext:value-type="float">
            <text:p>427722</text:p>
          </table:table-cell>
          <table:table-cell office:value-type="float" office:value="0.0442478" calcext:value-type="float">
            <text:p>0.0442478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797.09" calcext:value-type="float">
            <text:p>4797.09</text:p>
          </table:table-cell>
          <table:table-cell office:value-type="float" office:value="4698.41" calcext:value-type="float">
            <text:p>4698.41</text:p>
          </table:table-cell>
          <table:table-cell office:value-type="float" office:value="1462947" calcext:value-type="float">
            <text:p>1462947</text:p>
          </table:table-cell>
          <table:table-cell office:value-type="float" office:value="5868" calcext:value-type="float">
            <text:p>5868</text:p>
          </table:table-cell>
          <table:table-cell office:value-type="float" office:value="11541997" calcext:value-type="float">
            <text:p>11541997</text:p>
          </table:table-cell>
          <table:table-cell office:value-type="float" office:value="33394260" calcext:value-type="float">
            <text:p>33394260</text:p>
          </table:table-cell>
          <table:table-cell office:value-type="float" office:value="394423" calcext:value-type="float">
            <text:p>394423</text:p>
          </table:table-cell>
          <table:table-cell office:value-type="float" office:value="0.0663717" calcext:value-type="float">
            <text:p>0.0663717</text:p>
          </table:table-cell>
          <table:table-cell table:number-columns-repeated="2"/>
          <table:table-cell office:value-type="string" calcext:value-type="string">
            <text:p>HELib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309.1" calcext:value-type="float">
            <text:p>5309.1</text:p>
          </table:table-cell>
          <table:table-cell office:value-type="float" office:value="4814.14" calcext:value-type="float">
            <text:p>4814.14</text:p>
          </table:table-cell>
          <table:table-cell office:value-type="float" office:value="1467090" calcext:value-type="float">
            <text:p>1467090</text:p>
          </table:table-cell>
          <table:table-cell office:value-type="float" office:value="4621" calcext:value-type="float">
            <text:p>4621</text:p>
          </table:table-cell>
          <table:table-cell office:value-type="float" office:value="11687998" calcext:value-type="float">
            <text:p>11687998</text:p>
          </table:table-cell>
          <table:table-cell office:value-type="float" office:value="35377603" calcext:value-type="float">
            <text:p>35377603</text:p>
          </table:table-cell>
          <table:table-cell office:value-type="float" office:value="400973" calcext:value-type="float">
            <text:p>400973</text:p>
          </table:table-cell>
          <table:table-cell office:value-type="float" office:value="0.29646" calcext:value-type="float">
            <text:p>0.29646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874.64" calcext:value-type="float">
            <text:p>6874.64</text:p>
          </table:table-cell>
          <table:table-cell table:style-name="Default" office:value-type="float" office:value="6356.01" calcext:value-type="float">
            <text:p>6356.01</text:p>
          </table:table-cell>
          <table:table-cell table:style-name="Default" office:value-type="float" office:value="1214059" calcext:value-type="float">
            <text:p>1214059</text:p>
          </table:table-cell>
          <table:table-cell table:style-name="Default" office:value-type="float" office:value="18462897" calcext:value-type="float">
            <text:p>18462897</text:p>
          </table:table-cell>
          <table:table-cell table:style-name="Default" office:value-type="float" office:value="7147579" calcext:value-type="float">
            <text:p>7147579</text:p>
          </table:table-cell>
          <table:table-cell office:value-type="float" office:value="44874567" calcext:value-type="float">
            <text:p>44874567</text:p>
          </table:table-cell>
          <table:table-cell office:value-type="float" office:value="692991" calcext:value-type="float">
            <text:p>692991</text:p>
          </table:table-cell>
          <table:table-cell office:value-type="float" office:value="0.811947" calcext:value-type="float">
            <text:p>0.81194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824.95" calcext:value-type="float">
            <text:p>7824.95</text:p>
          </table:table-cell>
          <table:table-cell office:value-type="float" office:value="7185.23" calcext:value-type="float">
            <text:p>7185.23</text:p>
          </table:table-cell>
          <table:table-cell office:value-type="float" office:value="1249442" calcext:value-type="float">
            <text:p>1249442</text:p>
          </table:table-cell>
          <table:table-cell office:value-type="float" office:value="22849458" calcext:value-type="float">
            <text:p>22849458</text:p>
          </table:table-cell>
          <table:table-cell office:value-type="float" office:value="7546856" calcext:value-type="float">
            <text:p>7546856</text:p>
          </table:table-cell>
          <table:table-cell office:value-type="float" office:value="100890169" calcext:value-type="float">
            <text:p>100890169</text:p>
          </table:table-cell>
          <table:table-cell office:value-type="float" office:value="546584" calcext:value-type="float">
            <text:p>546584</text:p>
          </table:table-cell>
          <table:table-cell office:value-type="float" office:value="0.975664" calcext:value-type="float">
            <text:p>0.975664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880.77" calcext:value-type="float">
            <text:p>8880.77</text:p>
          </table:table-cell>
          <table:table-cell office:value-type="float" office:value="8074.25" calcext:value-type="float">
            <text:p>8074.25</text:p>
          </table:table-cell>
          <table:table-cell office:value-type="float" office:value="1259842" calcext:value-type="float">
            <text:p>1259842</text:p>
          </table:table-cell>
          <table:table-cell office:value-type="float" office:value="25177531" calcext:value-type="float">
            <text:p>25177531</text:p>
          </table:table-cell>
          <table:table-cell office:value-type="float" office:value="7523099" calcext:value-type="float">
            <text:p>7523099</text:p>
          </table:table-cell>
          <table:table-cell office:value-type="float" office:value="118943626" calcext:value-type="float">
            <text:p>118943626</text:p>
          </table:table-cell>
          <table:table-cell office:value-type="float" office:value="443976" calcext:value-type="float">
            <text:p>443976</text:p>
          </table:table-cell>
          <table:table-cell office:value-type="float" office:value="0.973451" calcext:value-type="float">
            <text:p>0.97345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372.59" calcext:value-type="float">
            <text:p>9372.59</text:p>
          </table:table-cell>
          <table:table-cell office:value-type="float" office:value="8745.37" calcext:value-type="float">
            <text:p>8745.37</text:p>
          </table:table-cell>
          <table:table-cell office:value-type="float" office:value="1274354" calcext:value-type="float">
            <text:p>1274354</text:p>
          </table:table-cell>
          <table:table-cell office:value-type="float" office:value="27092557" calcext:value-type="float">
            <text:p>27092557</text:p>
          </table:table-cell>
          <table:table-cell office:value-type="float" office:value="7167948" calcext:value-type="float">
            <text:p>7167948</text:p>
          </table:table-cell>
          <table:table-cell office:value-type="float" office:value="140241207" calcext:value-type="float">
            <text:p>140241207</text:p>
          </table:table-cell>
          <table:table-cell office:value-type="float" office:value="356710" calcext:value-type="float">
            <text:p>3567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960.36" calcext:value-type="float">
            <text:p>9960.36</text:p>
          </table:table-cell>
          <table:table-cell office:value-type="float" office:value="9146.78" calcext:value-type="float">
            <text:p>9146.78</text:p>
          </table:table-cell>
          <table:table-cell office:value-type="float" office:value="1277744" calcext:value-type="float">
            <text:p>1277744</text:p>
          </table:table-cell>
          <table:table-cell office:value-type="float" office:value="30671590" calcext:value-type="float">
            <text:p>30671590</text:p>
          </table:table-cell>
          <table:table-cell office:value-type="float" office:value="7340586" calcext:value-type="float">
            <text:p>7340586</text:p>
          </table:table-cell>
          <table:table-cell office:value-type="float" office:value="169709969" calcext:value-type="float">
            <text:p>169709969</text:p>
          </table:table-cell>
          <table:table-cell office:value-type="float" office:value="270296" calcext:value-type="float">
            <text:p>270296</text:p>
          </table:table-cell>
          <table:table-cell office:value-type="float" office:value="0.590708" calcext:value-type="float">
            <text:p>0.59070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457.4" calcext:value-type="float">
            <text:p>10457.4</text:p>
          </table:table-cell>
          <table:table-cell office:value-type="float" office:value="9501.79" calcext:value-type="float">
            <text:p>9501.79</text:p>
          </table:table-cell>
          <table:table-cell office:value-type="float" office:value="1271013" calcext:value-type="float">
            <text:p>1271013</text:p>
          </table:table-cell>
          <table:table-cell office:value-type="float" office:value="32895902" calcext:value-type="float">
            <text:p>32895902</text:p>
          </table:table-cell>
          <table:table-cell office:value-type="float" office:value="7163158" calcext:value-type="float">
            <text:p>7163158</text:p>
          </table:table-cell>
          <table:table-cell office:value-type="float" office:value="201499130" calcext:value-type="float">
            <text:p>201499130</text:p>
          </table:table-cell>
          <table:table-cell office:value-type="float" office:value="200143" calcext:value-type="float">
            <text:p>200143</text:p>
          </table:table-cell>
          <table:table-cell office:value-type="float" office:value="0.701327" calcext:value-type="float">
            <text:p>0.701327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542.1" calcext:value-type="float">
            <text:p>10542.1</text:p>
          </table:table-cell>
          <table:table-cell office:value-type="float" office:value="9825.59" calcext:value-type="float">
            <text:p>9825.59</text:p>
          </table:table-cell>
          <table:table-cell office:value-type="float" office:value="1259709" calcext:value-type="float">
            <text:p>1259709</text:p>
          </table:table-cell>
          <table:table-cell office:value-type="float" office:value="36032151" calcext:value-type="float">
            <text:p>36032151</text:p>
          </table:table-cell>
          <table:table-cell office:value-type="float" office:value="7200441" calcext:value-type="float">
            <text:p>7200441</text:p>
          </table:table-cell>
          <table:table-cell office:value-type="float" office:value="237808047" calcext:value-type="float">
            <text:p>237808047</text:p>
          </table:table-cell>
          <table:table-cell office:value-type="float" office:value="126715" calcext:value-type="float">
            <text:p>126715</text:p>
          </table:table-cell>
          <table:table-cell office:value-type="float" office:value="0.581858" calcext:value-type="float">
            <text:p>0.58185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028.9" calcext:value-type="float">
            <text:p>11028.9</text:p>
          </table:table-cell>
          <table:table-cell office:value-type="float" office:value="10094.9" calcext:value-type="float">
            <text:p>10094.9</text:p>
          </table:table-cell>
          <table:table-cell office:value-type="float" office:value="1269541" calcext:value-type="float">
            <text:p>1269541</text:p>
          </table:table-cell>
          <table:table-cell office:value-type="float" office:value="38651038" calcext:value-type="float">
            <text:p>38651038</text:p>
          </table:table-cell>
          <table:table-cell office:value-type="float" office:value="7222414" calcext:value-type="float">
            <text:p>7222414</text:p>
          </table:table-cell>
          <table:table-cell office:value-type="float" office:value="277372600" calcext:value-type="float">
            <text:p>277372600</text:p>
          </table:table-cell>
          <table:table-cell office:value-type="float" office:value="74947" calcext:value-type="float">
            <text:p>74947</text:p>
          </table:table-cell>
          <table:table-cell office:value-type="float" office:value="0.544248" calcext:value-type="float">
            <text:p>0.544248</text:p>
          </table:table-cell>
          <table:table-cell table:number-columns-repeated="2"/>
          <table:table-cell office:value-type="string" calcext:value-type="string">
            <text:p>SEAL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127.6" calcext:value-type="float">
            <text:p>11127.6</text:p>
          </table:table-cell>
          <table:table-cell office:value-type="float" office:value="10449.2" calcext:value-type="float">
            <text:p>10449.2</text:p>
          </table:table-cell>
          <table:table-cell office:value-type="float" office:value="1308435" calcext:value-type="float">
            <text:p>1308435</text:p>
          </table:table-cell>
          <table:table-cell office:value-type="float" office:value="42277914" calcext:value-type="float">
            <text:p>42277914</text:p>
          </table:table-cell>
          <table:table-cell office:value-type="float" office:value="7314453" calcext:value-type="float">
            <text:p>7314453</text:p>
          </table:table-cell>
          <table:table-cell office:value-type="float" office:value="320108241" calcext:value-type="float">
            <text:p>320108241</text:p>
          </table:table-cell>
          <table:table-cell office:value-type="float" office:value="27561" calcext:value-type="float">
            <text:p>27561</text:p>
          </table:table-cell>
          <table:table-cell office:value-type="float" office:value="0.544248" calcext:value-type="float">
            <text:p>0.544248</text:p>
          </table:table-cell>
        </table:table-row>
        <table:table-row table:style-name="ro1">
          <table:table-cell table:number-columns-repeated="8"/>
          <table:table-cell table:style-name="Default" table:number-columns-repeated="9"/>
          <table:table-cell table:number-columns-repeated="179"/>
        </table:table-row>
        <table:table-row table:style-name="ro1">
          <table:table-cell table:number-columns-repeated="8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79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batch_size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table:style-name="Default" table:formula="of:=[.M1]" office:value-type="string" office:string-value="virtual_memory[MB]" calcext:value-type="string">
            <text:p>virtual_memory[MB]</text:p>
          </table:table-cell>
          <table:table-cell table:style-name="Default" table:number-columns-repeated="8"/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string" office:string-value="HELib" calcext:value-type="string">
            <text:p>HELib</text:p>
          </table:table-cell>
          <table:table-cell table:formula="of:=[.B2]" office:value-type="float" office:value="4096" calcext:value-type="float">
            <text:p>4096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 table:formula="of:=[.H2]" office:value-type="float" office:value="5" calcext:value-type="float">
            <text:p>5</text:p>
          </table:table-cell>
          <table:table-cell table:formula="of:=COM.MICROSOFT.CONCAT([.B17];&quot;_&quot;;[.C17]/1024;&quot;K_&quot;;[.A17])" office:value-type="string" office:string-value="HELib_4K_1" calcext:value-type="string">
            <text:p>HELib_4K_1</text:p>
          </table:table-cell>
          <table:table-cell table:style-name="Default" table:formula="of:=[.M2]" office:value-type="float" office:value="697.008" calcext:value-type="float">
            <text:p>697.008</text:p>
          </table:table-cell>
          <table:table-cell table:style-name="Default" table:formula="of:=[.AI2]" office:value-type="float" office:value="696.953" calcext:value-type="float">
            <text:p>696.953</text:p>
          </table:table-cell>
          <table:table-cell table:style-name="Default" table:formula="of:=[.BE2]" office:value-type="float" office:value="696.965" calcext:value-type="float">
            <text:p>696.965</text:p>
          </table:table-cell>
          <table:table-cell table:style-name="Default" table:formula="of:=[.CA2]" office:value-type="float" office:value="697.035" calcext:value-type="float">
            <text:p>697.035</text:p>
          </table:table-cell>
          <table:table-cell table:style-name="Default" table:formula="of:=[.CW2]" office:value-type="float" office:value="697.043" calcext:value-type="float">
            <text:p>697.043</text:p>
          </table:table-cell>
          <table:table-cell table:style-name="Default" table:formula="of:=[.DS2]" office:value-type="float" office:value="697.051" calcext:value-type="float">
            <text:p>697.051</text:p>
          </table:table-cell>
          <table:table-cell table:style-name="Default" table:formula="of:=[.EO2]" office:value-type="float" office:value="696.996" calcext:value-type="float">
            <text:p>696.996</text:p>
          </table:table-cell>
          <table:table-cell table:style-name="Default" table:formula="of:=[.FK2]" office:value-type="float" office:value="697.008" calcext:value-type="float">
            <text:p>697.008</text:p>
          </table:table-cell>
          <table:table-cell table:style-name="Default" table:formula="of:=[.GG2]" office:value-type="float" office:value="697.016" calcext:value-type="float">
            <text:p>697.016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" office:value-type="string" office:string-value="SEAL" calcext:value-type="string">
            <text:p>SEAL</text:p>
          </table:table-cell>
          <table:table-cell table:formula="of:=[.B3]" office:value-type="float" office:value="4096" calcext:value-type="float">
            <text:p>4096</text:p>
          </table:table-cell>
          <table:table-cell table:formula="of:=[.E3]" office:value-type="float" office:value="60" calcext:value-type="float">
            <text:p>60</text:p>
          </table:table-cell>
          <table:table-cell table:formula="of:=[.F3]" office:value-type="float" office:value="4" calcext:value-type="float">
            <text:p>4</text:p>
          </table:table-cell>
          <table:table-cell table:formula="of:=[.G3]" office:value-type="float" office:value="20" calcext:value-type="float">
            <text:p>20</text:p>
          </table:table-cell>
          <table:table-cell table:formula="of:=[.H3]" office:value-type="float" office:value="20" calcext:value-type="float">
            <text:p>20</text:p>
          </table:table-cell>
          <table:table-cell table:formula="of:=COM.MICROSOFT.CONCAT([.B18];&quot;_&quot;;[.C18]/1024;&quot;K_&quot;;[.A18])" office:value-type="string" office:string-value="SEAL_4K_1" calcext:value-type="string">
            <text:p>SEAL_4K_1</text:p>
          </table:table-cell>
          <table:table-cell table:style-name="Default" table:formula="of:=[.M3]" office:value-type="float" office:value="947.207" calcext:value-type="float">
            <text:p>947.207</text:p>
          </table:table-cell>
          <table:table-cell table:style-name="Default" table:formula="of:=[.AI3]" office:value-type="float" office:value="1008.37" calcext:value-type="float">
            <text:p>1008.37</text:p>
          </table:table-cell>
          <table:table-cell table:style-name="Default" table:formula="of:=[.BE3]" office:value-type="float" office:value="0" calcext:value-type="float">
            <text:p>0</text:p>
          </table:table-cell>
          <table:table-cell table:style-name="Default" table:formula="of:=[.CA3]" office:value-type="float" office:value="0" calcext:value-type="float">
            <text:p>0</text:p>
          </table:table-cell>
          <table:table-cell table:style-name="Default" table:formula="of:=[.CW3]" office:value-type="float" office:value="0" calcext:value-type="float">
            <text:p>0</text:p>
          </table:table-cell>
          <table:table-cell table:style-name="Default" table:formula="of:=[.DS3]" office:value-type="float" office:value="0" calcext:value-type="float">
            <text:p>0</text:p>
          </table:table-cell>
          <table:table-cell table:style-name="Default" table:formula="of:=[.EO3]" office:value-type="float" office:value="0" calcext:value-type="float">
            <text:p>0</text:p>
          </table:table-cell>
          <table:table-cell table:style-name="Default" table:formula="of:=[.FK3]" office:value-type="float" office:value="0" calcext:value-type="float">
            <text:p>0</text:p>
          </table:table-cell>
          <table:table-cell table:style-name="Default" table:formula="of:=[.GG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string" office:string-value="HELib" calcext:value-type="string">
            <text:p>HELib</text:p>
          </table:table-cell>
          <table:table-cell table:formula="of:=[.B4]" office:value-type="float" office:value="4096" calcext:value-type="float">
            <text:p>4096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25" calcext:value-type="float">
            <text:p>25</text:p>
          </table:table-cell>
          <table:table-cell table:formula="of:=COM.MICROSOFT.CONCAT([.B19];&quot;_&quot;;[.C19]/1024;&quot;K_&quot;;[.A19])" office:value-type="string" office:string-value="HELib_4K_2" calcext:value-type="string">
            <text:p>HELib_4K_2</text:p>
          </table:table-cell>
          <table:table-cell table:style-name="Default" table:formula="of:=[.M4]" office:value-type="float" office:value="696.727" calcext:value-type="float">
            <text:p>696.727</text:p>
          </table:table-cell>
          <table:table-cell table:style-name="Default" table:formula="of:=[.AI4]" office:value-type="float" office:value="696.793" calcext:value-type="float">
            <text:p>696.793</text:p>
          </table:table-cell>
          <table:table-cell table:style-name="Default" table:formula="of:=[.BE4]" office:value-type="float" office:value="696.867" calcext:value-type="float">
            <text:p>696.867</text:p>
          </table:table-cell>
          <table:table-cell table:style-name="Default" table:formula="of:=[.CA4]" office:value-type="float" office:value="696.812" calcext:value-type="float">
            <text:p>696.812</text:p>
          </table:table-cell>
          <table:table-cell table:style-name="Default" table:formula="of:=[.CW4]" office:value-type="float" office:value="696.883" calcext:value-type="float">
            <text:p>696.883</text:p>
          </table:table-cell>
          <table:table-cell table:style-name="Default" table:formula="of:=[.DS4]" office:value-type="float" office:value="696.832" calcext:value-type="float">
            <text:p>696.832</text:p>
          </table:table-cell>
          <table:table-cell table:style-name="Default" table:formula="of:=[.EO4]" office:value-type="float" office:value="696.902" calcext:value-type="float">
            <text:p>696.902</text:p>
          </table:table-cell>
          <table:table-cell table:style-name="Default" table:formula="of:=[.FK4]" office:value-type="float" office:value="696.848" calcext:value-type="float">
            <text:p>696.848</text:p>
          </table:table-cell>
          <table:table-cell table:style-name="Default" table:formula="of:=[.GG4]" office:value-type="float" office:value="696.855" calcext:value-type="float">
            <text:p>696.855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" office:value-type="string" office:string-value="SEAL" calcext:value-type="string">
            <text:p>SEAL</text:p>
          </table:table-cell>
          <table:table-cell table:formula="of:=[.B5]" office:value-type="float" office:value="4096" calcext:value-type="float">
            <text:p>4096</text:p>
          </table:table-cell>
          <table:table-cell table:formula="of:=[.E5]" office:value-type="float" office:value="60" calcext:value-type="float">
            <text:p>60</text:p>
          </table:table-cell>
          <table:table-cell table:formula="of:=[.F5]" office:value-type="float" office:value="2" calcext:value-type="float">
            <text:p>2</text:p>
          </table:table-cell>
          <table:table-cell table:formula="of:=[.G5]" office:value-type="float" office:value="40" calcext:value-type="float">
            <text:p>40</text:p>
          </table:table-cell>
          <table:table-cell table:formula="of:=[.H5]" office:value-type="float" office:value="40" calcext:value-type="float">
            <text:p>40</text:p>
          </table:table-cell>
          <table:table-cell table:formula="of:=COM.MICROSOFT.CONCAT([.B20];&quot;_&quot;;[.C20]/1024;&quot;K_&quot;;[.A20])" office:value-type="string" office:string-value="SEAL_4K_2" calcext:value-type="string">
            <text:p>SEAL_4K_2</text:p>
          </table:table-cell>
          <table:table-cell table:style-name="Default" table:formula="of:=[.M5]" office:value-type="float" office:value="801.641" calcext:value-type="float">
            <text:p>801.641</text:p>
          </table:table-cell>
          <table:table-cell table:style-name="Default" table:formula="of:=[.AI5]" office:value-type="float" office:value="0" calcext:value-type="float">
            <text:p>0</text:p>
          </table:table-cell>
          <table:table-cell table:style-name="Default" table:formula="of:=[.BE5]" office:value-type="float" office:value="0" calcext:value-type="float">
            <text:p>0</text:p>
          </table:table-cell>
          <table:table-cell table:style-name="Default" table:formula="of:=[.CA5]" office:value-type="float" office:value="0" calcext:value-type="float">
            <text:p>0</text:p>
          </table:table-cell>
          <table:table-cell table:style-name="Default" table:formula="of:=[.CW5]" office:value-type="float" office:value="0" calcext:value-type="float">
            <text:p>0</text:p>
          </table:table-cell>
          <table:table-cell table:style-name="Default" table:formula="of:=[.DS5]" office:value-type="float" office:value="0" calcext:value-type="float">
            <text:p>0</text:p>
          </table:table-cell>
          <table:table-cell table:style-name="Default" table:formula="of:=[.EO5]" office:value-type="float" office:value="0" calcext:value-type="float">
            <text:p>0</text:p>
          </table:table-cell>
          <table:table-cell table:style-name="Default" table:formula="of:=[.FK5]" office:value-type="float" office:value="0" calcext:value-type="float">
            <text:p>0</text:p>
          </table:table-cell>
          <table:table-cell table:style-name="Default" table:formula="of:=[.GG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" office:value-type="string" office:string-value="HELib" calcext:value-type="string">
            <text:p>HELib</text:p>
          </table:table-cell>
          <table:table-cell table:formula="of:=[.B6]" office:value-type="float" office:value="8192" calcext:value-type="float">
            <text:p>8192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9" calcext:value-type="float">
            <text:p>9</text:p>
          </table:table-cell>
          <table:table-cell table:formula="of:=COM.MICROSOFT.CONCAT([.B21];&quot;_&quot;;[.C21]/1024;&quot;K_&quot;;[.A21])" office:value-type="string" office:string-value="HELib_8K_1" calcext:value-type="string">
            <text:p>HELib_8K_1</text:p>
          </table:table-cell>
          <table:table-cell table:style-name="Default" table:formula="of:=[.M6]" office:value-type="float" office:value="1368.75" calcext:value-type="float">
            <text:p>1368.75</text:p>
          </table:table-cell>
          <table:table-cell table:style-name="Default" table:formula="of:=[.AI6]" office:value-type="float" office:value="1368.63" calcext:value-type="float">
            <text:p>1368.63</text:p>
          </table:table-cell>
          <table:table-cell table:style-name="Default" table:formula="of:=[.BE6]" office:value-type="float" office:value="1368.64" calcext:value-type="float">
            <text:p>1368.64</text:p>
          </table:table-cell>
          <table:table-cell table:style-name="Default" table:formula="of:=[.CA6]" office:value-type="float" office:value="1368.65" calcext:value-type="float">
            <text:p>1368.65</text:p>
          </table:table-cell>
          <table:table-cell table:style-name="Default" table:formula="of:=[.CW6]" office:value-type="float" office:value="1368.79" calcext:value-type="float">
            <text:p>1368.79</text:p>
          </table:table-cell>
          <table:table-cell table:style-name="Default" table:formula="of:=[.DS6]" office:value-type="float" office:value="1368.67" calcext:value-type="float">
            <text:p>1368.67</text:p>
          </table:table-cell>
          <table:table-cell table:style-name="Default" table:formula="of:=[.EO6]" office:value-type="float" office:value="1368.68" calcext:value-type="float">
            <text:p>1368.68</text:p>
          </table:table-cell>
          <table:table-cell table:style-name="Default" table:formula="of:=[.FK6]" office:value-type="float" office:value="1368.68" calcext:value-type="float">
            <text:p>1368.68</text:p>
          </table:table-cell>
          <table:table-cell table:style-name="Default" table:formula="of:=[.GG6]" office:value-type="float" office:value="1368.82" calcext:value-type="float">
            <text:p>1368.82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" office:value-type="string" office:string-value="SEAL" calcext:value-type="string">
            <text:p>SEAL</text:p>
          </table:table-cell>
          <table:table-cell table:formula="of:=[.B7]" office:value-type="float" office:value="8192" calcext:value-type="float">
            <text:p>8192</text:p>
          </table:table-cell>
          <table:table-cell table:formula="of:=[.E7]" office:value-type="float" office:value="60" calcext:value-type="float">
            <text:p>60</text:p>
          </table:table-cell>
          <table:table-cell table:formula="of:=[.F7]" office:value-type="float" office:value="10" calcext:value-type="float">
            <text:p>10</text:p>
          </table:table-cell>
          <table:table-cell table:formula="of:=[.G7]" office:value-type="float" office:value="25" calcext:value-type="float">
            <text:p>25</text:p>
          </table:table-cell>
          <table:table-cell table:formula="of:=[.H7]" office:value-type="float" office:value="25" calcext:value-type="float">
            <text:p>25</text:p>
          </table:table-cell>
          <table:table-cell table:formula="of:=COM.MICROSOFT.CONCAT([.B22];&quot;_&quot;;[.C22]/1024;&quot;K_&quot;;[.A22])" office:value-type="string" office:string-value="SEAL_8K_1" calcext:value-type="string">
            <text:p>SEAL_8K_1</text:p>
          </table:table-cell>
          <table:table-cell table:style-name="Default" table:formula="of:=[.M7]" office:value-type="float" office:value="2431.48" calcext:value-type="float">
            <text:p>2431.48</text:p>
          </table:table-cell>
          <table:table-cell table:style-name="Default" table:formula="of:=[.AI7]" office:value-type="float" office:value="2711.29" calcext:value-type="float">
            <text:p>2711.29</text:p>
          </table:table-cell>
          <table:table-cell table:style-name="Default" table:formula="of:=[.BE7]" office:value-type="float" office:value="2975.46" calcext:value-type="float">
            <text:p>2975.46</text:p>
          </table:table-cell>
          <table:table-cell table:style-name="Default" table:formula="of:=[.CA7]" office:value-type="float" office:value="2992.22" calcext:value-type="float">
            <text:p>2992.22</text:p>
          </table:table-cell>
          <table:table-cell table:style-name="Default" table:formula="of:=[.CW7]" office:value-type="float" office:value="3119.22" calcext:value-type="float">
            <text:p>3119.22</text:p>
          </table:table-cell>
          <table:table-cell table:style-name="Default" table:formula="of:=[.DS7]" office:value-type="float" office:value="0" calcext:value-type="float">
            <text:p>0</text:p>
          </table:table-cell>
          <table:table-cell table:style-name="Default" table:formula="of:=[.EO7]" office:value-type="float" office:value="0" calcext:value-type="float">
            <text:p>0</text:p>
          </table:table-cell>
          <table:table-cell table:style-name="Default" table:formula="of:=[.FK7]" office:value-type="float" office:value="0" calcext:value-type="float">
            <text:p>0</text:p>
          </table:table-cell>
          <table:table-cell table:style-name="Default" table:formula="of:=[.GG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" office:value-type="string" office:string-value="HELib" calcext:value-type="string">
            <text:p>HELib</text:p>
          </table:table-cell>
          <table:table-cell table:formula="of:=[.B8]" office:value-type="float" office:value="8192" calcext:value-type="float">
            <text:p>8192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0" calcext:value-type="float">
            <text:p>0</text:p>
          </table:table-cell>
          <table:table-cell table:formula="of:=[.G8]" office:value-type="float" office:value="0" calcext:value-type="float">
            <text:p>0</text:p>
          </table:table-cell>
          <table:table-cell table:formula="of:=[.H8]" office:value-type="float" office:value="24" calcext:value-type="float">
            <text:p>24</text:p>
          </table:table-cell>
          <table:table-cell table:formula="of:=COM.MICROSOFT.CONCAT([.B23];&quot;_&quot;;[.C23]/1024;&quot;K_&quot;;[.A23])" office:value-type="string" office:string-value="HELib_8K_2" calcext:value-type="string">
            <text:p>HELib_8K_2</text:p>
          </table:table-cell>
          <table:table-cell table:style-name="Default" table:formula="of:=[.M8]" office:value-type="float" office:value="1368.5" calcext:value-type="float">
            <text:p>1368.5</text:p>
          </table:table-cell>
          <table:table-cell table:style-name="Default" table:formula="of:=[.AI8]" office:value-type="float" office:value="1368.64" calcext:value-type="float">
            <text:p>1368.64</text:p>
          </table:table-cell>
          <table:table-cell table:style-name="Default" table:formula="of:=[.BE8]" office:value-type="float" office:value="1368.64" calcext:value-type="float">
            <text:p>1368.64</text:p>
          </table:table-cell>
          <table:table-cell table:style-name="Default" table:formula="of:=[.CA8]" office:value-type="float" office:value="1368.53" calcext:value-type="float">
            <text:p>1368.53</text:p>
          </table:table-cell>
          <table:table-cell table:style-name="Default" table:formula="of:=[.CW8]" office:value-type="float" office:value="1368.79" calcext:value-type="float">
            <text:p>1368.79</text:p>
          </table:table-cell>
          <table:table-cell table:style-name="Default" table:formula="of:=[.DS8]" office:value-type="float" office:value="1368.67" calcext:value-type="float">
            <text:p>1368.67</text:p>
          </table:table-cell>
          <table:table-cell table:style-name="Default" table:formula="of:=[.EO8]" office:value-type="float" office:value="1368.55" calcext:value-type="float">
            <text:p>1368.55</text:p>
          </table:table-cell>
          <table:table-cell table:style-name="Default" table:formula="of:=[.FK8]" office:value-type="float" office:value="1368.56" calcext:value-type="float">
            <text:p>1368.56</text:p>
          </table:table-cell>
          <table:table-cell table:style-name="Default" table:formula="of:=[.GG8]" office:value-type="float" office:value="1368.45" calcext:value-type="float">
            <text:p>1368.45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" office:value-type="string" office:string-value="SEAL" calcext:value-type="string">
            <text:p>SEAL</text:p>
          </table:table-cell>
          <table:table-cell table:formula="of:=[.B9]" office:value-type="float" office:value="8192" calcext:value-type="float">
            <text:p>8192</text:p>
          </table:table-cell>
          <table:table-cell table:formula="of:=[.E9]" office:value-type="float" office:value="60" calcext:value-type="float">
            <text:p>60</text:p>
          </table:table-cell>
          <table:table-cell table:formula="of:=[.F9]" office:value-type="float" office:value="7" calcext:value-type="float">
            <text:p>7</text:p>
          </table:table-cell>
          <table:table-cell table:formula="of:=[.G9]" office:value-type="float" office:value="40" calcext:value-type="float">
            <text:p>40</text:p>
          </table:table-cell>
          <table:table-cell table:formula="of:=[.H9]" office:value-type="float" office:value="40" calcext:value-type="float">
            <text:p>40</text:p>
          </table:table-cell>
          <table:table-cell table:formula="of:=COM.MICROSOFT.CONCAT([.B24];&quot;_&quot;;[.C24]/1024;&quot;K_&quot;;[.A24])" office:value-type="string" office:string-value="SEAL_8K_2" calcext:value-type="string">
            <text:p>SEAL_8K_2</text:p>
          </table:table-cell>
          <table:table-cell table:style-name="Default" table:formula="of:=[.M9]" office:value-type="float" office:value="1810.95" calcext:value-type="float">
            <text:p>1810.95</text:p>
          </table:table-cell>
          <table:table-cell table:style-name="Default" table:formula="of:=[.AI9]" office:value-type="float" office:value="2015.51" calcext:value-type="float">
            <text:p>2015.51</text:p>
          </table:table-cell>
          <table:table-cell table:style-name="Default" table:formula="of:=[.BE9]" office:value-type="float" office:value="2137.55" calcext:value-type="float">
            <text:p>2137.55</text:p>
          </table:table-cell>
          <table:table-cell table:style-name="Default" table:formula="of:=[.CA9]" office:value-type="float" office:value="2141" calcext:value-type="float">
            <text:p>2141</text:p>
          </table:table-cell>
          <table:table-cell table:style-name="Default" table:formula="of:=[.CW9]" office:value-type="float" office:value="0" calcext:value-type="float">
            <text:p>0</text:p>
          </table:table-cell>
          <table:table-cell table:style-name="Default" table:formula="of:=[.DS9]" office:value-type="float" office:value="0" calcext:value-type="float">
            <text:p>0</text:p>
          </table:table-cell>
          <table:table-cell table:style-name="Default" table:formula="of:=[.EO9]" office:value-type="float" office:value="0" calcext:value-type="float">
            <text:p>0</text:p>
          </table:table-cell>
          <table:table-cell table:style-name="Default" table:formula="of:=[.FK9]" office:value-type="float" office:value="0" calcext:value-type="float">
            <text:p>0</text:p>
          </table:table-cell>
          <table:table-cell table:style-name="Default" table:formula="of:=[.GG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" office:value-type="string" office:string-value="HELib" calcext:value-type="string">
            <text:p>HELib</text:p>
          </table:table-cell>
          <table:table-cell table:formula="of:=[.B10]" office:value-type="float" office:value="16384" calcext:value-type="float">
            <text:p>16384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0" calcext:value-type="float">
            <text:p>0</text:p>
          </table:table-cell>
          <table:table-cell table:formula="of:=[.G10]" office:value-type="float" office:value="0" calcext:value-type="float">
            <text:p>0</text:p>
          </table:table-cell>
          <table:table-cell table:formula="of:=[.H10]" office:value-type="float" office:value="8" calcext:value-type="float">
            <text:p>8</text:p>
          </table:table-cell>
          <table:table-cell table:formula="of:=COM.MICROSOFT.CONCAT([.B25];&quot;_&quot;;[.C25]/1024;&quot;K_&quot;;[.A25])" office:value-type="string" office:string-value="HELib_16K_1" calcext:value-type="string">
            <text:p>HELib_16K_1</text:p>
          </table:table-cell>
          <table:table-cell table:style-name="Default" table:formula="of:=[.M10]" office:value-type="float" office:value="3773.77" calcext:value-type="float">
            <text:p>3773.77</text:p>
          </table:table-cell>
          <table:table-cell table:style-name="Default" table:formula="of:=[.AI10]" office:value-type="float" office:value="3773.78" calcext:value-type="float">
            <text:p>3773.78</text:p>
          </table:table-cell>
          <table:table-cell table:style-name="Default" table:formula="of:=[.BE10]" office:value-type="float" office:value="4285.79" calcext:value-type="float">
            <text:p>4285.79</text:p>
          </table:table-cell>
          <table:table-cell table:style-name="Default" table:formula="of:=[.CA10]" office:value-type="float" office:value="4285.8" calcext:value-type="float">
            <text:p>4285.8</text:p>
          </table:table-cell>
          <table:table-cell table:style-name="Default" table:formula="of:=[.CW10]" office:value-type="float" office:value="4797.8" calcext:value-type="float">
            <text:p>4797.8</text:p>
          </table:table-cell>
          <table:table-cell table:style-name="Default" table:formula="of:=[.DS10]" office:value-type="float" office:value="4797.81" calcext:value-type="float">
            <text:p>4797.81</text:p>
          </table:table-cell>
          <table:table-cell table:style-name="Default" table:formula="of:=[.EO10]" office:value-type="float" office:value="4925.82" calcext:value-type="float">
            <text:p>4925.82</text:p>
          </table:table-cell>
          <table:table-cell table:style-name="Default" table:formula="of:=[.FK10]" office:value-type="float" office:value="5309.83" calcext:value-type="float">
            <text:p>5309.83</text:p>
          </table:table-cell>
          <table:table-cell table:style-name="Default" table:formula="of:=[.GG10]" office:value-type="float" office:value="5309.84" calcext:value-type="float">
            <text:p>5309.84</text:p>
          </table:table-cell>
          <table:table-cell table:number-columns-repeated="17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" office:value-type="string" office:string-value="SEAL" calcext:value-type="string">
            <text:p>SEAL</text:p>
          </table:table-cell>
          <table:table-cell table:formula="of:=[.B11]" office:value-type="float" office:value="16384" calcext:value-type="float">
            <text:p>16384</text:p>
          </table:table-cell>
          <table:table-cell table:formula="of:=[.E11]" office:value-type="float" office:value="60" calcext:value-type="float">
            <text:p>60</text:p>
          </table:table-cell>
          <table:table-cell table:formula="of:=[.F11]" office:value-type="float" office:value="10" calcext:value-type="float">
            <text:p>10</text:p>
          </table:table-cell>
          <table:table-cell table:formula="of:=[.G11]" office:value-type="float" office:value="25" calcext:value-type="float">
            <text:p>25</text:p>
          </table:table-cell>
          <table:table-cell table:formula="of:=[.H11]" office:value-type="float" office:value="25" calcext:value-type="float">
            <text:p>25</text:p>
          </table:table-cell>
          <table:table-cell table:formula="of:=COM.MICROSOFT.CONCAT([.B26];&quot;_&quot;;[.C26]/1024;&quot;K_&quot;;[.A26])" office:value-type="string" office:string-value="SEAL_16K_1" calcext:value-type="string">
            <text:p>SEAL_16K_1</text:p>
          </table:table-cell>
          <table:table-cell table:style-name="Default" table:formula="of:=[.M11]" office:value-type="float" office:value="4076.96" calcext:value-type="float">
            <text:p>4076.96</text:p>
          </table:table-cell>
          <table:table-cell table:style-name="Default" table:formula="of:=[.AI11]" office:value-type="float" office:value="4636.51" calcext:value-type="float">
            <text:p>4636.51</text:p>
          </table:table-cell>
          <table:table-cell table:style-name="Default" table:formula="of:=[.BE11]" office:value-type="float" office:value="5140.8" calcext:value-type="float">
            <text:p>5140.8</text:p>
          </table:table-cell>
          <table:table-cell table:style-name="Default" table:formula="of:=[.CA11]" office:value-type="float" office:value="5165.31" calcext:value-type="float">
            <text:p>5165.31</text:p>
          </table:table-cell>
          <table:table-cell table:style-name="Default" table:formula="of:=[.CW11]" office:value-type="float" office:value="5461.32" calcext:value-type="float">
            <text:p>5461.32</text:p>
          </table:table-cell>
          <table:table-cell table:style-name="Default" table:formula="of:=[.DS11]" office:value-type="float" office:value="0" calcext:value-type="float">
            <text:p>0</text:p>
          </table:table-cell>
          <table:table-cell table:style-name="Default" table:formula="of:=[.EO11]" office:value-type="float" office:value="0" calcext:value-type="float">
            <text:p>0</text:p>
          </table:table-cell>
          <table:table-cell table:style-name="Default" table:formula="of:=[.FK11]" office:value-type="float" office:value="0" calcext:value-type="float">
            <text:p>0</text:p>
          </table:table-cell>
          <table:table-cell table:style-name="Default" table:formula="of:=[.GG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" office:value-type="string" office:string-value="HELib" calcext:value-type="string">
            <text:p>HELib</text:p>
          </table:table-cell>
          <table:table-cell table:formula="of:=[.B12]" office:value-type="float" office:value="16384" calcext:value-type="float">
            <text:p>16384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0" calcext:value-type="float">
            <text:p>0</text:p>
          </table:table-cell>
          <table:table-cell table:formula="of:=[.G12]" office:value-type="float" office:value="0" calcext:value-type="float">
            <text:p>0</text:p>
          </table:table-cell>
          <table:table-cell table:formula="of:=[.H12]" office:value-type="float" office:value="23" calcext:value-type="float">
            <text:p>23</text:p>
          </table:table-cell>
          <table:table-cell table:formula="of:=COM.MICROSOFT.CONCAT([.B27];&quot;_&quot;;[.C27]/1024;&quot;K_&quot;;[.A27])" office:value-type="string" office:string-value="HELib_16K_2" calcext:value-type="string">
            <text:p>HELib_16K_2</text:p>
          </table:table-cell>
          <table:table-cell table:style-name="Default" table:formula="of:=[.M12]" office:value-type="float" office:value="3773.04" calcext:value-type="float">
            <text:p>3773.04</text:p>
          </table:table-cell>
          <table:table-cell table:style-name="Default" table:formula="of:=[.AI12]" office:value-type="float" office:value="3773.04" calcext:value-type="float">
            <text:p>3773.04</text:p>
          </table:table-cell>
          <table:table-cell table:style-name="Default" table:formula="of:=[.BE12]" office:value-type="float" office:value="4285.05" calcext:value-type="float">
            <text:p>4285.05</text:p>
          </table:table-cell>
          <table:table-cell table:style-name="Default" table:formula="of:=[.CA12]" office:value-type="float" office:value="4285.06" calcext:value-type="float">
            <text:p>4285.06</text:p>
          </table:table-cell>
          <table:table-cell table:style-name="Default" table:formula="of:=[.CW12]" office:value-type="float" office:value="4349.07" calcext:value-type="float">
            <text:p>4349.07</text:p>
          </table:table-cell>
          <table:table-cell table:style-name="Default" table:formula="of:=[.DS12]" office:value-type="float" office:value="4797.08" calcext:value-type="float">
            <text:p>4797.08</text:p>
          </table:table-cell>
          <table:table-cell table:style-name="Default" table:formula="of:=[.EO12]" office:value-type="float" office:value="4797.09" calcext:value-type="float">
            <text:p>4797.09</text:p>
          </table:table-cell>
          <table:table-cell table:style-name="Default" table:formula="of:=[.FK12]" office:value-type="float" office:value="4797.09" calcext:value-type="float">
            <text:p>4797.09</text:p>
          </table:table-cell>
          <table:table-cell table:style-name="Default" table:formula="of:=[.GG12]" office:value-type="float" office:value="5309.1" calcext:value-type="float">
            <text:p>5309.1</text:p>
          </table:table-cell>
          <table:table-cell table:number-columns-repeated="17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" office:value-type="string" office:string-value="SEAL" calcext:value-type="string">
            <text:p>SEAL</text:p>
          </table:table-cell>
          <table:table-cell table:formula="of:=[.B13]" office:value-type="float" office:value="16384" calcext:value-type="float">
            <text:p>16384</text:p>
          </table:table-cell>
          <table:table-cell table:formula="of:=[.E13]" office:value-type="float" office:value="60" calcext:value-type="float">
            <text:p>60</text:p>
          </table:table-cell>
          <table:table-cell table:formula="of:=[.F13]" office:value-type="float" office:value="17" calcext:value-type="float">
            <text:p>17</text:p>
          </table:table-cell>
          <table:table-cell table:formula="of:=[.G13]" office:value-type="float" office:value="40" calcext:value-type="float">
            <text:p>40</text:p>
          </table:table-cell>
          <table:table-cell table:formula="of:=[.H13]" office:value-type="float" office:value="40" calcext:value-type="float">
            <text:p>40</text:p>
          </table:table-cell>
          <table:table-cell table:formula="of:=COM.MICROSOFT.CONCAT([.B28];&quot;_&quot;;[.C28]/1024;&quot;K_&quot;;[.A28])" office:value-type="string" office:string-value="SEAL_16K_2" calcext:value-type="string">
            <text:p>SEAL_16K_2</text:p>
          </table:table-cell>
          <table:table-cell table:style-name="Default" table:formula="of:=[.M13]" office:value-type="float" office:value="6874.64" calcext:value-type="float">
            <text:p>6874.64</text:p>
          </table:table-cell>
          <table:table-cell table:style-name="Default" table:formula="of:=[.AI13]" office:value-type="float" office:value="7824.95" calcext:value-type="float">
            <text:p>7824.95</text:p>
          </table:table-cell>
          <table:table-cell table:style-name="Default" table:formula="of:=[.BE13]" office:value-type="float" office:value="8880.77" calcext:value-type="float">
            <text:p>8880.77</text:p>
          </table:table-cell>
          <table:table-cell table:style-name="Default" table:formula="of:=[.CA13]" office:value-type="float" office:value="9372.59" calcext:value-type="float">
            <text:p>9372.59</text:p>
          </table:table-cell>
          <table:table-cell table:style-name="Default" table:formula="of:=[.CW13]" office:value-type="float" office:value="9960.36" calcext:value-type="float">
            <text:p>9960.36</text:p>
          </table:table-cell>
          <table:table-cell table:style-name="Default" table:formula="of:=[.DS13]" office:value-type="float" office:value="10457.4" calcext:value-type="float">
            <text:p>10457.4</text:p>
          </table:table-cell>
          <table:table-cell table:style-name="Default" table:formula="of:=[.EO13]" office:value-type="float" office:value="10542.1" calcext:value-type="float">
            <text:p>10542.1</text:p>
          </table:table-cell>
          <table:table-cell table:style-name="Default" table:formula="of:=[.FK13]" office:value-type="float" office:value="11028.9" calcext:value-type="float">
            <text:p>11028.9</text:p>
          </table:table-cell>
          <table:table-cell table:style-name="Default" table:formula="of:=[.GG13]" office:value-type="float" office:value="11127.6" calcext:value-type="float">
            <text:p>11127.6</text:p>
          </table:table-cell>
          <table:table-cell table:number-columns-repeated="179"/>
        </table:table-row>
        <table:table-row table:style-name="ro1">
          <table:table-cell table:number-columns-repeated="8"/>
          <table:table-cell table:style-name="Default" table:number-columns-repeated="9"/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resident_memory[MB]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17]" office:value-type="string" office:string-value="HELib_4K_1" calcext:value-type="string">
            <text:p>HELib_4K_1</text:p>
          </table:table-cell>
          <table:table-cell table:formula="of:=[.N2]" office:value-type="float" office:value="153.66" calcext:value-type="float">
            <text:p>153.66</text:p>
          </table:table-cell>
          <table:table-cell table:formula="of:=[.AJ2]" office:value-type="float" office:value="180.355" calcext:value-type="float">
            <text:p>180.355</text:p>
          </table:table-cell>
          <table:table-cell table:formula="of:=[.BF2]" office:value-type="float" office:value="191.781" calcext:value-type="float">
            <text:p>191.781</text:p>
          </table:table-cell>
          <table:table-cell table:formula="of:=[.CB2]" office:value-type="float" office:value="204.855" calcext:value-type="float">
            <text:p>204.855</text:p>
          </table:table-cell>
          <table:table-cell table:formula="of:=[.CX2]" office:value-type="float" office:value="218.656" calcext:value-type="float">
            <text:p>218.656</text:p>
          </table:table-cell>
          <table:table-cell table:formula="of:=[.DT2]" office:value-type="float" office:value="230.152" calcext:value-type="float">
            <text:p>230.152</text:p>
          </table:table-cell>
          <table:table-cell table:formula="of:=[.EP2]" office:value-type="float" office:value="243.855" calcext:value-type="float">
            <text:p>243.855</text:p>
          </table:table-cell>
          <table:table-cell table:formula="of:=[.FL2]" office:value-type="float" office:value="255.891" calcext:value-type="float">
            <text:p>255.891</text:p>
          </table:table-cell>
          <table:table-cell table:formula="of:=[.GH2]" office:value-type="float" office:value="268.863" calcext:value-type="float">
            <text:p>268.86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8]" office:value-type="string" office:string-value="SEAL_4K_1" calcext:value-type="string">
            <text:p>SEAL_4K_1</text:p>
          </table:table-cell>
          <table:table-cell table:formula="of:=[.N3]" office:value-type="float" office:value="403.605" calcext:value-type="float">
            <text:p>403.605</text:p>
          </table:table-cell>
          <table:table-cell table:formula="of:=[.AJ3]" office:value-type="float" office:value="453.941" calcext:value-type="float">
            <text:p>453.941</text:p>
          </table:table-cell>
          <table:table-cell table:formula="of:=[.BF3]" office:value-type="float" office:value="0" calcext:value-type="float">
            <text:p>0</text:p>
          </table:table-cell>
          <table:table-cell table:formula="of:=[.CB3]" office:value-type="float" office:value="0" calcext:value-type="float">
            <text:p>0</text:p>
          </table:table-cell>
          <table:table-cell table:formula="of:=[.CX3]" office:value-type="float" office:value="0" calcext:value-type="float">
            <text:p>0</text:p>
          </table:table-cell>
          <table:table-cell table:formula="of:=[.DT3]" office:value-type="float" office:value="0" calcext:value-type="float">
            <text:p>0</text:p>
          </table:table-cell>
          <table:table-cell table:formula="of:=[.EP3]" office:value-type="float" office:value="0" calcext:value-type="float">
            <text:p>0</text:p>
          </table:table-cell>
          <table:table-cell table:formula="of:=[.FL3]" office:value-type="float" office:value="0" calcext:value-type="float">
            <text:p>0</text:p>
          </table:table-cell>
          <table:table-cell table:formula="of:=[.GH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9]" office:value-type="string" office:string-value="HELib_4K_2" calcext:value-type="string">
            <text:p>HELib_4K_2</text:p>
          </table:table-cell>
          <table:table-cell table:formula="of:=[.N4]" office:value-type="float" office:value="153.234" calcext:value-type="float">
            <text:p>153.234</text:p>
          </table:table-cell>
          <table:table-cell table:formula="of:=[.AJ4]" office:value-type="float" office:value="176.789" calcext:value-type="float">
            <text:p>176.789</text:p>
          </table:table-cell>
          <table:table-cell table:formula="of:=[.BF4]" office:value-type="float" office:value="186.949" calcext:value-type="float">
            <text:p>186.949</text:p>
          </table:table-cell>
          <table:table-cell table:formula="of:=[.CB4]" office:value-type="float" office:value="199.203" calcext:value-type="float">
            <text:p>199.203</text:p>
          </table:table-cell>
          <table:table-cell table:formula="of:=[.CX4]" office:value-type="float" office:value="212.547" calcext:value-type="float">
            <text:p>212.547</text:p>
          </table:table-cell>
          <table:table-cell table:formula="of:=[.DT4]" office:value-type="float" office:value="225.34" calcext:value-type="float">
            <text:p>225.34</text:p>
          </table:table-cell>
          <table:table-cell table:formula="of:=[.EP4]" office:value-type="float" office:value="239.527" calcext:value-type="float">
            <text:p>239.527</text:p>
          </table:table-cell>
          <table:table-cell table:formula="of:=[.FL4]" office:value-type="float" office:value="252.77" calcext:value-type="float">
            <text:p>252.77</text:p>
          </table:table-cell>
          <table:table-cell table:formula="of:=[.GH4]" office:value-type="float" office:value="265.934" calcext:value-type="float">
            <text:p>265.934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0]" office:value-type="string" office:string-value="SEAL_4K_2" calcext:value-type="string">
            <text:p>SEAL_4K_2</text:p>
          </table:table-cell>
          <table:table-cell table:formula="of:=[.N5]" office:value-type="float" office:value="252.121" calcext:value-type="float">
            <text:p>252.121</text:p>
          </table:table-cell>
          <table:table-cell table:formula="of:=[.AJ5]" office:value-type="float" office:value="0" calcext:value-type="float">
            <text:p>0</text:p>
          </table:table-cell>
          <table:table-cell table:formula="of:=[.BF5]" office:value-type="float" office:value="0" calcext:value-type="float">
            <text:p>0</text:p>
          </table:table-cell>
          <table:table-cell table:formula="of:=[.CB5]" office:value-type="float" office:value="0" calcext:value-type="float">
            <text:p>0</text:p>
          </table:table-cell>
          <table:table-cell table:formula="of:=[.CX5]" office:value-type="float" office:value="0" calcext:value-type="float">
            <text:p>0</text:p>
          </table:table-cell>
          <table:table-cell table:formula="of:=[.DT5]" office:value-type="float" office:value="0" calcext:value-type="float">
            <text:p>0</text:p>
          </table:table-cell>
          <table:table-cell table:formula="of:=[.EP5]" office:value-type="float" office:value="0" calcext:value-type="float">
            <text:p>0</text:p>
          </table:table-cell>
          <table:table-cell table:formula="of:=[.FL5]" office:value-type="float" office:value="0" calcext:value-type="float">
            <text:p>0</text:p>
          </table:table-cell>
          <table:table-cell table:formula="of:=[.GH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1]" office:value-type="string" office:string-value="HELib_8K_1" calcext:value-type="string">
            <text:p>HELib_8K_1</text:p>
          </table:table-cell>
          <table:table-cell table:formula="of:=[.N6]" office:value-type="float" office:value="857.297" calcext:value-type="float">
            <text:p>857.297</text:p>
          </table:table-cell>
          <table:table-cell table:formula="of:=[.AJ6]" office:value-type="float" office:value="942.5" calcext:value-type="float">
            <text:p>942.5</text:p>
          </table:table-cell>
          <table:table-cell table:formula="of:=[.BF6]" office:value-type="float" office:value="999.176" calcext:value-type="float">
            <text:p>999.176</text:p>
          </table:table-cell>
          <table:table-cell table:formula="of:=[.CB6]" office:value-type="float" office:value="1061.58" calcext:value-type="float">
            <text:p>1061.58</text:p>
          </table:table-cell>
          <table:table-cell table:formula="of:=[.CX6]" office:value-type="float" office:value="1105.02" calcext:value-type="float">
            <text:p>1105.02</text:p>
          </table:table-cell>
          <table:table-cell table:formula="of:=[.DT6]" office:value-type="float" office:value="1159.14" calcext:value-type="float">
            <text:p>1159.14</text:p>
          </table:table-cell>
          <table:table-cell table:formula="of:=[.EP6]" office:value-type="float" office:value="1197.65" calcext:value-type="float">
            <text:p>1197.65</text:p>
          </table:table-cell>
          <table:table-cell table:formula="of:=[.FL6]" office:value-type="float" office:value="1224.14" calcext:value-type="float">
            <text:p>1224.14</text:p>
          </table:table-cell>
          <table:table-cell table:formula="of:=[.GH6]" office:value-type="float" office:value="1268.88" calcext:value-type="float">
            <text:p>1268.88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2]" office:value-type="string" office:string-value="SEAL_8K_1" calcext:value-type="string">
            <text:p>SEAL_8K_1</text:p>
          </table:table-cell>
          <table:table-cell table:formula="of:=[.N7]" office:value-type="float" office:value="1882.7" calcext:value-type="float">
            <text:p>1882.7</text:p>
          </table:table-cell>
          <table:table-cell table:formula="of:=[.AJ7]" office:value-type="float" office:value="2143.24" calcext:value-type="float">
            <text:p>2143.24</text:p>
          </table:table-cell>
          <table:table-cell table:formula="of:=[.BF7]" office:value-type="float" office:value="2373.84" calcext:value-type="float">
            <text:p>2373.84</text:p>
          </table:table-cell>
          <table:table-cell table:formula="of:=[.CB7]" office:value-type="float" office:value="2482.62" calcext:value-type="float">
            <text:p>2482.62</text:p>
          </table:table-cell>
          <table:table-cell table:formula="of:=[.CX7]" office:value-type="float" office:value="2555.24" calcext:value-type="float">
            <text:p>2555.24</text:p>
          </table:table-cell>
          <table:table-cell table:formula="of:=[.DT7]" office:value-type="float" office:value="0" calcext:value-type="float">
            <text:p>0</text:p>
          </table:table-cell>
          <table:table-cell table:formula="of:=[.EP7]" office:value-type="float" office:value="0" calcext:value-type="float">
            <text:p>0</text:p>
          </table:table-cell>
          <table:table-cell table:formula="of:=[.FL7]" office:value-type="float" office:value="0" calcext:value-type="float">
            <text:p>0</text:p>
          </table:table-cell>
          <table:table-cell table:formula="of:=[.GH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3]" office:value-type="string" office:string-value="HELib_8K_2" calcext:value-type="string">
            <text:p>HELib_8K_2</text:p>
          </table:table-cell>
          <table:table-cell table:formula="of:=[.N8]" office:value-type="float" office:value="855.711" calcext:value-type="float">
            <text:p>855.711</text:p>
          </table:table-cell>
          <table:table-cell table:formula="of:=[.AJ8]" office:value-type="float" office:value="928.672" calcext:value-type="float">
            <text:p>928.672</text:p>
          </table:table-cell>
          <table:table-cell table:formula="of:=[.BF8]" office:value-type="float" office:value="979.082" calcext:value-type="float">
            <text:p>979.082</text:p>
          </table:table-cell>
          <table:table-cell table:formula="of:=[.CB8]" office:value-type="float" office:value="1018.14" calcext:value-type="float">
            <text:p>1018.14</text:p>
          </table:table-cell>
          <table:table-cell table:formula="of:=[.CX8]" office:value-type="float" office:value="1043.83" calcext:value-type="float">
            <text:p>1043.83</text:p>
          </table:table-cell>
          <table:table-cell table:formula="of:=[.DT8]" office:value-type="float" office:value="1066.27" calcext:value-type="float">
            <text:p>1066.27</text:p>
          </table:table-cell>
          <table:table-cell table:formula="of:=[.EP8]" office:value-type="float" office:value="1091.21" calcext:value-type="float">
            <text:p>1091.21</text:p>
          </table:table-cell>
          <table:table-cell table:formula="of:=[.FL8]" office:value-type="float" office:value="1116.59" calcext:value-type="float">
            <text:p>1116.59</text:p>
          </table:table-cell>
          <table:table-cell table:formula="of:=[.GH8]" office:value-type="float" office:value="1141.46" calcext:value-type="float">
            <text:p>1141.46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4]" office:value-type="string" office:string-value="SEAL_8K_2" calcext:value-type="string">
            <text:p>SEAL_8K_2</text:p>
          </table:table-cell>
          <table:table-cell table:formula="of:=[.N9]" office:value-type="float" office:value="1276.74" calcext:value-type="float">
            <text:p>1276.74</text:p>
          </table:table-cell>
          <table:table-cell table:formula="of:=[.AJ9]" office:value-type="float" office:value="1457.47" calcext:value-type="float">
            <text:p>1457.47</text:p>
          </table:table-cell>
          <table:table-cell table:formula="of:=[.BF9]" office:value-type="float" office:value="1546.82" calcext:value-type="float">
            <text:p>1546.82</text:p>
          </table:table-cell>
          <table:table-cell table:formula="of:=[.CB9]" office:value-type="float" office:value="1616.77" calcext:value-type="float">
            <text:p>1616.77</text:p>
          </table:table-cell>
          <table:table-cell table:formula="of:=[.CX9]" office:value-type="float" office:value="0" calcext:value-type="float">
            <text:p>0</text:p>
          </table:table-cell>
          <table:table-cell table:formula="of:=[.DT9]" office:value-type="float" office:value="0" calcext:value-type="float">
            <text:p>0</text:p>
          </table:table-cell>
          <table:table-cell table:formula="of:=[.EP9]" office:value-type="float" office:value="0" calcext:value-type="float">
            <text:p>0</text:p>
          </table:table-cell>
          <table:table-cell table:formula="of:=[.FL9]" office:value-type="float" office:value="0" calcext:value-type="float">
            <text:p>0</text:p>
          </table:table-cell>
          <table:table-cell table:formula="of:=[.GH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5]" office:value-type="string" office:string-value="HELib_16K_1" calcext:value-type="string">
            <text:p>HELib_16K_1</text:p>
          </table:table-cell>
          <table:table-cell table:formula="of:=[.N10]" office:value-type="float" office:value="3403.43" calcext:value-type="float">
            <text:p>3403.43</text:p>
          </table:table-cell>
          <table:table-cell table:formula="of:=[.AJ10]" office:value-type="float" office:value="3669.04" calcext:value-type="float">
            <text:p>3669.04</text:p>
          </table:table-cell>
          <table:table-cell table:formula="of:=[.BF10]" office:value-type="float" office:value="3902.08" calcext:value-type="float">
            <text:p>3902.08</text:p>
          </table:table-cell>
          <table:table-cell table:formula="of:=[.CB10]" office:value-type="float" office:value="4137.67" calcext:value-type="float">
            <text:p>4137.67</text:p>
          </table:table-cell>
          <table:table-cell table:formula="of:=[.CX10]" office:value-type="float" office:value="4341.19" calcext:value-type="float">
            <text:p>4341.19</text:p>
          </table:table-cell>
          <table:table-cell table:formula="of:=[.DT10]" office:value-type="float" office:value="4550.83" calcext:value-type="float">
            <text:p>4550.83</text:p>
          </table:table-cell>
          <table:table-cell table:formula="of:=[.EP10]" office:value-type="float" office:value="4754.73" calcext:value-type="float">
            <text:p>4754.73</text:p>
          </table:table-cell>
          <table:table-cell table:formula="of:=[.FL10]" office:value-type="float" office:value="4922.05" calcext:value-type="float">
            <text:p>4922.05</text:p>
          </table:table-cell>
          <table:table-cell table:formula="of:=[.GH10]" office:value-type="float" office:value="5097.21" calcext:value-type="float">
            <text:p>5097.21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6]" office:value-type="string" office:string-value="SEAL_16K_1" calcext:value-type="string">
            <text:p>SEAL_16K_1</text:p>
          </table:table-cell>
          <table:table-cell table:formula="of:=[.N11]" office:value-type="float" office:value="3517.37" calcext:value-type="float">
            <text:p>3517.37</text:p>
          </table:table-cell>
          <table:table-cell table:formula="of:=[.AJ11]" office:value-type="float" office:value="4031.71" calcext:value-type="float">
            <text:p>4031.71</text:p>
          </table:table-cell>
          <table:table-cell table:formula="of:=[.BF11]" office:value-type="float" office:value="4493.02" calcext:value-type="float">
            <text:p>4493.02</text:p>
          </table:table-cell>
          <table:table-cell table:formula="of:=[.CB11]" office:value-type="float" office:value="4713.51" calcext:value-type="float">
            <text:p>4713.51</text:p>
          </table:table-cell>
          <table:table-cell table:formula="of:=[.CX11]" office:value-type="float" office:value="4908.89" calcext:value-type="float">
            <text:p>4908.89</text:p>
          </table:table-cell>
          <table:table-cell table:formula="of:=[.DT11]" office:value-type="float" office:value="0" calcext:value-type="float">
            <text:p>0</text:p>
          </table:table-cell>
          <table:table-cell table:formula="of:=[.EP11]" office:value-type="float" office:value="0" calcext:value-type="float">
            <text:p>0</text:p>
          </table:table-cell>
          <table:table-cell table:formula="of:=[.FL11]" office:value-type="float" office:value="0" calcext:value-type="float">
            <text:p>0</text:p>
          </table:table-cell>
          <table:table-cell table:formula="of:=[.GH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7]" office:value-type="string" office:string-value="HELib_16K_2" calcext:value-type="string">
            <text:p>HELib_16K_2</text:p>
          </table:table-cell>
          <table:table-cell table:formula="of:=[.N12]" office:value-type="float" office:value="3384.89" calcext:value-type="float">
            <text:p>3384.89</text:p>
          </table:table-cell>
          <table:table-cell table:formula="of:=[.AJ12]" office:value-type="float" office:value="3636.45" calcext:value-type="float">
            <text:p>3636.45</text:p>
          </table:table-cell>
          <table:table-cell table:formula="of:=[.BF12]" office:value-type="float" office:value="3855.45" calcext:value-type="float">
            <text:p>3855.45</text:p>
          </table:table-cell>
          <table:table-cell table:formula="of:=[.CB12]" office:value-type="float" office:value="4048.3" calcext:value-type="float">
            <text:p>4048.3</text:p>
          </table:table-cell>
          <table:table-cell table:formula="of:=[.CX12]" office:value-type="float" office:value="4232.64" calcext:value-type="float">
            <text:p>4232.64</text:p>
          </table:table-cell>
          <table:table-cell table:formula="of:=[.DT12]" office:value-type="float" office:value="4376.7" calcext:value-type="float">
            <text:p>4376.7</text:p>
          </table:table-cell>
          <table:table-cell table:formula="of:=[.EP12]" office:value-type="float" office:value="4560.32" calcext:value-type="float">
            <text:p>4560.32</text:p>
          </table:table-cell>
          <table:table-cell table:formula="of:=[.FL12]" office:value-type="float" office:value="4698.41" calcext:value-type="float">
            <text:p>4698.41</text:p>
          </table:table-cell>
          <table:table-cell table:formula="of:=[.GH12]" office:value-type="float" office:value="4814.14" calcext:value-type="float">
            <text:p>4814.14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28]" office:value-type="string" office:string-value="SEAL_16K_2" calcext:value-type="string">
            <text:p>SEAL_16K_2</text:p>
          </table:table-cell>
          <table:table-cell table:formula="of:=[.N13]" office:value-type="float" office:value="6356.01" calcext:value-type="float">
            <text:p>6356.01</text:p>
          </table:table-cell>
          <table:table-cell table:formula="of:=[.AJ13]" office:value-type="float" office:value="7185.23" calcext:value-type="float">
            <text:p>7185.23</text:p>
          </table:table-cell>
          <table:table-cell table:formula="of:=[.BF13]" office:value-type="float" office:value="8074.25" calcext:value-type="float">
            <text:p>8074.25</text:p>
          </table:table-cell>
          <table:table-cell table:formula="of:=[.CB13]" office:value-type="float" office:value="8745.37" calcext:value-type="float">
            <text:p>8745.37</text:p>
          </table:table-cell>
          <table:table-cell table:formula="of:=[.CX13]" office:value-type="float" office:value="9146.78" calcext:value-type="float">
            <text:p>9146.78</text:p>
          </table:table-cell>
          <table:table-cell table:formula="of:=[.DT13]" office:value-type="float" office:value="9501.79" calcext:value-type="float">
            <text:p>9501.79</text:p>
          </table:table-cell>
          <table:table-cell table:formula="of:=[.EP13]" office:value-type="float" office:value="9825.59" calcext:value-type="float">
            <text:p>9825.59</text:p>
          </table:table-cell>
          <table:table-cell table:formula="of:=[.FL13]" office:value-type="float" office:value="10094.9" calcext:value-type="float">
            <text:p>10094.9</text:p>
          </table:table-cell>
          <table:table-cell table:formula="of:=[.GH13]" office:value-type="float" office:value="10449.2" calcext:value-type="float">
            <text:p>10449.2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keygen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1]" office:value-type="string" office:string-value="HELib_4K_1" calcext:value-type="string">
            <text:p>HELib_4K_1</text:p>
          </table:table-cell>
          <table:table-cell table:formula="of:=[.O2]" office:value-type="float" office:value="71885" calcext:value-type="float">
            <text:p>71885</text:p>
          </table:table-cell>
          <table:table-cell table:formula="of:=[.AK2]" office:value-type="float" office:value="87752" calcext:value-type="float">
            <text:p>87752</text:p>
          </table:table-cell>
          <table:table-cell table:formula="of:=[.BG2]" office:value-type="float" office:value="114259" calcext:value-type="float">
            <text:p>114259</text:p>
          </table:table-cell>
          <table:table-cell table:formula="of:=[.CC2]" office:value-type="float" office:value="126992" calcext:value-type="float">
            <text:p>126992</text:p>
          </table:table-cell>
          <table:table-cell table:formula="of:=[.CY2]" office:value-type="float" office:value="98154" calcext:value-type="float">
            <text:p>98154</text:p>
          </table:table-cell>
          <table:table-cell table:formula="of:=[.DU2]" office:value-type="float" office:value="94779" calcext:value-type="float">
            <text:p>94779</text:p>
          </table:table-cell>
          <table:table-cell table:formula="of:=[.EQ2]" office:value-type="float" office:value="96880" calcext:value-type="float">
            <text:p>96880</text:p>
          </table:table-cell>
          <table:table-cell table:formula="of:=[.FM2]" office:value-type="float" office:value="95053" calcext:value-type="float">
            <text:p>95053</text:p>
          </table:table-cell>
          <table:table-cell table:formula="of:=[.GI2]" office:value-type="float" office:value="95990" calcext:value-type="float">
            <text:p>95990</text:p>
          </table:table-cell>
          <table:table-cell/>
          <table:table-cell table:formula="of:=[.H45]" office:value-type="string" office:string-value="HELib_4K_1" calcext:value-type="string">
            <text:p>HELib_4K_1</text:p>
          </table:table-cell>
          <table:table-cell table:formula="of:=[.I45]/1000000" office:value-type="float" office:value="0.071885" calcext:value-type="float">
            <text:p>0.071885</text:p>
          </table:table-cell>
          <table:table-cell table:formula="of:=[.J45]/1000000" office:value-type="float" office:value="0.087752" calcext:value-type="float">
            <text:p>0.087752</text:p>
          </table:table-cell>
          <table:table-cell table:formula="of:=[.K45]/1000000" office:value-type="float" office:value="0.114259" calcext:value-type="float">
            <text:p>0.114259</text:p>
          </table:table-cell>
          <table:table-cell table:formula="of:=[.L45]/1000000" office:value-type="float" office:value="0.126992" calcext:value-type="float">
            <text:p>0.126992</text:p>
          </table:table-cell>
          <table:table-cell table:formula="of:=[.M45]/1000000" office:value-type="float" office:value="0.098154" calcext:value-type="float">
            <text:p>0.098154</text:p>
          </table:table-cell>
          <table:table-cell table:formula="of:=[.N45]/1000000" office:value-type="float" office:value="0.094779" calcext:value-type="float">
            <text:p>0.094779</text:p>
          </table:table-cell>
          <table:table-cell table:formula="of:=[.O45]/1000000" office:value-type="float" office:value="0.09688" calcext:value-type="float">
            <text:p>0.09688</text:p>
          </table:table-cell>
          <table:table-cell table:formula="of:=[.P45]/1000000" office:value-type="float" office:value="0.095053" calcext:value-type="float">
            <text:p>0.095053</text:p>
          </table:table-cell>
          <table:table-cell table:formula="of:=[.Q45]/1000000" office:value-type="float" office:value="0.09599" calcext:value-type="float">
            <text:p>0.09599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2]" office:value-type="string" office:string-value="SEAL_4K_1" calcext:value-type="string">
            <text:p>SEAL_4K_1</text:p>
          </table:table-cell>
          <table:table-cell table:formula="of:=[.O3]" office:value-type="float" office:value="61557" calcext:value-type="float">
            <text:p>61557</text:p>
          </table:table-cell>
          <table:table-cell table:formula="of:=[.AK3]" office:value-type="float" office:value="88452" calcext:value-type="float">
            <text:p>88452</text:p>
          </table:table-cell>
          <table:table-cell table:formula="of:=[.BG3]" office:value-type="float" office:value="0" calcext:value-type="float">
            <text:p>0</text:p>
          </table:table-cell>
          <table:table-cell table:formula="of:=[.CC3]" office:value-type="float" office:value="0" calcext:value-type="float">
            <text:p>0</text:p>
          </table:table-cell>
          <table:table-cell table:formula="of:=[.CY3]" office:value-type="float" office:value="0" calcext:value-type="float">
            <text:p>0</text:p>
          </table:table-cell>
          <table:table-cell table:formula="of:=[.DU3]" office:value-type="float" office:value="0" calcext:value-type="float">
            <text:p>0</text:p>
          </table:table-cell>
          <table:table-cell table:formula="of:=[.EQ3]" office:value-type="float" office:value="0" calcext:value-type="float">
            <text:p>0</text:p>
          </table:table-cell>
          <table:table-cell table:formula="of:=[.FM3]" office:value-type="float" office:value="0" calcext:value-type="float">
            <text:p>0</text:p>
          </table:table-cell>
          <table:table-cell table:formula="of:=[.GI3]" office:value-type="float" office:value="0" calcext:value-type="float">
            <text:p>0</text:p>
          </table:table-cell>
          <table:table-cell/>
          <table:table-cell table:formula="of:=[.H46]" office:value-type="string" office:string-value="SEAL_4K_1" calcext:value-type="string">
            <text:p>SEAL_4K_1</text:p>
          </table:table-cell>
          <table:table-cell table:formula="of:=[.I46]/1000000" office:value-type="float" office:value="0.061557" calcext:value-type="float">
            <text:p>0.061557</text:p>
          </table:table-cell>
          <table:table-cell table:formula="of:=[.J46]/1000000" office:value-type="float" office:value="0.088452" calcext:value-type="float">
            <text:p>0.088452</text:p>
          </table:table-cell>
          <table:table-cell table:formula="of:=[.K46]/1000000" office:value-type="float" office:value="0" calcext:value-type="float">
            <text:p>0</text:p>
          </table:table-cell>
          <table:table-cell table:formula="of:=[.L46]/1000000" office:value-type="float" office:value="0" calcext:value-type="float">
            <text:p>0</text:p>
          </table:table-cell>
          <table:table-cell table:formula="of:=[.M46]/1000000" office:value-type="float" office:value="0" calcext:value-type="float">
            <text:p>0</text:p>
          </table:table-cell>
          <table:table-cell table:formula="of:=[.N46]/1000000" office:value-type="float" office:value="0" calcext:value-type="float">
            <text:p>0</text:p>
          </table:table-cell>
          <table:table-cell table:formula="of:=[.O46]/1000000" office:value-type="float" office:value="0" calcext:value-type="float">
            <text:p>0</text:p>
          </table:table-cell>
          <table:table-cell table:formula="of:=[.P46]/1000000" office:value-type="float" office:value="0" calcext:value-type="float">
            <text:p>0</text:p>
          </table:table-cell>
          <table:table-cell table:formula="of:=[.Q4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3]" office:value-type="string" office:string-value="HELib_4K_2" calcext:value-type="string">
            <text:p>HELib_4K_2</text:p>
          </table:table-cell>
          <table:table-cell table:formula="of:=[.O4]" office:value-type="float" office:value="57178" calcext:value-type="float">
            <text:p>57178</text:p>
          </table:table-cell>
          <table:table-cell table:formula="of:=[.AK4]" office:value-type="float" office:value="99045" calcext:value-type="float">
            <text:p>99045</text:p>
          </table:table-cell>
          <table:table-cell table:formula="of:=[.BG4]" office:value-type="float" office:value="96187" calcext:value-type="float">
            <text:p>96187</text:p>
          </table:table-cell>
          <table:table-cell table:formula="of:=[.CC4]" office:value-type="float" office:value="96822" calcext:value-type="float">
            <text:p>96822</text:p>
          </table:table-cell>
          <table:table-cell table:formula="of:=[.CY4]" office:value-type="float" office:value="97930" calcext:value-type="float">
            <text:p>97930</text:p>
          </table:table-cell>
          <table:table-cell table:formula="of:=[.DU4]" office:value-type="float" office:value="93914" calcext:value-type="float">
            <text:p>93914</text:p>
          </table:table-cell>
          <table:table-cell table:formula="of:=[.EQ4]" office:value-type="float" office:value="79891" calcext:value-type="float">
            <text:p>79891</text:p>
          </table:table-cell>
          <table:table-cell table:formula="of:=[.FM4]" office:value-type="float" office:value="78066" calcext:value-type="float">
            <text:p>78066</text:p>
          </table:table-cell>
          <table:table-cell table:formula="of:=[.GI4]" office:value-type="float" office:value="62985" calcext:value-type="float">
            <text:p>62985</text:p>
          </table:table-cell>
          <table:table-cell/>
          <table:table-cell table:formula="of:=[.H47]" office:value-type="string" office:string-value="HELib_4K_2" calcext:value-type="string">
            <text:p>HELib_4K_2</text:p>
          </table:table-cell>
          <table:table-cell table:formula="of:=[.I47]/1000000" office:value-type="float" office:value="0.057178" calcext:value-type="float">
            <text:p>0.057178</text:p>
          </table:table-cell>
          <table:table-cell table:formula="of:=[.J47]/1000000" office:value-type="float" office:value="0.099045" calcext:value-type="float">
            <text:p>0.099045</text:p>
          </table:table-cell>
          <table:table-cell table:formula="of:=[.K47]/1000000" office:value-type="float" office:value="0.096187" calcext:value-type="float">
            <text:p>0.096187</text:p>
          </table:table-cell>
          <table:table-cell table:formula="of:=[.L47]/1000000" office:value-type="float" office:value="0.096822" calcext:value-type="float">
            <text:p>0.096822</text:p>
          </table:table-cell>
          <table:table-cell table:formula="of:=[.M47]/1000000" office:value-type="float" office:value="0.09793" calcext:value-type="float">
            <text:p>0.09793</text:p>
          </table:table-cell>
          <table:table-cell table:formula="of:=[.N47]/1000000" office:value-type="float" office:value="0.093914" calcext:value-type="float">
            <text:p>0.093914</text:p>
          </table:table-cell>
          <table:table-cell table:formula="of:=[.O47]/1000000" office:value-type="float" office:value="0.079891" calcext:value-type="float">
            <text:p>0.079891</text:p>
          </table:table-cell>
          <table:table-cell table:formula="of:=[.P47]/1000000" office:value-type="float" office:value="0.078066" calcext:value-type="float">
            <text:p>0.078066</text:p>
          </table:table-cell>
          <table:table-cell table:formula="of:=[.Q47]/1000000" office:value-type="float" office:value="0.062985" calcext:value-type="float">
            <text:p>0.06298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4]" office:value-type="string" office:string-value="SEAL_4K_2" calcext:value-type="string">
            <text:p>SEAL_4K_2</text:p>
          </table:table-cell>
          <table:table-cell table:formula="of:=[.O5]" office:value-type="float" office:value="37649" calcext:value-type="float">
            <text:p>37649</text:p>
          </table:table-cell>
          <table:table-cell table:formula="of:=[.AK5]" office:value-type="float" office:value="0" calcext:value-type="float">
            <text:p>0</text:p>
          </table:table-cell>
          <table:table-cell table:formula="of:=[.BG5]" office:value-type="float" office:value="0" calcext:value-type="float">
            <text:p>0</text:p>
          </table:table-cell>
          <table:table-cell table:formula="of:=[.CC5]" office:value-type="float" office:value="0" calcext:value-type="float">
            <text:p>0</text:p>
          </table:table-cell>
          <table:table-cell table:formula="of:=[.CY5]" office:value-type="float" office:value="0" calcext:value-type="float">
            <text:p>0</text:p>
          </table:table-cell>
          <table:table-cell table:formula="of:=[.DU5]" office:value-type="float" office:value="0" calcext:value-type="float">
            <text:p>0</text:p>
          </table:table-cell>
          <table:table-cell table:formula="of:=[.EQ5]" office:value-type="float" office:value="0" calcext:value-type="float">
            <text:p>0</text:p>
          </table:table-cell>
          <table:table-cell table:formula="of:=[.FM5]" office:value-type="float" office:value="0" calcext:value-type="float">
            <text:p>0</text:p>
          </table:table-cell>
          <table:table-cell table:formula="of:=[.GI5]" office:value-type="float" office:value="0" calcext:value-type="float">
            <text:p>0</text:p>
          </table:table-cell>
          <table:table-cell/>
          <table:table-cell table:formula="of:=[.H48]" office:value-type="string" office:string-value="SEAL_4K_2" calcext:value-type="string">
            <text:p>SEAL_4K_2</text:p>
          </table:table-cell>
          <table:table-cell table:formula="of:=[.I48]/1000000" office:value-type="float" office:value="0.037649" calcext:value-type="float">
            <text:p>0.037649</text:p>
          </table:table-cell>
          <table:table-cell table:formula="of:=[.J48]/1000000" office:value-type="float" office:value="0" calcext:value-type="float">
            <text:p>0</text:p>
          </table:table-cell>
          <table:table-cell table:formula="of:=[.K48]/1000000" office:value-type="float" office:value="0" calcext:value-type="float">
            <text:p>0</text:p>
          </table:table-cell>
          <table:table-cell table:formula="of:=[.L48]/1000000" office:value-type="float" office:value="0" calcext:value-type="float">
            <text:p>0</text:p>
          </table:table-cell>
          <table:table-cell table:formula="of:=[.M48]/1000000" office:value-type="float" office:value="0" calcext:value-type="float">
            <text:p>0</text:p>
          </table:table-cell>
          <table:table-cell table:formula="of:=[.N48]/1000000" office:value-type="float" office:value="0" calcext:value-type="float">
            <text:p>0</text:p>
          </table:table-cell>
          <table:table-cell table:formula="of:=[.O48]/1000000" office:value-type="float" office:value="0" calcext:value-type="float">
            <text:p>0</text:p>
          </table:table-cell>
          <table:table-cell table:formula="of:=[.P48]/1000000" office:value-type="float" office:value="0" calcext:value-type="float">
            <text:p>0</text:p>
          </table:table-cell>
          <table:table-cell table:formula="of:=[.Q4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5]" office:value-type="string" office:string-value="HELib_8K_1" calcext:value-type="string">
            <text:p>HELib_8K_1</text:p>
          </table:table-cell>
          <table:table-cell table:formula="of:=[.O6]" office:value-type="float" office:value="231921" calcext:value-type="float">
            <text:p>231921</text:p>
          </table:table-cell>
          <table:table-cell table:formula="of:=[.AK6]" office:value-type="float" office:value="362802" calcext:value-type="float">
            <text:p>362802</text:p>
          </table:table-cell>
          <table:table-cell table:formula="of:=[.BG6]" office:value-type="float" office:value="291788" calcext:value-type="float">
            <text:p>291788</text:p>
          </table:table-cell>
          <table:table-cell table:formula="of:=[.CC6]" office:value-type="float" office:value="295428" calcext:value-type="float">
            <text:p>295428</text:p>
          </table:table-cell>
          <table:table-cell table:formula="of:=[.CY6]" office:value-type="float" office:value="259772" calcext:value-type="float">
            <text:p>259772</text:p>
          </table:table-cell>
          <table:table-cell table:formula="of:=[.DU6]" office:value-type="float" office:value="268592" calcext:value-type="float">
            <text:p>268592</text:p>
          </table:table-cell>
          <table:table-cell table:formula="of:=[.EQ6]" office:value-type="float" office:value="249466" calcext:value-type="float">
            <text:p>249466</text:p>
          </table:table-cell>
          <table:table-cell table:formula="of:=[.FM6]" office:value-type="float" office:value="247599" calcext:value-type="float">
            <text:p>247599</text:p>
          </table:table-cell>
          <table:table-cell table:formula="of:=[.GI6]" office:value-type="float" office:value="253992" calcext:value-type="float">
            <text:p>253992</text:p>
          </table:table-cell>
          <table:table-cell/>
          <table:table-cell table:formula="of:=[.H49]" office:value-type="string" office:string-value="HELib_8K_1" calcext:value-type="string">
            <text:p>HELib_8K_1</text:p>
          </table:table-cell>
          <table:table-cell table:formula="of:=[.I49]/1000000" office:value-type="float" office:value="0.231921" calcext:value-type="float">
            <text:p>0.231921</text:p>
          </table:table-cell>
          <table:table-cell table:formula="of:=[.J49]/1000000" office:value-type="float" office:value="0.362802" calcext:value-type="float">
            <text:p>0.362802</text:p>
          </table:table-cell>
          <table:table-cell table:formula="of:=[.K49]/1000000" office:value-type="float" office:value="0.291788" calcext:value-type="float">
            <text:p>0.291788</text:p>
          </table:table-cell>
          <table:table-cell table:formula="of:=[.L49]/1000000" office:value-type="float" office:value="0.295428" calcext:value-type="float">
            <text:p>0.295428</text:p>
          </table:table-cell>
          <table:table-cell table:formula="of:=[.M49]/1000000" office:value-type="float" office:value="0.259772" calcext:value-type="float">
            <text:p>0.259772</text:p>
          </table:table-cell>
          <table:table-cell table:formula="of:=[.N49]/1000000" office:value-type="float" office:value="0.268592" calcext:value-type="float">
            <text:p>0.268592</text:p>
          </table:table-cell>
          <table:table-cell table:formula="of:=[.O49]/1000000" office:value-type="float" office:value="0.249466" calcext:value-type="float">
            <text:p>0.249466</text:p>
          </table:table-cell>
          <table:table-cell table:formula="of:=[.P49]/1000000" office:value-type="float" office:value="0.247599" calcext:value-type="float">
            <text:p>0.247599</text:p>
          </table:table-cell>
          <table:table-cell table:formula="of:=[.Q49]/1000000" office:value-type="float" office:value="0.253992" calcext:value-type="float">
            <text:p>0.253992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6]" office:value-type="string" office:string-value="SEAL_8K_1" calcext:value-type="string">
            <text:p>SEAL_8K_1</text:p>
          </table:table-cell>
          <table:table-cell table:formula="of:=[.O7]" office:value-type="float" office:value="290280" calcext:value-type="float">
            <text:p>290280</text:p>
          </table:table-cell>
          <table:table-cell table:formula="of:=[.AK7]" office:value-type="float" office:value="315673" calcext:value-type="float">
            <text:p>315673</text:p>
          </table:table-cell>
          <table:table-cell table:formula="of:=[.BG7]" office:value-type="float" office:value="317810" calcext:value-type="float">
            <text:p>317810</text:p>
          </table:table-cell>
          <table:table-cell table:formula="of:=[.CC7]" office:value-type="float" office:value="322423" calcext:value-type="float">
            <text:p>322423</text:p>
          </table:table-cell>
          <table:table-cell table:formula="of:=[.CY7]" office:value-type="float" office:value="317605" calcext:value-type="float">
            <text:p>317605</text:p>
          </table:table-cell>
          <table:table-cell table:formula="of:=[.DU7]" office:value-type="float" office:value="0" calcext:value-type="float">
            <text:p>0</text:p>
          </table:table-cell>
          <table:table-cell table:formula="of:=[.EQ7]" office:value-type="float" office:value="0" calcext:value-type="float">
            <text:p>0</text:p>
          </table:table-cell>
          <table:table-cell table:formula="of:=[.FM7]" office:value-type="float" office:value="0" calcext:value-type="float">
            <text:p>0</text:p>
          </table:table-cell>
          <table:table-cell table:formula="of:=[.GI7]" office:value-type="float" office:value="0" calcext:value-type="float">
            <text:p>0</text:p>
          </table:table-cell>
          <table:table-cell/>
          <table:table-cell table:formula="of:=[.H50]" office:value-type="string" office:string-value="SEAL_8K_1" calcext:value-type="string">
            <text:p>SEAL_8K_1</text:p>
          </table:table-cell>
          <table:table-cell table:formula="of:=[.I50]/1000000" office:value-type="float" office:value="0.29028" calcext:value-type="float">
            <text:p>0.29028</text:p>
          </table:table-cell>
          <table:table-cell table:formula="of:=[.J50]/1000000" office:value-type="float" office:value="0.315673" calcext:value-type="float">
            <text:p>0.315673</text:p>
          </table:table-cell>
          <table:table-cell table:formula="of:=[.K50]/1000000" office:value-type="float" office:value="0.31781" calcext:value-type="float">
            <text:p>0.31781</text:p>
          </table:table-cell>
          <table:table-cell table:formula="of:=[.L50]/1000000" office:value-type="float" office:value="0.322423" calcext:value-type="float">
            <text:p>0.322423</text:p>
          </table:table-cell>
          <table:table-cell table:formula="of:=[.M50]/1000000" office:value-type="float" office:value="0.317605" calcext:value-type="float">
            <text:p>0.317605</text:p>
          </table:table-cell>
          <table:table-cell table:formula="of:=[.N50]/1000000" office:value-type="float" office:value="0" calcext:value-type="float">
            <text:p>0</text:p>
          </table:table-cell>
          <table:table-cell table:formula="of:=[.O50]/1000000" office:value-type="float" office:value="0" calcext:value-type="float">
            <text:p>0</text:p>
          </table:table-cell>
          <table:table-cell table:formula="of:=[.P50]/1000000" office:value-type="float" office:value="0" calcext:value-type="float">
            <text:p>0</text:p>
          </table:table-cell>
          <table:table-cell table:formula="of:=[.Q5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7]" office:value-type="string" office:string-value="HELib_8K_2" calcext:value-type="string">
            <text:p>HELib_8K_2</text:p>
          </table:table-cell>
          <table:table-cell table:formula="of:=[.O8]" office:value-type="float" office:value="248355" calcext:value-type="float">
            <text:p>248355</text:p>
          </table:table-cell>
          <table:table-cell table:formula="of:=[.AK8]" office:value-type="float" office:value="487042" calcext:value-type="float">
            <text:p>487042</text:p>
          </table:table-cell>
          <table:table-cell table:formula="of:=[.BG8]" office:value-type="float" office:value="390954" calcext:value-type="float">
            <text:p>390954</text:p>
          </table:table-cell>
          <table:table-cell table:formula="of:=[.CC8]" office:value-type="float" office:value="394967" calcext:value-type="float">
            <text:p>394967</text:p>
          </table:table-cell>
          <table:table-cell table:formula="of:=[.CY8]" office:value-type="float" office:value="431819" calcext:value-type="float">
            <text:p>431819</text:p>
          </table:table-cell>
          <table:table-cell table:formula="of:=[.DU8]" office:value-type="float" office:value="394855" calcext:value-type="float">
            <text:p>394855</text:p>
          </table:table-cell>
          <table:table-cell table:formula="of:=[.EQ8]" office:value-type="float" office:value="392809" calcext:value-type="float">
            <text:p>392809</text:p>
          </table:table-cell>
          <table:table-cell table:formula="of:=[.FM8]" office:value-type="float" office:value="394528" calcext:value-type="float">
            <text:p>394528</text:p>
          </table:table-cell>
          <table:table-cell table:formula="of:=[.GI8]" office:value-type="float" office:value="397195" calcext:value-type="float">
            <text:p>397195</text:p>
          </table:table-cell>
          <table:table-cell/>
          <table:table-cell table:formula="of:=[.H51]" office:value-type="string" office:string-value="HELib_8K_2" calcext:value-type="string">
            <text:p>HELib_8K_2</text:p>
          </table:table-cell>
          <table:table-cell table:formula="of:=[.I51]/1000000" office:value-type="float" office:value="0.248355" calcext:value-type="float">
            <text:p>0.248355</text:p>
          </table:table-cell>
          <table:table-cell table:formula="of:=[.J51]/1000000" office:value-type="float" office:value="0.487042" calcext:value-type="float">
            <text:p>0.487042</text:p>
          </table:table-cell>
          <table:table-cell table:formula="of:=[.K51]/1000000" office:value-type="float" office:value="0.390954" calcext:value-type="float">
            <text:p>0.390954</text:p>
          </table:table-cell>
          <table:table-cell table:formula="of:=[.L51]/1000000" office:value-type="float" office:value="0.394967" calcext:value-type="float">
            <text:p>0.394967</text:p>
          </table:table-cell>
          <table:table-cell table:formula="of:=[.M51]/1000000" office:value-type="float" office:value="0.431819" calcext:value-type="float">
            <text:p>0.431819</text:p>
          </table:table-cell>
          <table:table-cell table:formula="of:=[.N51]/1000000" office:value-type="float" office:value="0.394855" calcext:value-type="float">
            <text:p>0.394855</text:p>
          </table:table-cell>
          <table:table-cell table:formula="of:=[.O51]/1000000" office:value-type="float" office:value="0.392809" calcext:value-type="float">
            <text:p>0.392809</text:p>
          </table:table-cell>
          <table:table-cell table:formula="of:=[.P51]/1000000" office:value-type="float" office:value="0.394528" calcext:value-type="float">
            <text:p>0.394528</text:p>
          </table:table-cell>
          <table:table-cell table:formula="of:=[.Q51]/1000000" office:value-type="float" office:value="0.397195" calcext:value-type="float">
            <text:p>0.39719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8]" office:value-type="string" office:string-value="SEAL_8K_2" calcext:value-type="string">
            <text:p>SEAL_8K_2</text:p>
          </table:table-cell>
          <table:table-cell table:formula="of:=[.O9]" office:value-type="float" office:value="206065" calcext:value-type="float">
            <text:p>206065</text:p>
          </table:table-cell>
          <table:table-cell table:formula="of:=[.AK9]" office:value-type="float" office:value="228688" calcext:value-type="float">
            <text:p>228688</text:p>
          </table:table-cell>
          <table:table-cell table:formula="of:=[.BG9]" office:value-type="float" office:value="220685" calcext:value-type="float">
            <text:p>220685</text:p>
          </table:table-cell>
          <table:table-cell table:formula="of:=[.CC9]" office:value-type="float" office:value="214624" calcext:value-type="float">
            <text:p>214624</text:p>
          </table:table-cell>
          <table:table-cell table:formula="of:=[.CY9]" office:value-type="float" office:value="0" calcext:value-type="float">
            <text:p>0</text:p>
          </table:table-cell>
          <table:table-cell table:formula="of:=[.DU9]" office:value-type="float" office:value="0" calcext:value-type="float">
            <text:p>0</text:p>
          </table:table-cell>
          <table:table-cell table:formula="of:=[.EQ9]" office:value-type="float" office:value="0" calcext:value-type="float">
            <text:p>0</text:p>
          </table:table-cell>
          <table:table-cell table:formula="of:=[.FM9]" office:value-type="float" office:value="0" calcext:value-type="float">
            <text:p>0</text:p>
          </table:table-cell>
          <table:table-cell table:formula="of:=[.GI9]" office:value-type="float" office:value="0" calcext:value-type="float">
            <text:p>0</text:p>
          </table:table-cell>
          <table:table-cell/>
          <table:table-cell table:formula="of:=[.H52]" office:value-type="string" office:string-value="SEAL_8K_2" calcext:value-type="string">
            <text:p>SEAL_8K_2</text:p>
          </table:table-cell>
          <table:table-cell table:formula="of:=[.I52]/1000000" office:value-type="float" office:value="0.206065" calcext:value-type="float">
            <text:p>0.206065</text:p>
          </table:table-cell>
          <table:table-cell table:formula="of:=[.J52]/1000000" office:value-type="float" office:value="0.228688" calcext:value-type="float">
            <text:p>0.228688</text:p>
          </table:table-cell>
          <table:table-cell table:formula="of:=[.K52]/1000000" office:value-type="float" office:value="0.220685" calcext:value-type="float">
            <text:p>0.220685</text:p>
          </table:table-cell>
          <table:table-cell table:formula="of:=[.L52]/1000000" office:value-type="float" office:value="0.214624" calcext:value-type="float">
            <text:p>0.214624</text:p>
          </table:table-cell>
          <table:table-cell table:formula="of:=[.M52]/1000000" office:value-type="float" office:value="0" calcext:value-type="float">
            <text:p>0</text:p>
          </table:table-cell>
          <table:table-cell table:formula="of:=[.N52]/1000000" office:value-type="float" office:value="0" calcext:value-type="float">
            <text:p>0</text:p>
          </table:table-cell>
          <table:table-cell table:formula="of:=[.O52]/1000000" office:value-type="float" office:value="0" calcext:value-type="float">
            <text:p>0</text:p>
          </table:table-cell>
          <table:table-cell table:formula="of:=[.P52]/1000000" office:value-type="float" office:value="0" calcext:value-type="float">
            <text:p>0</text:p>
          </table:table-cell>
          <table:table-cell table:formula="of:=[.Q5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39]" office:value-type="string" office:string-value="HELib_16K_1" calcext:value-type="string">
            <text:p>HELib_16K_1</text:p>
          </table:table-cell>
          <table:table-cell table:formula="of:=[.O10]" office:value-type="float" office:value="1269790" calcext:value-type="float">
            <text:p>1269790</text:p>
          </table:table-cell>
          <table:table-cell table:formula="of:=[.AK10]" office:value-type="float" office:value="1479733" calcext:value-type="float">
            <text:p>1479733</text:p>
          </table:table-cell>
          <table:table-cell table:formula="of:=[.BG10]" office:value-type="float" office:value="1464138" calcext:value-type="float">
            <text:p>1464138</text:p>
          </table:table-cell>
          <table:table-cell table:formula="of:=[.CC10]" office:value-type="float" office:value="1457280" calcext:value-type="float">
            <text:p>1457280</text:p>
          </table:table-cell>
          <table:table-cell table:formula="of:=[.CY10]" office:value-type="float" office:value="1483601" calcext:value-type="float">
            <text:p>1483601</text:p>
          </table:table-cell>
          <table:table-cell table:formula="of:=[.DU10]" office:value-type="float" office:value="1462242" calcext:value-type="float">
            <text:p>1462242</text:p>
          </table:table-cell>
          <table:table-cell table:formula="of:=[.EQ10]" office:value-type="float" office:value="1471271" calcext:value-type="float">
            <text:p>1471271</text:p>
          </table:table-cell>
          <table:table-cell table:formula="of:=[.FM10]" office:value-type="float" office:value="1452713" calcext:value-type="float">
            <text:p>1452713</text:p>
          </table:table-cell>
          <table:table-cell table:formula="of:=[.GI10]" office:value-type="float" office:value="1469144" calcext:value-type="float">
            <text:p>1469144</text:p>
          </table:table-cell>
          <table:table-cell/>
          <table:table-cell table:formula="of:=[.H53]" office:value-type="string" office:string-value="HELib_16K_1" calcext:value-type="string">
            <text:p>HELib_16K_1</text:p>
          </table:table-cell>
          <table:table-cell table:formula="of:=[.I53]/1000000" office:value-type="float" office:value="1.26979" calcext:value-type="float">
            <text:p>1.26979</text:p>
          </table:table-cell>
          <table:table-cell table:formula="of:=[.J53]/1000000" office:value-type="float" office:value="1.479733" calcext:value-type="float">
            <text:p>1.479733</text:p>
          </table:table-cell>
          <table:table-cell table:formula="of:=[.K53]/1000000" office:value-type="float" office:value="1.464138" calcext:value-type="float">
            <text:p>1.464138</text:p>
          </table:table-cell>
          <table:table-cell table:formula="of:=[.L53]/1000000" office:value-type="float" office:value="1.45728" calcext:value-type="float">
            <text:p>1.45728</text:p>
          </table:table-cell>
          <table:table-cell table:formula="of:=[.M53]/1000000" office:value-type="float" office:value="1.483601" calcext:value-type="float">
            <text:p>1.483601</text:p>
          </table:table-cell>
          <table:table-cell table:formula="of:=[.N53]/1000000" office:value-type="float" office:value="1.462242" calcext:value-type="float">
            <text:p>1.462242</text:p>
          </table:table-cell>
          <table:table-cell table:formula="of:=[.O53]/1000000" office:value-type="float" office:value="1.471271" calcext:value-type="float">
            <text:p>1.471271</text:p>
          </table:table-cell>
          <table:table-cell table:formula="of:=[.P53]/1000000" office:value-type="float" office:value="1.452713" calcext:value-type="float">
            <text:p>1.452713</text:p>
          </table:table-cell>
          <table:table-cell table:formula="of:=[.Q53]/1000000" office:value-type="float" office:value="1.469144" calcext:value-type="float">
            <text:p>1.469144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0]" office:value-type="string" office:string-value="SEAL_16K_1" calcext:value-type="string">
            <text:p>SEAL_16K_1</text:p>
          </table:table-cell>
          <table:table-cell table:formula="of:=[.O11]" office:value-type="float" office:value="576519" calcext:value-type="float">
            <text:p>576519</text:p>
          </table:table-cell>
          <table:table-cell table:formula="of:=[.AK11]" office:value-type="float" office:value="590218" calcext:value-type="float">
            <text:p>590218</text:p>
          </table:table-cell>
          <table:table-cell table:formula="of:=[.BG11]" office:value-type="float" office:value="594825" calcext:value-type="float">
            <text:p>594825</text:p>
          </table:table-cell>
          <table:table-cell table:formula="of:=[.CC11]" office:value-type="float" office:value="578263" calcext:value-type="float">
            <text:p>578263</text:p>
          </table:table-cell>
          <table:table-cell table:formula="of:=[.CY11]" office:value-type="float" office:value="592556" calcext:value-type="float">
            <text:p>592556</text:p>
          </table:table-cell>
          <table:table-cell table:formula="of:=[.DU11]" office:value-type="float" office:value="0" calcext:value-type="float">
            <text:p>0</text:p>
          </table:table-cell>
          <table:table-cell table:formula="of:=[.EQ11]" office:value-type="float" office:value="0" calcext:value-type="float">
            <text:p>0</text:p>
          </table:table-cell>
          <table:table-cell table:formula="of:=[.FM11]" office:value-type="float" office:value="0" calcext:value-type="float">
            <text:p>0</text:p>
          </table:table-cell>
          <table:table-cell table:formula="of:=[.GI11]" office:value-type="float" office:value="0" calcext:value-type="float">
            <text:p>0</text:p>
          </table:table-cell>
          <table:table-cell/>
          <table:table-cell table:formula="of:=[.H54]" office:value-type="string" office:string-value="SEAL_16K_1" calcext:value-type="string">
            <text:p>SEAL_16K_1</text:p>
          </table:table-cell>
          <table:table-cell table:formula="of:=[.I54]/1000000" office:value-type="float" office:value="0.576519" calcext:value-type="float">
            <text:p>0.576519</text:p>
          </table:table-cell>
          <table:table-cell table:formula="of:=[.J54]/1000000" office:value-type="float" office:value="0.590218" calcext:value-type="float">
            <text:p>0.590218</text:p>
          </table:table-cell>
          <table:table-cell table:formula="of:=[.K54]/1000000" office:value-type="float" office:value="0.594825" calcext:value-type="float">
            <text:p>0.594825</text:p>
          </table:table-cell>
          <table:table-cell table:formula="of:=[.L54]/1000000" office:value-type="float" office:value="0.578263" calcext:value-type="float">
            <text:p>0.578263</text:p>
          </table:table-cell>
          <table:table-cell table:formula="of:=[.M54]/1000000" office:value-type="float" office:value="0.592556" calcext:value-type="float">
            <text:p>0.592556</text:p>
          </table:table-cell>
          <table:table-cell table:formula="of:=[.N54]/1000000" office:value-type="float" office:value="0" calcext:value-type="float">
            <text:p>0</text:p>
          </table:table-cell>
          <table:table-cell table:formula="of:=[.O54]/1000000" office:value-type="float" office:value="0" calcext:value-type="float">
            <text:p>0</text:p>
          </table:table-cell>
          <table:table-cell table:formula="of:=[.P54]/1000000" office:value-type="float" office:value="0" calcext:value-type="float">
            <text:p>0</text:p>
          </table:table-cell>
          <table:table-cell table:formula="of:=[.Q5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1]" office:value-type="string" office:string-value="HELib_16K_2" calcext:value-type="string">
            <text:p>HELib_16K_2</text:p>
          </table:table-cell>
          <table:table-cell table:formula="of:=[.O12]" office:value-type="float" office:value="1458222" calcext:value-type="float">
            <text:p>1458222</text:p>
          </table:table-cell>
          <table:table-cell table:formula="of:=[.AK12]" office:value-type="float" office:value="1489850" calcext:value-type="float">
            <text:p>1489850</text:p>
          </table:table-cell>
          <table:table-cell table:formula="of:=[.BG12]" office:value-type="float" office:value="1466195" calcext:value-type="float">
            <text:p>1466195</text:p>
          </table:table-cell>
          <table:table-cell table:formula="of:=[.CC12]" office:value-type="float" office:value="1457311" calcext:value-type="float">
            <text:p>1457311</text:p>
          </table:table-cell>
          <table:table-cell table:formula="of:=[.CY12]" office:value-type="float" office:value="1459810" calcext:value-type="float">
            <text:p>1459810</text:p>
          </table:table-cell>
          <table:table-cell table:formula="of:=[.DU12]" office:value-type="float" office:value="1471744" calcext:value-type="float">
            <text:p>1471744</text:p>
          </table:table-cell>
          <table:table-cell table:formula="of:=[.EQ12]" office:value-type="float" office:value="1462950" calcext:value-type="float">
            <text:p>1462950</text:p>
          </table:table-cell>
          <table:table-cell table:formula="of:=[.FM12]" office:value-type="float" office:value="1462947" calcext:value-type="float">
            <text:p>1462947</text:p>
          </table:table-cell>
          <table:table-cell table:formula="of:=[.GI12]" office:value-type="float" office:value="1467090" calcext:value-type="float">
            <text:p>1467090</text:p>
          </table:table-cell>
          <table:table-cell/>
          <table:table-cell table:formula="of:=[.H55]" office:value-type="string" office:string-value="HELib_16K_2" calcext:value-type="string">
            <text:p>HELib_16K_2</text:p>
          </table:table-cell>
          <table:table-cell table:formula="of:=[.I55]/1000000" office:value-type="float" office:value="1.458222" calcext:value-type="float">
            <text:p>1.458222</text:p>
          </table:table-cell>
          <table:table-cell table:formula="of:=[.J55]/1000000" office:value-type="float" office:value="1.48985" calcext:value-type="float">
            <text:p>1.48985</text:p>
          </table:table-cell>
          <table:table-cell table:formula="of:=[.K55]/1000000" office:value-type="float" office:value="1.466195" calcext:value-type="float">
            <text:p>1.466195</text:p>
          </table:table-cell>
          <table:table-cell table:formula="of:=[.L55]/1000000" office:value-type="float" office:value="1.457311" calcext:value-type="float">
            <text:p>1.457311</text:p>
          </table:table-cell>
          <table:table-cell table:formula="of:=[.M55]/1000000" office:value-type="float" office:value="1.45981" calcext:value-type="float">
            <text:p>1.45981</text:p>
          </table:table-cell>
          <table:table-cell table:formula="of:=[.N55]/1000000" office:value-type="float" office:value="1.471744" calcext:value-type="float">
            <text:p>1.471744</text:p>
          </table:table-cell>
          <table:table-cell table:formula="of:=[.O55]/1000000" office:value-type="float" office:value="1.46295" calcext:value-type="float">
            <text:p>1.46295</text:p>
          </table:table-cell>
          <table:table-cell table:formula="of:=[.P55]/1000000" office:value-type="float" office:value="1.462947" calcext:value-type="float">
            <text:p>1.462947</text:p>
          </table:table-cell>
          <table:table-cell table:formula="of:=[.Q55]/1000000" office:value-type="float" office:value="1.46709" calcext:value-type="float">
            <text:p>1.46709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2]" office:value-type="string" office:string-value="SEAL_16K_2" calcext:value-type="string">
            <text:p>SEAL_16K_2</text:p>
          </table:table-cell>
          <table:table-cell table:formula="of:=[.O13]" office:value-type="float" office:value="1214059" calcext:value-type="float">
            <text:p>1214059</text:p>
          </table:table-cell>
          <table:table-cell table:formula="of:=[.AK13]" office:value-type="float" office:value="1249442" calcext:value-type="float">
            <text:p>1249442</text:p>
          </table:table-cell>
          <table:table-cell table:formula="of:=[.BG13]" office:value-type="float" office:value="1259842" calcext:value-type="float">
            <text:p>1259842</text:p>
          </table:table-cell>
          <table:table-cell table:formula="of:=[.CC13]" office:value-type="float" office:value="1274354" calcext:value-type="float">
            <text:p>1274354</text:p>
          </table:table-cell>
          <table:table-cell table:formula="of:=[.CY13]" office:value-type="float" office:value="1277744" calcext:value-type="float">
            <text:p>1277744</text:p>
          </table:table-cell>
          <table:table-cell table:formula="of:=[.DU13]" office:value-type="float" office:value="1271013" calcext:value-type="float">
            <text:p>1271013</text:p>
          </table:table-cell>
          <table:table-cell table:formula="of:=[.EQ13]" office:value-type="float" office:value="1259709" calcext:value-type="float">
            <text:p>1259709</text:p>
          </table:table-cell>
          <table:table-cell table:formula="of:=[.FM13]" office:value-type="float" office:value="1269541" calcext:value-type="float">
            <text:p>1269541</text:p>
          </table:table-cell>
          <table:table-cell table:formula="of:=[.GI13]" office:value-type="float" office:value="1308435" calcext:value-type="float">
            <text:p>1308435</text:p>
          </table:table-cell>
          <table:table-cell/>
          <table:table-cell table:formula="of:=[.H56]" office:value-type="string" office:string-value="SEAL_16K_2" calcext:value-type="string">
            <text:p>SEAL_16K_2</text:p>
          </table:table-cell>
          <table:table-cell table:formula="of:=[.I56]/1000000" office:value-type="float" office:value="1.214059" calcext:value-type="float">
            <text:p>1.214059</text:p>
          </table:table-cell>
          <table:table-cell table:formula="of:=[.J56]/1000000" office:value-type="float" office:value="1.249442" calcext:value-type="float">
            <text:p>1.249442</text:p>
          </table:table-cell>
          <table:table-cell table:formula="of:=[.K56]/1000000" office:value-type="float" office:value="1.259842" calcext:value-type="float">
            <text:p>1.259842</text:p>
          </table:table-cell>
          <table:table-cell table:formula="of:=[.L56]/1000000" office:value-type="float" office:value="1.274354" calcext:value-type="float">
            <text:p>1.274354</text:p>
          </table:table-cell>
          <table:table-cell table:formula="of:=[.M56]/1000000" office:value-type="float" office:value="1.277744" calcext:value-type="float">
            <text:p>1.277744</text:p>
          </table:table-cell>
          <table:table-cell table:formula="of:=[.N56]/1000000" office:value-type="float" office:value="1.271013" calcext:value-type="float">
            <text:p>1.271013</text:p>
          </table:table-cell>
          <table:table-cell table:formula="of:=[.O56]/1000000" office:value-type="float" office:value="1.259709" calcext:value-type="float">
            <text:p>1.259709</text:p>
          </table:table-cell>
          <table:table-cell table:formula="of:=[.P56]/1000000" office:value-type="float" office:value="1.269541" calcext:value-type="float">
            <text:p>1.269541</text:p>
          </table:table-cell>
          <table:table-cell table:formula="of:=[.Q56]/1000000" office:value-type="float" office:value="1.308435" calcext:value-type="float">
            <text:p>1.308435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model_initialization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5]" office:value-type="string" office:string-value="HELib_4K_1" calcext:value-type="string">
            <text:p>HELib_4K_1</text:p>
          </table:table-cell>
          <table:table-cell table:formula="of:=[.P2]" office:value-type="float" office:value="2273" calcext:value-type="float">
            <text:p>2273</text:p>
          </table:table-cell>
          <table:table-cell table:formula="of:=[.AL2]" office:value-type="float" office:value="3429" calcext:value-type="float">
            <text:p>3429</text:p>
          </table:table-cell>
          <table:table-cell table:formula="of:=[.BH2]" office:value-type="float" office:value="3491" calcext:value-type="float">
            <text:p>3491</text:p>
          </table:table-cell>
          <table:table-cell table:formula="of:=[.CD2]" office:value-type="float" office:value="4213" calcext:value-type="float">
            <text:p>4213</text:p>
          </table:table-cell>
          <table:table-cell table:formula="of:=[.CZ2]" office:value-type="float" office:value="4011" calcext:value-type="float">
            <text:p>4011</text:p>
          </table:table-cell>
          <table:table-cell table:formula="of:=[.DV2]" office:value-type="float" office:value="3509" calcext:value-type="float">
            <text:p>3509</text:p>
          </table:table-cell>
          <table:table-cell table:formula="of:=[.ER2]" office:value-type="float" office:value="4259" calcext:value-type="float">
            <text:p>4259</text:p>
          </table:table-cell>
          <table:table-cell table:formula="of:=[.FN2]" office:value-type="float" office:value="4078" calcext:value-type="float">
            <text:p>4078</text:p>
          </table:table-cell>
          <table:table-cell table:formula="of:=[.GJ2]" office:value-type="float" office:value="4856" calcext:value-type="float">
            <text:p>4856</text:p>
          </table:table-cell>
          <table:table-cell/>
          <table:table-cell table:formula="of:=[.H59]" office:value-type="string" office:string-value="HELib_4K_1" calcext:value-type="string">
            <text:p>HELib_4K_1</text:p>
          </table:table-cell>
          <table:table-cell table:formula="of:=[.I59]/1000000" office:value-type="float" office:value="0.002273" calcext:value-type="float">
            <text:p>0.002273</text:p>
          </table:table-cell>
          <table:table-cell table:formula="of:=[.J59]/1000000" office:value-type="float" office:value="0.003429" calcext:value-type="float">
            <text:p>0.003429</text:p>
          </table:table-cell>
          <table:table-cell table:formula="of:=[.K59]/1000000" office:value-type="float" office:value="0.003491" calcext:value-type="float">
            <text:p>0.003491</text:p>
          </table:table-cell>
          <table:table-cell table:formula="of:=[.L59]/1000000" office:value-type="float" office:value="0.004213" calcext:value-type="float">
            <text:p>0.004213</text:p>
          </table:table-cell>
          <table:table-cell table:formula="of:=[.M59]/1000000" office:value-type="float" office:value="0.004011" calcext:value-type="float">
            <text:p>0.004011</text:p>
          </table:table-cell>
          <table:table-cell table:formula="of:=[.N59]/1000000" office:value-type="float" office:value="0.003509" calcext:value-type="float">
            <text:p>0.003509</text:p>
          </table:table-cell>
          <table:table-cell table:formula="of:=[.O59]/1000000" office:value-type="float" office:value="0.004259" calcext:value-type="float">
            <text:p>0.004259</text:p>
          </table:table-cell>
          <table:table-cell table:formula="of:=[.P59]/1000000" office:value-type="float" office:value="0.004078" calcext:value-type="float">
            <text:p>0.004078</text:p>
          </table:table-cell>
          <table:table-cell table:formula="of:=[.Q59]/1000000" office:value-type="float" office:value="0.004856" calcext:value-type="float">
            <text:p>0.004856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6]" office:value-type="string" office:string-value="SEAL_4K_1" calcext:value-type="string">
            <text:p>SEAL_4K_1</text:p>
          </table:table-cell>
          <table:table-cell table:formula="of:=[.P3]" office:value-type="float" office:value="1354430" calcext:value-type="float">
            <text:p>1354430</text:p>
          </table:table-cell>
          <table:table-cell table:formula="of:=[.AL3]" office:value-type="float" office:value="1825018" calcext:value-type="float">
            <text:p>1825018</text:p>
          </table:table-cell>
          <table:table-cell table:formula="of:=[.BH3]" office:value-type="float" office:value="0" calcext:value-type="float">
            <text:p>0</text:p>
          </table:table-cell>
          <table:table-cell table:formula="of:=[.CD3]" office:value-type="float" office:value="0" calcext:value-type="float">
            <text:p>0</text:p>
          </table:table-cell>
          <table:table-cell table:formula="of:=[.CZ3]" office:value-type="float" office:value="0" calcext:value-type="float">
            <text:p>0</text:p>
          </table:table-cell>
          <table:table-cell table:formula="of:=[.DV3]" office:value-type="float" office:value="0" calcext:value-type="float">
            <text:p>0</text:p>
          </table:table-cell>
          <table:table-cell table:formula="of:=[.ER3]" office:value-type="float" office:value="0" calcext:value-type="float">
            <text:p>0</text:p>
          </table:table-cell>
          <table:table-cell table:formula="of:=[.FN3]" office:value-type="float" office:value="0" calcext:value-type="float">
            <text:p>0</text:p>
          </table:table-cell>
          <table:table-cell table:formula="of:=[.GJ3]" office:value-type="float" office:value="0" calcext:value-type="float">
            <text:p>0</text:p>
          </table:table-cell>
          <table:table-cell/>
          <table:table-cell table:formula="of:=[.H60]" office:value-type="string" office:string-value="SEAL_4K_1" calcext:value-type="string">
            <text:p>SEAL_4K_1</text:p>
          </table:table-cell>
          <table:table-cell table:formula="of:=[.I60]/1000000" office:value-type="float" office:value="1.35443" calcext:value-type="float">
            <text:p>1.35443</text:p>
          </table:table-cell>
          <table:table-cell table:formula="of:=[.J60]/1000000" office:value-type="float" office:value="1.825018" calcext:value-type="float">
            <text:p>1.825018</text:p>
          </table:table-cell>
          <table:table-cell table:formula="of:=[.K60]/1000000" office:value-type="float" office:value="0" calcext:value-type="float">
            <text:p>0</text:p>
          </table:table-cell>
          <table:table-cell table:formula="of:=[.L60]/1000000" office:value-type="float" office:value="0" calcext:value-type="float">
            <text:p>0</text:p>
          </table:table-cell>
          <table:table-cell table:formula="of:=[.M60]/1000000" office:value-type="float" office:value="0" calcext:value-type="float">
            <text:p>0</text:p>
          </table:table-cell>
          <table:table-cell table:formula="of:=[.N60]/1000000" office:value-type="float" office:value="0" calcext:value-type="float">
            <text:p>0</text:p>
          </table:table-cell>
          <table:table-cell table:formula="of:=[.O60]/1000000" office:value-type="float" office:value="0" calcext:value-type="float">
            <text:p>0</text:p>
          </table:table-cell>
          <table:table-cell table:formula="of:=[.P60]/1000000" office:value-type="float" office:value="0" calcext:value-type="float">
            <text:p>0</text:p>
          </table:table-cell>
          <table:table-cell table:formula="of:=[.Q6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7]" office:value-type="string" office:string-value="HELib_4K_2" calcext:value-type="string">
            <text:p>HELib_4K_2</text:p>
          </table:table-cell>
          <table:table-cell table:formula="of:=[.P4]" office:value-type="float" office:value="1219" calcext:value-type="float">
            <text:p>1219</text:p>
          </table:table-cell>
          <table:table-cell table:formula="of:=[.AL4]" office:value-type="float" office:value="3110" calcext:value-type="float">
            <text:p>3110</text:p>
          </table:table-cell>
          <table:table-cell table:formula="of:=[.BH4]" office:value-type="float" office:value="3216" calcext:value-type="float">
            <text:p>3216</text:p>
          </table:table-cell>
          <table:table-cell table:formula="of:=[.CD4]" office:value-type="float" office:value="3456" calcext:value-type="float">
            <text:p>3456</text:p>
          </table:table-cell>
          <table:table-cell table:formula="of:=[.CZ4]" office:value-type="float" office:value="3453" calcext:value-type="float">
            <text:p>3453</text:p>
          </table:table-cell>
          <table:table-cell table:formula="of:=[.DV4]" office:value-type="float" office:value="3248" calcext:value-type="float">
            <text:p>3248</text:p>
          </table:table-cell>
          <table:table-cell table:formula="of:=[.ER4]" office:value-type="float" office:value="3114" calcext:value-type="float">
            <text:p>3114</text:p>
          </table:table-cell>
          <table:table-cell table:formula="of:=[.FN4]" office:value-type="float" office:value="3360" calcext:value-type="float">
            <text:p>3360</text:p>
          </table:table-cell>
          <table:table-cell table:formula="of:=[.GJ4]" office:value-type="float" office:value="3017" calcext:value-type="float">
            <text:p>3017</text:p>
          </table:table-cell>
          <table:table-cell/>
          <table:table-cell table:formula="of:=[.H61]" office:value-type="string" office:string-value="HELib_4K_2" calcext:value-type="string">
            <text:p>HELib_4K_2</text:p>
          </table:table-cell>
          <table:table-cell table:formula="of:=[.I61]/1000000" office:value-type="float" office:value="0.001219" calcext:value-type="float">
            <text:p>0.001219</text:p>
          </table:table-cell>
          <table:table-cell table:formula="of:=[.J61]/1000000" office:value-type="float" office:value="0.00311" calcext:value-type="float">
            <text:p>0.00311</text:p>
          </table:table-cell>
          <table:table-cell table:formula="of:=[.K61]/1000000" office:value-type="float" office:value="0.003216" calcext:value-type="float">
            <text:p>0.003216</text:p>
          </table:table-cell>
          <table:table-cell table:formula="of:=[.L61]/1000000" office:value-type="float" office:value="0.003456" calcext:value-type="float">
            <text:p>0.003456</text:p>
          </table:table-cell>
          <table:table-cell table:formula="of:=[.M61]/1000000" office:value-type="float" office:value="0.003453" calcext:value-type="float">
            <text:p>0.003453</text:p>
          </table:table-cell>
          <table:table-cell table:formula="of:=[.N61]/1000000" office:value-type="float" office:value="0.003248" calcext:value-type="float">
            <text:p>0.003248</text:p>
          </table:table-cell>
          <table:table-cell table:formula="of:=[.O61]/1000000" office:value-type="float" office:value="0.003114" calcext:value-type="float">
            <text:p>0.003114</text:p>
          </table:table-cell>
          <table:table-cell table:formula="of:=[.P61]/1000000" office:value-type="float" office:value="0.00336" calcext:value-type="float">
            <text:p>0.00336</text:p>
          </table:table-cell>
          <table:table-cell table:formula="of:=[.Q61]/1000000" office:value-type="float" office:value="0.003017" calcext:value-type="float">
            <text:p>0.003017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8]" office:value-type="string" office:string-value="SEAL_4K_2" calcext:value-type="string">
            <text:p>SEAL_4K_2</text:p>
          </table:table-cell>
          <table:table-cell table:formula="of:=[.P5]" office:value-type="float" office:value="1115453" calcext:value-type="float">
            <text:p>1115453</text:p>
          </table:table-cell>
          <table:table-cell table:formula="of:=[.AL5]" office:value-type="float" office:value="0" calcext:value-type="float">
            <text:p>0</text:p>
          </table:table-cell>
          <table:table-cell table:formula="of:=[.BH5]" office:value-type="float" office:value="0" calcext:value-type="float">
            <text:p>0</text:p>
          </table:table-cell>
          <table:table-cell table:formula="of:=[.CD5]" office:value-type="float" office:value="0" calcext:value-type="float">
            <text:p>0</text:p>
          </table:table-cell>
          <table:table-cell table:formula="of:=[.CZ5]" office:value-type="float" office:value="0" calcext:value-type="float">
            <text:p>0</text:p>
          </table:table-cell>
          <table:table-cell table:formula="of:=[.DV5]" office:value-type="float" office:value="0" calcext:value-type="float">
            <text:p>0</text:p>
          </table:table-cell>
          <table:table-cell table:formula="of:=[.ER5]" office:value-type="float" office:value="0" calcext:value-type="float">
            <text:p>0</text:p>
          </table:table-cell>
          <table:table-cell table:formula="of:=[.FN5]" office:value-type="float" office:value="0" calcext:value-type="float">
            <text:p>0</text:p>
          </table:table-cell>
          <table:table-cell table:formula="of:=[.GJ5]" office:value-type="float" office:value="0" calcext:value-type="float">
            <text:p>0</text:p>
          </table:table-cell>
          <table:table-cell/>
          <table:table-cell table:formula="of:=[.H62]" office:value-type="string" office:string-value="SEAL_4K_2" calcext:value-type="string">
            <text:p>SEAL_4K_2</text:p>
          </table:table-cell>
          <table:table-cell table:formula="of:=[.I62]/1000000" office:value-type="float" office:value="1.115453" calcext:value-type="float">
            <text:p>1.115453</text:p>
          </table:table-cell>
          <table:table-cell table:formula="of:=[.J62]/1000000" office:value-type="float" office:value="0" calcext:value-type="float">
            <text:p>0</text:p>
          </table:table-cell>
          <table:table-cell table:formula="of:=[.K62]/1000000" office:value-type="float" office:value="0" calcext:value-type="float">
            <text:p>0</text:p>
          </table:table-cell>
          <table:table-cell table:formula="of:=[.L62]/1000000" office:value-type="float" office:value="0" calcext:value-type="float">
            <text:p>0</text:p>
          </table:table-cell>
          <table:table-cell table:formula="of:=[.M62]/1000000" office:value-type="float" office:value="0" calcext:value-type="float">
            <text:p>0</text:p>
          </table:table-cell>
          <table:table-cell table:formula="of:=[.N62]/1000000" office:value-type="float" office:value="0" calcext:value-type="float">
            <text:p>0</text:p>
          </table:table-cell>
          <table:table-cell table:formula="of:=[.O62]/1000000" office:value-type="float" office:value="0" calcext:value-type="float">
            <text:p>0</text:p>
          </table:table-cell>
          <table:table-cell table:formula="of:=[.P62]/1000000" office:value-type="float" office:value="0" calcext:value-type="float">
            <text:p>0</text:p>
          </table:table-cell>
          <table:table-cell table:formula="of:=[.Q6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49]" office:value-type="string" office:string-value="HELib_8K_1" calcext:value-type="string">
            <text:p>HELib_8K_1</text:p>
          </table:table-cell>
          <table:table-cell table:formula="of:=[.P6]" office:value-type="float" office:value="1331" calcext:value-type="float">
            <text:p>1331</text:p>
          </table:table-cell>
          <table:table-cell table:formula="of:=[.AL6]" office:value-type="float" office:value="2197" calcext:value-type="float">
            <text:p>2197</text:p>
          </table:table-cell>
          <table:table-cell table:formula="of:=[.BH6]" office:value-type="float" office:value="2118" calcext:value-type="float">
            <text:p>2118</text:p>
          </table:table-cell>
          <table:table-cell table:formula="of:=[.CD6]" office:value-type="float" office:value="2099" calcext:value-type="float">
            <text:p>2099</text:p>
          </table:table-cell>
          <table:table-cell table:formula="of:=[.CZ6]" office:value-type="float" office:value="2524" calcext:value-type="float">
            <text:p>2524</text:p>
          </table:table-cell>
          <table:table-cell table:formula="of:=[.DV6]" office:value-type="float" office:value="2683" calcext:value-type="float">
            <text:p>2683</text:p>
          </table:table-cell>
          <table:table-cell table:formula="of:=[.ER6]" office:value-type="float" office:value="3090" calcext:value-type="float">
            <text:p>3090</text:p>
          </table:table-cell>
          <table:table-cell table:formula="of:=[.FN6]" office:value-type="float" office:value="3036" calcext:value-type="float">
            <text:p>3036</text:p>
          </table:table-cell>
          <table:table-cell table:formula="of:=[.GJ6]" office:value-type="float" office:value="2784" calcext:value-type="float">
            <text:p>2784</text:p>
          </table:table-cell>
          <table:table-cell/>
          <table:table-cell table:formula="of:=[.H63]" office:value-type="string" office:string-value="HELib_8K_1" calcext:value-type="string">
            <text:p>HELib_8K_1</text:p>
          </table:table-cell>
          <table:table-cell table:formula="of:=[.I63]/1000000" office:value-type="float" office:value="0.001331" calcext:value-type="float">
            <text:p>0.001331</text:p>
          </table:table-cell>
          <table:table-cell table:formula="of:=[.J63]/1000000" office:value-type="float" office:value="0.002197" calcext:value-type="float">
            <text:p>0.002197</text:p>
          </table:table-cell>
          <table:table-cell table:formula="of:=[.K63]/1000000" office:value-type="float" office:value="0.002118" calcext:value-type="float">
            <text:p>0.002118</text:p>
          </table:table-cell>
          <table:table-cell table:formula="of:=[.L63]/1000000" office:value-type="float" office:value="0.002099" calcext:value-type="float">
            <text:p>0.002099</text:p>
          </table:table-cell>
          <table:table-cell table:formula="of:=[.M63]/1000000" office:value-type="float" office:value="0.002524" calcext:value-type="float">
            <text:p>0.002524</text:p>
          </table:table-cell>
          <table:table-cell table:formula="of:=[.N63]/1000000" office:value-type="float" office:value="0.002683" calcext:value-type="float">
            <text:p>0.002683</text:p>
          </table:table-cell>
          <table:table-cell table:formula="of:=[.O63]/1000000" office:value-type="float" office:value="0.00309" calcext:value-type="float">
            <text:p>0.00309</text:p>
          </table:table-cell>
          <table:table-cell table:formula="of:=[.P63]/1000000" office:value-type="float" office:value="0.003036" calcext:value-type="float">
            <text:p>0.003036</text:p>
          </table:table-cell>
          <table:table-cell table:formula="of:=[.Q63]/1000000" office:value-type="float" office:value="0.002784" calcext:value-type="float">
            <text:p>0.002784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0]" office:value-type="string" office:string-value="SEAL_8K_1" calcext:value-type="string">
            <text:p>SEAL_8K_1</text:p>
          </table:table-cell>
          <table:table-cell table:formula="of:=[.P7]" office:value-type="float" office:value="5264667" calcext:value-type="float">
            <text:p>5264667</text:p>
          </table:table-cell>
          <table:table-cell table:formula="of:=[.AL7]" office:value-type="float" office:value="6576251" calcext:value-type="float">
            <text:p>6576251</text:p>
          </table:table-cell>
          <table:table-cell table:formula="of:=[.BH7]" office:value-type="float" office:value="7619755" calcext:value-type="float">
            <text:p>7619755</text:p>
          </table:table-cell>
          <table:table-cell table:formula="of:=[.CD7]" office:value-type="float" office:value="8305208" calcext:value-type="float">
            <text:p>8305208</text:p>
          </table:table-cell>
          <table:table-cell table:formula="of:=[.CZ7]" office:value-type="float" office:value="9316507" calcext:value-type="float">
            <text:p>9316507</text:p>
          </table:table-cell>
          <table:table-cell table:formula="of:=[.DV7]" office:value-type="float" office:value="0" calcext:value-type="float">
            <text:p>0</text:p>
          </table:table-cell>
          <table:table-cell table:formula="of:=[.ER7]" office:value-type="float" office:value="0" calcext:value-type="float">
            <text:p>0</text:p>
          </table:table-cell>
          <table:table-cell table:formula="of:=[.FN7]" office:value-type="float" office:value="0" calcext:value-type="float">
            <text:p>0</text:p>
          </table:table-cell>
          <table:table-cell table:formula="of:=[.GJ7]" office:value-type="float" office:value="0" calcext:value-type="float">
            <text:p>0</text:p>
          </table:table-cell>
          <table:table-cell/>
          <table:table-cell table:formula="of:=[.H64]" office:value-type="string" office:string-value="SEAL_8K_1" calcext:value-type="string">
            <text:p>SEAL_8K_1</text:p>
          </table:table-cell>
          <table:table-cell table:formula="of:=[.I64]/1000000" office:value-type="float" office:value="5.264667" calcext:value-type="float">
            <text:p>5.264667</text:p>
          </table:table-cell>
          <table:table-cell table:formula="of:=[.J64]/1000000" office:value-type="float" office:value="6.576251" calcext:value-type="float">
            <text:p>6.576251</text:p>
          </table:table-cell>
          <table:table-cell table:formula="of:=[.K64]/1000000" office:value-type="float" office:value="7.619755" calcext:value-type="float">
            <text:p>7.619755</text:p>
          </table:table-cell>
          <table:table-cell table:formula="of:=[.L64]/1000000" office:value-type="float" office:value="8.305208" calcext:value-type="float">
            <text:p>8.305208</text:p>
          </table:table-cell>
          <table:table-cell table:formula="of:=[.M64]/1000000" office:value-type="float" office:value="9.316507" calcext:value-type="float">
            <text:p>9.316507</text:p>
          </table:table-cell>
          <table:table-cell table:formula="of:=[.N64]/1000000" office:value-type="float" office:value="0" calcext:value-type="float">
            <text:p>0</text:p>
          </table:table-cell>
          <table:table-cell table:formula="of:=[.O64]/1000000" office:value-type="float" office:value="0" calcext:value-type="float">
            <text:p>0</text:p>
          </table:table-cell>
          <table:table-cell table:formula="of:=[.P64]/1000000" office:value-type="float" office:value="0" calcext:value-type="float">
            <text:p>0</text:p>
          </table:table-cell>
          <table:table-cell table:formula="of:=[.Q6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1]" office:value-type="string" office:string-value="HELib_8K_2" calcext:value-type="string">
            <text:p>HELib_8K_2</text:p>
          </table:table-cell>
          <table:table-cell table:formula="of:=[.P8]" office:value-type="float" office:value="1286" calcext:value-type="float">
            <text:p>1286</text:p>
          </table:table-cell>
          <table:table-cell table:formula="of:=[.AL8]" office:value-type="float" office:value="3315" calcext:value-type="float">
            <text:p>3315</text:p>
          </table:table-cell>
          <table:table-cell table:formula="of:=[.BH8]" office:value-type="float" office:value="2995" calcext:value-type="float">
            <text:p>2995</text:p>
          </table:table-cell>
          <table:table-cell table:formula="of:=[.CD8]" office:value-type="float" office:value="3236" calcext:value-type="float">
            <text:p>3236</text:p>
          </table:table-cell>
          <table:table-cell table:formula="of:=[.CZ8]" office:value-type="float" office:value="4048" calcext:value-type="float">
            <text:p>4048</text:p>
          </table:table-cell>
          <table:table-cell table:formula="of:=[.DV8]" office:value-type="float" office:value="3778" calcext:value-type="float">
            <text:p>3778</text:p>
          </table:table-cell>
          <table:table-cell table:formula="of:=[.ER8]" office:value-type="float" office:value="3749" calcext:value-type="float">
            <text:p>3749</text:p>
          </table:table-cell>
          <table:table-cell table:formula="of:=[.FN8]" office:value-type="float" office:value="4371" calcext:value-type="float">
            <text:p>4371</text:p>
          </table:table-cell>
          <table:table-cell table:formula="of:=[.GJ8]" office:value-type="float" office:value="4363" calcext:value-type="float">
            <text:p>4363</text:p>
          </table:table-cell>
          <table:table-cell/>
          <table:table-cell table:formula="of:=[.H65]" office:value-type="string" office:string-value="HELib_8K_2" calcext:value-type="string">
            <text:p>HELib_8K_2</text:p>
          </table:table-cell>
          <table:table-cell table:formula="of:=[.I65]/1000000" office:value-type="float" office:value="0.001286" calcext:value-type="float">
            <text:p>0.001286</text:p>
          </table:table-cell>
          <table:table-cell table:formula="of:=[.J65]/1000000" office:value-type="float" office:value="0.003315" calcext:value-type="float">
            <text:p>0.003315</text:p>
          </table:table-cell>
          <table:table-cell table:formula="of:=[.K65]/1000000" office:value-type="float" office:value="0.002995" calcext:value-type="float">
            <text:p>0.002995</text:p>
          </table:table-cell>
          <table:table-cell table:formula="of:=[.L65]/1000000" office:value-type="float" office:value="0.003236" calcext:value-type="float">
            <text:p>0.003236</text:p>
          </table:table-cell>
          <table:table-cell table:formula="of:=[.M65]/1000000" office:value-type="float" office:value="0.004048" calcext:value-type="float">
            <text:p>0.004048</text:p>
          </table:table-cell>
          <table:table-cell table:formula="of:=[.N65]/1000000" office:value-type="float" office:value="0.003778" calcext:value-type="float">
            <text:p>0.003778</text:p>
          </table:table-cell>
          <table:table-cell table:formula="of:=[.O65]/1000000" office:value-type="float" office:value="0.003749" calcext:value-type="float">
            <text:p>0.003749</text:p>
          </table:table-cell>
          <table:table-cell table:formula="of:=[.P65]/1000000" office:value-type="float" office:value="0.004371" calcext:value-type="float">
            <text:p>0.004371</text:p>
          </table:table-cell>
          <table:table-cell table:formula="of:=[.Q65]/1000000" office:value-type="float" office:value="0.004363" calcext:value-type="float">
            <text:p>0.004363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2]" office:value-type="string" office:string-value="SEAL_8K_2" calcext:value-type="string">
            <text:p>SEAL_8K_2</text:p>
          </table:table-cell>
          <table:table-cell table:formula="of:=[.P9]" office:value-type="float" office:value="4444567" calcext:value-type="float">
            <text:p>4444567</text:p>
          </table:table-cell>
          <table:table-cell table:formula="of:=[.AL9]" office:value-type="float" office:value="5315098" calcext:value-type="float">
            <text:p>5315098</text:p>
          </table:table-cell>
          <table:table-cell table:formula="of:=[.BH9]" office:value-type="float" office:value="5815025" calcext:value-type="float">
            <text:p>5815025</text:p>
          </table:table-cell>
          <table:table-cell table:formula="of:=[.CD9]" office:value-type="float" office:value="6548693" calcext:value-type="float">
            <text:p>6548693</text:p>
          </table:table-cell>
          <table:table-cell table:formula="of:=[.CZ9]" office:value-type="float" office:value="0" calcext:value-type="float">
            <text:p>0</text:p>
          </table:table-cell>
          <table:table-cell table:formula="of:=[.DV9]" office:value-type="float" office:value="0" calcext:value-type="float">
            <text:p>0</text:p>
          </table:table-cell>
          <table:table-cell table:formula="of:=[.ER9]" office:value-type="float" office:value="0" calcext:value-type="float">
            <text:p>0</text:p>
          </table:table-cell>
          <table:table-cell table:formula="of:=[.FN9]" office:value-type="float" office:value="0" calcext:value-type="float">
            <text:p>0</text:p>
          </table:table-cell>
          <table:table-cell table:formula="of:=[.GJ9]" office:value-type="float" office:value="0" calcext:value-type="float">
            <text:p>0</text:p>
          </table:table-cell>
          <table:table-cell/>
          <table:table-cell table:formula="of:=[.H66]" office:value-type="string" office:string-value="SEAL_8K_2" calcext:value-type="string">
            <text:p>SEAL_8K_2</text:p>
          </table:table-cell>
          <table:table-cell table:formula="of:=[.I66]/1000000" office:value-type="float" office:value="4.444567" calcext:value-type="float">
            <text:p>4.444567</text:p>
          </table:table-cell>
          <table:table-cell table:formula="of:=[.J66]/1000000" office:value-type="float" office:value="5.315098" calcext:value-type="float">
            <text:p>5.315098</text:p>
          </table:table-cell>
          <table:table-cell table:formula="of:=[.K66]/1000000" office:value-type="float" office:value="5.815025" calcext:value-type="float">
            <text:p>5.815025</text:p>
          </table:table-cell>
          <table:table-cell table:formula="of:=[.L66]/1000000" office:value-type="float" office:value="6.548693" calcext:value-type="float">
            <text:p>6.548693</text:p>
          </table:table-cell>
          <table:table-cell table:formula="of:=[.M66]/1000000" office:value-type="float" office:value="0" calcext:value-type="float">
            <text:p>0</text:p>
          </table:table-cell>
          <table:table-cell table:formula="of:=[.N66]/1000000" office:value-type="float" office:value="0" calcext:value-type="float">
            <text:p>0</text:p>
          </table:table-cell>
          <table:table-cell table:formula="of:=[.O66]/1000000" office:value-type="float" office:value="0" calcext:value-type="float">
            <text:p>0</text:p>
          </table:table-cell>
          <table:table-cell table:formula="of:=[.P66]/1000000" office:value-type="float" office:value="0" calcext:value-type="float">
            <text:p>0</text:p>
          </table:table-cell>
          <table:table-cell table:formula="of:=[.Q6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3]" office:value-type="string" office:string-value="HELib_16K_1" calcext:value-type="string">
            <text:p>HELib_16K_1</text:p>
          </table:table-cell>
          <table:table-cell table:formula="of:=[.P10]" office:value-type="float" office:value="1289" calcext:value-type="float">
            <text:p>1289</text:p>
          </table:table-cell>
          <table:table-cell table:formula="of:=[.AL10]" office:value-type="float" office:value="4106" calcext:value-type="float">
            <text:p>4106</text:p>
          </table:table-cell>
          <table:table-cell table:formula="of:=[.BH10]" office:value-type="float" office:value="3222" calcext:value-type="float">
            <text:p>3222</text:p>
          </table:table-cell>
          <table:table-cell table:formula="of:=[.CD10]" office:value-type="float" office:value="3475" calcext:value-type="float">
            <text:p>3475</text:p>
          </table:table-cell>
          <table:table-cell table:formula="of:=[.CZ10]" office:value-type="float" office:value="3914" calcext:value-type="float">
            <text:p>3914</text:p>
          </table:table-cell>
          <table:table-cell table:formula="of:=[.DV10]" office:value-type="float" office:value="4716" calcext:value-type="float">
            <text:p>4716</text:p>
          </table:table-cell>
          <table:table-cell table:formula="of:=[.ER10]" office:value-type="float" office:value="4009" calcext:value-type="float">
            <text:p>4009</text:p>
          </table:table-cell>
          <table:table-cell table:formula="of:=[.FN10]" office:value-type="float" office:value="4147" calcext:value-type="float">
            <text:p>4147</text:p>
          </table:table-cell>
          <table:table-cell table:formula="of:=[.GJ10]" office:value-type="float" office:value="3868" calcext:value-type="float">
            <text:p>3868</text:p>
          </table:table-cell>
          <table:table-cell/>
          <table:table-cell table:formula="of:=[.H67]" office:value-type="string" office:string-value="HELib_16K_1" calcext:value-type="string">
            <text:p>HELib_16K_1</text:p>
          </table:table-cell>
          <table:table-cell table:formula="of:=[.I67]/1000000" office:value-type="float" office:value="0.001289" calcext:value-type="float">
            <text:p>0.001289</text:p>
          </table:table-cell>
          <table:table-cell table:formula="of:=[.J67]/1000000" office:value-type="float" office:value="0.004106" calcext:value-type="float">
            <text:p>0.004106</text:p>
          </table:table-cell>
          <table:table-cell table:formula="of:=[.K67]/1000000" office:value-type="float" office:value="0.003222" calcext:value-type="float">
            <text:p>0.003222</text:p>
          </table:table-cell>
          <table:table-cell table:formula="of:=[.L67]/1000000" office:value-type="float" office:value="0.003475" calcext:value-type="float">
            <text:p>0.003475</text:p>
          </table:table-cell>
          <table:table-cell table:formula="of:=[.M67]/1000000" office:value-type="float" office:value="0.003914" calcext:value-type="float">
            <text:p>0.003914</text:p>
          </table:table-cell>
          <table:table-cell table:formula="of:=[.N67]/1000000" office:value-type="float" office:value="0.004716" calcext:value-type="float">
            <text:p>0.004716</text:p>
          </table:table-cell>
          <table:table-cell table:formula="of:=[.O67]/1000000" office:value-type="float" office:value="0.004009" calcext:value-type="float">
            <text:p>0.004009</text:p>
          </table:table-cell>
          <table:table-cell table:formula="of:=[.P67]/1000000" office:value-type="float" office:value="0.004147" calcext:value-type="float">
            <text:p>0.004147</text:p>
          </table:table-cell>
          <table:table-cell table:formula="of:=[.Q67]/1000000" office:value-type="float" office:value="0.003868" calcext:value-type="float">
            <text:p>0.00386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4]" office:value-type="string" office:string-value="SEAL_16K_1" calcext:value-type="string">
            <text:p>SEAL_16K_1</text:p>
          </table:table-cell>
          <table:table-cell table:formula="of:=[.P11]" office:value-type="float" office:value="12159340" calcext:value-type="float">
            <text:p>12159340</text:p>
          </table:table-cell>
          <table:table-cell table:formula="of:=[.AL11]" office:value-type="float" office:value="14428391" calcext:value-type="float">
            <text:p>14428391</text:p>
          </table:table-cell>
          <table:table-cell table:formula="of:=[.BH11]" office:value-type="float" office:value="15802999" calcext:value-type="float">
            <text:p>15802999</text:p>
          </table:table-cell>
          <table:table-cell table:formula="of:=[.CD11]" office:value-type="float" office:value="17315497" calcext:value-type="float">
            <text:p>17315497</text:p>
          </table:table-cell>
          <table:table-cell table:formula="of:=[.CZ11]" office:value-type="float" office:value="18933064" calcext:value-type="float">
            <text:p>18933064</text:p>
          </table:table-cell>
          <table:table-cell table:formula="of:=[.DV11]" office:value-type="float" office:value="0" calcext:value-type="float">
            <text:p>0</text:p>
          </table:table-cell>
          <table:table-cell table:formula="of:=[.ER11]" office:value-type="float" office:value="0" calcext:value-type="float">
            <text:p>0</text:p>
          </table:table-cell>
          <table:table-cell table:formula="of:=[.FN11]" office:value-type="float" office:value="0" calcext:value-type="float">
            <text:p>0</text:p>
          </table:table-cell>
          <table:table-cell table:formula="of:=[.GJ11]" office:value-type="float" office:value="0" calcext:value-type="float">
            <text:p>0</text:p>
          </table:table-cell>
          <table:table-cell/>
          <table:table-cell table:formula="of:=[.H68]" office:value-type="string" office:string-value="SEAL_16K_1" calcext:value-type="string">
            <text:p>SEAL_16K_1</text:p>
          </table:table-cell>
          <table:table-cell table:formula="of:=[.I68]/1000000" office:value-type="float" office:value="12.15934" calcext:value-type="float">
            <text:p>12.15934</text:p>
          </table:table-cell>
          <table:table-cell table:formula="of:=[.J68]/1000000" office:value-type="float" office:value="14.428391" calcext:value-type="float">
            <text:p>14.428391</text:p>
          </table:table-cell>
          <table:table-cell table:formula="of:=[.K68]/1000000" office:value-type="float" office:value="15.802999" calcext:value-type="float">
            <text:p>15.802999</text:p>
          </table:table-cell>
          <table:table-cell table:formula="of:=[.L68]/1000000" office:value-type="float" office:value="17.315497" calcext:value-type="float">
            <text:p>17.315497</text:p>
          </table:table-cell>
          <table:table-cell table:formula="of:=[.M68]/1000000" office:value-type="float" office:value="18.933064" calcext:value-type="float">
            <text:p>18.933064</text:p>
          </table:table-cell>
          <table:table-cell table:formula="of:=[.N68]/1000000" office:value-type="float" office:value="0" calcext:value-type="float">
            <text:p>0</text:p>
          </table:table-cell>
          <table:table-cell table:formula="of:=[.O68]/1000000" office:value-type="float" office:value="0" calcext:value-type="float">
            <text:p>0</text:p>
          </table:table-cell>
          <table:table-cell table:formula="of:=[.P68]/1000000" office:value-type="float" office:value="0" calcext:value-type="float">
            <text:p>0</text:p>
          </table:table-cell>
          <table:table-cell table:formula="of:=[.Q6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5]" office:value-type="string" office:string-value="HELib_16K_2" calcext:value-type="string">
            <text:p>HELib_16K_2</text:p>
          </table:table-cell>
          <table:table-cell table:formula="of:=[.P12]" office:value-type="float" office:value="2090" calcext:value-type="float">
            <text:p>2090</text:p>
          </table:table-cell>
          <table:table-cell table:formula="of:=[.AL12]" office:value-type="float" office:value="3167" calcext:value-type="float">
            <text:p>3167</text:p>
          </table:table-cell>
          <table:table-cell table:formula="of:=[.BH12]" office:value-type="float" office:value="3118" calcext:value-type="float">
            <text:p>3118</text:p>
          </table:table-cell>
          <table:table-cell table:formula="of:=[.CD12]" office:value-type="float" office:value="4286" calcext:value-type="float">
            <text:p>4286</text:p>
          </table:table-cell>
          <table:table-cell table:formula="of:=[.CZ12]" office:value-type="float" office:value="3509" calcext:value-type="float">
            <text:p>3509</text:p>
          </table:table-cell>
          <table:table-cell table:formula="of:=[.DV12]" office:value-type="float" office:value="5007" calcext:value-type="float">
            <text:p>5007</text:p>
          </table:table-cell>
          <table:table-cell table:formula="of:=[.ER12]" office:value-type="float" office:value="5901" calcext:value-type="float">
            <text:p>5901</text:p>
          </table:table-cell>
          <table:table-cell table:formula="of:=[.FN12]" office:value-type="float" office:value="5868" calcext:value-type="float">
            <text:p>5868</text:p>
          </table:table-cell>
          <table:table-cell table:formula="of:=[.GJ12]" office:value-type="float" office:value="4621" calcext:value-type="float">
            <text:p>4621</text:p>
          </table:table-cell>
          <table:table-cell/>
          <table:table-cell table:formula="of:=[.H69]" office:value-type="string" office:string-value="HELib_16K_2" calcext:value-type="string">
            <text:p>HELib_16K_2</text:p>
          </table:table-cell>
          <table:table-cell table:formula="of:=[.I69]/1000000" office:value-type="float" office:value="0.00209" calcext:value-type="float">
            <text:p>0.00209</text:p>
          </table:table-cell>
          <table:table-cell table:formula="of:=[.J69]/1000000" office:value-type="float" office:value="0.003167" calcext:value-type="float">
            <text:p>0.003167</text:p>
          </table:table-cell>
          <table:table-cell table:formula="of:=[.K69]/1000000" office:value-type="float" office:value="0.003118" calcext:value-type="float">
            <text:p>0.003118</text:p>
          </table:table-cell>
          <table:table-cell table:formula="of:=[.L69]/1000000" office:value-type="float" office:value="0.004286" calcext:value-type="float">
            <text:p>0.004286</text:p>
          </table:table-cell>
          <table:table-cell table:formula="of:=[.M69]/1000000" office:value-type="float" office:value="0.003509" calcext:value-type="float">
            <text:p>0.003509</text:p>
          </table:table-cell>
          <table:table-cell table:formula="of:=[.N69]/1000000" office:value-type="float" office:value="0.005007" calcext:value-type="float">
            <text:p>0.005007</text:p>
          </table:table-cell>
          <table:table-cell table:formula="of:=[.O69]/1000000" office:value-type="float" office:value="0.005901" calcext:value-type="float">
            <text:p>0.005901</text:p>
          </table:table-cell>
          <table:table-cell table:formula="of:=[.P69]/1000000" office:value-type="float" office:value="0.005868" calcext:value-type="float">
            <text:p>0.005868</text:p>
          </table:table-cell>
          <table:table-cell table:formula="of:=[.Q69]/1000000" office:value-type="float" office:value="0.004621" calcext:value-type="float">
            <text:p>0.004621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6]" office:value-type="string" office:string-value="SEAL_16K_2" calcext:value-type="string">
            <text:p>SEAL_16K_2</text:p>
          </table:table-cell>
          <table:table-cell table:formula="of:=[.P13]" office:value-type="float" office:value="18462897" calcext:value-type="float">
            <text:p>18462897</text:p>
          </table:table-cell>
          <table:table-cell table:formula="of:=[.AL13]" office:value-type="float" office:value="22849458" calcext:value-type="float">
            <text:p>22849458</text:p>
          </table:table-cell>
          <table:table-cell table:formula="of:=[.BH13]" office:value-type="float" office:value="25177531" calcext:value-type="float">
            <text:p>25177531</text:p>
          </table:table-cell>
          <table:table-cell table:formula="of:=[.CD13]" office:value-type="float" office:value="27092557" calcext:value-type="float">
            <text:p>27092557</text:p>
          </table:table-cell>
          <table:table-cell table:formula="of:=[.CZ13]" office:value-type="float" office:value="30671590" calcext:value-type="float">
            <text:p>30671590</text:p>
          </table:table-cell>
          <table:table-cell table:formula="of:=[.DV13]" office:value-type="float" office:value="32895902" calcext:value-type="float">
            <text:p>32895902</text:p>
          </table:table-cell>
          <table:table-cell table:formula="of:=[.ER13]" office:value-type="float" office:value="36032151" calcext:value-type="float">
            <text:p>36032151</text:p>
          </table:table-cell>
          <table:table-cell table:formula="of:=[.FN13]" office:value-type="float" office:value="38651038" calcext:value-type="float">
            <text:p>38651038</text:p>
          </table:table-cell>
          <table:table-cell table:formula="of:=[.GJ13]" office:value-type="float" office:value="42277914" calcext:value-type="float">
            <text:p>42277914</text:p>
          </table:table-cell>
          <table:table-cell/>
          <table:table-cell table:formula="of:=[.H70]" office:value-type="string" office:string-value="SEAL_16K_2" calcext:value-type="string">
            <text:p>SEAL_16K_2</text:p>
          </table:table-cell>
          <table:table-cell table:formula="of:=[.I70]/1000000" office:value-type="float" office:value="18.462897" calcext:value-type="float">
            <text:p>18.462897</text:p>
          </table:table-cell>
          <table:table-cell table:formula="of:=[.J70]/1000000" office:value-type="float" office:value="22.849458" calcext:value-type="float">
            <text:p>22.849458</text:p>
          </table:table-cell>
          <table:table-cell table:formula="of:=[.K70]/1000000" office:value-type="float" office:value="25.177531" calcext:value-type="float">
            <text:p>25.177531</text:p>
          </table:table-cell>
          <table:table-cell table:formula="of:=[.L70]/1000000" office:value-type="float" office:value="27.092557" calcext:value-type="float">
            <text:p>27.092557</text:p>
          </table:table-cell>
          <table:table-cell table:formula="of:=[.M70]/1000000" office:value-type="float" office:value="30.67159" calcext:value-type="float">
            <text:p>30.67159</text:p>
          </table:table-cell>
          <table:table-cell table:formula="of:=[.N70]/1000000" office:value-type="float" office:value="32.895902" calcext:value-type="float">
            <text:p>32.895902</text:p>
          </table:table-cell>
          <table:table-cell table:formula="of:=[.O70]/1000000" office:value-type="float" office:value="36.032151" calcext:value-type="float">
            <text:p>36.032151</text:p>
          </table:table-cell>
          <table:table-cell table:formula="of:=[.P70]/1000000" office:value-type="float" office:value="38.651038" calcext:value-type="float">
            <text:p>38.651038</text:p>
          </table:table-cell>
          <table:table-cell table:formula="of:=[.Q70]/1000000" office:value-type="float" office:value="42.277914" calcext:value-type="float">
            <text:p>42.277914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encryption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59]" office:value-type="string" office:string-value="HELib_4K_1" calcext:value-type="string">
            <text:p>HELib_4K_1</text:p>
          </table:table-cell>
          <table:table-cell table:formula="of:=[.Q2]" office:value-type="float" office:value="889275" calcext:value-type="float">
            <text:p>889275</text:p>
          </table:table-cell>
          <table:table-cell table:formula="of:=[.AM2]" office:value-type="float" office:value="1172441" calcext:value-type="float">
            <text:p>1172441</text:p>
          </table:table-cell>
          <table:table-cell table:formula="of:=[.BI2]" office:value-type="float" office:value="1738293" calcext:value-type="float">
            <text:p>1738293</text:p>
          </table:table-cell>
          <table:table-cell table:formula="of:=[.CE2]" office:value-type="float" office:value="1426395" calcext:value-type="float">
            <text:p>1426395</text:p>
          </table:table-cell>
          <table:table-cell table:formula="of:=[.DA2]" office:value-type="float" office:value="1491125" calcext:value-type="float">
            <text:p>1491125</text:p>
          </table:table-cell>
          <table:table-cell table:formula="of:=[.DW2]" office:value-type="float" office:value="1512912" calcext:value-type="float">
            <text:p>1512912</text:p>
          </table:table-cell>
          <table:table-cell table:formula="of:=[.ES2]" office:value-type="float" office:value="1551028" calcext:value-type="float">
            <text:p>1551028</text:p>
          </table:table-cell>
          <table:table-cell table:formula="of:=[.FO2]" office:value-type="float" office:value="1505423" calcext:value-type="float">
            <text:p>1505423</text:p>
          </table:table-cell>
          <table:table-cell table:formula="of:=[.GK2]" office:value-type="float" office:value="1296599" calcext:value-type="float">
            <text:p>1296599</text:p>
          </table:table-cell>
          <table:table-cell/>
          <table:table-cell table:formula="of:=[.H73]" office:value-type="string" office:string-value="HELib_4K_1" calcext:value-type="string">
            <text:p>HELib_4K_1</text:p>
          </table:table-cell>
          <table:table-cell table:formula="of:=[.I73]/1000000" office:value-type="float" office:value="0.889275" calcext:value-type="float">
            <text:p>0.889275</text:p>
          </table:table-cell>
          <table:table-cell table:formula="of:=[.J73]/1000000" office:value-type="float" office:value="1.172441" calcext:value-type="float">
            <text:p>1.172441</text:p>
          </table:table-cell>
          <table:table-cell table:formula="of:=[.K73]/1000000" office:value-type="float" office:value="1.738293" calcext:value-type="float">
            <text:p>1.738293</text:p>
          </table:table-cell>
          <table:table-cell table:formula="of:=[.L73]/1000000" office:value-type="float" office:value="1.426395" calcext:value-type="float">
            <text:p>1.426395</text:p>
          </table:table-cell>
          <table:table-cell table:formula="of:=[.M73]/1000000" office:value-type="float" office:value="1.491125" calcext:value-type="float">
            <text:p>1.491125</text:p>
          </table:table-cell>
          <table:table-cell table:formula="of:=[.N73]/1000000" office:value-type="float" office:value="1.512912" calcext:value-type="float">
            <text:p>1.512912</text:p>
          </table:table-cell>
          <table:table-cell table:formula="of:=[.O73]/1000000" office:value-type="float" office:value="1.551028" calcext:value-type="float">
            <text:p>1.551028</text:p>
          </table:table-cell>
          <table:table-cell table:formula="of:=[.P73]/1000000" office:value-type="float" office:value="1.505423" calcext:value-type="float">
            <text:p>1.505423</text:p>
          </table:table-cell>
          <table:table-cell table:formula="of:=[.Q73]/1000000" office:value-type="float" office:value="1.296599" calcext:value-type="float">
            <text:p>1.296599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0]" office:value-type="string" office:string-value="SEAL_4K_1" calcext:value-type="string">
            <text:p>SEAL_4K_1</text:p>
          </table:table-cell>
          <table:table-cell table:formula="of:=[.Q3]" office:value-type="float" office:value="556116" calcext:value-type="float">
            <text:p>556116</text:p>
          </table:table-cell>
          <table:table-cell table:formula="of:=[.AM3]" office:value-type="float" office:value="625032" calcext:value-type="float">
            <text:p>625032</text:p>
          </table:table-cell>
          <table:table-cell table:formula="of:=[.BI3]" office:value-type="float" office:value="0" calcext:value-type="float">
            <text:p>0</text:p>
          </table:table-cell>
          <table:table-cell table:formula="of:=[.CE3]" office:value-type="float" office:value="0" calcext:value-type="float">
            <text:p>0</text:p>
          </table:table-cell>
          <table:table-cell table:formula="of:=[.DA3]" office:value-type="float" office:value="0" calcext:value-type="float">
            <text:p>0</text:p>
          </table:table-cell>
          <table:table-cell table:formula="of:=[.DW3]" office:value-type="float" office:value="0" calcext:value-type="float">
            <text:p>0</text:p>
          </table:table-cell>
          <table:table-cell table:formula="of:=[.ES3]" office:value-type="float" office:value="0" calcext:value-type="float">
            <text:p>0</text:p>
          </table:table-cell>
          <table:table-cell table:formula="of:=[.FO3]" office:value-type="float" office:value="0" calcext:value-type="float">
            <text:p>0</text:p>
          </table:table-cell>
          <table:table-cell table:formula="of:=[.GK3]" office:value-type="float" office:value="0" calcext:value-type="float">
            <text:p>0</text:p>
          </table:table-cell>
          <table:table-cell/>
          <table:table-cell table:formula="of:=[.H74]" office:value-type="string" office:string-value="SEAL_4K_1" calcext:value-type="string">
            <text:p>SEAL_4K_1</text:p>
          </table:table-cell>
          <table:table-cell table:formula="of:=[.I74]/1000000" office:value-type="float" office:value="0.556116" calcext:value-type="float">
            <text:p>0.556116</text:p>
          </table:table-cell>
          <table:table-cell table:formula="of:=[.J74]/1000000" office:value-type="float" office:value="0.625032" calcext:value-type="float">
            <text:p>0.625032</text:p>
          </table:table-cell>
          <table:table-cell table:formula="of:=[.K74]/1000000" office:value-type="float" office:value="0" calcext:value-type="float">
            <text:p>0</text:p>
          </table:table-cell>
          <table:table-cell table:formula="of:=[.L74]/1000000" office:value-type="float" office:value="0" calcext:value-type="float">
            <text:p>0</text:p>
          </table:table-cell>
          <table:table-cell table:formula="of:=[.M74]/1000000" office:value-type="float" office:value="0" calcext:value-type="float">
            <text:p>0</text:p>
          </table:table-cell>
          <table:table-cell table:formula="of:=[.N74]/1000000" office:value-type="float" office:value="0" calcext:value-type="float">
            <text:p>0</text:p>
          </table:table-cell>
          <table:table-cell table:formula="of:=[.O74]/1000000" office:value-type="float" office:value="0" calcext:value-type="float">
            <text:p>0</text:p>
          </table:table-cell>
          <table:table-cell table:formula="of:=[.P74]/1000000" office:value-type="float" office:value="0" calcext:value-type="float">
            <text:p>0</text:p>
          </table:table-cell>
          <table:table-cell table:formula="of:=[.Q7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1]" office:value-type="string" office:string-value="HELib_4K_2" calcext:value-type="string">
            <text:p>HELib_4K_2</text:p>
          </table:table-cell>
          <table:table-cell table:formula="of:=[.Q4]" office:value-type="float" office:value="771337" calcext:value-type="float">
            <text:p>771337</text:p>
          </table:table-cell>
          <table:table-cell table:formula="of:=[.AM4]" office:value-type="float" office:value="1021869" calcext:value-type="float">
            <text:p>1021869</text:p>
          </table:table-cell>
          <table:table-cell table:formula="of:=[.BI4]" office:value-type="float" office:value="1056826" calcext:value-type="float">
            <text:p>1056826</text:p>
          </table:table-cell>
          <table:table-cell table:formula="of:=[.CE4]" office:value-type="float" office:value="1041796" calcext:value-type="float">
            <text:p>1041796</text:p>
          </table:table-cell>
          <table:table-cell table:formula="of:=[.DA4]" office:value-type="float" office:value="1093064" calcext:value-type="float">
            <text:p>1093064</text:p>
          </table:table-cell>
          <table:table-cell table:formula="of:=[.DW4]" office:value-type="float" office:value="946870" calcext:value-type="float">
            <text:p>946870</text:p>
          </table:table-cell>
          <table:table-cell table:formula="of:=[.ES4]" office:value-type="float" office:value="970478" calcext:value-type="float">
            <text:p>970478</text:p>
          </table:table-cell>
          <table:table-cell table:formula="of:=[.FO4]" office:value-type="float" office:value="951969" calcext:value-type="float">
            <text:p>951969</text:p>
          </table:table-cell>
          <table:table-cell table:formula="of:=[.GK4]" office:value-type="float" office:value="970405" calcext:value-type="float">
            <text:p>970405</text:p>
          </table:table-cell>
          <table:table-cell/>
          <table:table-cell table:formula="of:=[.H75]" office:value-type="string" office:string-value="HELib_4K_2" calcext:value-type="string">
            <text:p>HELib_4K_2</text:p>
          </table:table-cell>
          <table:table-cell table:formula="of:=[.I75]/1000000" office:value-type="float" office:value="0.771337" calcext:value-type="float">
            <text:p>0.771337</text:p>
          </table:table-cell>
          <table:table-cell table:formula="of:=[.J75]/1000000" office:value-type="float" office:value="1.021869" calcext:value-type="float">
            <text:p>1.021869</text:p>
          </table:table-cell>
          <table:table-cell table:formula="of:=[.K75]/1000000" office:value-type="float" office:value="1.056826" calcext:value-type="float">
            <text:p>1.056826</text:p>
          </table:table-cell>
          <table:table-cell table:formula="of:=[.L75]/1000000" office:value-type="float" office:value="1.041796" calcext:value-type="float">
            <text:p>1.041796</text:p>
          </table:table-cell>
          <table:table-cell table:formula="of:=[.M75]/1000000" office:value-type="float" office:value="1.093064" calcext:value-type="float">
            <text:p>1.093064</text:p>
          </table:table-cell>
          <table:table-cell table:formula="of:=[.N75]/1000000" office:value-type="float" office:value="0.94687" calcext:value-type="float">
            <text:p>0.94687</text:p>
          </table:table-cell>
          <table:table-cell table:formula="of:=[.O75]/1000000" office:value-type="float" office:value="0.970478" calcext:value-type="float">
            <text:p>0.970478</text:p>
          </table:table-cell>
          <table:table-cell table:formula="of:=[.P75]/1000000" office:value-type="float" office:value="0.951969" calcext:value-type="float">
            <text:p>0.951969</text:p>
          </table:table-cell>
          <table:table-cell table:formula="of:=[.Q75]/1000000" office:value-type="float" office:value="0.970405" calcext:value-type="float">
            <text:p>0.97040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2]" office:value-type="string" office:string-value="SEAL_4K_2" calcext:value-type="string">
            <text:p>SEAL_4K_2</text:p>
          </table:table-cell>
          <table:table-cell table:formula="of:=[.Q5]" office:value-type="float" office:value="455094" calcext:value-type="float">
            <text:p>455094</text:p>
          </table:table-cell>
          <table:table-cell table:formula="of:=[.AM5]" office:value-type="float" office:value="0" calcext:value-type="float">
            <text:p>0</text:p>
          </table:table-cell>
          <table:table-cell table:formula="of:=[.BI5]" office:value-type="float" office:value="0" calcext:value-type="float">
            <text:p>0</text:p>
          </table:table-cell>
          <table:table-cell table:formula="of:=[.CE5]" office:value-type="float" office:value="0" calcext:value-type="float">
            <text:p>0</text:p>
          </table:table-cell>
          <table:table-cell table:formula="of:=[.DA5]" office:value-type="float" office:value="0" calcext:value-type="float">
            <text:p>0</text:p>
          </table:table-cell>
          <table:table-cell table:formula="of:=[.DW5]" office:value-type="float" office:value="0" calcext:value-type="float">
            <text:p>0</text:p>
          </table:table-cell>
          <table:table-cell table:formula="of:=[.ES5]" office:value-type="float" office:value="0" calcext:value-type="float">
            <text:p>0</text:p>
          </table:table-cell>
          <table:table-cell table:formula="of:=[.FO5]" office:value-type="float" office:value="0" calcext:value-type="float">
            <text:p>0</text:p>
          </table:table-cell>
          <table:table-cell table:formula="of:=[.GK5]" office:value-type="float" office:value="0" calcext:value-type="float">
            <text:p>0</text:p>
          </table:table-cell>
          <table:table-cell/>
          <table:table-cell table:formula="of:=[.H76]" office:value-type="string" office:string-value="SEAL_4K_2" calcext:value-type="string">
            <text:p>SEAL_4K_2</text:p>
          </table:table-cell>
          <table:table-cell table:formula="of:=[.I76]/1000000" office:value-type="float" office:value="0.455094" calcext:value-type="float">
            <text:p>0.455094</text:p>
          </table:table-cell>
          <table:table-cell table:formula="of:=[.J76]/1000000" office:value-type="float" office:value="0" calcext:value-type="float">
            <text:p>0</text:p>
          </table:table-cell>
          <table:table-cell table:formula="of:=[.K76]/1000000" office:value-type="float" office:value="0" calcext:value-type="float">
            <text:p>0</text:p>
          </table:table-cell>
          <table:table-cell table:formula="of:=[.L76]/1000000" office:value-type="float" office:value="0" calcext:value-type="float">
            <text:p>0</text:p>
          </table:table-cell>
          <table:table-cell table:formula="of:=[.M76]/1000000" office:value-type="float" office:value="0" calcext:value-type="float">
            <text:p>0</text:p>
          </table:table-cell>
          <table:table-cell table:formula="of:=[.N76]/1000000" office:value-type="float" office:value="0" calcext:value-type="float">
            <text:p>0</text:p>
          </table:table-cell>
          <table:table-cell table:formula="of:=[.O76]/1000000" office:value-type="float" office:value="0" calcext:value-type="float">
            <text:p>0</text:p>
          </table:table-cell>
          <table:table-cell table:formula="of:=[.P76]/1000000" office:value-type="float" office:value="0" calcext:value-type="float">
            <text:p>0</text:p>
          </table:table-cell>
          <table:table-cell table:formula="of:=[.Q7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3]" office:value-type="string" office:string-value="HELib_8K_1" calcext:value-type="string">
            <text:p>HELib_8K_1</text:p>
          </table:table-cell>
          <table:table-cell table:formula="of:=[.Q6]" office:value-type="float" office:value="2868776" calcext:value-type="float">
            <text:p>2868776</text:p>
          </table:table-cell>
          <table:table-cell table:formula="of:=[.AM6]" office:value-type="float" office:value="3299213" calcext:value-type="float">
            <text:p>3299213</text:p>
          </table:table-cell>
          <table:table-cell table:formula="of:=[.BI6]" office:value-type="float" office:value="3327714" calcext:value-type="float">
            <text:p>3327714</text:p>
          </table:table-cell>
          <table:table-cell table:formula="of:=[.CE6]" office:value-type="float" office:value="3308782" calcext:value-type="float">
            <text:p>3308782</text:p>
          </table:table-cell>
          <table:table-cell table:formula="of:=[.DA6]" office:value-type="float" office:value="3341822" calcext:value-type="float">
            <text:p>3341822</text:p>
          </table:table-cell>
          <table:table-cell table:formula="of:=[.DW6]" office:value-type="float" office:value="3393423" calcext:value-type="float">
            <text:p>3393423</text:p>
          </table:table-cell>
          <table:table-cell table:formula="of:=[.ES6]" office:value-type="float" office:value="3485137" calcext:value-type="float">
            <text:p>3485137</text:p>
          </table:table-cell>
          <table:table-cell table:formula="of:=[.FO6]" office:value-type="float" office:value="3357242" calcext:value-type="float">
            <text:p>3357242</text:p>
          </table:table-cell>
          <table:table-cell table:formula="of:=[.GK6]" office:value-type="float" office:value="3417849" calcext:value-type="float">
            <text:p>3417849</text:p>
          </table:table-cell>
          <table:table-cell/>
          <table:table-cell table:formula="of:=[.H77]" office:value-type="string" office:string-value="HELib_8K_1" calcext:value-type="string">
            <text:p>HELib_8K_1</text:p>
          </table:table-cell>
          <table:table-cell table:formula="of:=[.I77]/1000000" office:value-type="float" office:value="2.868776" calcext:value-type="float">
            <text:p>2.868776</text:p>
          </table:table-cell>
          <table:table-cell table:formula="of:=[.J77]/1000000" office:value-type="float" office:value="3.299213" calcext:value-type="float">
            <text:p>3.299213</text:p>
          </table:table-cell>
          <table:table-cell table:formula="of:=[.K77]/1000000" office:value-type="float" office:value="3.327714" calcext:value-type="float">
            <text:p>3.327714</text:p>
          </table:table-cell>
          <table:table-cell table:formula="of:=[.L77]/1000000" office:value-type="float" office:value="3.308782" calcext:value-type="float">
            <text:p>3.308782</text:p>
          </table:table-cell>
          <table:table-cell table:formula="of:=[.M77]/1000000" office:value-type="float" office:value="3.341822" calcext:value-type="float">
            <text:p>3.341822</text:p>
          </table:table-cell>
          <table:table-cell table:formula="of:=[.N77]/1000000" office:value-type="float" office:value="3.393423" calcext:value-type="float">
            <text:p>3.393423</text:p>
          </table:table-cell>
          <table:table-cell table:formula="of:=[.O77]/1000000" office:value-type="float" office:value="3.485137" calcext:value-type="float">
            <text:p>3.485137</text:p>
          </table:table-cell>
          <table:table-cell table:formula="of:=[.P77]/1000000" office:value-type="float" office:value="3.357242" calcext:value-type="float">
            <text:p>3.357242</text:p>
          </table:table-cell>
          <table:table-cell table:formula="of:=[.Q77]/1000000" office:value-type="float" office:value="3.417849" calcext:value-type="float">
            <text:p>3.417849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4]" office:value-type="string" office:string-value="SEAL_8K_1" calcext:value-type="string">
            <text:p>SEAL_8K_1</text:p>
          </table:table-cell>
          <table:table-cell table:formula="of:=[.Q7]" office:value-type="float" office:value="2081457" calcext:value-type="float">
            <text:p>2081457</text:p>
          </table:table-cell>
          <table:table-cell table:formula="of:=[.AM7]" office:value-type="float" office:value="2188630" calcext:value-type="float">
            <text:p>2188630</text:p>
          </table:table-cell>
          <table:table-cell table:formula="of:=[.BI7]" office:value-type="float" office:value="2259083" calcext:value-type="float">
            <text:p>2259083</text:p>
          </table:table-cell>
          <table:table-cell table:formula="of:=[.CE7]" office:value-type="float" office:value="2217658" calcext:value-type="float">
            <text:p>2217658</text:p>
          </table:table-cell>
          <table:table-cell table:formula="of:=[.DA7]" office:value-type="float" office:value="2256376" calcext:value-type="float">
            <text:p>2256376</text:p>
          </table:table-cell>
          <table:table-cell table:formula="of:=[.DW7]" office:value-type="float" office:value="0" calcext:value-type="float">
            <text:p>0</text:p>
          </table:table-cell>
          <table:table-cell table:formula="of:=[.ES7]" office:value-type="float" office:value="0" calcext:value-type="float">
            <text:p>0</text:p>
          </table:table-cell>
          <table:table-cell table:formula="of:=[.FO7]" office:value-type="float" office:value="0" calcext:value-type="float">
            <text:p>0</text:p>
          </table:table-cell>
          <table:table-cell table:formula="of:=[.GK7]" office:value-type="float" office:value="0" calcext:value-type="float">
            <text:p>0</text:p>
          </table:table-cell>
          <table:table-cell/>
          <table:table-cell table:formula="of:=[.H78]" office:value-type="string" office:string-value="SEAL_8K_1" calcext:value-type="string">
            <text:p>SEAL_8K_1</text:p>
          </table:table-cell>
          <table:table-cell table:formula="of:=[.I78]/1000000" office:value-type="float" office:value="2.081457" calcext:value-type="float">
            <text:p>2.081457</text:p>
          </table:table-cell>
          <table:table-cell table:formula="of:=[.J78]/1000000" office:value-type="float" office:value="2.18863" calcext:value-type="float">
            <text:p>2.18863</text:p>
          </table:table-cell>
          <table:table-cell table:formula="of:=[.K78]/1000000" office:value-type="float" office:value="2.259083" calcext:value-type="float">
            <text:p>2.259083</text:p>
          </table:table-cell>
          <table:table-cell table:formula="of:=[.L78]/1000000" office:value-type="float" office:value="2.217658" calcext:value-type="float">
            <text:p>2.217658</text:p>
          </table:table-cell>
          <table:table-cell table:formula="of:=[.M78]/1000000" office:value-type="float" office:value="2.256376" calcext:value-type="float">
            <text:p>2.256376</text:p>
          </table:table-cell>
          <table:table-cell table:formula="of:=[.N78]/1000000" office:value-type="float" office:value="0" calcext:value-type="float">
            <text:p>0</text:p>
          </table:table-cell>
          <table:table-cell table:formula="of:=[.O78]/1000000" office:value-type="float" office:value="0" calcext:value-type="float">
            <text:p>0</text:p>
          </table:table-cell>
          <table:table-cell table:formula="of:=[.P78]/1000000" office:value-type="float" office:value="0" calcext:value-type="float">
            <text:p>0</text:p>
          </table:table-cell>
          <table:table-cell table:formula="of:=[.Q7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5]" office:value-type="string" office:string-value="HELib_8K_2" calcext:value-type="string">
            <text:p>HELib_8K_2</text:p>
          </table:table-cell>
          <table:table-cell table:formula="of:=[.Q8]" office:value-type="float" office:value="3248797" calcext:value-type="float">
            <text:p>3248797</text:p>
          </table:table-cell>
          <table:table-cell table:formula="of:=[.AM8]" office:value-type="float" office:value="4394870" calcext:value-type="float">
            <text:p>4394870</text:p>
          </table:table-cell>
          <table:table-cell table:formula="of:=[.BI8]" office:value-type="float" office:value="4291843" calcext:value-type="float">
            <text:p>4291843</text:p>
          </table:table-cell>
          <table:table-cell table:formula="of:=[.CE8]" office:value-type="float" office:value="4244593" calcext:value-type="float">
            <text:p>4244593</text:p>
          </table:table-cell>
          <table:table-cell table:formula="of:=[.DA8]" office:value-type="float" office:value="4794513" calcext:value-type="float">
            <text:p>4794513</text:p>
          </table:table-cell>
          <table:table-cell table:formula="of:=[.DW8]" office:value-type="float" office:value="4343970" calcext:value-type="float">
            <text:p>4343970</text:p>
          </table:table-cell>
          <table:table-cell table:formula="of:=[.ES8]" office:value-type="float" office:value="4343382" calcext:value-type="float">
            <text:p>4343382</text:p>
          </table:table-cell>
          <table:table-cell table:formula="of:=[.FO8]" office:value-type="float" office:value="4397988" calcext:value-type="float">
            <text:p>4397988</text:p>
          </table:table-cell>
          <table:table-cell table:formula="of:=[.GK8]" office:value-type="float" office:value="4315825" calcext:value-type="float">
            <text:p>4315825</text:p>
          </table:table-cell>
          <table:table-cell/>
          <table:table-cell table:formula="of:=[.H79]" office:value-type="string" office:string-value="HELib_8K_2" calcext:value-type="string">
            <text:p>HELib_8K_2</text:p>
          </table:table-cell>
          <table:table-cell table:formula="of:=[.I79]/1000000" office:value-type="float" office:value="3.248797" calcext:value-type="float">
            <text:p>3.248797</text:p>
          </table:table-cell>
          <table:table-cell table:formula="of:=[.J79]/1000000" office:value-type="float" office:value="4.39487" calcext:value-type="float">
            <text:p>4.39487</text:p>
          </table:table-cell>
          <table:table-cell table:formula="of:=[.K79]/1000000" office:value-type="float" office:value="4.291843" calcext:value-type="float">
            <text:p>4.291843</text:p>
          </table:table-cell>
          <table:table-cell table:formula="of:=[.L79]/1000000" office:value-type="float" office:value="4.244593" calcext:value-type="float">
            <text:p>4.244593</text:p>
          </table:table-cell>
          <table:table-cell table:formula="of:=[.M79]/1000000" office:value-type="float" office:value="4.794513" calcext:value-type="float">
            <text:p>4.794513</text:p>
          </table:table-cell>
          <table:table-cell table:formula="of:=[.N79]/1000000" office:value-type="float" office:value="4.34397" calcext:value-type="float">
            <text:p>4.34397</text:p>
          </table:table-cell>
          <table:table-cell table:formula="of:=[.O79]/1000000" office:value-type="float" office:value="4.343382" calcext:value-type="float">
            <text:p>4.343382</text:p>
          </table:table-cell>
          <table:table-cell table:formula="of:=[.P79]/1000000" office:value-type="float" office:value="4.397988" calcext:value-type="float">
            <text:p>4.397988</text:p>
          </table:table-cell>
          <table:table-cell table:formula="of:=[.Q79]/1000000" office:value-type="float" office:value="4.315825" calcext:value-type="float">
            <text:p>4.31582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6]" office:value-type="string" office:string-value="SEAL_8K_2" calcext:value-type="string">
            <text:p>SEAL_8K_2</text:p>
          </table:table-cell>
          <table:table-cell table:formula="of:=[.Q9]" office:value-type="float" office:value="1734973" calcext:value-type="float">
            <text:p>1734973</text:p>
          </table:table-cell>
          <table:table-cell table:formula="of:=[.AM9]" office:value-type="float" office:value="1798272" calcext:value-type="float">
            <text:p>1798272</text:p>
          </table:table-cell>
          <table:table-cell table:formula="of:=[.BI9]" office:value-type="float" office:value="1823900" calcext:value-type="float">
            <text:p>1823900</text:p>
          </table:table-cell>
          <table:table-cell table:formula="of:=[.CE9]" office:value-type="float" office:value="1749655" calcext:value-type="float">
            <text:p>1749655</text:p>
          </table:table-cell>
          <table:table-cell table:formula="of:=[.DA9]" office:value-type="float" office:value="0" calcext:value-type="float">
            <text:p>0</text:p>
          </table:table-cell>
          <table:table-cell table:formula="of:=[.DW9]" office:value-type="float" office:value="0" calcext:value-type="float">
            <text:p>0</text:p>
          </table:table-cell>
          <table:table-cell table:formula="of:=[.ES9]" office:value-type="float" office:value="0" calcext:value-type="float">
            <text:p>0</text:p>
          </table:table-cell>
          <table:table-cell table:formula="of:=[.FO9]" office:value-type="float" office:value="0" calcext:value-type="float">
            <text:p>0</text:p>
          </table:table-cell>
          <table:table-cell table:formula="of:=[.GK9]" office:value-type="float" office:value="0" calcext:value-type="float">
            <text:p>0</text:p>
          </table:table-cell>
          <table:table-cell/>
          <table:table-cell table:formula="of:=[.H80]" office:value-type="string" office:string-value="SEAL_8K_2" calcext:value-type="string">
            <text:p>SEAL_8K_2</text:p>
          </table:table-cell>
          <table:table-cell table:formula="of:=[.I80]/1000000" office:value-type="float" office:value="1.734973" calcext:value-type="float">
            <text:p>1.734973</text:p>
          </table:table-cell>
          <table:table-cell table:formula="of:=[.J80]/1000000" office:value-type="float" office:value="1.798272" calcext:value-type="float">
            <text:p>1.798272</text:p>
          </table:table-cell>
          <table:table-cell table:formula="of:=[.K80]/1000000" office:value-type="float" office:value="1.8239" calcext:value-type="float">
            <text:p>1.8239</text:p>
          </table:table-cell>
          <table:table-cell table:formula="of:=[.L80]/1000000" office:value-type="float" office:value="1.749655" calcext:value-type="float">
            <text:p>1.749655</text:p>
          </table:table-cell>
          <table:table-cell table:formula="of:=[.M80]/1000000" office:value-type="float" office:value="0" calcext:value-type="float">
            <text:p>0</text:p>
          </table:table-cell>
          <table:table-cell table:formula="of:=[.N80]/1000000" office:value-type="float" office:value="0" calcext:value-type="float">
            <text:p>0</text:p>
          </table:table-cell>
          <table:table-cell table:formula="of:=[.O80]/1000000" office:value-type="float" office:value="0" calcext:value-type="float">
            <text:p>0</text:p>
          </table:table-cell>
          <table:table-cell table:formula="of:=[.P80]/1000000" office:value-type="float" office:value="0" calcext:value-type="float">
            <text:p>0</text:p>
          </table:table-cell>
          <table:table-cell table:formula="of:=[.Q8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7]" office:value-type="string" office:string-value="HELib_16K_1" calcext:value-type="string">
            <text:p>HELib_16K_1</text:p>
          </table:table-cell>
          <table:table-cell table:formula="of:=[.Q10]" office:value-type="float" office:value="10569793" calcext:value-type="float">
            <text:p>10569793</text:p>
          </table:table-cell>
          <table:table-cell table:formula="of:=[.AM10]" office:value-type="float" office:value="12052023" calcext:value-type="float">
            <text:p>12052023</text:p>
          </table:table-cell>
          <table:table-cell table:formula="of:=[.BI10]" office:value-type="float" office:value="11730453" calcext:value-type="float">
            <text:p>11730453</text:p>
          </table:table-cell>
          <table:table-cell table:formula="of:=[.CE10]" office:value-type="float" office:value="11396233" calcext:value-type="float">
            <text:p>11396233</text:p>
          </table:table-cell>
          <table:table-cell table:formula="of:=[.DA10]" office:value-type="float" office:value="11586703" calcext:value-type="float">
            <text:p>11586703</text:p>
          </table:table-cell>
          <table:table-cell table:formula="of:=[.DW10]" office:value-type="float" office:value="11447141" calcext:value-type="float">
            <text:p>11447141</text:p>
          </table:table-cell>
          <table:table-cell table:formula="of:=[.ES10]" office:value-type="float" office:value="11375232" calcext:value-type="float">
            <text:p>11375232</text:p>
          </table:table-cell>
          <table:table-cell table:formula="of:=[.FO10]" office:value-type="float" office:value="11688403" calcext:value-type="float">
            <text:p>11688403</text:p>
          </table:table-cell>
          <table:table-cell table:formula="of:=[.GK10]" office:value-type="float" office:value="11636788" calcext:value-type="float">
            <text:p>11636788</text:p>
          </table:table-cell>
          <table:table-cell/>
          <table:table-cell table:formula="of:=[.H81]" office:value-type="string" office:string-value="HELib_16K_1" calcext:value-type="string">
            <text:p>HELib_16K_1</text:p>
          </table:table-cell>
          <table:table-cell table:formula="of:=[.I81]/1000000" office:value-type="float" office:value="10.569793" calcext:value-type="float">
            <text:p>10.569793</text:p>
          </table:table-cell>
          <table:table-cell table:formula="of:=[.J81]/1000000" office:value-type="float" office:value="12.052023" calcext:value-type="float">
            <text:p>12.052023</text:p>
          </table:table-cell>
          <table:table-cell table:formula="of:=[.K81]/1000000" office:value-type="float" office:value="11.730453" calcext:value-type="float">
            <text:p>11.730453</text:p>
          </table:table-cell>
          <table:table-cell table:formula="of:=[.L81]/1000000" office:value-type="float" office:value="11.396233" calcext:value-type="float">
            <text:p>11.396233</text:p>
          </table:table-cell>
          <table:table-cell table:formula="of:=[.M81]/1000000" office:value-type="float" office:value="11.586703" calcext:value-type="float">
            <text:p>11.586703</text:p>
          </table:table-cell>
          <table:table-cell table:formula="of:=[.N81]/1000000" office:value-type="float" office:value="11.447141" calcext:value-type="float">
            <text:p>11.447141</text:p>
          </table:table-cell>
          <table:table-cell table:formula="of:=[.O81]/1000000" office:value-type="float" office:value="11.375232" calcext:value-type="float">
            <text:p>11.375232</text:p>
          </table:table-cell>
          <table:table-cell table:formula="of:=[.P81]/1000000" office:value-type="float" office:value="11.688403" calcext:value-type="float">
            <text:p>11.688403</text:p>
          </table:table-cell>
          <table:table-cell table:formula="of:=[.Q81]/1000000" office:value-type="float" office:value="11.636788" calcext:value-type="float">
            <text:p>11.63678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8]" office:value-type="string" office:string-value="SEAL_16K_1" calcext:value-type="string">
            <text:p>SEAL_16K_1</text:p>
          </table:table-cell>
          <table:table-cell table:formula="of:=[.Q11]" office:value-type="float" office:value="4705775" calcext:value-type="float">
            <text:p>4705775</text:p>
          </table:table-cell>
          <table:table-cell table:formula="of:=[.AM11]" office:value-type="float" office:value="4784911" calcext:value-type="float">
            <text:p>4784911</text:p>
          </table:table-cell>
          <table:table-cell table:formula="of:=[.BI11]" office:value-type="float" office:value="4644680" calcext:value-type="float">
            <text:p>4644680</text:p>
          </table:table-cell>
          <table:table-cell table:formula="of:=[.CE11]" office:value-type="float" office:value="4600693" calcext:value-type="float">
            <text:p>4600693</text:p>
          </table:table-cell>
          <table:table-cell table:formula="of:=[.DA11]" office:value-type="float" office:value="4573689" calcext:value-type="float">
            <text:p>4573689</text:p>
          </table:table-cell>
          <table:table-cell table:formula="of:=[.DW11]" office:value-type="float" office:value="0" calcext:value-type="float">
            <text:p>0</text:p>
          </table:table-cell>
          <table:table-cell table:formula="of:=[.ES11]" office:value-type="float" office:value="0" calcext:value-type="float">
            <text:p>0</text:p>
          </table:table-cell>
          <table:table-cell table:formula="of:=[.FO11]" office:value-type="float" office:value="0" calcext:value-type="float">
            <text:p>0</text:p>
          </table:table-cell>
          <table:table-cell table:formula="of:=[.GK11]" office:value-type="float" office:value="0" calcext:value-type="float">
            <text:p>0</text:p>
          </table:table-cell>
          <table:table-cell/>
          <table:table-cell table:formula="of:=[.H82]" office:value-type="string" office:string-value="SEAL_16K_1" calcext:value-type="string">
            <text:p>SEAL_16K_1</text:p>
          </table:table-cell>
          <table:table-cell table:formula="of:=[.I82]/1000000" office:value-type="float" office:value="4.705775" calcext:value-type="float">
            <text:p>4.705775</text:p>
          </table:table-cell>
          <table:table-cell table:formula="of:=[.J82]/1000000" office:value-type="float" office:value="4.784911" calcext:value-type="float">
            <text:p>4.784911</text:p>
          </table:table-cell>
          <table:table-cell table:formula="of:=[.K82]/1000000" office:value-type="float" office:value="4.64468" calcext:value-type="float">
            <text:p>4.64468</text:p>
          </table:table-cell>
          <table:table-cell table:formula="of:=[.L82]/1000000" office:value-type="float" office:value="4.600693" calcext:value-type="float">
            <text:p>4.600693</text:p>
          </table:table-cell>
          <table:table-cell table:formula="of:=[.M82]/1000000" office:value-type="float" office:value="4.573689" calcext:value-type="float">
            <text:p>4.573689</text:p>
          </table:table-cell>
          <table:table-cell table:formula="of:=[.N82]/1000000" office:value-type="float" office:value="0" calcext:value-type="float">
            <text:p>0</text:p>
          </table:table-cell>
          <table:table-cell table:formula="of:=[.O82]/1000000" office:value-type="float" office:value="0" calcext:value-type="float">
            <text:p>0</text:p>
          </table:table-cell>
          <table:table-cell table:formula="of:=[.P82]/1000000" office:value-type="float" office:value="0" calcext:value-type="float">
            <text:p>0</text:p>
          </table:table-cell>
          <table:table-cell table:formula="of:=[.Q8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69]" office:value-type="string" office:string-value="HELib_16K_2" calcext:value-type="string">
            <text:p>HELib_16K_2</text:p>
          </table:table-cell>
          <table:table-cell table:formula="of:=[.Q12]" office:value-type="float" office:value="11080172" calcext:value-type="float">
            <text:p>11080172</text:p>
          </table:table-cell>
          <table:table-cell table:formula="of:=[.AM12]" office:value-type="float" office:value="11624586" calcext:value-type="float">
            <text:p>11624586</text:p>
          </table:table-cell>
          <table:table-cell table:formula="of:=[.BI12]" office:value-type="float" office:value="11739439" calcext:value-type="float">
            <text:p>11739439</text:p>
          </table:table-cell>
          <table:table-cell table:formula="of:=[.CE12]" office:value-type="float" office:value="11275230" calcext:value-type="float">
            <text:p>11275230</text:p>
          </table:table-cell>
          <table:table-cell table:formula="of:=[.DA12]" office:value-type="float" office:value="11759619" calcext:value-type="float">
            <text:p>11759619</text:p>
          </table:table-cell>
          <table:table-cell table:formula="of:=[.DW12]" office:value-type="float" office:value="11431638" calcext:value-type="float">
            <text:p>11431638</text:p>
          </table:table-cell>
          <table:table-cell table:formula="of:=[.ES12]" office:value-type="float" office:value="11512252" calcext:value-type="float">
            <text:p>11512252</text:p>
          </table:table-cell>
          <table:table-cell table:formula="of:=[.FO12]" office:value-type="float" office:value="11541997" calcext:value-type="float">
            <text:p>11541997</text:p>
          </table:table-cell>
          <table:table-cell table:formula="of:=[.GK12]" office:value-type="float" office:value="11687998" calcext:value-type="float">
            <text:p>11687998</text:p>
          </table:table-cell>
          <table:table-cell/>
          <table:table-cell table:formula="of:=[.H83]" office:value-type="string" office:string-value="HELib_16K_2" calcext:value-type="string">
            <text:p>HELib_16K_2</text:p>
          </table:table-cell>
          <table:table-cell table:formula="of:=[.I83]/1000000" office:value-type="float" office:value="11.080172" calcext:value-type="float">
            <text:p>11.080172</text:p>
          </table:table-cell>
          <table:table-cell table:formula="of:=[.J83]/1000000" office:value-type="float" office:value="11.624586" calcext:value-type="float">
            <text:p>11.624586</text:p>
          </table:table-cell>
          <table:table-cell table:formula="of:=[.K83]/1000000" office:value-type="float" office:value="11.739439" calcext:value-type="float">
            <text:p>11.739439</text:p>
          </table:table-cell>
          <table:table-cell table:formula="of:=[.L83]/1000000" office:value-type="float" office:value="11.27523" calcext:value-type="float">
            <text:p>11.27523</text:p>
          </table:table-cell>
          <table:table-cell table:formula="of:=[.M83]/1000000" office:value-type="float" office:value="11.759619" calcext:value-type="float">
            <text:p>11.759619</text:p>
          </table:table-cell>
          <table:table-cell table:formula="of:=[.N83]/1000000" office:value-type="float" office:value="11.431638" calcext:value-type="float">
            <text:p>11.431638</text:p>
          </table:table-cell>
          <table:table-cell table:formula="of:=[.O83]/1000000" office:value-type="float" office:value="11.512252" calcext:value-type="float">
            <text:p>11.512252</text:p>
          </table:table-cell>
          <table:table-cell table:formula="of:=[.P83]/1000000" office:value-type="float" office:value="11.541997" calcext:value-type="float">
            <text:p>11.541997</text:p>
          </table:table-cell>
          <table:table-cell table:formula="of:=[.Q83]/1000000" office:value-type="float" office:value="11.687998" calcext:value-type="float">
            <text:p>11.68799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0]" office:value-type="string" office:string-value="SEAL_16K_2" calcext:value-type="string">
            <text:p>SEAL_16K_2</text:p>
          </table:table-cell>
          <table:table-cell table:formula="of:=[.Q13]" office:value-type="float" office:value="7147579" calcext:value-type="float">
            <text:p>7147579</text:p>
          </table:table-cell>
          <table:table-cell table:formula="of:=[.AM13]" office:value-type="float" office:value="7546856" calcext:value-type="float">
            <text:p>7546856</text:p>
          </table:table-cell>
          <table:table-cell table:formula="of:=[.BI13]" office:value-type="float" office:value="7523099" calcext:value-type="float">
            <text:p>7523099</text:p>
          </table:table-cell>
          <table:table-cell table:formula="of:=[.CE13]" office:value-type="float" office:value="7167948" calcext:value-type="float">
            <text:p>7167948</text:p>
          </table:table-cell>
          <table:table-cell table:formula="of:=[.DA13]" office:value-type="float" office:value="7340586" calcext:value-type="float">
            <text:p>7340586</text:p>
          </table:table-cell>
          <table:table-cell table:formula="of:=[.DW13]" office:value-type="float" office:value="7163158" calcext:value-type="float">
            <text:p>7163158</text:p>
          </table:table-cell>
          <table:table-cell table:formula="of:=[.ES13]" office:value-type="float" office:value="7200441" calcext:value-type="float">
            <text:p>7200441</text:p>
          </table:table-cell>
          <table:table-cell table:formula="of:=[.FO13]" office:value-type="float" office:value="7222414" calcext:value-type="float">
            <text:p>7222414</text:p>
          </table:table-cell>
          <table:table-cell table:formula="of:=[.GK13]" office:value-type="float" office:value="7314453" calcext:value-type="float">
            <text:p>7314453</text:p>
          </table:table-cell>
          <table:table-cell/>
          <table:table-cell table:formula="of:=[.H84]" office:value-type="string" office:string-value="SEAL_16K_2" calcext:value-type="string">
            <text:p>SEAL_16K_2</text:p>
          </table:table-cell>
          <table:table-cell table:formula="of:=[.I84]/1000000" office:value-type="float" office:value="7.147579" calcext:value-type="float">
            <text:p>7.147579</text:p>
          </table:table-cell>
          <table:table-cell table:formula="of:=[.J84]/1000000" office:value-type="float" office:value="7.546856" calcext:value-type="float">
            <text:p>7.546856</text:p>
          </table:table-cell>
          <table:table-cell table:formula="of:=[.K84]/1000000" office:value-type="float" office:value="7.523099" calcext:value-type="float">
            <text:p>7.523099</text:p>
          </table:table-cell>
          <table:table-cell table:formula="of:=[.L84]/1000000" office:value-type="float" office:value="7.167948" calcext:value-type="float">
            <text:p>7.167948</text:p>
          </table:table-cell>
          <table:table-cell table:formula="of:=[.M84]/1000000" office:value-type="float" office:value="7.340586" calcext:value-type="float">
            <text:p>7.340586</text:p>
          </table:table-cell>
          <table:table-cell table:formula="of:=[.N84]/1000000" office:value-type="float" office:value="7.163158" calcext:value-type="float">
            <text:p>7.163158</text:p>
          </table:table-cell>
          <table:table-cell table:formula="of:=[.O84]/1000000" office:value-type="float" office:value="7.200441" calcext:value-type="float">
            <text:p>7.200441</text:p>
          </table:table-cell>
          <table:table-cell table:formula="of:=[.P84]/1000000" office:value-type="float" office:value="7.222414" calcext:value-type="float">
            <text:p>7.222414</text:p>
          </table:table-cell>
          <table:table-cell table:formula="of:=[.Q84]/1000000" office:value-type="float" office:value="7.314453" calcext:value-type="float">
            <text:p>7.314453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operations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3]" office:value-type="string" office:string-value="HELib_4K_1" calcext:value-type="string">
            <text:p>HELib_4K_1</text:p>
          </table:table-cell>
          <table:table-cell table:formula="of:=[.R2]" office:value-type="float" office:value="117642" calcext:value-type="float">
            <text:p>117642</text:p>
          </table:table-cell>
          <table:table-cell table:formula="of:=[.AN2]" office:value-type="float" office:value="706961" calcext:value-type="float">
            <text:p>706961</text:p>
          </table:table-cell>
          <table:table-cell table:formula="of:=[.BJ2]" office:value-type="float" office:value="923132" calcext:value-type="float">
            <text:p>923132</text:p>
          </table:table-cell>
          <table:table-cell table:formula="of:=[.CF2]" office:value-type="float" office:value="1156643" calcext:value-type="float">
            <text:p>1156643</text:p>
          </table:table-cell>
          <table:table-cell table:formula="of:=[.DB2]" office:value-type="float" office:value="2041702" calcext:value-type="float">
            <text:p>2041702</text:p>
          </table:table-cell>
          <table:table-cell table:formula="of:=[.DX2]" office:value-type="float" office:value="1815586" calcext:value-type="float">
            <text:p>1815586</text:p>
          </table:table-cell>
          <table:table-cell table:formula="of:=[.ET2]" office:value-type="float" office:value="2104334" calcext:value-type="float">
            <text:p>2104334</text:p>
          </table:table-cell>
          <table:table-cell table:formula="of:=[.FP2]" office:value-type="float" office:value="3288076" calcext:value-type="float">
            <text:p>3288076</text:p>
          </table:table-cell>
          <table:table-cell table:formula="of:=[.GL2]" office:value-type="float" office:value="2495288" calcext:value-type="float">
            <text:p>2495288</text:p>
          </table:table-cell>
          <table:table-cell/>
          <table:table-cell table:formula="of:=[.H87]" office:value-type="string" office:string-value="HELib_4K_1" calcext:value-type="string">
            <text:p>HELib_4K_1</text:p>
          </table:table-cell>
          <table:table-cell table:formula="of:=[.I87]/1000000" office:value-type="float" office:value="0.117642" calcext:value-type="float">
            <text:p>0.117642</text:p>
          </table:table-cell>
          <table:table-cell table:formula="of:=[.J87]/1000000" office:value-type="float" office:value="0.706961" calcext:value-type="float">
            <text:p>0.706961</text:p>
          </table:table-cell>
          <table:table-cell table:formula="of:=[.K87]/1000000" office:value-type="float" office:value="0.923132" calcext:value-type="float">
            <text:p>0.923132</text:p>
          </table:table-cell>
          <table:table-cell table:formula="of:=[.L87]/1000000" office:value-type="float" office:value="1.156643" calcext:value-type="float">
            <text:p>1.156643</text:p>
          </table:table-cell>
          <table:table-cell table:formula="of:=[.M87]/1000000" office:value-type="float" office:value="2.041702" calcext:value-type="float">
            <text:p>2.041702</text:p>
          </table:table-cell>
          <table:table-cell table:formula="of:=[.N87]/1000000" office:value-type="float" office:value="1.815586" calcext:value-type="float">
            <text:p>1.815586</text:p>
          </table:table-cell>
          <table:table-cell table:formula="of:=[.O87]/1000000" office:value-type="float" office:value="2.104334" calcext:value-type="float">
            <text:p>2.104334</text:p>
          </table:table-cell>
          <table:table-cell table:formula="of:=[.P87]/1000000" office:value-type="float" office:value="3.288076" calcext:value-type="float">
            <text:p>3.288076</text:p>
          </table:table-cell>
          <table:table-cell table:formula="of:=[.Q87]/1000000" office:value-type="float" office:value="2.495288" calcext:value-type="float">
            <text:p>2.49528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4]" office:value-type="string" office:string-value="SEAL_4K_1" calcext:value-type="string">
            <text:p>SEAL_4K_1</text:p>
          </table:table-cell>
          <table:table-cell table:formula="of:=[.R3]" office:value-type="float" office:value="2678772" calcext:value-type="float">
            <text:p>2678772</text:p>
          </table:table-cell>
          <table:table-cell table:formula="of:=[.AN3]" office:value-type="float" office:value="7503991" calcext:value-type="float">
            <text:p>7503991</text:p>
          </table:table-cell>
          <table:table-cell table:formula="of:=[.BJ3]" office:value-type="float" office:value="0" calcext:value-type="float">
            <text:p>0</text:p>
          </table:table-cell>
          <table:table-cell table:formula="of:=[.CF3]" office:value-type="float" office:value="0" calcext:value-type="float">
            <text:p>0</text:p>
          </table:table-cell>
          <table:table-cell table:formula="of:=[.DB3]" office:value-type="float" office:value="0" calcext:value-type="float">
            <text:p>0</text:p>
          </table:table-cell>
          <table:table-cell table:formula="of:=[.DX3]" office:value-type="float" office:value="0" calcext:value-type="float">
            <text:p>0</text:p>
          </table:table-cell>
          <table:table-cell table:formula="of:=[.ET3]" office:value-type="float" office:value="0" calcext:value-type="float">
            <text:p>0</text:p>
          </table:table-cell>
          <table:table-cell table:formula="of:=[.FP3]" office:value-type="float" office:value="0" calcext:value-type="float">
            <text:p>0</text:p>
          </table:table-cell>
          <table:table-cell table:formula="of:=[.GL3]" office:value-type="float" office:value="0" calcext:value-type="float">
            <text:p>0</text:p>
          </table:table-cell>
          <table:table-cell/>
          <table:table-cell table:formula="of:=[.H88]" office:value-type="string" office:string-value="SEAL_4K_1" calcext:value-type="string">
            <text:p>SEAL_4K_1</text:p>
          </table:table-cell>
          <table:table-cell table:formula="of:=[.I88]/1000000" office:value-type="float" office:value="2.678772" calcext:value-type="float">
            <text:p>2.678772</text:p>
          </table:table-cell>
          <table:table-cell table:formula="of:=[.J88]/1000000" office:value-type="float" office:value="7.503991" calcext:value-type="float">
            <text:p>7.503991</text:p>
          </table:table-cell>
          <table:table-cell table:formula="of:=[.K88]/1000000" office:value-type="float" office:value="0" calcext:value-type="float">
            <text:p>0</text:p>
          </table:table-cell>
          <table:table-cell table:formula="of:=[.L88]/1000000" office:value-type="float" office:value="0" calcext:value-type="float">
            <text:p>0</text:p>
          </table:table-cell>
          <table:table-cell table:formula="of:=[.M88]/1000000" office:value-type="float" office:value="0" calcext:value-type="float">
            <text:p>0</text:p>
          </table:table-cell>
          <table:table-cell table:formula="of:=[.N88]/1000000" office:value-type="float" office:value="0" calcext:value-type="float">
            <text:p>0</text:p>
          </table:table-cell>
          <table:table-cell table:formula="of:=[.O88]/1000000" office:value-type="float" office:value="0" calcext:value-type="float">
            <text:p>0</text:p>
          </table:table-cell>
          <table:table-cell table:formula="of:=[.P88]/1000000" office:value-type="float" office:value="0" calcext:value-type="float">
            <text:p>0</text:p>
          </table:table-cell>
          <table:table-cell table:formula="of:=[.Q8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5]" office:value-type="string" office:string-value="HELib_4K_2" calcext:value-type="string">
            <text:p>HELib_4K_2</text:p>
          </table:table-cell>
          <table:table-cell table:formula="of:=[.R4]" office:value-type="float" office:value="118935" calcext:value-type="float">
            <text:p>118935</text:p>
          </table:table-cell>
          <table:table-cell table:formula="of:=[.AN4]" office:value-type="float" office:value="403397" calcext:value-type="float">
            <text:p>403397</text:p>
          </table:table-cell>
          <table:table-cell table:formula="of:=[.BJ4]" office:value-type="float" office:value="752366" calcext:value-type="float">
            <text:p>752366</text:p>
          </table:table-cell>
          <table:table-cell table:formula="of:=[.CF4]" office:value-type="float" office:value="909360" calcext:value-type="float">
            <text:p>909360</text:p>
          </table:table-cell>
          <table:table-cell table:formula="of:=[.DB4]" office:value-type="float" office:value="1102027" calcext:value-type="float">
            <text:p>1102027</text:p>
          </table:table-cell>
          <table:table-cell table:formula="of:=[.DX4]" office:value-type="float" office:value="1339198" calcext:value-type="float">
            <text:p>1339198</text:p>
          </table:table-cell>
          <table:table-cell table:formula="of:=[.ET4]" office:value-type="float" office:value="1522523" calcext:value-type="float">
            <text:p>1522523</text:p>
          </table:table-cell>
          <table:table-cell table:formula="of:=[.FP4]" office:value-type="float" office:value="1910504" calcext:value-type="float">
            <text:p>1910504</text:p>
          </table:table-cell>
          <table:table-cell table:formula="of:=[.GL4]" office:value-type="float" office:value="2006680" calcext:value-type="float">
            <text:p>2006680</text:p>
          </table:table-cell>
          <table:table-cell/>
          <table:table-cell table:formula="of:=[.H89]" office:value-type="string" office:string-value="HELib_4K_2" calcext:value-type="string">
            <text:p>HELib_4K_2</text:p>
          </table:table-cell>
          <table:table-cell table:formula="of:=[.I89]/1000000" office:value-type="float" office:value="0.118935" calcext:value-type="float">
            <text:p>0.118935</text:p>
          </table:table-cell>
          <table:table-cell table:formula="of:=[.J89]/1000000" office:value-type="float" office:value="0.403397" calcext:value-type="float">
            <text:p>0.403397</text:p>
          </table:table-cell>
          <table:table-cell table:formula="of:=[.K89]/1000000" office:value-type="float" office:value="0.752366" calcext:value-type="float">
            <text:p>0.752366</text:p>
          </table:table-cell>
          <table:table-cell table:formula="of:=[.L89]/1000000" office:value-type="float" office:value="0.90936" calcext:value-type="float">
            <text:p>0.90936</text:p>
          </table:table-cell>
          <table:table-cell table:formula="of:=[.M89]/1000000" office:value-type="float" office:value="1.102027" calcext:value-type="float">
            <text:p>1.102027</text:p>
          </table:table-cell>
          <table:table-cell table:formula="of:=[.N89]/1000000" office:value-type="float" office:value="1.339198" calcext:value-type="float">
            <text:p>1.339198</text:p>
          </table:table-cell>
          <table:table-cell table:formula="of:=[.O89]/1000000" office:value-type="float" office:value="1.522523" calcext:value-type="float">
            <text:p>1.522523</text:p>
          </table:table-cell>
          <table:table-cell table:formula="of:=[.P89]/1000000" office:value-type="float" office:value="1.910504" calcext:value-type="float">
            <text:p>1.910504</text:p>
          </table:table-cell>
          <table:table-cell table:formula="of:=[.Q89]/1000000" office:value-type="float" office:value="2.00668" calcext:value-type="float">
            <text:p>2.0066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6]" office:value-type="string" office:string-value="SEAL_4K_2" calcext:value-type="string">
            <text:p>SEAL_4K_2</text:p>
          </table:table-cell>
          <table:table-cell table:formula="of:=[.R5]" office:value-type="float" office:value="2026046" calcext:value-type="float">
            <text:p>2026046</text:p>
          </table:table-cell>
          <table:table-cell table:formula="of:=[.AN5]" office:value-type="float" office:value="0" calcext:value-type="float">
            <text:p>0</text:p>
          </table:table-cell>
          <table:table-cell table:formula="of:=[.BJ5]" office:value-type="float" office:value="0" calcext:value-type="float">
            <text:p>0</text:p>
          </table:table-cell>
          <table:table-cell table:formula="of:=[.CF5]" office:value-type="float" office:value="0" calcext:value-type="float">
            <text:p>0</text:p>
          </table:table-cell>
          <table:table-cell table:formula="of:=[.DB5]" office:value-type="float" office:value="0" calcext:value-type="float">
            <text:p>0</text:p>
          </table:table-cell>
          <table:table-cell table:formula="of:=[.DX5]" office:value-type="float" office:value="0" calcext:value-type="float">
            <text:p>0</text:p>
          </table:table-cell>
          <table:table-cell table:formula="of:=[.ET5]" office:value-type="float" office:value="0" calcext:value-type="float">
            <text:p>0</text:p>
          </table:table-cell>
          <table:table-cell table:formula="of:=[.FP5]" office:value-type="float" office:value="0" calcext:value-type="float">
            <text:p>0</text:p>
          </table:table-cell>
          <table:table-cell table:formula="of:=[.GL5]" office:value-type="float" office:value="0" calcext:value-type="float">
            <text:p>0</text:p>
          </table:table-cell>
          <table:table-cell/>
          <table:table-cell table:formula="of:=[.H90]" office:value-type="string" office:string-value="SEAL_4K_2" calcext:value-type="string">
            <text:p>SEAL_4K_2</text:p>
          </table:table-cell>
          <table:table-cell table:formula="of:=[.I90]/1000000" office:value-type="float" office:value="2.026046" calcext:value-type="float">
            <text:p>2.026046</text:p>
          </table:table-cell>
          <table:table-cell table:formula="of:=[.J90]/1000000" office:value-type="float" office:value="0" calcext:value-type="float">
            <text:p>0</text:p>
          </table:table-cell>
          <table:table-cell table:formula="of:=[.K90]/1000000" office:value-type="float" office:value="0" calcext:value-type="float">
            <text:p>0</text:p>
          </table:table-cell>
          <table:table-cell table:formula="of:=[.L90]/1000000" office:value-type="float" office:value="0" calcext:value-type="float">
            <text:p>0</text:p>
          </table:table-cell>
          <table:table-cell table:formula="of:=[.M90]/1000000" office:value-type="float" office:value="0" calcext:value-type="float">
            <text:p>0</text:p>
          </table:table-cell>
          <table:table-cell table:formula="of:=[.N90]/1000000" office:value-type="float" office:value="0" calcext:value-type="float">
            <text:p>0</text:p>
          </table:table-cell>
          <table:table-cell table:formula="of:=[.O90]/1000000" office:value-type="float" office:value="0" calcext:value-type="float">
            <text:p>0</text:p>
          </table:table-cell>
          <table:table-cell table:formula="of:=[.P90]/1000000" office:value-type="float" office:value="0" calcext:value-type="float">
            <text:p>0</text:p>
          </table:table-cell>
          <table:table-cell table:formula="of:=[.Q9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7]" office:value-type="string" office:string-value="HELib_8K_1" calcext:value-type="string">
            <text:p>HELib_8K_1</text:p>
          </table:table-cell>
          <table:table-cell table:formula="of:=[.R6]" office:value-type="float" office:value="1265553" calcext:value-type="float">
            <text:p>1265553</text:p>
          </table:table-cell>
          <table:table-cell table:formula="of:=[.AN6]" office:value-type="float" office:value="3525812" calcext:value-type="float">
            <text:p>3525812</text:p>
          </table:table-cell>
          <table:table-cell table:formula="of:=[.BJ6]" office:value-type="float" office:value="4745943" calcext:value-type="float">
            <text:p>4745943</text:p>
          </table:table-cell>
          <table:table-cell table:formula="of:=[.CF6]" office:value-type="float" office:value="5816975" calcext:value-type="float">
            <text:p>5816975</text:p>
          </table:table-cell>
          <table:table-cell table:formula="of:=[.DB6]" office:value-type="float" office:value="6808809" calcext:value-type="float">
            <text:p>6808809</text:p>
          </table:table-cell>
          <table:table-cell table:formula="of:=[.DX6]" office:value-type="float" office:value="7852198" calcext:value-type="float">
            <text:p>7852198</text:p>
          </table:table-cell>
          <table:table-cell table:formula="of:=[.ET6]" office:value-type="float" office:value="8905904" calcext:value-type="float">
            <text:p>8905904</text:p>
          </table:table-cell>
          <table:table-cell table:formula="of:=[.FP6]" office:value-type="float" office:value="9594348" calcext:value-type="float">
            <text:p>9594348</text:p>
          </table:table-cell>
          <table:table-cell table:formula="of:=[.GL6]" office:value-type="float" office:value="10354567" calcext:value-type="float">
            <text:p>10354567</text:p>
          </table:table-cell>
          <table:table-cell/>
          <table:table-cell table:formula="of:=[.H91]" office:value-type="string" office:string-value="HELib_8K_1" calcext:value-type="string">
            <text:p>HELib_8K_1</text:p>
          </table:table-cell>
          <table:table-cell table:formula="of:=[.I91]/1000000" office:value-type="float" office:value="1.265553" calcext:value-type="float">
            <text:p>1.265553</text:p>
          </table:table-cell>
          <table:table-cell table:formula="of:=[.J91]/1000000" office:value-type="float" office:value="3.525812" calcext:value-type="float">
            <text:p>3.525812</text:p>
          </table:table-cell>
          <table:table-cell table:formula="of:=[.K91]/1000000" office:value-type="float" office:value="4.745943" calcext:value-type="float">
            <text:p>4.745943</text:p>
          </table:table-cell>
          <table:table-cell table:formula="of:=[.L91]/1000000" office:value-type="float" office:value="5.816975" calcext:value-type="float">
            <text:p>5.816975</text:p>
          </table:table-cell>
          <table:table-cell table:formula="of:=[.M91]/1000000" office:value-type="float" office:value="6.808809" calcext:value-type="float">
            <text:p>6.808809</text:p>
          </table:table-cell>
          <table:table-cell table:formula="of:=[.N91]/1000000" office:value-type="float" office:value="7.852198" calcext:value-type="float">
            <text:p>7.852198</text:p>
          </table:table-cell>
          <table:table-cell table:formula="of:=[.O91]/1000000" office:value-type="float" office:value="8.905904" calcext:value-type="float">
            <text:p>8.905904</text:p>
          </table:table-cell>
          <table:table-cell table:formula="of:=[.P91]/1000000" office:value-type="float" office:value="9.594348" calcext:value-type="float">
            <text:p>9.594348</text:p>
          </table:table-cell>
          <table:table-cell table:formula="of:=[.Q91]/1000000" office:value-type="float" office:value="10.354567" calcext:value-type="float">
            <text:p>10.354567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8]" office:value-type="string" office:string-value="SEAL_8K_1" calcext:value-type="string">
            <text:p>SEAL_8K_1</text:p>
          </table:table-cell>
          <table:table-cell table:formula="of:=[.R7]" office:value-type="float" office:value="11255501" calcext:value-type="float">
            <text:p>11255501</text:p>
          </table:table-cell>
          <table:table-cell table:formula="of:=[.AN7]" office:value-type="float" office:value="30346687" calcext:value-type="float">
            <text:p>30346687</text:p>
          </table:table-cell>
          <table:table-cell table:formula="of:=[.BJ7]" office:value-type="float" office:value="33601339" calcext:value-type="float">
            <text:p>33601339</text:p>
          </table:table-cell>
          <table:table-cell table:formula="of:=[.CF7]" office:value-type="float" office:value="38554812" calcext:value-type="float">
            <text:p>38554812</text:p>
          </table:table-cell>
          <table:table-cell table:formula="of:=[.DB7]" office:value-type="float" office:value="45717697" calcext:value-type="float">
            <text:p>45717697</text:p>
          </table:table-cell>
          <table:table-cell table:formula="of:=[.DX7]" office:value-type="float" office:value="0" calcext:value-type="float">
            <text:p>0</text:p>
          </table:table-cell>
          <table:table-cell table:formula="of:=[.ET7]" office:value-type="float" office:value="0" calcext:value-type="float">
            <text:p>0</text:p>
          </table:table-cell>
          <table:table-cell table:formula="of:=[.FP7]" office:value-type="float" office:value="0" calcext:value-type="float">
            <text:p>0</text:p>
          </table:table-cell>
          <table:table-cell table:formula="of:=[.GL7]" office:value-type="float" office:value="0" calcext:value-type="float">
            <text:p>0</text:p>
          </table:table-cell>
          <table:table-cell/>
          <table:table-cell table:formula="of:=[.H92]" office:value-type="string" office:string-value="SEAL_8K_1" calcext:value-type="string">
            <text:p>SEAL_8K_1</text:p>
          </table:table-cell>
          <table:table-cell table:formula="of:=[.I92]/1000000" office:value-type="float" office:value="11.255501" calcext:value-type="float">
            <text:p>11.255501</text:p>
          </table:table-cell>
          <table:table-cell table:formula="of:=[.J92]/1000000" office:value-type="float" office:value="30.346687" calcext:value-type="float">
            <text:p>30.346687</text:p>
          </table:table-cell>
          <table:table-cell table:formula="of:=[.K92]/1000000" office:value-type="float" office:value="33.601339" calcext:value-type="float">
            <text:p>33.601339</text:p>
          </table:table-cell>
          <table:table-cell table:formula="of:=[.L92]/1000000" office:value-type="float" office:value="38.554812" calcext:value-type="float">
            <text:p>38.554812</text:p>
          </table:table-cell>
          <table:table-cell table:formula="of:=[.M92]/1000000" office:value-type="float" office:value="45.717697" calcext:value-type="float">
            <text:p>45.717697</text:p>
          </table:table-cell>
          <table:table-cell table:formula="of:=[.N92]/1000000" office:value-type="float" office:value="0" calcext:value-type="float">
            <text:p>0</text:p>
          </table:table-cell>
          <table:table-cell table:formula="of:=[.O92]/1000000" office:value-type="float" office:value="0" calcext:value-type="float">
            <text:p>0</text:p>
          </table:table-cell>
          <table:table-cell table:formula="of:=[.P92]/1000000" office:value-type="float" office:value="0" calcext:value-type="float">
            <text:p>0</text:p>
          </table:table-cell>
          <table:table-cell table:formula="of:=[.Q9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79]" office:value-type="string" office:string-value="HELib_8K_2" calcext:value-type="string">
            <text:p>HELib_8K_2</text:p>
          </table:table-cell>
          <table:table-cell table:formula="of:=[.R8]" office:value-type="float" office:value="1308712" calcext:value-type="float">
            <text:p>1308712</text:p>
          </table:table-cell>
          <table:table-cell table:formula="of:=[.AN8]" office:value-type="float" office:value="3776342" calcext:value-type="float">
            <text:p>3776342</text:p>
          </table:table-cell>
          <table:table-cell table:formula="of:=[.BJ8]" office:value-type="float" office:value="4892837" calcext:value-type="float">
            <text:p>4892837</text:p>
          </table:table-cell>
          <table:table-cell table:formula="of:=[.CF8]" office:value-type="float" office:value="5192973" calcext:value-type="float">
            <text:p>5192973</text:p>
          </table:table-cell>
          <table:table-cell table:formula="of:=[.DB8]" office:value-type="float" office:value="7539285" calcext:value-type="float">
            <text:p>7539285</text:p>
          </table:table-cell>
          <table:table-cell table:formula="of:=[.DX8]" office:value-type="float" office:value="6536057" calcext:value-type="float">
            <text:p>6536057</text:p>
          </table:table-cell>
          <table:table-cell table:formula="of:=[.ET8]" office:value-type="float" office:value="7120348" calcext:value-type="float">
            <text:p>7120348</text:p>
          </table:table-cell>
          <table:table-cell table:formula="of:=[.FP8]" office:value-type="float" office:value="9447377" calcext:value-type="float">
            <text:p>9447377</text:p>
          </table:table-cell>
          <table:table-cell table:formula="of:=[.GL8]" office:value-type="float" office:value="8060515" calcext:value-type="float">
            <text:p>8060515</text:p>
          </table:table-cell>
          <table:table-cell/>
          <table:table-cell table:formula="of:=[.H93]" office:value-type="string" office:string-value="HELib_8K_2" calcext:value-type="string">
            <text:p>HELib_8K_2</text:p>
          </table:table-cell>
          <table:table-cell table:formula="of:=[.I93]/1000000" office:value-type="float" office:value="1.308712" calcext:value-type="float">
            <text:p>1.308712</text:p>
          </table:table-cell>
          <table:table-cell table:formula="of:=[.J93]/1000000" office:value-type="float" office:value="3.776342" calcext:value-type="float">
            <text:p>3.776342</text:p>
          </table:table-cell>
          <table:table-cell table:formula="of:=[.K93]/1000000" office:value-type="float" office:value="4.892837" calcext:value-type="float">
            <text:p>4.892837</text:p>
          </table:table-cell>
          <table:table-cell table:formula="of:=[.L93]/1000000" office:value-type="float" office:value="5.192973" calcext:value-type="float">
            <text:p>5.192973</text:p>
          </table:table-cell>
          <table:table-cell table:formula="of:=[.M93]/1000000" office:value-type="float" office:value="7.539285" calcext:value-type="float">
            <text:p>7.539285</text:p>
          </table:table-cell>
          <table:table-cell table:formula="of:=[.N93]/1000000" office:value-type="float" office:value="6.536057" calcext:value-type="float">
            <text:p>6.536057</text:p>
          </table:table-cell>
          <table:table-cell table:formula="of:=[.O93]/1000000" office:value-type="float" office:value="7.120348" calcext:value-type="float">
            <text:p>7.120348</text:p>
          </table:table-cell>
          <table:table-cell table:formula="of:=[.P93]/1000000" office:value-type="float" office:value="9.447377" calcext:value-type="float">
            <text:p>9.447377</text:p>
          </table:table-cell>
          <table:table-cell table:formula="of:=[.Q93]/1000000" office:value-type="float" office:value="8.060515" calcext:value-type="float">
            <text:p>8.060515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0]" office:value-type="string" office:string-value="SEAL_8K_2" calcext:value-type="string">
            <text:p>SEAL_8K_2</text:p>
          </table:table-cell>
          <table:table-cell table:formula="of:=[.R9]" office:value-type="float" office:value="8729031" calcext:value-type="float">
            <text:p>8729031</text:p>
          </table:table-cell>
          <table:table-cell table:formula="of:=[.AN9]" office:value-type="float" office:value="22647808" calcext:value-type="float">
            <text:p>22647808</text:p>
          </table:table-cell>
          <table:table-cell table:formula="of:=[.BJ9]" office:value-type="float" office:value="24574599" calcext:value-type="float">
            <text:p>24574599</text:p>
          </table:table-cell>
          <table:table-cell table:formula="of:=[.CF9]" office:value-type="float" office:value="28190411" calcext:value-type="float">
            <text:p>28190411</text:p>
          </table:table-cell>
          <table:table-cell table:formula="of:=[.DB9]" office:value-type="float" office:value="0" calcext:value-type="float">
            <text:p>0</text:p>
          </table:table-cell>
          <table:table-cell table:formula="of:=[.DX9]" office:value-type="float" office:value="0" calcext:value-type="float">
            <text:p>0</text:p>
          </table:table-cell>
          <table:table-cell table:formula="of:=[.ET9]" office:value-type="float" office:value="0" calcext:value-type="float">
            <text:p>0</text:p>
          </table:table-cell>
          <table:table-cell table:formula="of:=[.FP9]" office:value-type="float" office:value="0" calcext:value-type="float">
            <text:p>0</text:p>
          </table:table-cell>
          <table:table-cell table:formula="of:=[.GL9]" office:value-type="float" office:value="0" calcext:value-type="float">
            <text:p>0</text:p>
          </table:table-cell>
          <table:table-cell/>
          <table:table-cell table:formula="of:=[.H94]" office:value-type="string" office:string-value="SEAL_8K_2" calcext:value-type="string">
            <text:p>SEAL_8K_2</text:p>
          </table:table-cell>
          <table:table-cell table:formula="of:=[.I94]/1000000" office:value-type="float" office:value="8.729031" calcext:value-type="float">
            <text:p>8.729031</text:p>
          </table:table-cell>
          <table:table-cell table:formula="of:=[.J94]/1000000" office:value-type="float" office:value="22.647808" calcext:value-type="float">
            <text:p>22.647808</text:p>
          </table:table-cell>
          <table:table-cell table:formula="of:=[.K94]/1000000" office:value-type="float" office:value="24.574599" calcext:value-type="float">
            <text:p>24.574599</text:p>
          </table:table-cell>
          <table:table-cell table:formula="of:=[.L94]/1000000" office:value-type="float" office:value="28.190411" calcext:value-type="float">
            <text:p>28.190411</text:p>
          </table:table-cell>
          <table:table-cell table:formula="of:=[.M94]/1000000" office:value-type="float" office:value="0" calcext:value-type="float">
            <text:p>0</text:p>
          </table:table-cell>
          <table:table-cell table:formula="of:=[.N94]/1000000" office:value-type="float" office:value="0" calcext:value-type="float">
            <text:p>0</text:p>
          </table:table-cell>
          <table:table-cell table:formula="of:=[.O94]/1000000" office:value-type="float" office:value="0" calcext:value-type="float">
            <text:p>0</text:p>
          </table:table-cell>
          <table:table-cell table:formula="of:=[.P94]/1000000" office:value-type="float" office:value="0" calcext:value-type="float">
            <text:p>0</text:p>
          </table:table-cell>
          <table:table-cell table:formula="of:=[.Q9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1]" office:value-type="string" office:string-value="HELib_16K_1" calcext:value-type="string">
            <text:p>HELib_16K_1</text:p>
          </table:table-cell>
          <table:table-cell table:formula="of:=[.R10]" office:value-type="float" office:value="5734479" calcext:value-type="float">
            <text:p>5734479</text:p>
          </table:table-cell>
          <table:table-cell table:formula="of:=[.AN10]" office:value-type="float" office:value="14951044" calcext:value-type="float">
            <text:p>14951044</text:p>
          </table:table-cell>
          <table:table-cell table:formula="of:=[.BJ10]" office:value-type="float" office:value="18817796" calcext:value-type="float">
            <text:p>18817796</text:p>
          </table:table-cell>
          <table:table-cell table:formula="of:=[.CF10]" office:value-type="float" office:value="22641024" calcext:value-type="float">
            <text:p>22641024</text:p>
          </table:table-cell>
          <table:table-cell table:formula="of:=[.DB10]" office:value-type="float" office:value="26750683" calcext:value-type="float">
            <text:p>26750683</text:p>
          </table:table-cell>
          <table:table-cell table:formula="of:=[.DX10]" office:value-type="float" office:value="30467832" calcext:value-type="float">
            <text:p>30467832</text:p>
          </table:table-cell>
          <table:table-cell table:formula="of:=[.ET10]" office:value-type="float" office:value="34037050" calcext:value-type="float">
            <text:p>34037050</text:p>
          </table:table-cell>
          <table:table-cell table:formula="of:=[.FP10]" office:value-type="float" office:value="37848943" calcext:value-type="float">
            <text:p>37848943</text:p>
          </table:table-cell>
          <table:table-cell table:formula="of:=[.GL10]" office:value-type="float" office:value="41121803" calcext:value-type="float">
            <text:p>41121803</text:p>
          </table:table-cell>
          <table:table-cell/>
          <table:table-cell table:formula="of:=[.H95]" office:value-type="string" office:string-value="HELib_16K_1" calcext:value-type="string">
            <text:p>HELib_16K_1</text:p>
          </table:table-cell>
          <table:table-cell table:formula="of:=[.I95]/1000000" office:value-type="float" office:value="5.734479" calcext:value-type="float">
            <text:p>5.734479</text:p>
          </table:table-cell>
          <table:table-cell table:formula="of:=[.J95]/1000000" office:value-type="float" office:value="14.951044" calcext:value-type="float">
            <text:p>14.951044</text:p>
          </table:table-cell>
          <table:table-cell table:formula="of:=[.K95]/1000000" office:value-type="float" office:value="18.817796" calcext:value-type="float">
            <text:p>18.817796</text:p>
          </table:table-cell>
          <table:table-cell table:formula="of:=[.L95]/1000000" office:value-type="float" office:value="22.641024" calcext:value-type="float">
            <text:p>22.641024</text:p>
          </table:table-cell>
          <table:table-cell table:formula="of:=[.M95]/1000000" office:value-type="float" office:value="26.750683" calcext:value-type="float">
            <text:p>26.750683</text:p>
          </table:table-cell>
          <table:table-cell table:formula="of:=[.N95]/1000000" office:value-type="float" office:value="30.467832" calcext:value-type="float">
            <text:p>30.467832</text:p>
          </table:table-cell>
          <table:table-cell table:formula="of:=[.O95]/1000000" office:value-type="float" office:value="34.03705" calcext:value-type="float">
            <text:p>34.03705</text:p>
          </table:table-cell>
          <table:table-cell table:formula="of:=[.P95]/1000000" office:value-type="float" office:value="37.848943" calcext:value-type="float">
            <text:p>37.848943</text:p>
          </table:table-cell>
          <table:table-cell table:formula="of:=[.Q95]/1000000" office:value-type="float" office:value="41.121803" calcext:value-type="float">
            <text:p>41.121803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2]" office:value-type="string" office:string-value="SEAL_16K_1" calcext:value-type="string">
            <text:p>SEAL_16K_1</text:p>
          </table:table-cell>
          <table:table-cell table:formula="of:=[.R11]" office:value-type="float" office:value="28182596" calcext:value-type="float">
            <text:p>28182596</text:p>
          </table:table-cell>
          <table:table-cell table:formula="of:=[.AN11]" office:value-type="float" office:value="65077193" calcext:value-type="float">
            <text:p>65077193</text:p>
          </table:table-cell>
          <table:table-cell table:formula="of:=[.BJ11]" office:value-type="float" office:value="72864067" calcext:value-type="float">
            <text:p>72864067</text:p>
          </table:table-cell>
          <table:table-cell table:formula="of:=[.CF11]" office:value-type="float" office:value="86319632" calcext:value-type="float">
            <text:p>86319632</text:p>
          </table:table-cell>
          <table:table-cell table:formula="of:=[.DB11]" office:value-type="float" office:value="100429297" calcext:value-type="float">
            <text:p>100429297</text:p>
          </table:table-cell>
          <table:table-cell table:formula="of:=[.DX11]" office:value-type="float" office:value="0" calcext:value-type="float">
            <text:p>0</text:p>
          </table:table-cell>
          <table:table-cell table:formula="of:=[.ET11]" office:value-type="float" office:value="0" calcext:value-type="float">
            <text:p>0</text:p>
          </table:table-cell>
          <table:table-cell table:formula="of:=[.FP11]" office:value-type="float" office:value="0" calcext:value-type="float">
            <text:p>0</text:p>
          </table:table-cell>
          <table:table-cell table:formula="of:=[.GL11]" office:value-type="float" office:value="0" calcext:value-type="float">
            <text:p>0</text:p>
          </table:table-cell>
          <table:table-cell/>
          <table:table-cell table:formula="of:=[.H96]" office:value-type="string" office:string-value="SEAL_16K_1" calcext:value-type="string">
            <text:p>SEAL_16K_1</text:p>
          </table:table-cell>
          <table:table-cell table:formula="of:=[.I96]/1000000" office:value-type="float" office:value="28.182596" calcext:value-type="float">
            <text:p>28.182596</text:p>
          </table:table-cell>
          <table:table-cell table:formula="of:=[.J96]/1000000" office:value-type="float" office:value="65.077193" calcext:value-type="float">
            <text:p>65.077193</text:p>
          </table:table-cell>
          <table:table-cell table:formula="of:=[.K96]/1000000" office:value-type="float" office:value="72.864067" calcext:value-type="float">
            <text:p>72.864067</text:p>
          </table:table-cell>
          <table:table-cell table:formula="of:=[.L96]/1000000" office:value-type="float" office:value="86.319632" calcext:value-type="float">
            <text:p>86.319632</text:p>
          </table:table-cell>
          <table:table-cell table:formula="of:=[.M96]/1000000" office:value-type="float" office:value="100.429297" calcext:value-type="float">
            <text:p>100.429297</text:p>
          </table:table-cell>
          <table:table-cell table:formula="of:=[.N96]/1000000" office:value-type="float" office:value="0" calcext:value-type="float">
            <text:p>0</text:p>
          </table:table-cell>
          <table:table-cell table:formula="of:=[.O96]/1000000" office:value-type="float" office:value="0" calcext:value-type="float">
            <text:p>0</text:p>
          </table:table-cell>
          <table:table-cell table:formula="of:=[.P96]/1000000" office:value-type="float" office:value="0" calcext:value-type="float">
            <text:p>0</text:p>
          </table:table-cell>
          <table:table-cell table:formula="of:=[.Q9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3]" office:value-type="string" office:string-value="HELib_16K_2" calcext:value-type="string">
            <text:p>HELib_16K_2</text:p>
          </table:table-cell>
          <table:table-cell table:formula="of:=[.R12]" office:value-type="float" office:value="5792061" calcext:value-type="float">
            <text:p>5792061</text:p>
          </table:table-cell>
          <table:table-cell table:formula="of:=[.AN12]" office:value-type="float" office:value="15130875" calcext:value-type="float">
            <text:p>15130875</text:p>
          </table:table-cell>
          <table:table-cell table:formula="of:=[.BJ12]" office:value-type="float" office:value="18769127" calcext:value-type="float">
            <text:p>18769127</text:p>
          </table:table-cell>
          <table:table-cell table:formula="of:=[.CF12]" office:value-type="float" office:value="21343494" calcext:value-type="float">
            <text:p>21343494</text:p>
          </table:table-cell>
          <table:table-cell table:formula="of:=[.DB12]" office:value-type="float" office:value="24739226" calcext:value-type="float">
            <text:p>24739226</text:p>
          </table:table-cell>
          <table:table-cell table:formula="of:=[.DX12]" office:value-type="float" office:value="27647180" calcext:value-type="float">
            <text:p>27647180</text:p>
          </table:table-cell>
          <table:table-cell table:formula="of:=[.ET12]" office:value-type="float" office:value="30737459" calcext:value-type="float">
            <text:p>30737459</text:p>
          </table:table-cell>
          <table:table-cell table:formula="of:=[.FP12]" office:value-type="float" office:value="33394260" calcext:value-type="float">
            <text:p>33394260</text:p>
          </table:table-cell>
          <table:table-cell table:formula="of:=[.GL12]" office:value-type="float" office:value="35377603" calcext:value-type="float">
            <text:p>35377603</text:p>
          </table:table-cell>
          <table:table-cell/>
          <table:table-cell table:formula="of:=[.H97]" office:value-type="string" office:string-value="HELib_16K_2" calcext:value-type="string">
            <text:p>HELib_16K_2</text:p>
          </table:table-cell>
          <table:table-cell table:formula="of:=[.I97]/1000000" office:value-type="float" office:value="5.792061" calcext:value-type="float">
            <text:p>5.792061</text:p>
          </table:table-cell>
          <table:table-cell table:formula="of:=[.J97]/1000000" office:value-type="float" office:value="15.130875" calcext:value-type="float">
            <text:p>15.130875</text:p>
          </table:table-cell>
          <table:table-cell table:formula="of:=[.K97]/1000000" office:value-type="float" office:value="18.769127" calcext:value-type="float">
            <text:p>18.769127</text:p>
          </table:table-cell>
          <table:table-cell table:formula="of:=[.L97]/1000000" office:value-type="float" office:value="21.343494" calcext:value-type="float">
            <text:p>21.343494</text:p>
          </table:table-cell>
          <table:table-cell table:formula="of:=[.M97]/1000000" office:value-type="float" office:value="24.739226" calcext:value-type="float">
            <text:p>24.739226</text:p>
          </table:table-cell>
          <table:table-cell table:formula="of:=[.N97]/1000000" office:value-type="float" office:value="27.64718" calcext:value-type="float">
            <text:p>27.64718</text:p>
          </table:table-cell>
          <table:table-cell table:formula="of:=[.O97]/1000000" office:value-type="float" office:value="30.737459" calcext:value-type="float">
            <text:p>30.737459</text:p>
          </table:table-cell>
          <table:table-cell table:formula="of:=[.P97]/1000000" office:value-type="float" office:value="33.39426" calcext:value-type="float">
            <text:p>33.39426</text:p>
          </table:table-cell>
          <table:table-cell table:formula="of:=[.Q97]/1000000" office:value-type="float" office:value="35.377603" calcext:value-type="float">
            <text:p>35.377603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4]" office:value-type="string" office:string-value="SEAL_16K_2" calcext:value-type="string">
            <text:p>SEAL_16K_2</text:p>
          </table:table-cell>
          <table:table-cell table:formula="of:=[.R13]" office:value-type="float" office:value="44874567" calcext:value-type="float">
            <text:p>44874567</text:p>
          </table:table-cell>
          <table:table-cell table:formula="of:=[.AN13]" office:value-type="float" office:value="100890169" calcext:value-type="float">
            <text:p>100890169</text:p>
          </table:table-cell>
          <table:table-cell table:formula="of:=[.BJ13]" office:value-type="float" office:value="118943626" calcext:value-type="float">
            <text:p>118943626</text:p>
          </table:table-cell>
          <table:table-cell table:formula="of:=[.CF13]" office:value-type="float" office:value="140241207" calcext:value-type="float">
            <text:p>140241207</text:p>
          </table:table-cell>
          <table:table-cell table:formula="of:=[.DB13]" office:value-type="float" office:value="169709969" calcext:value-type="float">
            <text:p>169709969</text:p>
          </table:table-cell>
          <table:table-cell table:formula="of:=[.DX13]" office:value-type="float" office:value="201499130" calcext:value-type="float">
            <text:p>201499130</text:p>
          </table:table-cell>
          <table:table-cell table:formula="of:=[.ET13]" office:value-type="float" office:value="237808047" calcext:value-type="float">
            <text:p>237808047</text:p>
          </table:table-cell>
          <table:table-cell table:formula="of:=[.FP13]" office:value-type="float" office:value="277372600" calcext:value-type="float">
            <text:p>277372600</text:p>
          </table:table-cell>
          <table:table-cell table:formula="of:=[.GL13]" office:value-type="float" office:value="320108241" calcext:value-type="float">
            <text:p>320108241</text:p>
          </table:table-cell>
          <table:table-cell/>
          <table:table-cell table:formula="of:=[.H98]" office:value-type="string" office:string-value="SEAL_16K_2" calcext:value-type="string">
            <text:p>SEAL_16K_2</text:p>
          </table:table-cell>
          <table:table-cell table:formula="of:=[.I98]/1000000" office:value-type="float" office:value="44.874567" calcext:value-type="float">
            <text:p>44.874567</text:p>
          </table:table-cell>
          <table:table-cell table:formula="of:=[.J98]/1000000" office:value-type="float" office:value="100.890169" calcext:value-type="float">
            <text:p>100.890169</text:p>
          </table:table-cell>
          <table:table-cell table:formula="of:=[.K98]/1000000" office:value-type="float" office:value="118.943626" calcext:value-type="float">
            <text:p>118.943626</text:p>
          </table:table-cell>
          <table:table-cell table:formula="of:=[.L98]/1000000" office:value-type="float" office:value="140.241207" calcext:value-type="float">
            <text:p>140.241207</text:p>
          </table:table-cell>
          <table:table-cell table:formula="of:=[.M98]/1000000" office:value-type="float" office:value="169.709969" calcext:value-type="float">
            <text:p>169.709969</text:p>
          </table:table-cell>
          <table:table-cell table:formula="of:=[.N98]/1000000" office:value-type="float" office:value="201.49913" calcext:value-type="float">
            <text:p>201.49913</text:p>
          </table:table-cell>
          <table:table-cell table:formula="of:=[.O98]/1000000" office:value-type="float" office:value="237.808047" calcext:value-type="float">
            <text:p>237.808047</text:p>
          </table:table-cell>
          <table:table-cell table:formula="of:=[.P98]/1000000" office:value-type="float" office:value="277.3726" calcext:value-type="float">
            <text:p>277.3726</text:p>
          </table:table-cell>
          <table:table-cell table:formula="of:=[.Q98]/1000000" office:value-type="float" office:value="320.108241" calcext:value-type="float">
            <text:p>320.108241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decryption_duration[us]</text:p>
          </table:table-cell>
          <table:table-cell table:number-columns-repeated="9"/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7]" office:value-type="string" office:string-value="HELib_4K_1" calcext:value-type="string">
            <text:p>HELib_4K_1</text:p>
          </table:table-cell>
          <table:table-cell table:formula="of:=[.S2]" office:value-type="float" office:value="37576" calcext:value-type="float">
            <text:p>37576</text:p>
          </table:table-cell>
          <table:table-cell table:formula="of:=[.AO2]" office:value-type="float" office:value="74674" calcext:value-type="float">
            <text:p>74674</text:p>
          </table:table-cell>
          <table:table-cell table:formula="of:=[.BK2]" office:value-type="float" office:value="78867" calcext:value-type="float">
            <text:p>78867</text:p>
          </table:table-cell>
          <table:table-cell table:formula="of:=[.CG2]" office:value-type="float" office:value="95089" calcext:value-type="float">
            <text:p>95089</text:p>
          </table:table-cell>
          <table:table-cell table:formula="of:=[.DC2]" office:value-type="float" office:value="82343" calcext:value-type="float">
            <text:p>82343</text:p>
          </table:table-cell>
          <table:table-cell table:formula="of:=[.DY2]" office:value-type="float" office:value="81459" calcext:value-type="float">
            <text:p>81459</text:p>
          </table:table-cell>
          <table:table-cell table:formula="of:=[.EU2]" office:value-type="float" office:value="81745" calcext:value-type="float">
            <text:p>81745</text:p>
          </table:table-cell>
          <table:table-cell table:formula="of:=[.FQ2]" office:value-type="float" office:value="124113" calcext:value-type="float">
            <text:p>124113</text:p>
          </table:table-cell>
          <table:table-cell table:formula="of:=[.GM2]" office:value-type="float" office:value="70112" calcext:value-type="float">
            <text:p>70112</text:p>
          </table:table-cell>
          <table:table-cell/>
          <table:table-cell table:formula="of:=[.H101]" office:value-type="string" office:string-value="HELib_4K_1" calcext:value-type="string">
            <text:p>HELib_4K_1</text:p>
          </table:table-cell>
          <table:table-cell table:formula="of:=[.I101]/1000000" office:value-type="float" office:value="0.037576" calcext:value-type="float">
            <text:p>0.037576</text:p>
          </table:table-cell>
          <table:table-cell table:formula="of:=[.J101]/1000000" office:value-type="float" office:value="0.074674" calcext:value-type="float">
            <text:p>0.074674</text:p>
          </table:table-cell>
          <table:table-cell table:formula="of:=[.K101]/1000000" office:value-type="float" office:value="0.078867" calcext:value-type="float">
            <text:p>0.078867</text:p>
          </table:table-cell>
          <table:table-cell table:formula="of:=[.L101]/1000000" office:value-type="float" office:value="0.095089" calcext:value-type="float">
            <text:p>0.095089</text:p>
          </table:table-cell>
          <table:table-cell table:formula="of:=[.M101]/1000000" office:value-type="float" office:value="0.082343" calcext:value-type="float">
            <text:p>0.082343</text:p>
          </table:table-cell>
          <table:table-cell table:formula="of:=[.N101]/1000000" office:value-type="float" office:value="0.081459" calcext:value-type="float">
            <text:p>0.081459</text:p>
          </table:table-cell>
          <table:table-cell table:formula="of:=[.O101]/1000000" office:value-type="float" office:value="0.081745" calcext:value-type="float">
            <text:p>0.081745</text:p>
          </table:table-cell>
          <table:table-cell table:formula="of:=[.P101]/1000000" office:value-type="float" office:value="0.124113" calcext:value-type="float">
            <text:p>0.124113</text:p>
          </table:table-cell>
          <table:table-cell table:formula="of:=[.Q101]/1000000" office:value-type="float" office:value="0.070112" calcext:value-type="float">
            <text:p>0.070112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8]" office:value-type="string" office:string-value="SEAL_4K_1" calcext:value-type="string">
            <text:p>SEAL_4K_1</text:p>
          </table:table-cell>
          <table:table-cell table:formula="of:=[.S3]" office:value-type="float" office:value="17611" calcext:value-type="float">
            <text:p>17611</text:p>
          </table:table-cell>
          <table:table-cell table:formula="of:=[.AO3]" office:value-type="float" office:value="15471" calcext:value-type="float">
            <text:p>15471</text:p>
          </table:table-cell>
          <table:table-cell table:formula="of:=[.BK3]" office:value-type="float" office:value="0" calcext:value-type="float">
            <text:p>0</text:p>
          </table:table-cell>
          <table:table-cell table:formula="of:=[.CG3]" office:value-type="float" office:value="0" calcext:value-type="float">
            <text:p>0</text:p>
          </table:table-cell>
          <table:table-cell table:formula="of:=[.DC3]" office:value-type="float" office:value="0" calcext:value-type="float">
            <text:p>0</text:p>
          </table:table-cell>
          <table:table-cell table:formula="of:=[.DY3]" office:value-type="float" office:value="0" calcext:value-type="float">
            <text:p>0</text:p>
          </table:table-cell>
          <table:table-cell table:formula="of:=[.EU3]" office:value-type="float" office:value="0" calcext:value-type="float">
            <text:p>0</text:p>
          </table:table-cell>
          <table:table-cell table:formula="of:=[.FQ3]" office:value-type="float" office:value="0" calcext:value-type="float">
            <text:p>0</text:p>
          </table:table-cell>
          <table:table-cell table:formula="of:=[.GM3]" office:value-type="float" office:value="0" calcext:value-type="float">
            <text:p>0</text:p>
          </table:table-cell>
          <table:table-cell/>
          <table:table-cell table:formula="of:=[.H102]" office:value-type="string" office:string-value="SEAL_4K_1" calcext:value-type="string">
            <text:p>SEAL_4K_1</text:p>
          </table:table-cell>
          <table:table-cell table:formula="of:=[.I102]/1000000" office:value-type="float" office:value="0.017611" calcext:value-type="float">
            <text:p>0.017611</text:p>
          </table:table-cell>
          <table:table-cell table:formula="of:=[.J102]/1000000" office:value-type="float" office:value="0.015471" calcext:value-type="float">
            <text:p>0.015471</text:p>
          </table:table-cell>
          <table:table-cell table:formula="of:=[.K102]/1000000" office:value-type="float" office:value="0" calcext:value-type="float">
            <text:p>0</text:p>
          </table:table-cell>
          <table:table-cell table:formula="of:=[.L102]/1000000" office:value-type="float" office:value="0" calcext:value-type="float">
            <text:p>0</text:p>
          </table:table-cell>
          <table:table-cell table:formula="of:=[.M102]/1000000" office:value-type="float" office:value="0" calcext:value-type="float">
            <text:p>0</text:p>
          </table:table-cell>
          <table:table-cell table:formula="of:=[.N102]/1000000" office:value-type="float" office:value="0" calcext:value-type="float">
            <text:p>0</text:p>
          </table:table-cell>
          <table:table-cell table:formula="of:=[.O102]/1000000" office:value-type="float" office:value="0" calcext:value-type="float">
            <text:p>0</text:p>
          </table:table-cell>
          <table:table-cell table:formula="of:=[.P102]/1000000" office:value-type="float" office:value="0" calcext:value-type="float">
            <text:p>0</text:p>
          </table:table-cell>
          <table:table-cell table:formula="of:=[.Q102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89]" office:value-type="string" office:string-value="HELib_4K_2" calcext:value-type="string">
            <text:p>HELib_4K_2</text:p>
          </table:table-cell>
          <table:table-cell table:formula="of:=[.S4]" office:value-type="float" office:value="40257" calcext:value-type="float">
            <text:p>40257</text:p>
          </table:table-cell>
          <table:table-cell table:formula="of:=[.AO4]" office:value-type="float" office:value="63016" calcext:value-type="float">
            <text:p>63016</text:p>
          </table:table-cell>
          <table:table-cell table:formula="of:=[.BK4]" office:value-type="float" office:value="78663" calcext:value-type="float">
            <text:p>78663</text:p>
          </table:table-cell>
          <table:table-cell table:formula="of:=[.CG4]" office:value-type="float" office:value="67473" calcext:value-type="float">
            <text:p>67473</text:p>
          </table:table-cell>
          <table:table-cell table:formula="of:=[.DC4]" office:value-type="float" office:value="69251" calcext:value-type="float">
            <text:p>69251</text:p>
          </table:table-cell>
          <table:table-cell table:formula="of:=[.DY4]" office:value-type="float" office:value="68845" calcext:value-type="float">
            <text:p>68845</text:p>
          </table:table-cell>
          <table:table-cell table:formula="of:=[.EU4]" office:value-type="float" office:value="62390" calcext:value-type="float">
            <text:p>62390</text:p>
          </table:table-cell>
          <table:table-cell table:formula="of:=[.FQ4]" office:value-type="float" office:value="66011" calcext:value-type="float">
            <text:p>66011</text:p>
          </table:table-cell>
          <table:table-cell table:formula="of:=[.GM4]" office:value-type="float" office:value="55591" calcext:value-type="float">
            <text:p>55591</text:p>
          </table:table-cell>
          <table:table-cell/>
          <table:table-cell table:formula="of:=[.H103]" office:value-type="string" office:string-value="HELib_4K_2" calcext:value-type="string">
            <text:p>HELib_4K_2</text:p>
          </table:table-cell>
          <table:table-cell table:formula="of:=[.I103]/1000000" office:value-type="float" office:value="0.040257" calcext:value-type="float">
            <text:p>0.040257</text:p>
          </table:table-cell>
          <table:table-cell table:formula="of:=[.J103]/1000000" office:value-type="float" office:value="0.063016" calcext:value-type="float">
            <text:p>0.063016</text:p>
          </table:table-cell>
          <table:table-cell table:formula="of:=[.K103]/1000000" office:value-type="float" office:value="0.078663" calcext:value-type="float">
            <text:p>0.078663</text:p>
          </table:table-cell>
          <table:table-cell table:formula="of:=[.L103]/1000000" office:value-type="float" office:value="0.067473" calcext:value-type="float">
            <text:p>0.067473</text:p>
          </table:table-cell>
          <table:table-cell table:formula="of:=[.M103]/1000000" office:value-type="float" office:value="0.069251" calcext:value-type="float">
            <text:p>0.069251</text:p>
          </table:table-cell>
          <table:table-cell table:formula="of:=[.N103]/1000000" office:value-type="float" office:value="0.068845" calcext:value-type="float">
            <text:p>0.068845</text:p>
          </table:table-cell>
          <table:table-cell table:formula="of:=[.O103]/1000000" office:value-type="float" office:value="0.06239" calcext:value-type="float">
            <text:p>0.06239</text:p>
          </table:table-cell>
          <table:table-cell table:formula="of:=[.P103]/1000000" office:value-type="float" office:value="0.066011" calcext:value-type="float">
            <text:p>0.066011</text:p>
          </table:table-cell>
          <table:table-cell table:formula="of:=[.Q103]/1000000" office:value-type="float" office:value="0.055591" calcext:value-type="float">
            <text:p>0.055591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0]" office:value-type="string" office:string-value="SEAL_4K_2" calcext:value-type="string">
            <text:p>SEAL_4K_2</text:p>
          </table:table-cell>
          <table:table-cell table:formula="of:=[.S5]" office:value-type="float" office:value="9735" calcext:value-type="float">
            <text:p>9735</text:p>
          </table:table-cell>
          <table:table-cell table:formula="of:=[.AO5]" office:value-type="float" office:value="0" calcext:value-type="float">
            <text:p>0</text:p>
          </table:table-cell>
          <table:table-cell table:formula="of:=[.BK5]" office:value-type="float" office:value="0" calcext:value-type="float">
            <text:p>0</text:p>
          </table:table-cell>
          <table:table-cell table:formula="of:=[.CG5]" office:value-type="float" office:value="0" calcext:value-type="float">
            <text:p>0</text:p>
          </table:table-cell>
          <table:table-cell table:formula="of:=[.DC5]" office:value-type="float" office:value="0" calcext:value-type="float">
            <text:p>0</text:p>
          </table:table-cell>
          <table:table-cell table:formula="of:=[.DY5]" office:value-type="float" office:value="0" calcext:value-type="float">
            <text:p>0</text:p>
          </table:table-cell>
          <table:table-cell table:formula="of:=[.EU5]" office:value-type="float" office:value="0" calcext:value-type="float">
            <text:p>0</text:p>
          </table:table-cell>
          <table:table-cell table:formula="of:=[.FQ5]" office:value-type="float" office:value="0" calcext:value-type="float">
            <text:p>0</text:p>
          </table:table-cell>
          <table:table-cell table:formula="of:=[.GM5]" office:value-type="float" office:value="0" calcext:value-type="float">
            <text:p>0</text:p>
          </table:table-cell>
          <table:table-cell/>
          <table:table-cell table:formula="of:=[.H104]" office:value-type="string" office:string-value="SEAL_4K_2" calcext:value-type="string">
            <text:p>SEAL_4K_2</text:p>
          </table:table-cell>
          <table:table-cell table:formula="of:=[.I104]/1000000" office:value-type="float" office:value="0.009735" calcext:value-type="float">
            <text:p>0.009735</text:p>
          </table:table-cell>
          <table:table-cell table:formula="of:=[.J104]/1000000" office:value-type="float" office:value="0" calcext:value-type="float">
            <text:p>0</text:p>
          </table:table-cell>
          <table:table-cell table:formula="of:=[.K104]/1000000" office:value-type="float" office:value="0" calcext:value-type="float">
            <text:p>0</text:p>
          </table:table-cell>
          <table:table-cell table:formula="of:=[.L104]/1000000" office:value-type="float" office:value="0" calcext:value-type="float">
            <text:p>0</text:p>
          </table:table-cell>
          <table:table-cell table:formula="of:=[.M104]/1000000" office:value-type="float" office:value="0" calcext:value-type="float">
            <text:p>0</text:p>
          </table:table-cell>
          <table:table-cell table:formula="of:=[.N104]/1000000" office:value-type="float" office:value="0" calcext:value-type="float">
            <text:p>0</text:p>
          </table:table-cell>
          <table:table-cell table:formula="of:=[.O104]/1000000" office:value-type="float" office:value="0" calcext:value-type="float">
            <text:p>0</text:p>
          </table:table-cell>
          <table:table-cell table:formula="of:=[.P104]/1000000" office:value-type="float" office:value="0" calcext:value-type="float">
            <text:p>0</text:p>
          </table:table-cell>
          <table:table-cell table:formula="of:=[.Q104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1]" office:value-type="string" office:string-value="HELib_8K_1" calcext:value-type="string">
            <text:p>HELib_8K_1</text:p>
          </table:table-cell>
          <table:table-cell table:formula="of:=[.S6]" office:value-type="float" office:value="116674" calcext:value-type="float">
            <text:p>116674</text:p>
          </table:table-cell>
          <table:table-cell table:formula="of:=[.AO6]" office:value-type="float" office:value="182995" calcext:value-type="float">
            <text:p>182995</text:p>
          </table:table-cell>
          <table:table-cell table:formula="of:=[.BK6]" office:value-type="float" office:value="170366" calcext:value-type="float">
            <text:p>170366</text:p>
          </table:table-cell>
          <table:table-cell table:formula="of:=[.CG6]" office:value-type="float" office:value="212283" calcext:value-type="float">
            <text:p>212283</text:p>
          </table:table-cell>
          <table:table-cell table:formula="of:=[.DC6]" office:value-type="float" office:value="163841" calcext:value-type="float">
            <text:p>163841</text:p>
          </table:table-cell>
          <table:table-cell table:formula="of:=[.DY6]" office:value-type="float" office:value="177112" calcext:value-type="float">
            <text:p>177112</text:p>
          </table:table-cell>
          <table:table-cell table:formula="of:=[.EU6]" office:value-type="float" office:value="170651" calcext:value-type="float">
            <text:p>170651</text:p>
          </table:table-cell>
          <table:table-cell table:formula="of:=[.FQ6]" office:value-type="float" office:value="156597" calcext:value-type="float">
            <text:p>156597</text:p>
          </table:table-cell>
          <table:table-cell table:formula="of:=[.GM6]" office:value-type="float" office:value="166037" calcext:value-type="float">
            <text:p>166037</text:p>
          </table:table-cell>
          <table:table-cell/>
          <table:table-cell table:formula="of:=[.H105]" office:value-type="string" office:string-value="HELib_8K_1" calcext:value-type="string">
            <text:p>HELib_8K_1</text:p>
          </table:table-cell>
          <table:table-cell table:formula="of:=[.I105]/1000000" office:value-type="float" office:value="0.116674" calcext:value-type="float">
            <text:p>0.116674</text:p>
          </table:table-cell>
          <table:table-cell table:formula="of:=[.J105]/1000000" office:value-type="float" office:value="0.182995" calcext:value-type="float">
            <text:p>0.182995</text:p>
          </table:table-cell>
          <table:table-cell table:formula="of:=[.K105]/1000000" office:value-type="float" office:value="0.170366" calcext:value-type="float">
            <text:p>0.170366</text:p>
          </table:table-cell>
          <table:table-cell table:formula="of:=[.L105]/1000000" office:value-type="float" office:value="0.212283" calcext:value-type="float">
            <text:p>0.212283</text:p>
          </table:table-cell>
          <table:table-cell table:formula="of:=[.M105]/1000000" office:value-type="float" office:value="0.163841" calcext:value-type="float">
            <text:p>0.163841</text:p>
          </table:table-cell>
          <table:table-cell table:formula="of:=[.N105]/1000000" office:value-type="float" office:value="0.177112" calcext:value-type="float">
            <text:p>0.177112</text:p>
          </table:table-cell>
          <table:table-cell table:formula="of:=[.O105]/1000000" office:value-type="float" office:value="0.170651" calcext:value-type="float">
            <text:p>0.170651</text:p>
          </table:table-cell>
          <table:table-cell table:formula="of:=[.P105]/1000000" office:value-type="float" office:value="0.156597" calcext:value-type="float">
            <text:p>0.156597</text:p>
          </table:table-cell>
          <table:table-cell table:formula="of:=[.Q105]/1000000" office:value-type="float" office:value="0.166037" calcext:value-type="float">
            <text:p>0.166037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2]" office:value-type="string" office:string-value="SEAL_8K_1" calcext:value-type="string">
            <text:p>SEAL_8K_1</text:p>
          </table:table-cell>
          <table:table-cell table:formula="of:=[.S7]" office:value-type="float" office:value="121043" calcext:value-type="float">
            <text:p>121043</text:p>
          </table:table-cell>
          <table:table-cell table:formula="of:=[.AO7]" office:value-type="float" office:value="146027" calcext:value-type="float">
            <text:p>146027</text:p>
          </table:table-cell>
          <table:table-cell table:formula="of:=[.BK7]" office:value-type="float" office:value="83507" calcext:value-type="float">
            <text:p>83507</text:p>
          </table:table-cell>
          <table:table-cell table:formula="of:=[.CG7]" office:value-type="float" office:value="58582" calcext:value-type="float">
            <text:p>58582</text:p>
          </table:table-cell>
          <table:table-cell table:formula="of:=[.DC7]" office:value-type="float" office:value="32018" calcext:value-type="float">
            <text:p>32018</text:p>
          </table:table-cell>
          <table:table-cell table:formula="of:=[.DY7]" office:value-type="float" office:value="0" calcext:value-type="float">
            <text:p>0</text:p>
          </table:table-cell>
          <table:table-cell table:formula="of:=[.EU7]" office:value-type="float" office:value="0" calcext:value-type="float">
            <text:p>0</text:p>
          </table:table-cell>
          <table:table-cell table:formula="of:=[.FQ7]" office:value-type="float" office:value="0" calcext:value-type="float">
            <text:p>0</text:p>
          </table:table-cell>
          <table:table-cell table:formula="of:=[.GM7]" office:value-type="float" office:value="0" calcext:value-type="float">
            <text:p>0</text:p>
          </table:table-cell>
          <table:table-cell/>
          <table:table-cell table:formula="of:=[.H106]" office:value-type="string" office:string-value="SEAL_8K_1" calcext:value-type="string">
            <text:p>SEAL_8K_1</text:p>
          </table:table-cell>
          <table:table-cell table:formula="of:=[.I106]/1000000" office:value-type="float" office:value="0.121043" calcext:value-type="float">
            <text:p>0.121043</text:p>
          </table:table-cell>
          <table:table-cell table:formula="of:=[.J106]/1000000" office:value-type="float" office:value="0.146027" calcext:value-type="float">
            <text:p>0.146027</text:p>
          </table:table-cell>
          <table:table-cell table:formula="of:=[.K106]/1000000" office:value-type="float" office:value="0.083507" calcext:value-type="float">
            <text:p>0.083507</text:p>
          </table:table-cell>
          <table:table-cell table:formula="of:=[.L106]/1000000" office:value-type="float" office:value="0.058582" calcext:value-type="float">
            <text:p>0.058582</text:p>
          </table:table-cell>
          <table:table-cell table:formula="of:=[.M106]/1000000" office:value-type="float" office:value="0.032018" calcext:value-type="float">
            <text:p>0.032018</text:p>
          </table:table-cell>
          <table:table-cell table:formula="of:=[.N106]/1000000" office:value-type="float" office:value="0" calcext:value-type="float">
            <text:p>0</text:p>
          </table:table-cell>
          <table:table-cell table:formula="of:=[.O106]/1000000" office:value-type="float" office:value="0" calcext:value-type="float">
            <text:p>0</text:p>
          </table:table-cell>
          <table:table-cell table:formula="of:=[.P106]/1000000" office:value-type="float" office:value="0" calcext:value-type="float">
            <text:p>0</text:p>
          </table:table-cell>
          <table:table-cell table:formula="of:=[.Q106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3]" office:value-type="string" office:string-value="HELib_8K_2" calcext:value-type="string">
            <text:p>HELib_8K_2</text:p>
          </table:table-cell>
          <table:table-cell table:formula="of:=[.S8]" office:value-type="float" office:value="137875" calcext:value-type="float">
            <text:p>137875</text:p>
          </table:table-cell>
          <table:table-cell table:formula="of:=[.AO8]" office:value-type="float" office:value="168302" calcext:value-type="float">
            <text:p>168302</text:p>
          </table:table-cell>
          <table:table-cell table:formula="of:=[.BK8]" office:value-type="float" office:value="164324" calcext:value-type="float">
            <text:p>164324</text:p>
          </table:table-cell>
          <table:table-cell table:formula="of:=[.CG8]" office:value-type="float" office:value="144451" calcext:value-type="float">
            <text:p>144451</text:p>
          </table:table-cell>
          <table:table-cell table:formula="of:=[.DC8]" office:value-type="float" office:value="200037" calcext:value-type="float">
            <text:p>200037</text:p>
          </table:table-cell>
          <table:table-cell table:formula="of:=[.DY8]" office:value-type="float" office:value="127249" calcext:value-type="float">
            <text:p>127249</text:p>
          </table:table-cell>
          <table:table-cell table:formula="of:=[.EU8]" office:value-type="float" office:value="130581" calcext:value-type="float">
            <text:p>130581</text:p>
          </table:table-cell>
          <table:table-cell table:formula="of:=[.FQ8]" office:value-type="float" office:value="132056" calcext:value-type="float">
            <text:p>132056</text:p>
          </table:table-cell>
          <table:table-cell table:formula="of:=[.GM8]" office:value-type="float" office:value="130610" calcext:value-type="float">
            <text:p>130610</text:p>
          </table:table-cell>
          <table:table-cell/>
          <table:table-cell table:formula="of:=[.H107]" office:value-type="string" office:string-value="HELib_8K_2" calcext:value-type="string">
            <text:p>HELib_8K_2</text:p>
          </table:table-cell>
          <table:table-cell table:formula="of:=[.I107]/1000000" office:value-type="float" office:value="0.137875" calcext:value-type="float">
            <text:p>0.137875</text:p>
          </table:table-cell>
          <table:table-cell table:formula="of:=[.J107]/1000000" office:value-type="float" office:value="0.168302" calcext:value-type="float">
            <text:p>0.168302</text:p>
          </table:table-cell>
          <table:table-cell table:formula="of:=[.K107]/1000000" office:value-type="float" office:value="0.164324" calcext:value-type="float">
            <text:p>0.164324</text:p>
          </table:table-cell>
          <table:table-cell table:formula="of:=[.L107]/1000000" office:value-type="float" office:value="0.144451" calcext:value-type="float">
            <text:p>0.144451</text:p>
          </table:table-cell>
          <table:table-cell table:formula="of:=[.M107]/1000000" office:value-type="float" office:value="0.200037" calcext:value-type="float">
            <text:p>0.200037</text:p>
          </table:table-cell>
          <table:table-cell table:formula="of:=[.N107]/1000000" office:value-type="float" office:value="0.127249" calcext:value-type="float">
            <text:p>0.127249</text:p>
          </table:table-cell>
          <table:table-cell table:formula="of:=[.O107]/1000000" office:value-type="float" office:value="0.130581" calcext:value-type="float">
            <text:p>0.130581</text:p>
          </table:table-cell>
          <table:table-cell table:formula="of:=[.P107]/1000000" office:value-type="float" office:value="0.132056" calcext:value-type="float">
            <text:p>0.132056</text:p>
          </table:table-cell>
          <table:table-cell table:formula="of:=[.Q107]/1000000" office:value-type="float" office:value="0.13061" calcext:value-type="float">
            <text:p>0.13061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4]" office:value-type="string" office:string-value="SEAL_8K_2" calcext:value-type="string">
            <text:p>SEAL_8K_2</text:p>
          </table:table-cell>
          <table:table-cell table:formula="of:=[.S9]" office:value-type="float" office:value="99902" calcext:value-type="float">
            <text:p>99902</text:p>
          </table:table-cell>
          <table:table-cell table:formula="of:=[.AO9]" office:value-type="float" office:value="65189" calcext:value-type="float">
            <text:p>65189</text:p>
          </table:table-cell>
          <table:table-cell table:formula="of:=[.BK9]" office:value-type="float" office:value="40072" calcext:value-type="float">
            <text:p>40072</text:p>
          </table:table-cell>
          <table:table-cell table:formula="of:=[.CG9]" office:value-type="float" office:value="14229" calcext:value-type="float">
            <text:p>14229</text:p>
          </table:table-cell>
          <table:table-cell table:formula="of:=[.DC9]" office:value-type="float" office:value="0" calcext:value-type="float">
            <text:p>0</text:p>
          </table:table-cell>
          <table:table-cell table:formula="of:=[.DY9]" office:value-type="float" office:value="0" calcext:value-type="float">
            <text:p>0</text:p>
          </table:table-cell>
          <table:table-cell table:formula="of:=[.EU9]" office:value-type="float" office:value="0" calcext:value-type="float">
            <text:p>0</text:p>
          </table:table-cell>
          <table:table-cell table:formula="of:=[.FQ9]" office:value-type="float" office:value="0" calcext:value-type="float">
            <text:p>0</text:p>
          </table:table-cell>
          <table:table-cell table:formula="of:=[.GM9]" office:value-type="float" office:value="0" calcext:value-type="float">
            <text:p>0</text:p>
          </table:table-cell>
          <table:table-cell/>
          <table:table-cell table:formula="of:=[.H108]" office:value-type="string" office:string-value="SEAL_8K_2" calcext:value-type="string">
            <text:p>SEAL_8K_2</text:p>
          </table:table-cell>
          <table:table-cell table:formula="of:=[.I108]/1000000" office:value-type="float" office:value="0.099902" calcext:value-type="float">
            <text:p>0.099902</text:p>
          </table:table-cell>
          <table:table-cell table:formula="of:=[.J108]/1000000" office:value-type="float" office:value="0.065189" calcext:value-type="float">
            <text:p>0.065189</text:p>
          </table:table-cell>
          <table:table-cell table:formula="of:=[.K108]/1000000" office:value-type="float" office:value="0.040072" calcext:value-type="float">
            <text:p>0.040072</text:p>
          </table:table-cell>
          <table:table-cell table:formula="of:=[.L108]/1000000" office:value-type="float" office:value="0.014229" calcext:value-type="float">
            <text:p>0.014229</text:p>
          </table:table-cell>
          <table:table-cell table:formula="of:=[.M108]/1000000" office:value-type="float" office:value="0" calcext:value-type="float">
            <text:p>0</text:p>
          </table:table-cell>
          <table:table-cell table:formula="of:=[.N108]/1000000" office:value-type="float" office:value="0" calcext:value-type="float">
            <text:p>0</text:p>
          </table:table-cell>
          <table:table-cell table:formula="of:=[.O108]/1000000" office:value-type="float" office:value="0" calcext:value-type="float">
            <text:p>0</text:p>
          </table:table-cell>
          <table:table-cell table:formula="of:=[.P108]/1000000" office:value-type="float" office:value="0" calcext:value-type="float">
            <text:p>0</text:p>
          </table:table-cell>
          <table:table-cell table:formula="of:=[.Q108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5]" office:value-type="string" office:string-value="HELib_16K_1" calcext:value-type="string">
            <text:p>HELib_16K_1</text:p>
          </table:table-cell>
          <table:table-cell table:formula="of:=[.S10]" office:value-type="float" office:value="404743" calcext:value-type="float">
            <text:p>404743</text:p>
          </table:table-cell>
          <table:table-cell table:formula="of:=[.AO10]" office:value-type="float" office:value="559794" calcext:value-type="float">
            <text:p>559794</text:p>
          </table:table-cell>
          <table:table-cell table:formula="of:=[.BK10]" office:value-type="float" office:value="547026" calcext:value-type="float">
            <text:p>547026</text:p>
          </table:table-cell>
          <table:table-cell table:formula="of:=[.CG10]" office:value-type="float" office:value="515283" calcext:value-type="float">
            <text:p>515283</text:p>
          </table:table-cell>
          <table:table-cell table:formula="of:=[.DC10]" office:value-type="float" office:value="494454" calcext:value-type="float">
            <text:p>494454</text:p>
          </table:table-cell>
          <table:table-cell table:formula="of:=[.DY10]" office:value-type="float" office:value="504084" calcext:value-type="float">
            <text:p>504084</text:p>
          </table:table-cell>
          <table:table-cell table:formula="of:=[.EU10]" office:value-type="float" office:value="587172" calcext:value-type="float">
            <text:p>587172</text:p>
          </table:table-cell>
          <table:table-cell table:formula="of:=[.FQ10]" office:value-type="float" office:value="537538" calcext:value-type="float">
            <text:p>537538</text:p>
          </table:table-cell>
          <table:table-cell table:formula="of:=[.GM10]" office:value-type="float" office:value="618548" calcext:value-type="float">
            <text:p>618548</text:p>
          </table:table-cell>
          <table:table-cell/>
          <table:table-cell table:formula="of:=[.H109]" office:value-type="string" office:string-value="HELib_16K_1" calcext:value-type="string">
            <text:p>HELib_16K_1</text:p>
          </table:table-cell>
          <table:table-cell table:formula="of:=[.I109]/1000000" office:value-type="float" office:value="0.404743" calcext:value-type="float">
            <text:p>0.404743</text:p>
          </table:table-cell>
          <table:table-cell table:formula="of:=[.J109]/1000000" office:value-type="float" office:value="0.559794" calcext:value-type="float">
            <text:p>0.559794</text:p>
          </table:table-cell>
          <table:table-cell table:formula="of:=[.K109]/1000000" office:value-type="float" office:value="0.547026" calcext:value-type="float">
            <text:p>0.547026</text:p>
          </table:table-cell>
          <table:table-cell table:formula="of:=[.L109]/1000000" office:value-type="float" office:value="0.515283" calcext:value-type="float">
            <text:p>0.515283</text:p>
          </table:table-cell>
          <table:table-cell table:formula="of:=[.M109]/1000000" office:value-type="float" office:value="0.494454" calcext:value-type="float">
            <text:p>0.494454</text:p>
          </table:table-cell>
          <table:table-cell table:formula="of:=[.N109]/1000000" office:value-type="float" office:value="0.504084" calcext:value-type="float">
            <text:p>0.504084</text:p>
          </table:table-cell>
          <table:table-cell table:formula="of:=[.O109]/1000000" office:value-type="float" office:value="0.587172" calcext:value-type="float">
            <text:p>0.587172</text:p>
          </table:table-cell>
          <table:table-cell table:formula="of:=[.P109]/1000000" office:value-type="float" office:value="0.537538" calcext:value-type="float">
            <text:p>0.537538</text:p>
          </table:table-cell>
          <table:table-cell table:formula="of:=[.Q109]/1000000" office:value-type="float" office:value="0.618548" calcext:value-type="float">
            <text:p>0.618548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6]" office:value-type="string" office:string-value="SEAL_16K_1" calcext:value-type="string">
            <text:p>SEAL_16K_1</text:p>
          </table:table-cell>
          <table:table-cell table:formula="of:=[.S11]" office:value-type="float" office:value="329520" calcext:value-type="float">
            <text:p>329520</text:p>
          </table:table-cell>
          <table:table-cell table:formula="of:=[.AO11]" office:value-type="float" office:value="240646" calcext:value-type="float">
            <text:p>240646</text:p>
          </table:table-cell>
          <table:table-cell table:formula="of:=[.BK11]" office:value-type="float" office:value="175327" calcext:value-type="float">
            <text:p>175327</text:p>
          </table:table-cell>
          <table:table-cell table:formula="of:=[.CG11]" office:value-type="float" office:value="109802" calcext:value-type="float">
            <text:p>109802</text:p>
          </table:table-cell>
          <table:table-cell table:formula="of:=[.DC11]" office:value-type="float" office:value="55397" calcext:value-type="float">
            <text:p>55397</text:p>
          </table:table-cell>
          <table:table-cell table:formula="of:=[.DY11]" office:value-type="float" office:value="0" calcext:value-type="float">
            <text:p>0</text:p>
          </table:table-cell>
          <table:table-cell table:formula="of:=[.EU11]" office:value-type="float" office:value="0" calcext:value-type="float">
            <text:p>0</text:p>
          </table:table-cell>
          <table:table-cell table:formula="of:=[.FQ11]" office:value-type="float" office:value="0" calcext:value-type="float">
            <text:p>0</text:p>
          </table:table-cell>
          <table:table-cell table:formula="of:=[.GM11]" office:value-type="float" office:value="0" calcext:value-type="float">
            <text:p>0</text:p>
          </table:table-cell>
          <table:table-cell/>
          <table:table-cell table:formula="of:=[.H110]" office:value-type="string" office:string-value="SEAL_16K_1" calcext:value-type="string">
            <text:p>SEAL_16K_1</text:p>
          </table:table-cell>
          <table:table-cell table:formula="of:=[.I110]/1000000" office:value-type="float" office:value="0.32952" calcext:value-type="float">
            <text:p>0.32952</text:p>
          </table:table-cell>
          <table:table-cell table:formula="of:=[.J110]/1000000" office:value-type="float" office:value="0.240646" calcext:value-type="float">
            <text:p>0.240646</text:p>
          </table:table-cell>
          <table:table-cell table:formula="of:=[.K110]/1000000" office:value-type="float" office:value="0.175327" calcext:value-type="float">
            <text:p>0.175327</text:p>
          </table:table-cell>
          <table:table-cell table:formula="of:=[.L110]/1000000" office:value-type="float" office:value="0.109802" calcext:value-type="float">
            <text:p>0.109802</text:p>
          </table:table-cell>
          <table:table-cell table:formula="of:=[.M110]/1000000" office:value-type="float" office:value="0.055397" calcext:value-type="float">
            <text:p>0.055397</text:p>
          </table:table-cell>
          <table:table-cell table:formula="of:=[.N110]/1000000" office:value-type="float" office:value="0" calcext:value-type="float">
            <text:p>0</text:p>
          </table:table-cell>
          <table:table-cell table:formula="of:=[.O110]/1000000" office:value-type="float" office:value="0" calcext:value-type="float">
            <text:p>0</text:p>
          </table:table-cell>
          <table:table-cell table:formula="of:=[.P110]/1000000" office:value-type="float" office:value="0" calcext:value-type="float">
            <text:p>0</text:p>
          </table:table-cell>
          <table:table-cell table:formula="of:=[.Q110]/1000000" office:value-type="float" office:value="0" calcext:value-type="float">
            <text:p>0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7]" office:value-type="string" office:string-value="HELib_16K_2" calcext:value-type="string">
            <text:p>HELib_16K_2</text:p>
          </table:table-cell>
          <table:table-cell table:formula="of:=[.S12]" office:value-type="float" office:value="418959" calcext:value-type="float">
            <text:p>418959</text:p>
          </table:table-cell>
          <table:table-cell table:formula="of:=[.AO12]" office:value-type="float" office:value="520351" calcext:value-type="float">
            <text:p>520351</text:p>
          </table:table-cell>
          <table:table-cell table:formula="of:=[.BK12]" office:value-type="float" office:value="494644" calcext:value-type="float">
            <text:p>494644</text:p>
          </table:table-cell>
          <table:table-cell table:formula="of:=[.CG12]" office:value-type="float" office:value="447240" calcext:value-type="float">
            <text:p>447240</text:p>
          </table:table-cell>
          <table:table-cell table:formula="of:=[.DC12]" office:value-type="float" office:value="420872" calcext:value-type="float">
            <text:p>420872</text:p>
          </table:table-cell>
          <table:table-cell table:formula="of:=[.DY12]" office:value-type="float" office:value="428416" calcext:value-type="float">
            <text:p>428416</text:p>
          </table:table-cell>
          <table:table-cell table:formula="of:=[.EU12]" office:value-type="float" office:value="427722" calcext:value-type="float">
            <text:p>427722</text:p>
          </table:table-cell>
          <table:table-cell table:formula="of:=[.FQ12]" office:value-type="float" office:value="394423" calcext:value-type="float">
            <text:p>394423</text:p>
          </table:table-cell>
          <table:table-cell table:formula="of:=[.GM12]" office:value-type="float" office:value="400973" calcext:value-type="float">
            <text:p>400973</text:p>
          </table:table-cell>
          <table:table-cell/>
          <table:table-cell table:formula="of:=[.H111]" office:value-type="string" office:string-value="HELib_16K_2" calcext:value-type="string">
            <text:p>HELib_16K_2</text:p>
          </table:table-cell>
          <table:table-cell table:formula="of:=[.I111]/1000000" office:value-type="float" office:value="0.418959" calcext:value-type="float">
            <text:p>0.418959</text:p>
          </table:table-cell>
          <table:table-cell table:formula="of:=[.J111]/1000000" office:value-type="float" office:value="0.520351" calcext:value-type="float">
            <text:p>0.520351</text:p>
          </table:table-cell>
          <table:table-cell table:formula="of:=[.K111]/1000000" office:value-type="float" office:value="0.494644" calcext:value-type="float">
            <text:p>0.494644</text:p>
          </table:table-cell>
          <table:table-cell table:formula="of:=[.L111]/1000000" office:value-type="float" office:value="0.44724" calcext:value-type="float">
            <text:p>0.44724</text:p>
          </table:table-cell>
          <table:table-cell table:formula="of:=[.M111]/1000000" office:value-type="float" office:value="0.420872" calcext:value-type="float">
            <text:p>0.420872</text:p>
          </table:table-cell>
          <table:table-cell table:formula="of:=[.N111]/1000000" office:value-type="float" office:value="0.428416" calcext:value-type="float">
            <text:p>0.428416</text:p>
          </table:table-cell>
          <table:table-cell table:formula="of:=[.O111]/1000000" office:value-type="float" office:value="0.427722" calcext:value-type="float">
            <text:p>0.427722</text:p>
          </table:table-cell>
          <table:table-cell table:formula="of:=[.P111]/1000000" office:value-type="float" office:value="0.394423" calcext:value-type="float">
            <text:p>0.394423</text:p>
          </table:table-cell>
          <table:table-cell table:formula="of:=[.Q111]/1000000" office:value-type="float" office:value="0.400973" calcext:value-type="float">
            <text:p>0.400973</text:p>
          </table:table-cell>
          <table:table-cell table:number-columns-repeated="168"/>
        </table:table-row>
        <table:table-row table:style-name="ro1">
          <table:table-cell table:number-columns-repeated="7"/>
          <table:table-cell table:formula="of:=[.H98]" office:value-type="string" office:string-value="SEAL_16K_2" calcext:value-type="string">
            <text:p>SEAL_16K_2</text:p>
          </table:table-cell>
          <table:table-cell table:formula="of:=[.S13]" office:value-type="float" office:value="692991" calcext:value-type="float">
            <text:p>692991</text:p>
          </table:table-cell>
          <table:table-cell table:formula="of:=[.AO13]" office:value-type="float" office:value="546584" calcext:value-type="float">
            <text:p>546584</text:p>
          </table:table-cell>
          <table:table-cell table:formula="of:=[.BK13]" office:value-type="float" office:value="443976" calcext:value-type="float">
            <text:p>443976</text:p>
          </table:table-cell>
          <table:table-cell table:formula="of:=[.CG13]" office:value-type="float" office:value="356710" calcext:value-type="float">
            <text:p>356710</text:p>
          </table:table-cell>
          <table:table-cell table:formula="of:=[.DC13]" office:value-type="float" office:value="270296" calcext:value-type="float">
            <text:p>270296</text:p>
          </table:table-cell>
          <table:table-cell table:formula="of:=[.DY13]" office:value-type="float" office:value="200143" calcext:value-type="float">
            <text:p>200143</text:p>
          </table:table-cell>
          <table:table-cell table:formula="of:=[.EU13]" office:value-type="float" office:value="126715" calcext:value-type="float">
            <text:p>126715</text:p>
          </table:table-cell>
          <table:table-cell table:formula="of:=[.FQ13]" office:value-type="float" office:value="74947" calcext:value-type="float">
            <text:p>74947</text:p>
          </table:table-cell>
          <table:table-cell table:formula="of:=[.GM13]" office:value-type="float" office:value="27561" calcext:value-type="float">
            <text:p>27561</text:p>
          </table:table-cell>
          <table:table-cell/>
          <table:table-cell table:formula="of:=[.H112]" office:value-type="string" office:string-value="SEAL_16K_2" calcext:value-type="string">
            <text:p>SEAL_16K_2</text:p>
          </table:table-cell>
          <table:table-cell table:formula="of:=[.I112]/1000000" office:value-type="float" office:value="0.692991" calcext:value-type="float">
            <text:p>0.692991</text:p>
          </table:table-cell>
          <table:table-cell table:formula="of:=[.J112]/1000000" office:value-type="float" office:value="0.546584" calcext:value-type="float">
            <text:p>0.546584</text:p>
          </table:table-cell>
          <table:table-cell table:formula="of:=[.K112]/1000000" office:value-type="float" office:value="0.443976" calcext:value-type="float">
            <text:p>0.443976</text:p>
          </table:table-cell>
          <table:table-cell table:formula="of:=[.L112]/1000000" office:value-type="float" office:value="0.35671" calcext:value-type="float">
            <text:p>0.35671</text:p>
          </table:table-cell>
          <table:table-cell table:formula="of:=[.M112]/1000000" office:value-type="float" office:value="0.270296" calcext:value-type="float">
            <text:p>0.270296</text:p>
          </table:table-cell>
          <table:table-cell table:formula="of:=[.N112]/1000000" office:value-type="float" office:value="0.200143" calcext:value-type="float">
            <text:p>0.200143</text:p>
          </table:table-cell>
          <table:table-cell table:formula="of:=[.O112]/1000000" office:value-type="float" office:value="0.126715" calcext:value-type="float">
            <text:p>0.126715</text:p>
          </table:table-cell>
          <table:table-cell table:formula="of:=[.P112]/1000000" office:value-type="float" office:value="0.074947" calcext:value-type="float">
            <text:p>0.074947</text:p>
          </table:table-cell>
          <table:table-cell table:formula="of:=[.Q112]/1000000" office:value-type="float" office:value="0.027561" calcext:value-type="float">
            <text:p>0.027561</text:p>
          </table:table-cell>
          <table:table-cell table:number-columns-repeated="168"/>
        </table:table-row>
        <table:table-row table:style-name="ro1">
          <table:table-cell table:number-columns-repeated="196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table:number-columns-repeated="187"/>
        </table:table-row>
        <table:table-row table:style-name="ro1">
          <table:table-cell table:number-columns-repeated="7"/>
          <table:table-cell table:formula="of:=[.H101]" office:value-type="string" office:string-value="HELib_4K_1" calcext:value-type="string">
            <text:p>HELib_4K_1</text:p>
          </table:table-cell>
          <table:table-cell table:formula="of:=[.T2]" office:value-type="float" office:value="0.814159" calcext:value-type="float">
            <text:p>0.814159</text:p>
          </table:table-cell>
          <table:table-cell table:formula="of:=[.AP2]" office:value-type="float" office:value="0.973451" calcext:value-type="float">
            <text:p>0.973451</text:p>
          </table:table-cell>
          <table:table-cell table:formula="of:=[.BL2]" office:value-type="float" office:value="0.123894" calcext:value-type="float">
            <text:p>0.123894</text:p>
          </table:table-cell>
          <table:table-cell table:formula="of:=[.CH2]" office:value-type="float" office:value="0.039823" calcext:value-type="float">
            <text:p>0.039823</text:p>
          </table:table-cell>
          <table:table-cell table:formula="of:=[.DD2]" office:value-type="float" office:value="0.0265487" calcext:value-type="float">
            <text:p>0.0265487</text:p>
          </table:table-cell>
          <table:table-cell table:formula="of:=[.DZ2]" office:value-type="float" office:value="0.0309735" calcext:value-type="float">
            <text:p>0.0309735</text:p>
          </table:table-cell>
          <table:table-cell table:formula="of:=[.EV2]" office:value-type="float" office:value="0.0774336" calcext:value-type="float">
            <text:p>0.0774336</text:p>
          </table:table-cell>
          <table:table-cell table:formula="of:=[.FR2]" office:value-type="float" office:value="0.0553097" calcext:value-type="float">
            <text:p>0.0553097</text:p>
          </table:table-cell>
          <table:table-cell table:formula="of:=[.GN2]" office:value-type="float" office:value="0.542035" calcext:value-type="float">
            <text:p>0.54203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2]" office:value-type="string" office:string-value="SEAL_4K_1" calcext:value-type="string">
            <text:p>SEAL_4K_1</text:p>
          </table:table-cell>
          <table:table-cell table:formula="of:=[.T3]" office:value-type="float" office:value="0.811947" calcext:value-type="float">
            <text:p>0.811947</text:p>
          </table:table-cell>
          <table:table-cell table:formula="of:=[.AP3]" office:value-type="float" office:value="0.971239" calcext:value-type="float">
            <text:p>0.971239</text:p>
          </table:table-cell>
          <table:table-cell table:formula="of:=[.BL3]" office:value-type="float" office:value="0" calcext:value-type="float">
            <text:p>0</text:p>
          </table:table-cell>
          <table:table-cell table:formula="of:=[.CH3]" office:value-type="float" office:value="0" calcext:value-type="float">
            <text:p>0</text:p>
          </table:table-cell>
          <table:table-cell table:formula="of:=[.DD3]" office:value-type="float" office:value="0" calcext:value-type="float">
            <text:p>0</text:p>
          </table:table-cell>
          <table:table-cell table:formula="of:=[.DZ3]" office:value-type="float" office:value="0" calcext:value-type="float">
            <text:p>0</text:p>
          </table:table-cell>
          <table:table-cell table:formula="of:=[.EV3]" office:value-type="float" office:value="0" calcext:value-type="float">
            <text:p>0</text:p>
          </table:table-cell>
          <table:table-cell table:formula="of:=[.FR3]" office:value-type="float" office:value="0" calcext:value-type="float">
            <text:p>0</text:p>
          </table:table-cell>
          <table:table-cell table:formula="of:=[.GN3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3]" office:value-type="string" office:string-value="HELib_4K_2" calcext:value-type="string">
            <text:p>HELib_4K_2</text:p>
          </table:table-cell>
          <table:table-cell table:formula="of:=[.T4]" office:value-type="float" office:value="0.811947" calcext:value-type="float">
            <text:p>0.811947</text:p>
          </table:table-cell>
          <table:table-cell table:formula="of:=[.AP4]" office:value-type="float" office:value="0.0420354" calcext:value-type="float">
            <text:p>0.0420354</text:p>
          </table:table-cell>
          <table:table-cell table:formula="of:=[.BL4]" office:value-type="float" office:value="0.0309735" calcext:value-type="float">
            <text:p>0.0309735</text:p>
          </table:table-cell>
          <table:table-cell table:formula="of:=[.CH4]" office:value-type="float" office:value="0.0575221" calcext:value-type="float">
            <text:p>0.0575221</text:p>
          </table:table-cell>
          <table:table-cell table:formula="of:=[.DD4]" office:value-type="float" office:value="0.0597345" calcext:value-type="float">
            <text:p>0.0597345</text:p>
          </table:table-cell>
          <table:table-cell table:formula="of:=[.DZ4]" office:value-type="float" office:value="0.542035" calcext:value-type="float">
            <text:p>0.542035</text:p>
          </table:table-cell>
          <table:table-cell table:formula="of:=[.EV4]" office:value-type="float" office:value="0.542035" calcext:value-type="float">
            <text:p>0.542035</text:p>
          </table:table-cell>
          <table:table-cell table:formula="of:=[.FR4]" office:value-type="float" office:value="0.542035" calcext:value-type="float">
            <text:p>0.542035</text:p>
          </table:table-cell>
          <table:table-cell table:formula="of:=[.GN4]" office:value-type="float" office:value="0.542035" calcext:value-type="float">
            <text:p>0.54203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4]" office:value-type="string" office:string-value="SEAL_4K_2" calcext:value-type="string">
            <text:p>SEAL_4K_2</text:p>
          </table:table-cell>
          <table:table-cell table:formula="of:=[.T5]" office:value-type="float" office:value="0.811947" calcext:value-type="float">
            <text:p>0.811947</text:p>
          </table:table-cell>
          <table:table-cell table:formula="of:=[.AP5]" office:value-type="float" office:value="0" calcext:value-type="float">
            <text:p>0</text:p>
          </table:table-cell>
          <table:table-cell table:formula="of:=[.BL5]" office:value-type="float" office:value="0" calcext:value-type="float">
            <text:p>0</text:p>
          </table:table-cell>
          <table:table-cell table:formula="of:=[.CH5]" office:value-type="float" office:value="0" calcext:value-type="float">
            <text:p>0</text:p>
          </table:table-cell>
          <table:table-cell table:formula="of:=[.DD5]" office:value-type="float" office:value="0" calcext:value-type="float">
            <text:p>0</text:p>
          </table:table-cell>
          <table:table-cell table:formula="of:=[.DZ5]" office:value-type="float" office:value="0" calcext:value-type="float">
            <text:p>0</text:p>
          </table:table-cell>
          <table:table-cell table:formula="of:=[.EV5]" office:value-type="float" office:value="0" calcext:value-type="float">
            <text:p>0</text:p>
          </table:table-cell>
          <table:table-cell table:formula="of:=[.FR5]" office:value-type="float" office:value="0" calcext:value-type="float">
            <text:p>0</text:p>
          </table:table-cell>
          <table:table-cell table:formula="of:=[.GN5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5]" office:value-type="string" office:string-value="HELib_8K_1" calcext:value-type="string">
            <text:p>HELib_8K_1</text:p>
          </table:table-cell>
          <table:table-cell table:formula="of:=[.T6]" office:value-type="float" office:value="0.811947" calcext:value-type="float">
            <text:p>0.811947</text:p>
          </table:table-cell>
          <table:table-cell table:formula="of:=[.AP6]" office:value-type="float" office:value="0.971239" calcext:value-type="float">
            <text:p>0.971239</text:p>
          </table:table-cell>
          <table:table-cell table:formula="of:=[.BL6]" office:value-type="float" office:value="0.913717" calcext:value-type="float">
            <text:p>0.913717</text:p>
          </table:table-cell>
          <table:table-cell table:formula="of:=[.CH6]" office:value-type="float" office:value="0.0420354" calcext:value-type="float">
            <text:p>0.0420354</text:p>
          </table:table-cell>
          <table:table-cell table:formula="of:=[.DD6]" office:value-type="float" office:value="0.0486726" calcext:value-type="float">
            <text:p>0.0486726</text:p>
          </table:table-cell>
          <table:table-cell table:formula="of:=[.DZ6]" office:value-type="float" office:value="0.050885" calcext:value-type="float">
            <text:p>0.050885</text:p>
          </table:table-cell>
          <table:table-cell table:formula="of:=[.EV6]" office:value-type="float" office:value="0.103982" calcext:value-type="float">
            <text:p>0.103982</text:p>
          </table:table-cell>
          <table:table-cell table:formula="of:=[.FR6]" office:value-type="float" office:value="0.0818584" calcext:value-type="float">
            <text:p>0.0818584</text:p>
          </table:table-cell>
          <table:table-cell table:formula="of:=[.GN6]" office:value-type="float" office:value="0.347345" calcext:value-type="float">
            <text:p>0.347345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6]" office:value-type="string" office:string-value="SEAL_8K_1" calcext:value-type="string">
            <text:p>SEAL_8K_1</text:p>
          </table:table-cell>
          <table:table-cell table:formula="of:=[.T7]" office:value-type="float" office:value="0.811947" calcext:value-type="float">
            <text:p>0.811947</text:p>
          </table:table-cell>
          <table:table-cell table:formula="of:=[.AP7]" office:value-type="float" office:value="0.975664" calcext:value-type="float">
            <text:p>0.975664</text:p>
          </table:table-cell>
          <table:table-cell table:formula="of:=[.BL7]" office:value-type="float" office:value="0.973451" calcext:value-type="float">
            <text:p>0.973451</text:p>
          </table:table-cell>
          <table:table-cell table:formula="of:=[.CH7]" office:value-type="float" office:value="1" calcext:value-type="float">
            <text:p>1</text:p>
          </table:table-cell>
          <table:table-cell table:formula="of:=[.DD7]" office:value-type="float" office:value="0.590708" calcext:value-type="float">
            <text:p>0.590708</text:p>
          </table:table-cell>
          <table:table-cell table:formula="of:=[.DZ7]" office:value-type="float" office:value="0" calcext:value-type="float">
            <text:p>0</text:p>
          </table:table-cell>
          <table:table-cell table:formula="of:=[.EV7]" office:value-type="float" office:value="0" calcext:value-type="float">
            <text:p>0</text:p>
          </table:table-cell>
          <table:table-cell table:formula="of:=[.FR7]" office:value-type="float" office:value="0" calcext:value-type="float">
            <text:p>0</text:p>
          </table:table-cell>
          <table:table-cell table:formula="of:=[.GN7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7]" office:value-type="string" office:string-value="HELib_8K_2" calcext:value-type="string">
            <text:p>HELib_8K_2</text:p>
          </table:table-cell>
          <table:table-cell table:formula="of:=[.T8]" office:value-type="float" office:value="0.811947" calcext:value-type="float">
            <text:p>0.811947</text:p>
          </table:table-cell>
          <table:table-cell table:formula="of:=[.AP8]" office:value-type="float" office:value="0.975664" calcext:value-type="float">
            <text:p>0.975664</text:p>
          </table:table-cell>
          <table:table-cell table:formula="of:=[.BL8]" office:value-type="float" office:value="0.973451" calcext:value-type="float">
            <text:p>0.973451</text:p>
          </table:table-cell>
          <table:table-cell table:formula="of:=[.CH8]" office:value-type="float" office:value="0.800885" calcext:value-type="float">
            <text:p>0.800885</text:p>
          </table:table-cell>
          <table:table-cell table:formula="of:=[.DD8]" office:value-type="float" office:value="0.039823" calcext:value-type="float">
            <text:p>0.039823</text:p>
          </table:table-cell>
          <table:table-cell table:formula="of:=[.DZ8]" office:value-type="float" office:value="0.0774336" calcext:value-type="float">
            <text:p>0.0774336</text:p>
          </table:table-cell>
          <table:table-cell table:formula="of:=[.EV8]" office:value-type="float" office:value="0.0575221" calcext:value-type="float">
            <text:p>0.0575221</text:p>
          </table:table-cell>
          <table:table-cell table:formula="of:=[.FR8]" office:value-type="float" office:value="0.0331858" calcext:value-type="float">
            <text:p>0.0331858</text:p>
          </table:table-cell>
          <table:table-cell table:formula="of:=[.GN8]" office:value-type="float" office:value="0.289823" calcext:value-type="float">
            <text:p>0.289823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8]" office:value-type="string" office:string-value="SEAL_8K_2" calcext:value-type="string">
            <text:p>SEAL_8K_2</text:p>
          </table:table-cell>
          <table:table-cell table:formula="of:=[.T9]" office:value-type="float" office:value="0.811947" calcext:value-type="float">
            <text:p>0.811947</text:p>
          </table:table-cell>
          <table:table-cell table:formula="of:=[.AP9]" office:value-type="float" office:value="0.975664" calcext:value-type="float">
            <text:p>0.975664</text:p>
          </table:table-cell>
          <table:table-cell table:formula="of:=[.BL9]" office:value-type="float" office:value="0.973451" calcext:value-type="float">
            <text:p>0.973451</text:p>
          </table:table-cell>
          <table:table-cell table:formula="of:=[.CH9]" office:value-type="float" office:value="1" calcext:value-type="float">
            <text:p>1</text:p>
          </table:table-cell>
          <table:table-cell table:formula="of:=[.DD9]" office:value-type="float" office:value="0" calcext:value-type="float">
            <text:p>0</text:p>
          </table:table-cell>
          <table:table-cell table:formula="of:=[.DZ9]" office:value-type="float" office:value="0" calcext:value-type="float">
            <text:p>0</text:p>
          </table:table-cell>
          <table:table-cell table:formula="of:=[.EV9]" office:value-type="float" office:value="0" calcext:value-type="float">
            <text:p>0</text:p>
          </table:table-cell>
          <table:table-cell table:formula="of:=[.FR9]" office:value-type="float" office:value="0" calcext:value-type="float">
            <text:p>0</text:p>
          </table:table-cell>
          <table:table-cell table:formula="of:=[.GN9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09]" office:value-type="string" office:string-value="HELib_16K_1" calcext:value-type="string">
            <text:p>HELib_16K_1</text:p>
          </table:table-cell>
          <table:table-cell table:formula="of:=[.T10]" office:value-type="float" office:value="0.811947" calcext:value-type="float">
            <text:p>0.811947</text:p>
          </table:table-cell>
          <table:table-cell table:formula="of:=[.AP10]" office:value-type="float" office:value="0.973451" calcext:value-type="float">
            <text:p>0.973451</text:p>
          </table:table-cell>
          <table:table-cell table:formula="of:=[.BL10]" office:value-type="float" office:value="0.935841" calcext:value-type="float">
            <text:p>0.935841</text:p>
          </table:table-cell>
          <table:table-cell table:formula="of:=[.CH10]" office:value-type="float" office:value="0.0309735" calcext:value-type="float">
            <text:p>0.0309735</text:p>
          </table:table-cell>
          <table:table-cell table:formula="of:=[.DD10]" office:value-type="float" office:value="0.050885" calcext:value-type="float">
            <text:p>0.050885</text:p>
          </table:table-cell>
          <table:table-cell table:formula="of:=[.DZ10]" office:value-type="float" office:value="0.112832" calcext:value-type="float">
            <text:p>0.112832</text:p>
          </table:table-cell>
          <table:table-cell table:formula="of:=[.EV10]" office:value-type="float" office:value="0.0530973" calcext:value-type="float">
            <text:p>0.0530973</text:p>
          </table:table-cell>
          <table:table-cell table:formula="of:=[.FR10]" office:value-type="float" office:value="0.0530973" calcext:value-type="float">
            <text:p>0.0530973</text:p>
          </table:table-cell>
          <table:table-cell table:formula="of:=[.GN10]" office:value-type="float" office:value="0.325221" calcext:value-type="float">
            <text:p>0.325221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10]" office:value-type="string" office:string-value="SEAL_16K_1" calcext:value-type="string">
            <text:p>SEAL_16K_1</text:p>
          </table:table-cell>
          <table:table-cell table:formula="of:=[.T11]" office:value-type="float" office:value="0.811947" calcext:value-type="float">
            <text:p>0.811947</text:p>
          </table:table-cell>
          <table:table-cell table:formula="of:=[.AP11]" office:value-type="float" office:value="0.975664" calcext:value-type="float">
            <text:p>0.975664</text:p>
          </table:table-cell>
          <table:table-cell table:formula="of:=[.BL11]" office:value-type="float" office:value="0.973451" calcext:value-type="float">
            <text:p>0.973451</text:p>
          </table:table-cell>
          <table:table-cell table:formula="of:=[.CH11]" office:value-type="float" office:value="1" calcext:value-type="float">
            <text:p>1</text:p>
          </table:table-cell>
          <table:table-cell table:formula="of:=[.DD11]" office:value-type="float" office:value="0.588496" calcext:value-type="float">
            <text:p>0.588496</text:p>
          </table:table-cell>
          <table:table-cell table:formula="of:=[.DZ11]" office:value-type="float" office:value="0" calcext:value-type="float">
            <text:p>0</text:p>
          </table:table-cell>
          <table:table-cell table:formula="of:=[.EV11]" office:value-type="float" office:value="0" calcext:value-type="float">
            <text:p>0</text:p>
          </table:table-cell>
          <table:table-cell table:formula="of:=[.FR11]" office:value-type="float" office:value="0" calcext:value-type="float">
            <text:p>0</text:p>
          </table:table-cell>
          <table:table-cell table:formula="of:=[.GN11]" office:value-type="float" office:value="0" calcext:value-type="float">
            <text:p>0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11]" office:value-type="string" office:string-value="HELib_16K_2" calcext:value-type="string">
            <text:p>HELib_16K_2</text:p>
          </table:table-cell>
          <table:table-cell table:formula="of:=[.T12]" office:value-type="float" office:value="0.811947" calcext:value-type="float">
            <text:p>0.811947</text:p>
          </table:table-cell>
          <table:table-cell table:formula="of:=[.AP12]" office:value-type="float" office:value="0.975664" calcext:value-type="float">
            <text:p>0.975664</text:p>
          </table:table-cell>
          <table:table-cell table:formula="of:=[.BL12]" office:value-type="float" office:value="0.973451" calcext:value-type="float">
            <text:p>0.973451</text:p>
          </table:table-cell>
          <table:table-cell table:formula="of:=[.CH12]" office:value-type="float" office:value="0.112832" calcext:value-type="float">
            <text:p>0.112832</text:p>
          </table:table-cell>
          <table:table-cell table:formula="of:=[.DD12]" office:value-type="float" office:value="0.0154867" calcext:value-type="float">
            <text:p>0.0154867</text:p>
          </table:table-cell>
          <table:table-cell table:formula="of:=[.DZ12]" office:value-type="float" office:value="0.0420354" calcext:value-type="float">
            <text:p>0.0420354</text:p>
          </table:table-cell>
          <table:table-cell table:formula="of:=[.EV12]" office:value-type="float" office:value="0.0442478" calcext:value-type="float">
            <text:p>0.0442478</text:p>
          </table:table-cell>
          <table:table-cell table:formula="of:=[.FR12]" office:value-type="float" office:value="0.0663717" calcext:value-type="float">
            <text:p>0.0663717</text:p>
          </table:table-cell>
          <table:table-cell table:formula="of:=[.GN12]" office:value-type="float" office:value="0.29646" calcext:value-type="float">
            <text:p>0.29646</text:p>
          </table:table-cell>
          <table:table-cell table:number-columns-repeated="179"/>
        </table:table-row>
        <table:table-row table:style-name="ro1">
          <table:table-cell table:number-columns-repeated="7"/>
          <table:table-cell table:formula="of:=[.H112]" office:value-type="string" office:string-value="SEAL_16K_2" calcext:value-type="string">
            <text:p>SEAL_16K_2</text:p>
          </table:table-cell>
          <table:table-cell table:formula="of:=[.T13]" office:value-type="float" office:value="0.811947" calcext:value-type="float">
            <text:p>0.811947</text:p>
          </table:table-cell>
          <table:table-cell table:formula="of:=[.AP13]" office:value-type="float" office:value="0.975664" calcext:value-type="float">
            <text:p>0.975664</text:p>
          </table:table-cell>
          <table:table-cell table:formula="of:=[.BL13]" office:value-type="float" office:value="0.973451" calcext:value-type="float">
            <text:p>0.973451</text:p>
          </table:table-cell>
          <table:table-cell table:formula="of:=[.CH13]" office:value-type="float" office:value="1" calcext:value-type="float">
            <text:p>1</text:p>
          </table:table-cell>
          <table:table-cell table:formula="of:=[.DD13]" office:value-type="float" office:value="0.590708" calcext:value-type="float">
            <text:p>0.590708</text:p>
          </table:table-cell>
          <table:table-cell table:formula="of:=[.DZ13]" office:value-type="float" office:value="0.701327" calcext:value-type="float">
            <text:p>0.701327</text:p>
          </table:table-cell>
          <table:table-cell table:formula="of:=[.EV13]" office:value-type="float" office:value="0.581858" calcext:value-type="float">
            <text:p>0.581858</text:p>
          </table:table-cell>
          <table:table-cell table:formula="of:=[.FR13]" office:value-type="float" office:value="0.544248" calcext:value-type="float">
            <text:p>0.544248</text:p>
          </table:table-cell>
          <table:table-cell table:formula="of:=[.GN13]" office:value-type="float" office:value="0.544248" calcext:value-type="float">
            <text:p>0.544248</text:p>
          </table:table-cell>
          <table:table-cell table:number-columns-repeated="179"/>
        </table:table-row>
        <table:table-row table:style-name="ro1">
          <table:table-cell table:number-columns-repeated="196"/>
        </table:table-row>
        <table:table-row table:style-name="ro2">
          <table:table-cell table:number-columns-repeated="7"/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5]" office:value-type="string" office:string-value="HELib_4K_1" calcext:value-type="string">
            <text:p>HELib_4K_1</text:p>
          </table:table-cell>
          <table:table-cell table:style-name="ce5" table:formula="of:=IF([.I115]&lt;&gt;0;ABS([.I115]-[.A$144]);&quot;&quot;)" office:value-type="float" office:value="0.00442447670364399" calcext:value-type="float">
            <text:p>0.00</text:p>
          </table:table-cell>
          <table:table-cell table:style-name="ce5" table:formula="of:=IF([.J115]&lt;&gt;0;ABS([.J115]-[.B$144]);&quot;&quot;)" office:value-type="float" office:value="0.0132739956626889" calcext:value-type="float">
            <text:p>0.01</text:p>
          </table:table-cell>
          <table:table-cell table:style-name="ce5" table:formula="of:=IF([.K115]&lt;&gt;0;ABS([.K115]-[.C$144]);&quot;&quot;)" office:value-type="float" office:value="0.867256438785553" calcext:value-type="float">
            <text:p>0.87</text:p>
          </table:table-cell>
          <table:table-cell table:style-name="ce5" table:formula="of:=IF([.L115]&lt;&gt;0;ABS([.L115]-[.D$144]);&quot;&quot;)" office:value-type="float" office:value="0.960177" calcext:value-type="float">
            <text:p>0.96</text:p>
          </table:table-cell>
          <table:table-cell table:style-name="ce5" table:formula="of:=IF([.M115]&lt;&gt;0;ABS([.M115]-[.E$144]);&quot;&quot;)" office:value-type="float" office:value="0.564159257744598" calcext:value-type="float">
            <text:p>0.56</text:p>
          </table:table-cell>
          <table:table-cell table:style-name="ce5" table:formula="of:=IF([.N115]&lt;&gt;0;ABS([.N115]-[.F$144]);&quot;&quot;)" office:value-type="float" office:value="0.665929132713318" calcext:value-type="float">
            <text:p>0.67</text:p>
          </table:table-cell>
          <table:table-cell table:style-name="ce5" table:formula="of:=IF([.O115]&lt;&gt;0;ABS([.O115]-[.G$144]);&quot;&quot;)" office:value-type="float" office:value="0.502212391325378" calcext:value-type="float">
            <text:p>0.50</text:p>
          </table:table-cell>
          <table:table-cell table:style-name="ce5" table:formula="of:=IF([.P115]&lt;&gt;0;ABS([.P115]-[.H$144]);&quot;&quot;)" office:value-type="float" office:value="0.488938106072235" calcext:value-type="float">
            <text:p>0.49</text:p>
          </table:table-cell>
          <table:table-cell table:style-name="ce5" table:formula="of:=IF([.Q115]&lt;&gt;0;ABS([.Q115]-[.I$144]);&quot;&quot;)" office:value-type="float" office:value="0.00221280607223495" calcext:value-type="float">
            <text:p>0.00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7]" office:value-type="string" office:string-value="HELib_4K_2" calcext:value-type="string">
            <text:p>HELib_4K_2</text:p>
          </table:table-cell>
          <table:table-cell table:style-name="ce5" table:formula="of:=IF([.I117]&lt;&gt;0;ABS([.I117]-[.A$144]);&quot;&quot;)" office:value-type="float" office:value="0.002212476703644" calcext:value-type="float">
            <text:p>0.00</text:p>
          </table:table-cell>
          <table:table-cell table:style-name="ce5" table:formula="of:=IF([.J117]&lt;&gt;0;ABS([.J117]-[.B$144]);&quot;&quot;)" office:value-type="float" office:value="0.918141604337311" calcext:value-type="float">
            <text:p>0.92</text:p>
          </table:table-cell>
          <table:table-cell table:style-name="ce5" table:formula="of:=IF([.K117]&lt;&gt;0;ABS([.K117]-[.C$144]);&quot;&quot;)" office:value-type="float" office:value="0.960176938785553" calcext:value-type="float">
            <text:p>0.96</text:p>
          </table:table-cell>
          <table:table-cell table:style-name="ce5" table:formula="of:=IF([.L117]&lt;&gt;0;ABS([.L117]-[.D$144]);&quot;&quot;)" office:value-type="float" office:value="0.9424779" calcext:value-type="float">
            <text:p>0.94</text:p>
          </table:table-cell>
          <table:table-cell table:style-name="ce5" table:formula="of:=IF([.M117]&lt;&gt;0;ABS([.M117]-[.E$144]);&quot;&quot;)" office:value-type="float" office:value="0.530973457744598" calcext:value-type="float">
            <text:p>0.53</text:p>
          </table:table-cell>
          <table:table-cell table:style-name="ce5" table:formula="of:=IF([.N117]&lt;&gt;0;ABS([.N117]-[.F$144]);&quot;&quot;)" office:value-type="float" office:value="0.154867632713318" calcext:value-type="float">
            <text:p>0.15</text:p>
          </table:table-cell>
          <table:table-cell table:style-name="ce5" table:formula="of:=IF([.O117]&lt;&gt;0;ABS([.O117]-[.G$144]);&quot;&quot;)" office:value-type="float" office:value="0.0376109913253779" calcext:value-type="float">
            <text:p>0.04</text:p>
          </table:table-cell>
          <table:table-cell table:style-name="ce5" table:formula="of:=IF([.P117]&lt;&gt;0;ABS([.P117]-[.H$144]);&quot;&quot;)" office:value-type="float" office:value="0.00221280607223495" calcext:value-type="float">
            <text:p>0.00</text:p>
          </table:table-cell>
          <table:table-cell table:style-name="ce5" table:formula="of:=IF([.Q117]&lt;&gt;0;ABS([.Q117]-[.I$144]);&quot;&quot;)" office:value-type="float" office:value="0.00221280607223495" calcext:value-type="float">
            <text:p>0.00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9]" office:value-type="string" office:string-value="HELib_8K_1" calcext:value-type="string">
            <text:p>HELib_8K_1</text:p>
          </table:table-cell>
          <table:table-cell table:style-name="ce5" table:formula="of:=IF([.I119]&lt;&gt;0;ABS([.I119]-[.A$144]);&quot;&quot;)" office:value-type="float" office:value="0.002212476703644" calcext:value-type="float">
            <text:p>0.00</text:p>
          </table:table-cell>
          <table:table-cell table:style-name="ce5" table:formula="of:=IF([.J119]&lt;&gt;0;ABS([.J119]-[.B$144]);&quot;&quot;)" office:value-type="float" office:value="0.011061995662689" calcext:value-type="float">
            <text:p>0.01</text:p>
          </table:table-cell>
          <table:table-cell table:style-name="ce5" table:formula="of:=IF([.K119]&lt;&gt;0;ABS([.K119]-[.C$144]);&quot;&quot;)" office:value-type="float" office:value="0.077433438785553" calcext:value-type="float">
            <text:p>0.08</text:p>
          </table:table-cell>
          <table:table-cell table:style-name="ce5" table:formula="of:=IF([.L119]&lt;&gt;0;ABS([.L119]-[.D$144]);&quot;&quot;)" office:value-type="float" office:value="0.9579646" calcext:value-type="float">
            <text:p>0.96</text:p>
          </table:table-cell>
          <table:table-cell table:style-name="ce5" table:formula="of:=IF([.M119]&lt;&gt;0;ABS([.M119]-[.E$144]);&quot;&quot;)" office:value-type="float" office:value="0.542035357744598" calcext:value-type="float">
            <text:p>0.54</text:p>
          </table:table-cell>
          <table:table-cell table:style-name="ce5" table:formula="of:=IF([.N119]&lt;&gt;0;ABS([.N119]-[.F$144]);&quot;&quot;)" office:value-type="float" office:value="0.646017632713318" calcext:value-type="float">
            <text:p>0.65</text:p>
          </table:table-cell>
          <table:table-cell table:style-name="ce5" table:formula="of:=IF([.O119]&lt;&gt;0;ABS([.O119]-[.G$144]);&quot;&quot;)" office:value-type="float" office:value="0.475663991325378" calcext:value-type="float">
            <text:p>0.48</text:p>
          </table:table-cell>
          <table:table-cell table:style-name="ce5" table:formula="of:=IF([.P119]&lt;&gt;0;ABS([.P119]-[.H$144]);&quot;&quot;)" office:value-type="float" office:value="0.462389406072235" calcext:value-type="float">
            <text:p>0.46</text:p>
          </table:table-cell>
          <table:table-cell table:style-name="ce5" table:formula="of:=IF([.Q119]&lt;&gt;0;ABS([.Q119]-[.I$144]);&quot;&quot;)" office:value-type="float" office:value="0.196902806072235" calcext:value-type="float">
            <text:p>0.20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1]" office:value-type="string" office:string-value="HELib_8K_2" calcext:value-type="string">
            <text:p>HELib_8K_2</text:p>
          </table:table-cell>
          <table:table-cell table:style-name="ce5" table:formula="of:=IF([.I121]&lt;&gt;0;ABS([.I121]-[.A$144]);&quot;&quot;)" office:value-type="float" office:value="0.002212476703644" calcext:value-type="float">
            <text:p>0.00</text:p>
          </table:table-cell>
          <table:table-cell table:style-name="ce5" table:formula="of:=IF([.J121]&lt;&gt;0;ABS([.J121]-[.B$144]);&quot;&quot;)" office:value-type="float" office:value="0.015486995662689" calcext:value-type="float">
            <text:p>0.02</text:p>
          </table:table-cell>
          <table:table-cell table:style-name="ce5" table:formula="of:=IF([.K121]&lt;&gt;0;ABS([.K121]-[.C$144]);&quot;&quot;)" office:value-type="float" office:value="0.017699438785553" calcext:value-type="float">
            <text:p>0.02</text:p>
          </table:table-cell>
          <table:table-cell table:style-name="ce5" table:formula="of:=IF([.L121]&lt;&gt;0;ABS([.L121]-[.D$144]);&quot;&quot;)" office:value-type="float" office:value="0.199115" calcext:value-type="float">
            <text:p>0.20</text:p>
          </table:table-cell>
          <table:table-cell table:style-name="ce5" table:formula="of:=IF([.M121]&lt;&gt;0;ABS([.M121]-[.E$144]);&quot;&quot;)" office:value-type="float" office:value="0.550884957744598" calcext:value-type="float">
            <text:p>0.55</text:p>
          </table:table-cell>
          <table:table-cell table:style-name="ce5" table:formula="of:=IF([.N121]&lt;&gt;0;ABS([.N121]-[.F$144]);&quot;&quot;)" office:value-type="float" office:value="0.619469032713318" calcext:value-type="float">
            <text:p>0.62</text:p>
          </table:table-cell>
          <table:table-cell table:style-name="ce5" table:formula="of:=IF([.O121]&lt;&gt;0;ABS([.O121]-[.G$144]);&quot;&quot;)" office:value-type="float" office:value="0.522123891325378" calcext:value-type="float">
            <text:p>0.52</text:p>
          </table:table-cell>
          <table:table-cell table:style-name="ce5" table:formula="of:=IF([.P121]&lt;&gt;0;ABS([.P121]-[.H$144]);&quot;&quot;)" office:value-type="float" office:value="0.511062006072235" calcext:value-type="float">
            <text:p>0.51</text:p>
          </table:table-cell>
          <table:table-cell table:style-name="ce5" table:formula="of:=IF([.Q121]&lt;&gt;0;ABS([.Q121]-[.I$144]);&quot;&quot;)" office:value-type="float" office:value="0.254424806072235" calcext:value-type="float">
            <text:p>0.25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3]" office:value-type="string" office:string-value="HELib_16K_1" calcext:value-type="string">
            <text:p>HELib_16K_1</text:p>
          </table:table-cell>
          <table:table-cell table:style-name="ce5" table:formula="of:=IF([.I123]&lt;&gt;0;ABS([.I123]-[.A$144]);&quot;&quot;)" office:value-type="float" office:value="0.002212476703644" calcext:value-type="float">
            <text:p>0.00</text:p>
          </table:table-cell>
          <table:table-cell table:style-name="ce5" table:formula="of:=IF([.J123]&lt;&gt;0;ABS([.J123]-[.B$144]);&quot;&quot;)" office:value-type="float" office:value="0.0132739956626889" calcext:value-type="float">
            <text:p>0.01</text:p>
          </table:table-cell>
          <table:table-cell table:style-name="ce5" table:formula="of:=IF([.K123]&lt;&gt;0;ABS([.K123]-[.C$144]);&quot;&quot;)" office:value-type="float" office:value="0.0553094387855529" calcext:value-type="float">
            <text:p>0.06</text:p>
          </table:table-cell>
          <table:table-cell table:style-name="ce5" table:formula="of:=IF([.L123]&lt;&gt;0;ABS([.L123]-[.D$144]);&quot;&quot;)" office:value-type="float" office:value="0.9690265" calcext:value-type="float">
            <text:p>0.97</text:p>
          </table:table-cell>
          <table:table-cell table:style-name="ce5" table:formula="of:=IF([.M123]&lt;&gt;0;ABS([.M123]-[.E$144]);&quot;&quot;)" office:value-type="float" office:value="0.539822957744598" calcext:value-type="float">
            <text:p>0.54</text:p>
          </table:table-cell>
          <table:table-cell table:style-name="ce5" table:formula="of:=IF([.N123]&lt;&gt;0;ABS([.N123]-[.F$144]);&quot;&quot;)" office:value-type="float" office:value="0.584070632713318" calcext:value-type="float">
            <text:p>0.58</text:p>
          </table:table-cell>
          <table:table-cell table:style-name="ce5" table:formula="of:=IF([.O123]&lt;&gt;0;ABS([.O123]-[.G$144]);&quot;&quot;)" office:value-type="float" office:value="0.526548691325378" calcext:value-type="float">
            <text:p>0.53</text:p>
          </table:table-cell>
          <table:table-cell table:style-name="ce5" table:formula="of:=IF([.P123]&lt;&gt;0;ABS([.P123]-[.H$144]);&quot;&quot;)" office:value-type="float" office:value="0.491150506072235" calcext:value-type="float">
            <text:p>0.49</text:p>
          </table:table-cell>
          <table:table-cell table:style-name="ce5" table:formula="of:=IF([.Q123]&lt;&gt;0;ABS([.Q123]-[.I$144]);&quot;&quot;)" office:value-type="float" office:value="0.219026806072235" calcext:value-type="float">
            <text:p>0.22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5]" office:value-type="string" office:string-value="HELib_16K_2" calcext:value-type="string">
            <text:p>HELib_16K_2</text:p>
          </table:table-cell>
          <table:table-cell table:style-name="ce5" table:formula="of:=IF([.I125]&lt;&gt;0;ABS([.I125]-[.A$144]);&quot;&quot;)" office:value-type="float" office:value="0.002212476703644" calcext:value-type="float">
            <text:p>0.00</text:p>
          </table:table-cell>
          <table:table-cell table:style-name="ce5" table:formula="of:=IF([.J125]&lt;&gt;0;ABS([.J125]-[.B$144]);&quot;&quot;)" office:value-type="float" office:value="0.015486995662689" calcext:value-type="float">
            <text:p>0.02</text:p>
          </table:table-cell>
          <table:table-cell table:style-name="ce5" table:formula="of:=IF([.K125]&lt;&gt;0;ABS([.K125]-[.C$144]);&quot;&quot;)" office:value-type="float" office:value="0.017699438785553" calcext:value-type="float">
            <text:p>0.02</text:p>
          </table:table-cell>
          <table:table-cell table:style-name="ce5" table:formula="of:=IF([.L125]&lt;&gt;0;ABS([.L125]-[.D$144]);&quot;&quot;)" office:value-type="float" office:value="0.887168" calcext:value-type="float">
            <text:p>0.89</text:p>
          </table:table-cell>
          <table:table-cell table:style-name="ce5" table:formula="of:=IF([.M125]&lt;&gt;0;ABS([.M125]-[.E$144]);&quot;&quot;)" office:value-type="float" office:value="0.575221257744598" calcext:value-type="float">
            <text:p>0.58</text:p>
          </table:table-cell>
          <table:table-cell table:style-name="ce5" table:formula="of:=IF([.N125]&lt;&gt;0;ABS([.N125]-[.F$144]);&quot;&quot;)" office:value-type="float" office:value="0.654867232713318" calcext:value-type="float">
            <text:p>0.65</text:p>
          </table:table-cell>
          <table:table-cell table:style-name="ce5" table:formula="of:=IF([.O125]&lt;&gt;0;ABS([.O125]-[.G$144]);&quot;&quot;)" office:value-type="float" office:value="0.535398191325378" calcext:value-type="float">
            <text:p>0.54</text:p>
          </table:table-cell>
          <table:table-cell table:style-name="ce5" table:formula="of:=IF([.P125]&lt;&gt;0;ABS([.P125]-[.H$144]);&quot;&quot;)" office:value-type="float" office:value="0.477876106072235" calcext:value-type="float">
            <text:p>0.48</text:p>
          </table:table-cell>
          <table:table-cell table:style-name="ce5" table:formula="of:=IF([.Q125]&lt;&gt;0;ABS([.Q125]-[.I$144]);&quot;&quot;)" office:value-type="float" office:value="0.247787806072235" calcext:value-type="float">
            <text:p>0.25</text:p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6]" office:value-type="string" office:string-value="SEAL_4K_1" calcext:value-type="string">
            <text:p>SEAL_4K_1</text:p>
          </table:table-cell>
          <table:table-cell table:style-name="ce5" table:formula="of:=IF([.I116]&lt;&gt;0;ABS([.I116]-[.A$144]);&quot;&quot;)" office:value-type="float" office:value="0.002212476703644" calcext:value-type="float">
            <text:p>0.00</text:p>
          </table:table-cell>
          <table:table-cell table:style-name="ce5" table:formula="of:=IF([.J116]&lt;&gt;0;ABS([.J116]-[.B$144]);&quot;&quot;)" office:value-type="float" office:value="0.011061995662689" calcext:value-type="float">
            <text:p>0.01</text:p>
          </table:table-cell>
          <table:table-cell table:style-name="ce5" table:formula="of:=IF([.K116]&lt;&gt;0;ABS([.K116]-[.C$144]);&quot;&quot;)">
            <text:p/>
          </table:table-cell>
          <table:table-cell table:style-name="ce5" table:formula="of:=IF([.L116]&lt;&gt;0;ABS([.L116]-[.D$144]);&quot;&quot;)">
            <text:p/>
          </table:table-cell>
          <table:table-cell table:style-name="ce5" table:formula="of:=IF([.M116]&lt;&gt;0;ABS([.M116]-[.E$144]);&quot;&quot;)">
            <text:p/>
          </table:table-cell>
          <table:table-cell table:style-name="ce5" table:formula="of:=IF([.N116]&lt;&gt;0;ABS([.N116]-[.F$144]);&quot;&quot;)">
            <text:p/>
          </table:table-cell>
          <table:table-cell table:style-name="ce5" table:formula="of:=IF([.O116]&lt;&gt;0;ABS([.O116]-[.G$144]);&quot;&quot;)">
            <text:p/>
          </table:table-cell>
          <table:table-cell table:style-name="ce5" table:formula="of:=IF([.P116]&lt;&gt;0;ABS([.P116]-[.H$144]);&quot;&quot;)">
            <text:p/>
          </table:table-cell>
          <table:table-cell table:style-name="ce5" table:formula="of:=IF([.Q116]&lt;&gt;0;ABS([.Q116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18]" office:value-type="string" office:string-value="SEAL_4K_2" calcext:value-type="string">
            <text:p>SEAL_4K_2</text:p>
          </table:table-cell>
          <table:table-cell table:style-name="ce5" table:formula="of:=IF([.I118]&lt;&gt;0;ABS([.I118]-[.A$144]);&quot;&quot;)" office:value-type="float" office:value="0.002212476703644" calcext:value-type="float">
            <text:p>0.00</text:p>
          </table:table-cell>
          <table:table-cell table:style-name="ce5" table:formula="of:=IF([.J118]&lt;&gt;0;ABS([.J118]-[.B$144]);&quot;&quot;)">
            <text:p/>
          </table:table-cell>
          <table:table-cell table:style-name="ce5" table:formula="of:=IF([.K118]&lt;&gt;0;ABS([.K118]-[.C$144]);&quot;&quot;)">
            <text:p/>
          </table:table-cell>
          <table:table-cell table:style-name="ce5" table:formula="of:=IF([.L118]&lt;&gt;0;ABS([.L118]-[.D$144]);&quot;&quot;)">
            <text:p/>
          </table:table-cell>
          <table:table-cell table:style-name="ce5" table:formula="of:=IF([.M118]&lt;&gt;0;ABS([.M118]-[.E$144]);&quot;&quot;)">
            <text:p/>
          </table:table-cell>
          <table:table-cell table:style-name="ce5" table:formula="of:=IF([.N118]&lt;&gt;0;ABS([.N118]-[.F$144]);&quot;&quot;)">
            <text:p/>
          </table:table-cell>
          <table:table-cell table:style-name="ce5" table:formula="of:=IF([.O118]&lt;&gt;0;ABS([.O118]-[.G$144]);&quot;&quot;)">
            <text:p/>
          </table:table-cell>
          <table:table-cell table:style-name="ce5" table:formula="of:=IF([.P118]&lt;&gt;0;ABS([.P118]-[.H$144]);&quot;&quot;)">
            <text:p/>
          </table:table-cell>
          <table:table-cell table:style-name="ce5" table:formula="of:=IF([.Q118]&lt;&gt;0;ABS([.Q118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0]" office:value-type="string" office:string-value="SEAL_8K_1" calcext:value-type="string">
            <text:p>SEAL_8K_1</text:p>
          </table:table-cell>
          <table:table-cell table:style-name="ce5" table:formula="of:=IF([.I120]&lt;&gt;0;ABS([.I120]-[.A$144]);&quot;&quot;)" office:value-type="float" office:value="0.002212476703644" calcext:value-type="float">
            <text:p>0.00</text:p>
          </table:table-cell>
          <table:table-cell table:style-name="ce5" table:formula="of:=IF([.J120]&lt;&gt;0;ABS([.J120]-[.B$144]);&quot;&quot;)" office:value-type="float" office:value="0.015486995662689" calcext:value-type="float">
            <text:p>0.02</text:p>
          </table:table-cell>
          <table:table-cell table:style-name="ce5" table:formula="of:=IF([.K120]&lt;&gt;0;ABS([.K120]-[.C$144]);&quot;&quot;)" office:value-type="float" office:value="0.017699438785553" calcext:value-type="float">
            <text:p>0.02</text:p>
          </table:table-cell>
          <table:table-cell table:style-name="ce5" table:formula="of:=IF([.L120]&lt;&gt;0;ABS([.L120]-[.D$144]);&quot;&quot;)" office:value-type="float" office:value="0" calcext:value-type="float">
            <text:p>0.00</text:p>
          </table:table-cell>
          <table:table-cell table:style-name="ce5" table:formula="of:=IF([.M120]&lt;&gt;0;ABS([.M120]-[.E$144]);&quot;&quot;)" office:value-type="float" office:value="0.00000004225540206626" calcext:value-type="float">
            <text:p>0.00</text:p>
          </table:table-cell>
          <table:table-cell table:style-name="ce5" table:formula="of:=IF([.N120]&lt;&gt;0;ABS([.N120]-[.F$144]);&quot;&quot;)">
            <text:p/>
          </table:table-cell>
          <table:table-cell table:style-name="ce5" table:formula="of:=IF([.O120]&lt;&gt;0;ABS([.O120]-[.G$144]);&quot;&quot;)">
            <text:p/>
          </table:table-cell>
          <table:table-cell table:style-name="ce5" table:formula="of:=IF([.P120]&lt;&gt;0;ABS([.P120]-[.H$144]);&quot;&quot;)">
            <text:p/>
          </table:table-cell>
          <table:table-cell table:style-name="ce5" table:formula="of:=IF([.Q120]&lt;&gt;0;ABS([.Q120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2]" office:value-type="string" office:string-value="SEAL_8K_2" calcext:value-type="string">
            <text:p>SEAL_8K_2</text:p>
          </table:table-cell>
          <table:table-cell table:style-name="ce5" table:formula="of:=IF([.I122]&lt;&gt;0;ABS([.I122]-[.A$144]);&quot;&quot;)" office:value-type="float" office:value="0.002212476703644" calcext:value-type="float">
            <text:p>0.00</text:p>
          </table:table-cell>
          <table:table-cell table:style-name="ce5" table:formula="of:=IF([.J122]&lt;&gt;0;ABS([.J122]-[.B$144]);&quot;&quot;)" office:value-type="float" office:value="0.015486995662689" calcext:value-type="float">
            <text:p>0.02</text:p>
          </table:table-cell>
          <table:table-cell table:style-name="ce5" table:formula="of:=IF([.K122]&lt;&gt;0;ABS([.K122]-[.C$144]);&quot;&quot;)" office:value-type="float" office:value="0.017699438785553" calcext:value-type="float">
            <text:p>0.02</text:p>
          </table:table-cell>
          <table:table-cell table:style-name="ce5" table:formula="of:=IF([.L122]&lt;&gt;0;ABS([.L122]-[.D$144]);&quot;&quot;)" office:value-type="float" office:value="0" calcext:value-type="float">
            <text:p>0.00</text:p>
          </table:table-cell>
          <table:table-cell table:style-name="ce5" table:formula="of:=IF([.M122]&lt;&gt;0;ABS([.M122]-[.E$144]);&quot;&quot;)">
            <text:p/>
          </table:table-cell>
          <table:table-cell table:style-name="ce5" table:formula="of:=IF([.N122]&lt;&gt;0;ABS([.N122]-[.F$144]);&quot;&quot;)">
            <text:p/>
          </table:table-cell>
          <table:table-cell table:style-name="ce5" table:formula="of:=IF([.O122]&lt;&gt;0;ABS([.O122]-[.G$144]);&quot;&quot;)">
            <text:p/>
          </table:table-cell>
          <table:table-cell table:style-name="ce5" table:formula="of:=IF([.P122]&lt;&gt;0;ABS([.P122]-[.H$144]);&quot;&quot;)">
            <text:p/>
          </table:table-cell>
          <table:table-cell table:style-name="ce5" table:formula="of:=IF([.Q122]&lt;&gt;0;ABS([.Q122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4]" office:value-type="string" office:string-value="SEAL_16K_1" calcext:value-type="string">
            <text:p>SEAL_16K_1</text:p>
          </table:table-cell>
          <table:table-cell table:style-name="ce5" table:formula="of:=IF([.I124]&lt;&gt;0;ABS([.I124]-[.A$144]);&quot;&quot;)" office:value-type="float" office:value="0.002212476703644" calcext:value-type="float">
            <text:p>0.00</text:p>
          </table:table-cell>
          <table:table-cell table:style-name="ce5" table:formula="of:=IF([.J124]&lt;&gt;0;ABS([.J124]-[.B$144]);&quot;&quot;)" office:value-type="float" office:value="0.015486995662689" calcext:value-type="float">
            <text:p>0.02</text:p>
          </table:table-cell>
          <table:table-cell table:style-name="ce5" table:formula="of:=IF([.K124]&lt;&gt;0;ABS([.K124]-[.C$144]);&quot;&quot;)" office:value-type="float" office:value="0.017699438785553" calcext:value-type="float">
            <text:p>0.02</text:p>
          </table:table-cell>
          <table:table-cell table:style-name="ce5" table:formula="of:=IF([.L124]&lt;&gt;0;ABS([.L124]-[.D$144]);&quot;&quot;)" office:value-type="float" office:value="0" calcext:value-type="float">
            <text:p>0.00</text:p>
          </table:table-cell>
          <table:table-cell table:style-name="ce5" table:formula="of:=IF([.M124]&lt;&gt;0;ABS([.M124]-[.E$144]);&quot;&quot;)" office:value-type="float" office:value="0.00221195774459793" calcext:value-type="float">
            <text:p>0.00</text:p>
          </table:table-cell>
          <table:table-cell table:style-name="ce5" table:formula="of:=IF([.N124]&lt;&gt;0;ABS([.N124]-[.F$144]);&quot;&quot;)">
            <text:p/>
          </table:table-cell>
          <table:table-cell table:style-name="ce5" table:formula="of:=IF([.O124]&lt;&gt;0;ABS([.O124]-[.G$144]);&quot;&quot;)">
            <text:p/>
          </table:table-cell>
          <table:table-cell table:style-name="ce5" table:formula="of:=IF([.P124]&lt;&gt;0;ABS([.P124]-[.H$144]);&quot;&quot;)">
            <text:p/>
          </table:table-cell>
          <table:table-cell table:style-name="ce5" table:formula="of:=IF([.Q124]&lt;&gt;0;ABS([.Q124]-[.I$144]);&quot;&quot;)">
            <text:p/>
          </table:table-cell>
          <table:table-cell table:number-columns-repeated="179"/>
        </table:table-row>
        <table:table-row table:style-name="ro2">
          <table:table-cell table:number-columns-repeated="7"/>
          <table:table-cell table:style-name="ce2" table:formula="of:=[.H126]" office:value-type="string" office:string-value="SEAL_16K_2" calcext:value-type="string">
            <text:p>SEAL_16K_2</text:p>
          </table:table-cell>
          <table:table-cell table:style-name="ce5" table:formula="of:=IF([.I126]&lt;&gt;0;ABS([.I126]-[.A$144]);&quot;&quot;)" office:value-type="float" office:value="0.002212476703644" calcext:value-type="float">
            <text:p>0.00</text:p>
          </table:table-cell>
          <table:table-cell table:style-name="ce5" table:formula="of:=IF([.J126]&lt;&gt;0;ABS([.J126]-[.B$144]);&quot;&quot;)" office:value-type="float" office:value="0.015486995662689" calcext:value-type="float">
            <text:p>0.02</text:p>
          </table:table-cell>
          <table:table-cell table:style-name="ce5" table:formula="of:=IF([.K126]&lt;&gt;0;ABS([.K126]-[.C$144]);&quot;&quot;)" office:value-type="float" office:value="0.017699438785553" calcext:value-type="float">
            <text:p>0.02</text:p>
          </table:table-cell>
          <table:table-cell table:style-name="ce5" table:formula="of:=IF([.L126]&lt;&gt;0;ABS([.L126]-[.D$144]);&quot;&quot;)" office:value-type="float" office:value="0" calcext:value-type="float">
            <text:p>0.00</text:p>
          </table:table-cell>
          <table:table-cell table:style-name="ce5" table:formula="of:=IF([.M126]&lt;&gt;0;ABS([.M126]-[.E$144]);&quot;&quot;)" office:value-type="float" office:value="0.00000004225540206626" calcext:value-type="float">
            <text:p>0.00</text:p>
          </table:table-cell>
          <table:table-cell table:style-name="ce5" table:formula="of:=IF([.N126]&lt;&gt;0;ABS([.N126]-[.F$144]);&quot;&quot;)" office:value-type="float" office:value="0.00442436728668205" calcext:value-type="float">
            <text:p>0.00</text:p>
          </table:table-cell>
          <table:table-cell table:style-name="ce5" table:formula="of:=IF([.O126]&lt;&gt;0;ABS([.O126]-[.G$144]);&quot;&quot;)" office:value-type="float" office:value="0.00221200867462201" calcext:value-type="float">
            <text:p>0.00</text:p>
          </table:table-cell>
          <table:table-cell table:style-name="ce5" table:formula="of:=IF([.P126]&lt;&gt;0;ABS([.P126]-[.H$144]);&quot;&quot;)" office:value-type="float" office:value="0.00000019392776495764" calcext:value-type="float">
            <text:p>0.00</text:p>
          </table:table-cell>
          <table:table-cell table:style-name="ce5" table:formula="of:=IF([.Q126]&lt;&gt;0;ABS([.Q126]-[.I$144]);&quot;&quot;)" office:value-type="float" office:value="0.00000019392776495764" calcext:value-type="float">
            <text:p>0.00</text:p>
          </table:table-cell>
          <table:table-cell table:number-columns-repeated="179"/>
        </table:table-row>
        <table:table-row table:style-name="ro1" table:number-rows-repeated="2">
          <table:table-cell table:number-columns-repeated="8"/>
          <table:table-cell table:style-name="Default" table:number-columns-repeated="9"/>
          <table:table-cell table:number-columns-repeated="1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8"/>
          <table:table-cell table:number-columns-repeated="179"/>
        </table:table-row>
        <table:table-row table:style-name="ro1">
          <table:table-cell office:value-type="float" office:value="0.809734523296356" calcext:value-type="float">
            <text:p>0.809734523296356</text:p>
          </table:table-cell>
          <table:table-cell office:value-type="float" office:value="0.960177004337311" calcext:value-type="float">
            <text:p>0.960177004337311</text:p>
          </table:table-cell>
          <table:table-cell office:value-type="float" office:value="0.991150438785553" calcext:value-type="float">
            <text:p>0.991150438785553</text:p>
          </table:table-cell>
          <table:table-cell office:value-type="float" office:value="1" calcext:value-type="float">
            <text:p>1</text:p>
          </table:table-cell>
          <table:table-cell office:value-type="float" office:value="0.590707957744598" calcext:value-type="float">
            <text:p>0.590707957744598</text:p>
          </table:table-cell>
          <table:table-cell office:value-type="float" office:value="0.696902632713318" calcext:value-type="float">
            <text:p>0.696902632713318</text:p>
          </table:table-cell>
          <table:table-cell office:value-type="float" office:value="0.579645991325378" calcext:value-type="float">
            <text:p>0.579645991325378</text:p>
          </table:table-cell>
          <table:table-cell office:value-type="float" office:value="0.544247806072235" calcext:value-type="float">
            <text:p>0.544247806072235</text:p>
          </table:table-cell>
          <table:table-cell table:style-name="Default" office:value-type="float" office:value="0.544247806072235" calcext:value-type="float">
            <text:p>0.544247806072235</text:p>
          </table:table-cell>
          <table:table-cell table:style-name="Default" table:number-columns-repeated="8"/>
          <table:table-cell table:number-columns-repeated="179"/>
        </table:table-row>
        <table:table-row table:style-name="ro1">
          <table:table-cell table:number-columns-repeated="8"/>
          <table:table-cell table:style-name="Default" table:number-columns-repeated="9"/>
          <table:table-cell table:number-columns-repeated="179"/>
        </table:table-row>
        <table:table-row table:style-name="ro1">
          <table:table-cell table:number-columns-repeated="8"/>
          <table:table-cell table:style-name="Default" office:value-type="string" calcext:value-type="string">
            <text:p>Număr așteptat de operații</text:p>
          </table:table-cell>
          <table:table-cell table:style-name="Default" office:value-type="string" calcext:value-type="string">
            <text:p>Număr operații efectuate corect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style-name="ce3" table:formula="of:=[.H129]" office:value-type="string" office:string-value="HELib_4K_1" calcext:value-type="string">
            <text:p>HELib_4K_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5]" office:value-type="string" office:string-value="SEAL_4K_1" calcext:value-type="string">
            <text:p>SEAL_4K_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0]" office:value-type="string" office:string-value="HELib_4K_2" calcext:value-type="string">
            <text:p>HELib_4K_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6]" office:value-type="string" office:string-value="SEAL_4K_2" calcext:value-type="string">
            <text:p>SEAL_4K_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1]" office:value-type="string" office:string-value="HELib_8K_1" calcext:value-type="string">
            <text:p>HELib_8K_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7]" office:value-type="string" office:string-value="SEAL_8K_1" calcext:value-type="string">
            <text:p>SEAL_8K_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2]" office:value-type="string" office:string-value="HELib_8K_2" calcext:value-type="string">
            <text:p>HELib_8K_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8]" office:value-type="string" office:string-value="SEAL_8K_2" calcext:value-type="string">
            <text:p>SEAL_8K_2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3]" office:value-type="string" office:string-value="HELib_16K_1" calcext:value-type="string">
            <text:p>HELib_16K_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9]" office:value-type="string" office:string-value="SEAL_16K_1" calcext:value-type="string">
            <text:p>SEAL_16K_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34]" office:value-type="string" office:string-value="HELib_16K_2" calcext:value-type="string">
            <text:p>HELib_16K_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table:formula="of:=[.H140]" office:value-type="string" office:string-value="SEAL_16K_2" calcext:value-type="string">
            <text:p>SEAL_16K_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179"/>
        </table:table-row>
        <table:table-row table:style-name="ro1" table:number-rows-repeated="11">
          <table:table-cell table:number-columns-repeated="8"/>
          <table:table-cell table:style-name="Default" table:number-columns-repeated="9"/>
          <table:table-cell table:number-columns-repeated="179"/>
        </table:table-row>
        <table:table-row table:style-name="ro1">
          <table:table-cell table:number-columns-repeated="8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HELib_4K_1</text:p>
          </table:table-cell>
          <table:table-cell table:style-name="Default" office:value-type="float" office:value="0.00442447670364399" calcext:value-type="float">
            <text:p>0.00442447670364399</text:p>
          </table:table-cell>
          <table:table-cell table:style-name="Default" office:value-type="float" office:value="0.0132739956626889" calcext:value-type="float">
            <text:p>0.0132739956626889</text:p>
          </table:table-cell>
          <table:table-cell table:style-name="Default" office:value-type="float" office:value="0.867256438785553" calcext:value-type="float">
            <text:p>0.867256438785553</text:p>
          </table:table-cell>
          <table:table-cell table:style-name="Default" office:value-type="float" office:value="0.960177" calcext:value-type="float">
            <text:p>0.960177</text:p>
          </table:table-cell>
          <table:table-cell table:style-name="Default" office:value-type="float" office:value="0.564159257744598" calcext:value-type="float">
            <text:p>0.564159257744598</text:p>
          </table:table-cell>
          <table:table-cell table:style-name="Default" office:value-type="float" office:value="0.665929132713318" calcext:value-type="float">
            <text:p>0.665929132713318</text:p>
          </table:table-cell>
          <table:table-cell table:style-name="Default" office:value-type="float" office:value="0.502212391325378" calcext:value-type="float">
            <text:p>0.502212391325378</text:p>
          </table:table-cell>
          <table:table-cell table:style-name="Default" office:value-type="float" office:value="0.488938106072235" calcext:value-type="float">
            <text:p>0.488938106072235</text:p>
          </table:table-cell>
          <table:table-cell table:style-name="Default" office:value-type="float" office:value="0.00221280607223495" calcext:value-type="float">
            <text:p>0.0022128060722349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4K_1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011061995662689" calcext:value-type="float">
            <text:p>0.011061995662689</text:p>
          </table:table-cell>
          <table:table-cell table:style-name="Default" table:number-columns-repeated="7"/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HELib_4K_2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918141604337311" calcext:value-type="float">
            <text:p>0.918141604337311</text:p>
          </table:table-cell>
          <table:table-cell table:style-name="Default" office:value-type="float" office:value="0.960176938785553" calcext:value-type="float">
            <text:p>0.960176938785553</text:p>
          </table:table-cell>
          <table:table-cell table:style-name="Default" office:value-type="float" office:value="0.9424779" calcext:value-type="float">
            <text:p>0.9424779</text:p>
          </table:table-cell>
          <table:table-cell table:style-name="Default" office:value-type="float" office:value="0.530973457744598" calcext:value-type="float">
            <text:p>0.530973457744598</text:p>
          </table:table-cell>
          <table:table-cell table:style-name="Default" office:value-type="float" office:value="0.154867632713318" calcext:value-type="float">
            <text:p>0.154867632713318</text:p>
          </table:table-cell>
          <table:table-cell table:style-name="Default" office:value-type="float" office:value="0.0376109913253779" calcext:value-type="float">
            <text:p>0.0376109913253779</text:p>
          </table:table-cell>
          <table:table-cell table:number-columns-repeated="2" table:style-name="Default" office:value-type="float" office:value="0.00221280607223495" calcext:value-type="float">
            <text:p>0.0022128060722349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4K_2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table:number-columns-repeated="8"/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HELib_8K_1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011061995662689" calcext:value-type="float">
            <text:p>0.011061995662689</text:p>
          </table:table-cell>
          <table:table-cell table:style-name="Default" office:value-type="float" office:value="0.077433438785553" calcext:value-type="float">
            <text:p>0.077433438785553</text:p>
          </table:table-cell>
          <table:table-cell table:style-name="Default" office:value-type="float" office:value="0.9579646" calcext:value-type="float">
            <text:p>0.9579646</text:p>
          </table:table-cell>
          <table:table-cell table:style-name="Default" office:value-type="float" office:value="0.542035357744598" calcext:value-type="float">
            <text:p>0.542035357744598</text:p>
          </table:table-cell>
          <table:table-cell table:style-name="Default" office:value-type="float" office:value="0.646017632713318" calcext:value-type="float">
            <text:p>0.646017632713318</text:p>
          </table:table-cell>
          <table:table-cell table:style-name="Default" office:value-type="float" office:value="0.475663991325378" calcext:value-type="float">
            <text:p>0.475663991325378</text:p>
          </table:table-cell>
          <table:table-cell table:style-name="Default" office:value-type="float" office:value="0.462389406072235" calcext:value-type="float">
            <text:p>0.462389406072235</text:p>
          </table:table-cell>
          <table:table-cell table:style-name="Default" office:value-type="float" office:value="0.196902806072235" calcext:value-type="float">
            <text:p>0.19690280607223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8K_1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015486995662689" calcext:value-type="float">
            <text:p>0.015486995662689</text:p>
          </table:table-cell>
          <table:table-cell table:style-name="Default" office:value-type="float" office:value="0.017699438785553" calcext:value-type="float">
            <text:p>0.017699438785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4225540206626" calcext:value-type="float">
            <text:p>4.225540206626E-08</text:p>
          </table:table-cell>
          <table:table-cell table:style-name="Default" table:number-columns-repeated="4"/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HELib_8K_2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015486995662689" calcext:value-type="float">
            <text:p>0.015486995662689</text:p>
          </table:table-cell>
          <table:table-cell table:style-name="Default" office:value-type="float" office:value="0.017699438785553" calcext:value-type="float">
            <text:p>0.017699438785553</text:p>
          </table:table-cell>
          <table:table-cell table:style-name="Default" office:value-type="float" office:value="0.199115" calcext:value-type="float">
            <text:p>0.199115</text:p>
          </table:table-cell>
          <table:table-cell table:style-name="Default" office:value-type="float" office:value="0.550884957744598" calcext:value-type="float">
            <text:p>0.550884957744598</text:p>
          </table:table-cell>
          <table:table-cell table:style-name="Default" office:value-type="float" office:value="0.619469032713318" calcext:value-type="float">
            <text:p>0.619469032713318</text:p>
          </table:table-cell>
          <table:table-cell table:style-name="Default" office:value-type="float" office:value="0.522123891325378" calcext:value-type="float">
            <text:p>0.522123891325378</text:p>
          </table:table-cell>
          <table:table-cell table:style-name="Default" office:value-type="float" office:value="0.511062006072235" calcext:value-type="float">
            <text:p>0.511062006072235</text:p>
          </table:table-cell>
          <table:table-cell table:style-name="Default" office:value-type="float" office:value="0.254424806072235" calcext:value-type="float">
            <text:p>0.25442480607223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8K_2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015486995662689" calcext:value-type="float">
            <text:p>0.015486995662689</text:p>
          </table:table-cell>
          <table:table-cell table:style-name="Default" office:value-type="float" office:value="0.017699438785553" calcext:value-type="float">
            <text:p>0.017699438785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HELib_16K_1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0132739956626889" calcext:value-type="float">
            <text:p>0.0132739956626889</text:p>
          </table:table-cell>
          <table:table-cell table:style-name="Default" office:value-type="float" office:value="0.0553094387855529" calcext:value-type="float">
            <text:p>0.0553094387855529</text:p>
          </table:table-cell>
          <table:table-cell table:style-name="Default" office:value-type="float" office:value="0.9690265" calcext:value-type="float">
            <text:p>0.9690265</text:p>
          </table:table-cell>
          <table:table-cell table:style-name="Default" office:value-type="float" office:value="0.539822957744598" calcext:value-type="float">
            <text:p>0.539822957744598</text:p>
          </table:table-cell>
          <table:table-cell table:style-name="Default" office:value-type="float" office:value="0.584070632713318" calcext:value-type="float">
            <text:p>0.584070632713318</text:p>
          </table:table-cell>
          <table:table-cell table:style-name="Default" office:value-type="float" office:value="0.526548691325378" calcext:value-type="float">
            <text:p>0.526548691325378</text:p>
          </table:table-cell>
          <table:table-cell table:style-name="Default" office:value-type="float" office:value="0.491150506072235" calcext:value-type="float">
            <text:p>0.491150506072235</text:p>
          </table:table-cell>
          <table:table-cell table:style-name="Default" office:value-type="float" office:value="0.219026806072235" calcext:value-type="float">
            <text:p>0.21902680607223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16K_1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015486995662689" calcext:value-type="float">
            <text:p>0.015486995662689</text:p>
          </table:table-cell>
          <table:table-cell table:style-name="Default" office:value-type="float" office:value="0.017699438785553" calcext:value-type="float">
            <text:p>0.017699438785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21195774459793" calcext:value-type="float">
            <text:p>0.00221195774459793</text:p>
          </table:table-cell>
          <table:table-cell table:style-name="Default" table:number-columns-repeated="4"/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HELib_16K_2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015486995662689" calcext:value-type="float">
            <text:p>0.015486995662689</text:p>
          </table:table-cell>
          <table:table-cell table:style-name="Default" office:value-type="float" office:value="0.017699438785553" calcext:value-type="float">
            <text:p>0.017699438785553</text:p>
          </table:table-cell>
          <table:table-cell table:style-name="Default" office:value-type="float" office:value="0.887168" calcext:value-type="float">
            <text:p>0.887168</text:p>
          </table:table-cell>
          <table:table-cell table:style-name="Default" office:value-type="float" office:value="0.575221257744598" calcext:value-type="float">
            <text:p>0.575221257744598</text:p>
          </table:table-cell>
          <table:table-cell table:style-name="Default" office:value-type="float" office:value="0.654867232713318" calcext:value-type="float">
            <text:p>0.654867232713318</text:p>
          </table:table-cell>
          <table:table-cell table:style-name="Default" office:value-type="float" office:value="0.535398191325378" calcext:value-type="float">
            <text:p>0.535398191325378</text:p>
          </table:table-cell>
          <table:table-cell table:style-name="Default" office:value-type="float" office:value="0.477876106072235" calcext:value-type="float">
            <text:p>0.477876106072235</text:p>
          </table:table-cell>
          <table:table-cell table:style-name="Default" office:value-type="float" office:value="0.247787806072235" calcext:value-type="float">
            <text:p>0.247787806072235</text:p>
          </table:table-cell>
          <table:table-cell table:number-columns-repeated="179"/>
        </table:table-row>
        <table:table-row table:style-name="ro1">
          <table:table-cell table:number-columns-repeated="7"/>
          <table:table-cell office:value-type="string" calcext:value-type="string">
            <text:p>SEAL_16K_2</text:p>
          </table:table-cell>
          <table:table-cell table:style-name="Default" office:value-type="float" office:value="0.002212476703644" calcext:value-type="float">
            <text:p>0.002212476703644</text:p>
          </table:table-cell>
          <table:table-cell table:style-name="Default" office:value-type="float" office:value="0.015486995662689" calcext:value-type="float">
            <text:p>0.015486995662689</text:p>
          </table:table-cell>
          <table:table-cell table:style-name="Default" office:value-type="float" office:value="0.017699438785553" calcext:value-type="float">
            <text:p>0.0176994387855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00004225540206626" calcext:value-type="float">
            <text:p>4.225540206626E-08</text:p>
          </table:table-cell>
          <table:table-cell table:style-name="Default" office:value-type="float" office:value="0.00442436728668205" calcext:value-type="float">
            <text:p>0.00442436728668205</text:p>
          </table:table-cell>
          <table:table-cell table:style-name="Default" office:value-type="float" office:value="0.00221200867462201" calcext:value-type="float">
            <text:p>0.00221200867462201</text:p>
          </table:table-cell>
          <table:table-cell table:number-columns-repeated="2" table:style-name="Default" office:value-type="float" office:value="0.00000019392776495764" calcext:value-type="float">
            <text:p>1.9392776495764E-07</text:p>
          </table:table-cell>
          <table:table-cell table:number-columns-repeated="179"/>
        </table:table-row>
        <calcext:conditional-formats>
          <calcext:conditional-format calcext:target-range-address="3_nn_test_averages.I129:3_nn_test_averages.Q140 3_nn_test_averages.I30:3_nn_test_averages.Q127">
            <calcext:condition calcext:apply-style-name="Bad" calcext:value="&gt;=0.02" calcext:base-cell-address="3_nn_test_averages.I30"/>
            <calcext:condition calcext:apply-style-name="Good" calcext:value="&lt;0.02" calcext:base-cell-address="3_nn_test_averages.I30"/>
            <calcext:condition calcext:apply-style-name="Bad" calcext:value="=&quot;&quot;" calcext:base-cell-address="3_nn_test_averages.I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6:54:52.706600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3T16:55:54.036719894</dc:date>
    <meta:editing-duration>PT9H43M6S</meta:editing-duration>
    <meta:editing-cycles>37</meta:editing-cycles>
    <meta:generator>LibreOffice/7.3.3.2$Linux_X86_64 LibreOffice_project/30$Build-2</meta:generator>
    <meta:document-statistic meta:table-count="1" meta:cell-count="3600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I15:3_nn_test_averages.K15 3_nn_test_averages.H17:3_nn_test_averages.J17 3_nn_test_averages.H18:3_nn_test_averages.K18 3_nn_test_averages.H19:3_nn_test_averages.I19 3_nn_test_averages.H20:3_nn_test_averages.K20 3_nn_test_averages.H21:3_nn_test_averages.J21 3_nn_test_averages.H22:3_nn_test_averages.K24 3_nn_test_averages.H25:3_nn_test_averages.J25 3_nn_test_averages.H26:3_nn_test_averages.K28" chart:data-source-has-labels="both" svg:x="1.789cm" svg:y="0.179cm" svg:width="12.875cm" svg:height="7.249cm">
          <chart:coordinate-region svg:x="3.628cm" svg:y="0.484cm" svg:width="11.036cm" svg:height="6.085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I15:3_nn_test_averages.K15"/>
          </chart:axis>
          <chart:axis chart:dimension="y" chart:name="primary-y" chart:style-name="ch6">
            <chart:title svg:x="0.451cm" svg:y="5.665cm" chart:style-name="ch7">
              <text:p>memorie (MB)</text:p>
            </chart:title>
            <chart:grid chart:style-name="ch8" chart:class="major"/>
          </chart:axis>
          <chart:series chart:style-name="ch9" chart:values-cell-range-address="3_nn_test_averages.I17:3_nn_test_averages.J17" chart:label-cell-address="3_nn_test_averages.H17:3_nn_test_averages.H17" chart:class="chart:bar">
            <chart:data-point chart:repeated="2"/>
          </chart:series>
          <chart:series chart:style-name="ch10" chart:values-cell-range-address="3_nn_test_averages.I18:3_nn_test_averages.K18" chart:label-cell-address="3_nn_test_averages.H18:3_nn_test_averages.H18" chart:class="chart:bar">
            <chart:data-point chart:repeated="3"/>
          </chart:series>
          <chart:series chart:style-name="ch11" chart:values-cell-range-address="3_nn_test_averages.I19:3_nn_test_averages.I19" chart:label-cell-address="3_nn_test_averages.H19:3_nn_test_averages.H19" chart:class="chart:bar">
            <chart:data-point/>
          </chart:series>
          <chart:series chart:style-name="ch12" chart:values-cell-range-address="3_nn_test_averages.I20:3_nn_test_averages.K20" chart:label-cell-address="3_nn_test_averages.H20:3_nn_test_averages.H20" chart:class="chart:bar">
            <chart:data-point chart:repeated="3"/>
          </chart:series>
          <chart:series chart:style-name="ch13" chart:values-cell-range-address="3_nn_test_averages.I21:3_nn_test_averages.J21" chart:label-cell-address="3_nn_test_averages.H21:3_nn_test_averages.H21" chart:class="chart:bar">
            <chart:data-point chart:repeated="2"/>
          </chart:series>
          <chart:series chart:style-name="ch14" chart:values-cell-range-address="3_nn_test_averages.I22:3_nn_test_averages.K22" chart:label-cell-address="3_nn_test_averages.H22:3_nn_test_averages.H22" chart:class="chart:bar">
            <chart:data-point chart:repeated="3"/>
          </chart:series>
          <chart:series chart:style-name="ch15" chart:values-cell-range-address="3_nn_test_averages.I23:3_nn_test_averages.K23" chart:label-cell-address="3_nn_test_averages.H23:3_nn_test_averages.H23" chart:class="chart:bar">
            <chart:data-point chart:repeated="3"/>
          </chart:series>
          <chart:series chart:style-name="ch16" chart:values-cell-range-address="3_nn_test_averages.I24:3_nn_test_averages.K24" chart:label-cell-address="3_nn_test_averages.H24:3_nn_test_averages.H24" chart:class="chart:bar">
            <chart:data-point chart:repeated="3"/>
          </chart:series>
          <chart:series chart:style-name="ch17" chart:values-cell-range-address="3_nn_test_averages.I25:3_nn_test_averages.J25" chart:label-cell-address="3_nn_test_averages.H25:3_nn_test_averages.H25" chart:class="chart:bar">
            <chart:data-point chart:repeated="2"/>
          </chart:series>
          <chart:series chart:style-name="ch18" chart:values-cell-range-address="3_nn_test_averages.I26:3_nn_test_averages.K26" chart:label-cell-address="3_nn_test_averages.H26:3_nn_test_averages.H26" chart:class="chart:bar">
            <chart:data-point chart:repeated="3"/>
          </chart:series>
          <chart:series chart:style-name="ch19" chart:values-cell-range-address="3_nn_test_averages.I27:3_nn_test_averages.K27" chart:label-cell-address="3_nn_test_averages.H27:3_nn_test_averages.H27" chart:class="chart:bar">
            <chart:data-point chart:style-name="ch20"/>
            <chart:data-point chart:repeated="2"/>
          </chart:series>
          <chart:series chart:style-name="ch21" chart:values-cell-range-address="3_nn_test_averages.I28:3_nn_test_averages.K28" chart:label-cell-address="3_nn_test_averages.H28:3_nn_test_averages.H28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I15:3_nn_test_averages.K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H17:3_nn_test_averages.H17</svg:desc>
                </draw:g>
              </table:table-cell>
              <table:table-cell office:value-type="float" office:value="697.008">
                <text:p>697.008</text:p>
                <draw:g>
                  <svg:desc>3_nn_test_averages.I17:3_nn_test_averages.J17</svg:desc>
                </draw:g>
              </table:table-cell>
              <table:table-cell office:value-type="float" office:value="696.953">
                <text:p>696.953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H18:3_nn_test_averages.H18</svg:desc>
                </draw:g>
              </table:table-cell>
              <table:table-cell office:value-type="float" office:value="947.207">
                <text:p>947.207</text:p>
                <draw:g>
                  <svg:desc>3_nn_test_averages.I18:3_nn_test_averages.K18</svg:desc>
                </draw:g>
              </table:table-cell>
              <table:table-cell office:value-type="float" office:value="1008.37">
                <text:p>1008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H19:3_nn_test_averages.H19</svg:desc>
                </draw:g>
              </table:table-cell>
              <table:table-cell office:value-type="float" office:value="696.727">
                <text:p>696.727</text:p>
                <draw:g>
                  <svg:desc>3_nn_test_averages.I19:3_nn_test_averages.I19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H20:3_nn_test_averages.H20</svg:desc>
                </draw:g>
              </table:table-cell>
              <table:table-cell office:value-type="float" office:value="801.641">
                <text:p>801.641</text:p>
                <draw:g>
                  <svg:desc>3_nn_test_averages.I20:3_nn_test_averages.K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H21:3_nn_test_averages.H21</svg:desc>
                </draw:g>
              </table:table-cell>
              <table:table-cell office:value-type="float" office:value="1368.75">
                <text:p>1368.75</text:p>
                <draw:g>
                  <svg:desc>3_nn_test_averages.I21:3_nn_test_averages.J21</svg:desc>
                </draw:g>
              </table:table-cell>
              <table:table-cell office:value-type="float" office:value="1368.63">
                <text:p>1368.63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H22:3_nn_test_averages.H22</svg:desc>
                </draw:g>
              </table:table-cell>
              <table:table-cell office:value-type="float" office:value="2431.48">
                <text:p>2431.48</text:p>
                <draw:g>
                  <svg:desc>3_nn_test_averages.I22:3_nn_test_averages.K22</svg:desc>
                </draw:g>
              </table:table-cell>
              <table:table-cell office:value-type="float" office:value="2711.29">
                <text:p>2711.29</text:p>
              </table:table-cell>
              <table:table-cell office:value-type="float" office:value="2975.46">
                <text:p>2975.46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H23:3_nn_test_averages.H23</svg:desc>
                </draw:g>
              </table:table-cell>
              <table:table-cell office:value-type="float" office:value="1368.5">
                <text:p>1368.5</text:p>
                <draw:g>
                  <svg:desc>3_nn_test_averages.I23:3_nn_test_averages.K23</svg:desc>
                </draw:g>
              </table:table-cell>
              <table:table-cell office:value-type="float" office:value="1368.64">
                <text:p>1368.64</text:p>
              </table:table-cell>
              <table:table-cell office:value-type="float" office:value="1368.64">
                <text:p>1368.64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24:3_nn_test_averages.H24</svg:desc>
                </draw:g>
              </table:table-cell>
              <table:table-cell office:value-type="float" office:value="1810.95">
                <text:p>1810.95</text:p>
                <draw:g>
                  <svg:desc>3_nn_test_averages.I24:3_nn_test_averages.K24</svg:desc>
                </draw:g>
              </table:table-cell>
              <table:table-cell office:value-type="float" office:value="2015.51">
                <text:p>2015.51</text:p>
              </table:table-cell>
              <table:table-cell office:value-type="float" office:value="2137.55">
                <text:p>2137.55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H25:3_nn_test_averages.H25</svg:desc>
                </draw:g>
              </table:table-cell>
              <table:table-cell office:value-type="float" office:value="3773.77">
                <text:p>3773.77</text:p>
                <draw:g>
                  <svg:desc>3_nn_test_averages.I25:3_nn_test_averages.J25</svg:desc>
                </draw:g>
              </table:table-cell>
              <table:table-cell office:value-type="float" office:value="3773.78">
                <text:p>3773.78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26:3_nn_test_averages.H26</svg:desc>
                </draw:g>
              </table:table-cell>
              <table:table-cell office:value-type="float" office:value="4076.96">
                <text:p>4076.96</text:p>
                <draw:g>
                  <svg:desc>3_nn_test_averages.I26:3_nn_test_averages.K26</svg:desc>
                </draw:g>
              </table:table-cell>
              <table:table-cell office:value-type="float" office:value="4636.51">
                <text:p>4636.51</text:p>
              </table:table-cell>
              <table:table-cell office:value-type="float" office:value="5140.8">
                <text:p>5140.8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H27:3_nn_test_averages.H27</svg:desc>
                </draw:g>
              </table:table-cell>
              <table:table-cell office:value-type="float" office:value="3773.04">
                <text:p>3773.04</text:p>
                <draw:g>
                  <svg:desc>3_nn_test_averages.I27:3_nn_test_averages.K27</svg:desc>
                </draw:g>
              </table:table-cell>
              <table:table-cell office:value-type="float" office:value="3773.04">
                <text:p>3773.04</text:p>
              </table:table-cell>
              <table:table-cell office:value-type="float" office:value="4285.05">
                <text:p>4285.05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28:3_nn_test_averages.H28</svg:desc>
                </draw:g>
              </table:table-cell>
              <table:table-cell office:value-type="float" office:value="6874.64">
                <text:p>6874.64</text:p>
                <draw:g>
                  <svg:desc>3_nn_test_averages.I28:3_nn_test_averages.K28</svg:desc>
                </draw:g>
              </table:table-cell>
              <table:table-cell office:value-type="float" office:value="7824.95">
                <text:p>7824.95</text:p>
              </table:table-cell>
              <table:table-cell office:value-type="float" office:value="8880.77">
                <text:p>8880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T100:3_nn_test_averages.V100 3_nn_test_averages.S101:3_nn_test_averages.U101 3_nn_test_averages.S102:3_nn_test_averages.V102 3_nn_test_averages.S103:3_nn_test_averages.T103 3_nn_test_averages.S104:3_nn_test_averages.V104 3_nn_test_averages.S105:3_nn_test_averages.U105 3_nn_test_averages.S106:3_nn_test_averages.V108 3_nn_test_averages.S109:3_nn_test_averages.U109 3_nn_test_averages.S110:3_nn_test_averages.V112" chart:data-source-has-labels="both" svg:x="1.789cm" svg:y="0.179cm" svg:width="12.875cm" svg:height="7.249cm">
          <chart:coordinate-region svg:x="2.834cm" svg:y="0.485cm" svg:width="11.83cm" svg:height="6.084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T100:3_nn_test_averages.V100"/>
          </chart:axis>
          <chart:axis chart:dimension="y" chart:name="primary-y" chart:style-name="ch6">
            <chart:title svg:x="0.451cm" svg:y="6.194cm" chart:style-name="ch7">
              <text:p>timp decriptare (s)</text:p>
            </chart:title>
            <chart:grid chart:style-name="ch8" chart:class="major"/>
          </chart:axis>
          <chart:series chart:style-name="ch9" chart:values-cell-range-address="3_nn_test_averages.T101:3_nn_test_averages.U101" chart:label-cell-address="3_nn_test_averages.S101:3_nn_test_averages.S101" chart:class="chart:bar">
            <chart:data-point chart:repeated="2"/>
          </chart:series>
          <chart:series chart:style-name="ch10" chart:values-cell-range-address="3_nn_test_averages.T102:3_nn_test_averages.V102" chart:label-cell-address="3_nn_test_averages.S102:3_nn_test_averages.S102" chart:class="chart:bar">
            <chart:data-point chart:repeated="3"/>
          </chart:series>
          <chart:series chart:style-name="ch11" chart:values-cell-range-address="3_nn_test_averages.T103:3_nn_test_averages.T103" chart:label-cell-address="3_nn_test_averages.S103:3_nn_test_averages.S103" chart:class="chart:bar">
            <chart:data-point/>
          </chart:series>
          <chart:series chart:style-name="ch12" chart:values-cell-range-address="3_nn_test_averages.T104:3_nn_test_averages.V104" chart:label-cell-address="3_nn_test_averages.S104:3_nn_test_averages.S104" chart:class="chart:bar">
            <chart:data-point chart:repeated="3"/>
          </chart:series>
          <chart:series chart:style-name="ch13" chart:values-cell-range-address="3_nn_test_averages.T105:3_nn_test_averages.U105" chart:label-cell-address="3_nn_test_averages.S105:3_nn_test_averages.S105" chart:class="chart:bar">
            <chart:data-point chart:repeated="2"/>
          </chart:series>
          <chart:series chart:style-name="ch14" chart:values-cell-range-address="3_nn_test_averages.T106:3_nn_test_averages.V106" chart:label-cell-address="3_nn_test_averages.S106:3_nn_test_averages.S106" chart:class="chart:bar">
            <chart:data-point chart:repeated="3"/>
          </chart:series>
          <chart:series chart:style-name="ch15" chart:values-cell-range-address="3_nn_test_averages.T107:3_nn_test_averages.V107" chart:label-cell-address="3_nn_test_averages.S107:3_nn_test_averages.S107" chart:class="chart:bar">
            <chart:data-point chart:repeated="3"/>
          </chart:series>
          <chart:series chart:style-name="ch16" chart:values-cell-range-address="3_nn_test_averages.T108:3_nn_test_averages.V108" chart:label-cell-address="3_nn_test_averages.S108:3_nn_test_averages.S108" chart:class="chart:bar">
            <chart:data-point chart:repeated="3"/>
          </chart:series>
          <chart:series chart:style-name="ch17" chart:values-cell-range-address="3_nn_test_averages.T109:3_nn_test_averages.U109" chart:label-cell-address="3_nn_test_averages.S109:3_nn_test_averages.S109" chart:class="chart:bar">
            <chart:data-point chart:repeated="2"/>
          </chart:series>
          <chart:series chart:style-name="ch18" chart:values-cell-range-address="3_nn_test_averages.T110:3_nn_test_averages.V110" chart:label-cell-address="3_nn_test_averages.S110:3_nn_test_averages.S110" chart:class="chart:bar">
            <chart:data-point chart:repeated="3"/>
          </chart:series>
          <chart:series chart:style-name="ch19" chart:values-cell-range-address="3_nn_test_averages.T111:3_nn_test_averages.V111" chart:label-cell-address="3_nn_test_averages.S111:3_nn_test_averages.S111" chart:class="chart:bar">
            <chart:data-point chart:style-name="ch20"/>
            <chart:data-point chart:repeated="2"/>
          </chart:series>
          <chart:series chart:style-name="ch21" chart:values-cell-range-address="3_nn_test_averages.T112:3_nn_test_averages.V112" chart:label-cell-address="3_nn_test_averages.S112:3_nn_test_averages.S112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T100:3_nn_test_averages.V10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101:3_nn_test_averages.S101</svg:desc>
                </draw:g>
              </table:table-cell>
              <table:table-cell office:value-type="float" office:value="0.037576">
                <text:p>0.037576</text:p>
                <draw:g>
                  <svg:desc>3_nn_test_averages.T101:3_nn_test_averages.U101</svg:desc>
                </draw:g>
              </table:table-cell>
              <table:table-cell office:value-type="float" office:value="0.074674">
                <text:p>0.074674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S102:3_nn_test_averages.S102</svg:desc>
                </draw:g>
              </table:table-cell>
              <table:table-cell office:value-type="float" office:value="0.017611">
                <text:p>0.017611</text:p>
                <draw:g>
                  <svg:desc>3_nn_test_averages.T102:3_nn_test_averages.V102</svg:desc>
                </draw:g>
              </table:table-cell>
              <table:table-cell office:value-type="float" office:value="0.015471">
                <text:p>0.015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S103:3_nn_test_averages.S103</svg:desc>
                </draw:g>
              </table:table-cell>
              <table:table-cell office:value-type="float" office:value="0.040257">
                <text:p>0.040257</text:p>
                <draw:g>
                  <svg:desc>3_nn_test_averages.T103:3_nn_test_averages.T103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S104:3_nn_test_averages.S104</svg:desc>
                </draw:g>
              </table:table-cell>
              <table:table-cell office:value-type="float" office:value="0.009735">
                <text:p>0.009735</text:p>
                <draw:g>
                  <svg:desc>3_nn_test_averages.T104:3_nn_test_averages.V10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S105:3_nn_test_averages.S105</svg:desc>
                </draw:g>
              </table:table-cell>
              <table:table-cell office:value-type="float" office:value="0.116674">
                <text:p>0.116674</text:p>
                <draw:g>
                  <svg:desc>3_nn_test_averages.T105:3_nn_test_averages.U105</svg:desc>
                </draw:g>
              </table:table-cell>
              <table:table-cell office:value-type="float" office:value="0.182995">
                <text:p>0.182995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S106:3_nn_test_averages.S106</svg:desc>
                </draw:g>
              </table:table-cell>
              <table:table-cell office:value-type="float" office:value="0.121043">
                <text:p>0.121043</text:p>
                <draw:g>
                  <svg:desc>3_nn_test_averages.T106:3_nn_test_averages.V106</svg:desc>
                </draw:g>
              </table:table-cell>
              <table:table-cell office:value-type="float" office:value="0.146027">
                <text:p>0.146027</text:p>
              </table:table-cell>
              <table:table-cell office:value-type="float" office:value="0.083507">
                <text:p>0.083507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S107:3_nn_test_averages.S107</svg:desc>
                </draw:g>
              </table:table-cell>
              <table:table-cell office:value-type="float" office:value="0.137875">
                <text:p>0.137875</text:p>
                <draw:g>
                  <svg:desc>3_nn_test_averages.T107:3_nn_test_averages.V107</svg:desc>
                </draw:g>
              </table:table-cell>
              <table:table-cell office:value-type="float" office:value="0.168302">
                <text:p>0.168302</text:p>
              </table:table-cell>
              <table:table-cell office:value-type="float" office:value="0.164324">
                <text:p>0.164324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108:3_nn_test_averages.S108</svg:desc>
                </draw:g>
              </table:table-cell>
              <table:table-cell office:value-type="float" office:value="0.099902">
                <text:p>0.099902</text:p>
                <draw:g>
                  <svg:desc>3_nn_test_averages.T108:3_nn_test_averages.V108</svg:desc>
                </draw:g>
              </table:table-cell>
              <table:table-cell office:value-type="float" office:value="0.065189">
                <text:p>0.065189</text:p>
              </table:table-cell>
              <table:table-cell office:value-type="float" office:value="0.040072">
                <text:p>0.040072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S109:3_nn_test_averages.S109</svg:desc>
                </draw:g>
              </table:table-cell>
              <table:table-cell office:value-type="float" office:value="0.404743">
                <text:p>0.404743</text:p>
                <draw:g>
                  <svg:desc>3_nn_test_averages.T109:3_nn_test_averages.U109</svg:desc>
                </draw:g>
              </table:table-cell>
              <table:table-cell office:value-type="float" office:value="0.559794">
                <text:p>0.559794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110:3_nn_test_averages.S110</svg:desc>
                </draw:g>
              </table:table-cell>
              <table:table-cell office:value-type="float" office:value="0.32952">
                <text:p>0.32952</text:p>
                <draw:g>
                  <svg:desc>3_nn_test_averages.T110:3_nn_test_averages.V110</svg:desc>
                </draw:g>
              </table:table-cell>
              <table:table-cell office:value-type="float" office:value="0.240646">
                <text:p>0.240646</text:p>
              </table:table-cell>
              <table:table-cell office:value-type="float" office:value="0.175327">
                <text:p>0.175327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S111:3_nn_test_averages.S111</svg:desc>
                </draw:g>
              </table:table-cell>
              <table:table-cell office:value-type="float" office:value="0.418959">
                <text:p>0.418959</text:p>
                <draw:g>
                  <svg:desc>3_nn_test_averages.T111:3_nn_test_averages.V111</svg:desc>
                </draw:g>
              </table:table-cell>
              <table:table-cell office:value-type="float" office:value="0.520351">
                <text:p>0.520351</text:p>
              </table:table-cell>
              <table:table-cell office:value-type="float" office:value="0.494644">
                <text:p>0.494644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112:3_nn_test_averages.S112</svg:desc>
                </draw:g>
              </table:table-cell>
              <table:table-cell office:value-type="float" office:value="0.692991">
                <text:p>0.692991</text:p>
                <draw:g>
                  <svg:desc>3_nn_test_averages.T112:3_nn_test_averages.V112</svg:desc>
                </draw:g>
              </table:table-cell>
              <table:table-cell office:value-type="float" office:value="0.546584">
                <text:p>0.546584</text:p>
              </table:table-cell>
              <table:table-cell office:value-type="float" office:value="0.443976">
                <text:p>0.44397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987cm" style:legend-expansion="high" chart:style-name="ch2"/>
        <chart:plot-area chart:style-name="ch3" table:cell-range-address="3_nn_test_averages.W100:3_nn_test_averages.AB100 3_nn_test_averages.S106:3_nn_test_averages.S106 3_nn_test_averages.W106:3_nn_test_averages.AB106 3_nn_test_averages.S108:3_nn_test_averages.S108 3_nn_test_averages.W108:3_nn_test_averages.AB108 3_nn_test_averages.S110:3_nn_test_averages.S110 3_nn_test_averages.W110:3_nn_test_averages.AB110 3_nn_test_averages.S112:3_nn_test_averages.S112 3_nn_test_averages.W112:3_nn_test_averages.AB112" chart:data-source-has-labels="both" svg:x="1.789cm" svg:y="0.179cm" svg:width="12.981cm" svg:height="7.249cm">
          <chart:coordinate-region svg:x="3.151cm" svg:y="0.485cm" svg:width="11.619cm" svg:height="6.084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W100:3_nn_test_averages.AB100"/>
          </chart:axis>
          <chart:axis chart:dimension="y" chart:name="primary-y" chart:style-name="ch6">
            <chart:title svg:x="0.451cm" svg:y="6.194cm" chart:style-name="ch7">
              <text:p>timp decriptare (s)</text:p>
            </chart:title>
            <chart:grid chart:style-name="ch8" chart:class="major"/>
          </chart:axis>
          <chart:series chart:style-name="ch9" chart:values-cell-range-address="3_nn_test_averages.W106:3_nn_test_averages.AB106" chart:label-cell-address="3_nn_test_averages.S106:3_nn_test_averages.S106" chart:class="chart:bar">
            <chart:data-point chart:repeated="6"/>
          </chart:series>
          <chart:series chart:style-name="ch10" chart:values-cell-range-address="3_nn_test_averages.W108:3_nn_test_averages.AB108" chart:label-cell-address="3_nn_test_averages.S108:3_nn_test_averages.S108" chart:class="chart:bar">
            <chart:data-point chart:repeated="6"/>
          </chart:series>
          <chart:series chart:style-name="ch11" chart:values-cell-range-address="3_nn_test_averages.W110:3_nn_test_averages.AB110" chart:label-cell-address="3_nn_test_averages.S110:3_nn_test_averages.S110" chart:class="chart:bar">
            <chart:data-point chart:repeated="6"/>
          </chart:series>
          <chart:series chart:style-name="ch12" chart:values-cell-range-address="3_nn_test_averages.W112:3_nn_test_averages.AB112" chart:label-cell-address="3_nn_test_averages.S112:3_nn_test_averages.S11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3_nn_test_averages.W100:3_nn_test_averages.AB10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8K_1</text:p>
                <draw:g>
                  <svg:desc>3_nn_test_averages.S106:3_nn_test_averages.S106</svg:desc>
                </draw:g>
              </table:table-cell>
              <table:table-cell office:value-type="float" office:value="0.058582">
                <text:p>0.058582</text:p>
                <draw:g>
                  <svg:desc>3_nn_test_averages.W106:3_nn_test_averages.AB106</svg:desc>
                </draw:g>
              </table:table-cell>
              <table:table-cell office:value-type="float" office:value="0.032018">
                <text:p>0.032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108:3_nn_test_averages.S108</svg:desc>
                </draw:g>
              </table:table-cell>
              <table:table-cell office:value-type="float" office:value="0.014229">
                <text:p>0.014229</text:p>
                <draw:g>
                  <svg:desc>3_nn_test_averages.W108:3_nn_test_averages.AB10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110:3_nn_test_averages.S110</svg:desc>
                </draw:g>
              </table:table-cell>
              <table:table-cell office:value-type="float" office:value="0.109802">
                <text:p>0.109802</text:p>
                <draw:g>
                  <svg:desc>3_nn_test_averages.W110:3_nn_test_averages.AB110</svg:desc>
                </draw:g>
              </table:table-cell>
              <table:table-cell office:value-type="float" office:value="0.055397">
                <text:p>0.055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112:3_nn_test_averages.S112</svg:desc>
                </draw:g>
              </table:table-cell>
              <table:table-cell office:value-type="float" office:value="0.35671">
                <text:p>0.35671</text:p>
                <draw:g>
                  <svg:desc>3_nn_test_averages.W112:3_nn_test_averages.AB112</svg:desc>
                </draw:g>
              </table:table-cell>
              <table:table-cell office:value-type="float" office:value="0.270296">
                <text:p>0.270296</text:p>
              </table:table-cell>
              <table:table-cell office:value-type="float" office:value="0.200143">
                <text:p>0.200143</text:p>
              </table:table-cell>
              <table:table-cell office:value-type="float" office:value="0.126715">
                <text:p>0.126715</text:p>
              </table:table-cell>
              <table:table-cell office:value-type="float" office:value="0.074947">
                <text:p>0.074947</text:p>
              </table:table-cell>
              <table:table-cell office:value-type="float" office:value="0.027561">
                <text:p>0.0275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I170:3_nn_test_averages.K170 3_nn_test_averages.H171:3_nn_test_averages.J171 3_nn_test_averages.H172:3_nn_test_averages.K172 3_nn_test_averages.H173:3_nn_test_averages.I173 3_nn_test_averages.H174:3_nn_test_averages.K174 3_nn_test_averages.H175:3_nn_test_averages.J175 3_nn_test_averages.H176:3_nn_test_averages.K178 3_nn_test_averages.H179:3_nn_test_averages.J179 3_nn_test_averages.H180:3_nn_test_averages.K182" chart:data-source-has-labels="both" svg:x="1.789cm" svg:y="0.179cm" svg:width="12.875cm" svg:height="7.249cm">
          <chart:coordinate-region svg:x="3.469cm" svg:y="0.484cm" svg:width="11.195cm" svg:height="6.085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I170:3_nn_test_averages.K170"/>
          </chart:axis>
          <chart:axis chart:dimension="y" chart:name="primary-y" chart:style-name="ch6">
            <chart:title svg:x="0.451cm" svg:y="6.683cm" chart:style-name="ch7">
              <text:p>diferența de acuratețe</text:p>
            </chart:title>
            <chart:grid chart:style-name="ch8" chart:class="major"/>
          </chart:axis>
          <chart:series chart:style-name="ch9" chart:values-cell-range-address="3_nn_test_averages.I171:3_nn_test_averages.J171" chart:label-cell-address="3_nn_test_averages.H171:3_nn_test_averages.H171" chart:class="chart:bar">
            <chart:data-point chart:repeated="2"/>
          </chart:series>
          <chart:series chart:style-name="ch10" chart:values-cell-range-address="3_nn_test_averages.I172:3_nn_test_averages.K172" chart:label-cell-address="3_nn_test_averages.H172:3_nn_test_averages.H172" chart:class="chart:bar">
            <chart:data-point chart:repeated="3"/>
          </chart:series>
          <chart:series chart:style-name="ch11" chart:values-cell-range-address="3_nn_test_averages.I173:3_nn_test_averages.I173" chart:label-cell-address="3_nn_test_averages.H173:3_nn_test_averages.H173" chart:class="chart:bar">
            <chart:data-point/>
          </chart:series>
          <chart:series chart:style-name="ch12" chart:values-cell-range-address="3_nn_test_averages.I174:3_nn_test_averages.K174" chart:label-cell-address="3_nn_test_averages.H174:3_nn_test_averages.H174" chart:class="chart:bar">
            <chart:data-point chart:repeated="3"/>
          </chart:series>
          <chart:series chart:style-name="ch13" chart:values-cell-range-address="3_nn_test_averages.I175:3_nn_test_averages.J175" chart:label-cell-address="3_nn_test_averages.H175:3_nn_test_averages.H175" chart:class="chart:bar">
            <chart:data-point chart:repeated="2"/>
          </chart:series>
          <chart:series chart:style-name="ch14" chart:values-cell-range-address="3_nn_test_averages.I176:3_nn_test_averages.K176" chart:label-cell-address="3_nn_test_averages.H176:3_nn_test_averages.H176" chart:class="chart:bar">
            <chart:data-point chart:repeated="3"/>
          </chart:series>
          <chart:series chart:style-name="ch15" chart:values-cell-range-address="3_nn_test_averages.I177:3_nn_test_averages.K177" chart:label-cell-address="3_nn_test_averages.H177:3_nn_test_averages.H177" chart:class="chart:bar">
            <chart:data-point chart:repeated="3"/>
          </chart:series>
          <chart:series chart:style-name="ch16" chart:values-cell-range-address="3_nn_test_averages.I178:3_nn_test_averages.K178" chart:label-cell-address="3_nn_test_averages.H178:3_nn_test_averages.H178" chart:class="chart:bar">
            <chart:data-point chart:repeated="3"/>
          </chart:series>
          <chart:series chart:style-name="ch17" chart:values-cell-range-address="3_nn_test_averages.I179:3_nn_test_averages.J179" chart:label-cell-address="3_nn_test_averages.H179:3_nn_test_averages.H179" chart:class="chart:bar">
            <chart:data-point chart:repeated="2"/>
          </chart:series>
          <chart:series chart:style-name="ch18" chart:values-cell-range-address="3_nn_test_averages.I180:3_nn_test_averages.K180" chart:label-cell-address="3_nn_test_averages.H180:3_nn_test_averages.H180" chart:class="chart:bar">
            <chart:data-point chart:repeated="3"/>
          </chart:series>
          <chart:series chart:style-name="ch19" chart:values-cell-range-address="3_nn_test_averages.I181:3_nn_test_averages.K181" chart:label-cell-address="3_nn_test_averages.H181:3_nn_test_averages.H181" chart:class="chart:bar">
            <chart:data-point chart:style-name="ch20"/>
            <chart:data-point chart:repeated="2"/>
          </chart:series>
          <chart:series chart:style-name="ch21" chart:values-cell-range-address="3_nn_test_averages.I182:3_nn_test_averages.K182" chart:label-cell-address="3_nn_test_averages.H182:3_nn_test_averages.H182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I170:3_nn_test_averages.K1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H171:3_nn_test_averages.H171</svg:desc>
                </draw:g>
              </table:table-cell>
              <table:table-cell office:value-type="float" office:value="0.00442447670364399">
                <text:p>0.00442447670364399</text:p>
                <draw:g>
                  <svg:desc>3_nn_test_averages.I171:3_nn_test_averages.J171</svg:desc>
                </draw:g>
              </table:table-cell>
              <table:table-cell office:value-type="float" office:value="0.0132739956626889">
                <text:p>0.0132739956626889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H172:3_nn_test_averages.H172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2:3_nn_test_averages.K172</svg:desc>
                </draw:g>
              </table:table-cell>
              <table:table-cell office:value-type="float" office:value="0.011061995662689">
                <text:p>0.011061995662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H173:3_nn_test_averages.H173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3:3_nn_test_averages.I173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H174:3_nn_test_averages.H174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4:3_nn_test_averages.K1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H175:3_nn_test_averages.H175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5:3_nn_test_averages.J175</svg:desc>
                </draw:g>
              </table:table-cell>
              <table:table-cell office:value-type="float" office:value="0.011061995662689">
                <text:p>0.011061995662689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H176:3_nn_test_averages.H176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6:3_nn_test_averages.K176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H177:3_nn_test_averages.H177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7:3_nn_test_averages.K177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178:3_nn_test_averages.H178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8:3_nn_test_averages.K178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H179:3_nn_test_averages.H179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79:3_nn_test_averages.J179</svg:desc>
                </draw:g>
              </table:table-cell>
              <table:table-cell office:value-type="float" office:value="0.0132739956626889">
                <text:p>0.0132739956626889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180:3_nn_test_averages.H180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80:3_nn_test_averages.K180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H181:3_nn_test_averages.H181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81:3_nn_test_averages.K181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182:3_nn_test_averages.H182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82:3_nn_test_averages.K182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987cm" style:legend-expansion="high" chart:style-name="ch2"/>
        <chart:plot-area chart:style-name="ch3" table:cell-range-address="3_nn_test_averages.L170:3_nn_test_averages.Q170 3_nn_test_averages.H176:3_nn_test_averages.H176 3_nn_test_averages.L176:3_nn_test_averages.Q176 3_nn_test_averages.H178:3_nn_test_averages.H178 3_nn_test_averages.L178:3_nn_test_averages.Q178 3_nn_test_averages.H180:3_nn_test_averages.H180 3_nn_test_averages.L180:3_nn_test_averages.Q180 3_nn_test_averages.H182:3_nn_test_averages.H182 3_nn_test_averages.L182:3_nn_test_averages.Q182" chart:data-source-has-labels="both" svg:x="1.789cm" svg:y="0.179cm" svg:width="12.981cm" svg:height="7.249cm">
          <chart:coordinate-region svg:x="3.469cm" svg:y="0.484cm" svg:width="11.301cm" svg:height="6.085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L170:3_nn_test_averages.Q170"/>
          </chart:axis>
          <chart:axis chart:dimension="y" chart:name="primary-y" chart:style-name="ch6">
            <chart:title svg:x="0.451cm" svg:y="6.683cm" chart:style-name="ch7">
              <text:p>diferența de acuratețe</text:p>
            </chart:title>
            <chart:grid chart:style-name="ch8" chart:class="major"/>
          </chart:axis>
          <chart:series chart:style-name="ch9" chart:values-cell-range-address="3_nn_test_averages.L176:3_nn_test_averages.Q176" chart:label-cell-address="3_nn_test_averages.H176:3_nn_test_averages.H176" chart:class="chart:bar">
            <chart:data-point chart:repeated="6"/>
          </chart:series>
          <chart:series chart:style-name="ch10" chart:values-cell-range-address="3_nn_test_averages.L178:3_nn_test_averages.Q178" chart:label-cell-address="3_nn_test_averages.H178:3_nn_test_averages.H178" chart:class="chart:bar">
            <chart:data-point chart:repeated="6"/>
          </chart:series>
          <chart:series chart:style-name="ch11" chart:values-cell-range-address="3_nn_test_averages.L180:3_nn_test_averages.Q180" chart:label-cell-address="3_nn_test_averages.H180:3_nn_test_averages.H180" chart:class="chart:bar">
            <chart:data-point chart:repeated="6"/>
          </chart:series>
          <chart:series chart:style-name="ch12" chart:values-cell-range-address="3_nn_test_averages.L182:3_nn_test_averages.Q182" chart:label-cell-address="3_nn_test_averages.H182:3_nn_test_averages.H1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3_nn_test_averages.L170:3_nn_test_averages.Q17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8K_1</text:p>
                <draw:g>
                  <svg:desc>3_nn_test_averages.H176:3_nn_test_averages.H176</svg:desc>
                </draw:g>
              </table:table-cell>
              <table:table-cell office:value-type="float" office:value="0">
                <text:p>0</text:p>
                <draw:g>
                  <svg:desc>3_nn_test_averages.L176:3_nn_test_averages.Q176</svg:desc>
                </draw:g>
              </table:table-cell>
              <table:table-cell office:value-type="float" office:value="0.00000004225540206626">
                <text:p>0.0000000422554020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178:3_nn_test_averages.H178</svg:desc>
                </draw:g>
              </table:table-cell>
              <table:table-cell office:value-type="float" office:value="0">
                <text:p>0</text:p>
                <draw:g>
                  <svg:desc>3_nn_test_averages.L178:3_nn_test_averages.Q17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180:3_nn_test_averages.H180</svg:desc>
                </draw:g>
              </table:table-cell>
              <table:table-cell office:value-type="float" office:value="0">
                <text:p>0</text:p>
                <draw:g>
                  <svg:desc>3_nn_test_averages.L180:3_nn_test_averages.Q180</svg:desc>
                </draw:g>
              </table:table-cell>
              <table:table-cell office:value-type="float" office:value="0.00221195774459793">
                <text:p>0.00221195774459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182:3_nn_test_averages.H182</svg:desc>
                </draw:g>
              </table:table-cell>
              <table:table-cell office:value-type="float" office:value="0">
                <text:p>0</text:p>
                <draw:g>
                  <svg:desc>3_nn_test_averages.L182:3_nn_test_averages.Q182</svg:desc>
                </draw:g>
              </table:table-cell>
              <table:table-cell office:value-type="float" office:value="0.00000004225540206626">
                <text:p>0.00000004225540206626</text:p>
              </table:table-cell>
              <table:table-cell office:value-type="float" office:value="0.00442436728668205">
                <text:p>0.00442436728668205</text:p>
              </table:table-cell>
              <table:table-cell office:value-type="float" office:value="0.00221200867462201">
                <text:p>0.00221200867462201</text:p>
              </table:table-cell>
              <table:table-cell office:value-type="float" office:value="0.00000019392776495764">
                <text:p>0.00000019392776495764</text:p>
              </table:table-cell>
              <table:table-cell office:value-type="float" office:value="0.00000019392776495764">
                <text:p>0.00000019392776495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0 6 1 7 2 8 3 9 4 10 5 11" chart:style-name="ch1">
        <chart:legend chart:legend-position="end" svg:x="11.461cm" svg:y="0.112cm" style:legend-expansion="high" chart:style-name="ch2"/>
        <chart:plot-area chart:style-name="ch3" table:cell-range-address="3_nn_test_averages.I128:3_nn_test_averages.L134 3_nn_test_averages.H129:3_nn_test_averages.H134 3_nn_test_averages.H135:3_nn_test_averages.L140" chart:data-source-has-labels="both" svg:x="1.718cm" svg:y="0.18cm" svg:width="9.423cm" svg:height="7.272cm">
          <chart:coordinate-region svg:x="2.63cm" svg:y="0.38cm" svg:width="8.511cm" svg:height="6.425cm"/>
          <chart:axis chart:dimension="x" chart:name="primary-x" chart:style-name="ch4" chartooo:axis-type="auto">
            <chartooo:date-scale/>
            <chart:title svg:x="3.972cm" svg:y="7.633cm" chart:style-name="ch5">
              <text:p>număr nivele rețea</text:p>
            </chart:title>
            <chart:categories table:cell-range-address="3_nn_test_averages.I128:3_nn_test_averages.L128"/>
          </chart:axis>
          <chart:axis chart:dimension="y" chart:name="primary-y" chart:style-name="ch6">
            <chart:title svg:x="0.451cm" svg:y="6.3cm" chart:style-name="ch7">
              <text:p>diferență acuratețe</text:p>
            </chart:title>
            <chart:grid chart:style-name="ch8" chart:class="major"/>
          </chart:axis>
          <chart:series chart:style-name="ch9" chart:values-cell-range-address="3_nn_test_averages.I129:3_nn_test_averages.L129" chart:label-cell-address="3_nn_test_averages.H129:3_nn_test_averages.H129" chart:class="chart:bar">
            <chart:data-point chart:repeated="4"/>
          </chart:series>
          <chart:series chart:style-name="ch10" chart:values-cell-range-address="3_nn_test_averages.I135:3_nn_test_averages.L135" chart:label-cell-address="3_nn_test_averages.H135:3_nn_test_averages.H135" chart:class="chart:bar">
            <chart:data-point chart:repeated="4"/>
          </chart:series>
          <chart:series chart:style-name="ch11" chart:values-cell-range-address="3_nn_test_averages.I130:3_nn_test_averages.L130" chart:label-cell-address="3_nn_test_averages.H130:3_nn_test_averages.H130" chart:class="chart:bar">
            <chart:data-point chart:repeated="4"/>
          </chart:series>
          <chart:series chart:style-name="ch12" chart:values-cell-range-address="3_nn_test_averages.I136:3_nn_test_averages.L136" chart:label-cell-address="3_nn_test_averages.H136:3_nn_test_averages.H136" chart:class="chart:bar">
            <chart:data-point chart:repeated="4"/>
          </chart:series>
          <chart:series chart:style-name="ch13" chart:values-cell-range-address="3_nn_test_averages.I131:3_nn_test_averages.L131" chart:label-cell-address="3_nn_test_averages.H131:3_nn_test_averages.H131" chart:class="chart:bar">
            <chart:data-point chart:repeated="4"/>
          </chart:series>
          <chart:series chart:style-name="ch14" chart:values-cell-range-address="3_nn_test_averages.I137:3_nn_test_averages.L137" chart:label-cell-address="3_nn_test_averages.H137:3_nn_test_averages.H137" chart:class="chart:bar">
            <chart:data-point chart:repeated="4"/>
          </chart:series>
          <chart:series chart:style-name="ch15" chart:values-cell-range-address="3_nn_test_averages.I132:3_nn_test_averages.L132" chart:label-cell-address="3_nn_test_averages.H132:3_nn_test_averages.H132" chart:class="chart:bar">
            <chart:data-point chart:repeated="4"/>
          </chart:series>
          <chart:series chart:style-name="ch16" chart:values-cell-range-address="3_nn_test_averages.I138:3_nn_test_averages.L138" chart:label-cell-address="3_nn_test_averages.H138:3_nn_test_averages.H138" chart:class="chart:bar">
            <chart:data-point chart:repeated="4"/>
          </chart:series>
          <chart:series chart:style-name="ch17" chart:values-cell-range-address="3_nn_test_averages.I133:3_nn_test_averages.L133" chart:label-cell-address="3_nn_test_averages.H133:3_nn_test_averages.H133" chart:class="chart:bar">
            <chart:data-point chart:repeated="4"/>
          </chart:series>
          <chart:series chart:style-name="ch18" chart:values-cell-range-address="3_nn_test_averages.I139:3_nn_test_averages.L139" chart:label-cell-address="3_nn_test_averages.H139:3_nn_test_averages.H139" chart:class="chart:bar">
            <chart:data-point chart:repeated="4"/>
          </chart:series>
          <chart:series chart:style-name="ch19" chart:values-cell-range-address="3_nn_test_averages.I134:3_nn_test_averages.L134" chart:label-cell-address="3_nn_test_averages.H134:3_nn_test_averages.H134" chart:class="chart:bar">
            <chart:data-point chart:repeated="4"/>
          </chart:series>
          <chart:series chart:style-name="ch20" chart:values-cell-range-address="3_nn_test_averages.I140:3_nn_test_averages.L140" chart:label-cell-address="3_nn_test_averages.H140:3_nn_test_averages.H140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I128:3_nn_test_averages.L1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H129:3_nn_test_averages.H129</svg:desc>
                </draw:g>
              </table:table-cell>
              <table:table-cell office:value-type="float" office:value="0.00442447670364399">
                <text:p>0.00442447670364399</text:p>
                <draw:g>
                  <svg:desc>3_nn_test_averages.I129:3_nn_test_averages.L129</svg:desc>
                </draw:g>
              </table:table-cell>
              <table:table-cell office:value-type="float" office:value="0.0132739956626889">
                <text:p>0.0132739956626889</text:p>
              </table:table-cell>
              <table:table-cell office:value-type="float" office:value="0.867256438785553">
                <text:p>0.867256438785553</text:p>
              </table:table-cell>
              <table:table-cell office:value-type="float" office:value="0.960177">
                <text:p>0.960177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H135:3_nn_test_averages.H135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5:3_nn_test_averages.L135</svg:desc>
                </draw:g>
              </table:table-cell>
              <table:table-cell office:value-type="float" office:value="0.011061995662689">
                <text:p>0.01106199566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H130:3_nn_test_averages.H130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0:3_nn_test_averages.L130</svg:desc>
                </draw:g>
              </table:table-cell>
              <table:table-cell office:value-type="float" office:value="0.918141604337311">
                <text:p>0.918141604337311</text:p>
              </table:table-cell>
              <table:table-cell office:value-type="float" office:value="0.960176938785553">
                <text:p>0.960176938785553</text:p>
              </table:table-cell>
              <table:table-cell office:value-type="float" office:value="0.9424779">
                <text:p>0.9424779</text:p>
              </table:table-cell>
            </table:table-row>
            <table:table-row>
              <table:table-cell office:value-type="string">
                <text:p>SEAL_4K_2</text:p>
                <draw:g>
                  <svg:desc>3_nn_test_averages.H136:3_nn_test_averages.H136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6:3_nn_test_averages.L1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H131:3_nn_test_averages.H131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1:3_nn_test_averages.L131</svg:desc>
                </draw:g>
              </table:table-cell>
              <table:table-cell office:value-type="float" office:value="0.011061995662689">
                <text:p>0.011061995662689</text:p>
              </table:table-cell>
              <table:table-cell office:value-type="float" office:value="0.077433438785553">
                <text:p>0.077433438785553</text:p>
              </table:table-cell>
              <table:table-cell office:value-type="float" office:value="0.9579646">
                <text:p>0.9579646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H137:3_nn_test_averages.H137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7:3_nn_test_averages.L137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H132:3_nn_test_averages.H132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2:3_nn_test_averages.L132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  <table:table-cell office:value-type="float" office:value="0.199115">
                <text:p>0.199115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138:3_nn_test_averages.H138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8:3_nn_test_averages.L138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H133:3_nn_test_averages.H133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3:3_nn_test_averages.L133</svg:desc>
                </draw:g>
              </table:table-cell>
              <table:table-cell office:value-type="float" office:value="0.0132739956626889">
                <text:p>0.0132739956626889</text:p>
              </table:table-cell>
              <table:table-cell office:value-type="float" office:value="0.0553094387855529">
                <text:p>0.0553094387855529</text:p>
              </table:table-cell>
              <table:table-cell office:value-type="float" office:value="0.9690265">
                <text:p>0.9690265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139:3_nn_test_averages.H139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9:3_nn_test_averages.L139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H134:3_nn_test_averages.H134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34:3_nn_test_averages.L134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  <table:table-cell office:value-type="float" office:value="0.887168">
                <text:p>0.887168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140:3_nn_test_averages.H140</svg:desc>
                </draw:g>
              </table:table-cell>
              <table:table-cell office:value-type="float" office:value="0.002212476703644">
                <text:p>0.002212476703644</text:p>
                <draw:g>
                  <svg:desc>3_nn_test_averages.I140:3_nn_test_averages.L140</svg:desc>
                </draw:g>
              </table:table-cell>
              <table:table-cell office:value-type="float" office:value="0.015486995662689">
                <text:p>0.015486995662689</text:p>
              </table:table-cell>
              <table:table-cell office:value-type="float" office:value="0.017699438785553">
                <text:p>0.0176994387855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83cm" svg:height="9.011cm" xlink:href=".." xlink:type="simple" chart:class="chart:bar" chart:style-name="ch1">
        <chart:legend chart:legend-position="end" svg:x="12.655cm" svg:y="3.757cm" style:legend-expansion="custom" svg:width="5.427cm" svg:height="0.862cm" style:legend-expansion-aspect-ratio="6.29582366589327" chart:style-name="ch2"/>
        <chart:plot-area chart:style-name="ch3" table:cell-range-address="3_nn_test_averages.H147:3_nn_test_averages.J158 3_nn_test_averages.I146:3_nn_test_averages.J146" chart:data-source-has-labels="both" svg:x="0.361cm" svg:y="0.18cm" svg:width="11.791cm" svg:height="8.651cm">
          <chart:coordinate-region svg:x="1.401cm" svg:y="0.379cm" svg:width="10.751cm" svg:height="6.444cm"/>
          <chart:axis chart:dimension="x" chart:name="primary-x" chart:style-name="ch4" chartooo:axis-type="auto">
            <chartooo:date-scale/>
            <chart:categories table:cell-range-address="3_nn_test_averages.H147:3_nn_test_averages.H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_nn_test_averages.I147:3_nn_test_averages.I158" chart:label-cell-address="3_nn_test_averages.I146:3_nn_test_averages.I146" chart:class="chart:bar">
            <chart:data-point chart:repeated="12"/>
          </chart:series>
          <chart:series chart:style-name="ch8" chart:values-cell-range-address="3_nn_test_averages.J147:3_nn_test_averages.J158" chart:label-cell-address="3_nn_test_averages.J146:3_nn_test_averages.J146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ăr așteptat de operații</text:p>
                <draw:g>
                  <svg:desc>3_nn_test_averages.I146:3_nn_test_averages.I146</svg:desc>
                </draw:g>
              </table:table-cell>
              <table:table-cell office:value-type="string">
                <text:p>Număr operații efectuate corect</text:p>
                <draw:g>
                  <svg:desc>3_nn_test_averages.J146:3_nn_test_averages.J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H147:3_nn_test_averages.H158</svg:desc>
                </draw:g>
              </table:table-cell>
              <table:table-cell office:value-type="float" office:value="4">
                <text:p>4</text:p>
                <draw:g>
                  <svg:desc>3_nn_test_averages.I147:3_nn_test_averages.I158</svg:desc>
                </draw:g>
              </table:table-cell>
              <table:table-cell office:value-type="float" office:value="3">
                <text:p>3</text:p>
                <draw:g>
                  <svg:desc>3_nn_test_averages.J147:3_nn_test_averages.J158</svg:desc>
                </draw:g>
              </table:table-cell>
            </table:table-row>
            <table:table-row>
              <table:table-cell office:value-type="string">
                <text:p>SEAL_4K_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ELib_4K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AL_4K_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Lib_8K_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AL_8K_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ELib_8K_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AL_8K_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ELib_16K_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EAL_16K_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ELib_16K_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EAL_16K_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987cm" style:legend-expansion="high" chart:style-name="ch2"/>
        <chart:plot-area chart:style-name="ch3" table:cell-range-address="3_nn_test_averages.L15:3_nn_test_averages.Q15 3_nn_test_averages.H22:3_nn_test_averages.H22 3_nn_test_averages.L22:3_nn_test_averages.Q22 3_nn_test_averages.H24:3_nn_test_averages.H24 3_nn_test_averages.L24:3_nn_test_averages.Q24 3_nn_test_averages.H26:3_nn_test_averages.H26 3_nn_test_averages.L26:3_nn_test_averages.Q26 3_nn_test_averages.H28:3_nn_test_averages.H28 3_nn_test_averages.L28:3_nn_test_averages.Q28" chart:data-source-has-labels="both" svg:x="1.789cm" svg:y="0.179cm" svg:width="12.981cm" svg:height="7.249cm">
          <chart:coordinate-region svg:x="3.628cm" svg:y="0.485cm" svg:width="11.142cm" svg:height="6.084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L15:3_nn_test_averages.Q15"/>
          </chart:axis>
          <chart:axis chart:dimension="y" chart:name="primary-y" chart:style-name="ch6">
            <chart:title svg:x="0.451cm" svg:y="5.665cm" chart:style-name="ch7">
              <text:p>memorie (MB)</text:p>
            </chart:title>
            <chart:grid chart:style-name="ch8" chart:class="major"/>
          </chart:axis>
          <chart:series chart:style-name="ch9" chart:values-cell-range-address="3_nn_test_averages.L22:3_nn_test_averages.Q22" chart:label-cell-address="3_nn_test_averages.H22:3_nn_test_averages.H22" chart:class="chart:bar">
            <chart:data-point chart:repeated="6"/>
          </chart:series>
          <chart:series chart:style-name="ch10" chart:values-cell-range-address="3_nn_test_averages.L24:3_nn_test_averages.Q24" chart:label-cell-address="3_nn_test_averages.H24:3_nn_test_averages.H24" chart:class="chart:bar">
            <chart:data-point chart:repeated="6"/>
          </chart:series>
          <chart:series chart:style-name="ch11" chart:values-cell-range-address="3_nn_test_averages.L26:3_nn_test_averages.Q26" chart:label-cell-address="3_nn_test_averages.H26:3_nn_test_averages.H26" chart:class="chart:bar">
            <chart:data-point chart:repeated="6"/>
          </chart:series>
          <chart:series chart:style-name="ch12" chart:values-cell-range-address="3_nn_test_averages.L28:3_nn_test_averages.Q28" chart:label-cell-address="3_nn_test_averages.H28:3_nn_test_averages.H2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3_nn_test_averages.L15:3_nn_test_averages.Q1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8K_1</text:p>
                <draw:g>
                  <svg:desc>3_nn_test_averages.H22:3_nn_test_averages.H22</svg:desc>
                </draw:g>
              </table:table-cell>
              <table:table-cell office:value-type="float" office:value="2992.22">
                <text:p>2992.22</text:p>
                <draw:g>
                  <svg:desc>3_nn_test_averages.L22:3_nn_test_averages.Q22</svg:desc>
                </draw:g>
              </table:table-cell>
              <table:table-cell office:value-type="float" office:value="3119.22">
                <text:p>3119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H24:3_nn_test_averages.H24</svg:desc>
                </draw:g>
              </table:table-cell>
              <table:table-cell office:value-type="float" office:value="2141">
                <text:p>2141</text:p>
                <draw:g>
                  <svg:desc>3_nn_test_averages.L24:3_nn_test_averages.Q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H26:3_nn_test_averages.H26</svg:desc>
                </draw:g>
              </table:table-cell>
              <table:table-cell office:value-type="float" office:value="5165.31">
                <text:p>5165.31</text:p>
                <draw:g>
                  <svg:desc>3_nn_test_averages.L26:3_nn_test_averages.Q26</svg:desc>
                </draw:g>
              </table:table-cell>
              <table:table-cell office:value-type="float" office:value="5461.32">
                <text:p>546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H28:3_nn_test_averages.H28</svg:desc>
                </draw:g>
              </table:table-cell>
              <table:table-cell office:value-type="float" office:value="9372.59">
                <text:p>9372.59</text:p>
                <draw:g>
                  <svg:desc>3_nn_test_averages.L28:3_nn_test_averages.Q28</svg:desc>
                </draw:g>
              </table:table-cell>
              <table:table-cell office:value-type="float" office:value="9960.36">
                <text:p>9960.36</text:p>
              </table:table-cell>
              <table:table-cell office:value-type="float" office:value="10457.4">
                <text:p>10457.4</text:p>
              </table:table-cell>
              <table:table-cell office:value-type="float" office:value="10542.1">
                <text:p>10542.1</text:p>
              </table:table-cell>
              <table:table-cell office:value-type="float" office:value="11028.9">
                <text:p>11028.9</text:p>
              </table:table-cell>
              <table:table-cell office:value-type="float" office:value="11127.6">
                <text:p>11127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S73:3_nn_test_averages.T84" chart:data-source-has-labels="column" svg:x="1.789cm" svg:y="0.179cm" svg:width="12.875cm" svg:height="8.617cm">
          <chart:coordinate-region svg:x="2.675cm" svg:y="0.484cm" svg:width="11.989cm" svg:height="8.007cm"/>
          <chart:axis chart:dimension="x" chart:name="primary-x" chart:style-name="ch4"/>
          <chart:axis chart:dimension="y" chart:name="primary-y" chart:style-name="ch5">
            <chart:title svg:x="0.451cm" svg:y="6.56cm" chart:style-name="ch6">
              <text:p>timp criptare (s)</text:p>
            </chart:title>
            <chart:grid chart:style-name="ch7" chart:class="major"/>
          </chart:axis>
          <chart:series chart:style-name="ch8" chart:values-cell-range-address="3_nn_test_averages.T73:3_nn_test_averages.T73" chart:label-cell-address="3_nn_test_averages.S73:3_nn_test_averages.S73" chart:class="chart:bar">
            <chart:data-point/>
          </chart:series>
          <chart:series chart:style-name="ch9" chart:values-cell-range-address="3_nn_test_averages.T74:3_nn_test_averages.T74" chart:label-cell-address="3_nn_test_averages.S74:3_nn_test_averages.S74" chart:class="chart:bar">
            <chart:data-point/>
          </chart:series>
          <chart:series chart:style-name="ch10" chart:values-cell-range-address="3_nn_test_averages.T75:3_nn_test_averages.T75" chart:label-cell-address="3_nn_test_averages.S75:3_nn_test_averages.S75" chart:class="chart:bar">
            <chart:data-point/>
          </chart:series>
          <chart:series chart:style-name="ch11" chart:values-cell-range-address="3_nn_test_averages.T76:3_nn_test_averages.T76" chart:label-cell-address="3_nn_test_averages.S76:3_nn_test_averages.S76" chart:class="chart:bar">
            <chart:data-point/>
          </chart:series>
          <chart:series chart:style-name="ch12" chart:values-cell-range-address="3_nn_test_averages.T77:3_nn_test_averages.T77" chart:label-cell-address="3_nn_test_averages.S77:3_nn_test_averages.S77" chart:class="chart:bar">
            <chart:data-point/>
          </chart:series>
          <chart:series chart:style-name="ch13" chart:values-cell-range-address="3_nn_test_averages.T78:3_nn_test_averages.T78" chart:label-cell-address="3_nn_test_averages.S78:3_nn_test_averages.S78" chart:class="chart:bar">
            <chart:data-point/>
          </chart:series>
          <chart:series chart:style-name="ch14" chart:values-cell-range-address="3_nn_test_averages.T79:3_nn_test_averages.T79" chart:label-cell-address="3_nn_test_averages.S79:3_nn_test_averages.S79" chart:class="chart:bar">
            <chart:data-point/>
          </chart:series>
          <chart:series chart:style-name="ch15" chart:values-cell-range-address="3_nn_test_averages.T80:3_nn_test_averages.T80" chart:label-cell-address="3_nn_test_averages.S80:3_nn_test_averages.S80" chart:class="chart:bar">
            <chart:data-point/>
          </chart:series>
          <chart:series chart:style-name="ch16" chart:values-cell-range-address="3_nn_test_averages.T81:3_nn_test_averages.T81" chart:label-cell-address="3_nn_test_averages.S81:3_nn_test_averages.S81" chart:class="chart:bar">
            <chart:data-point/>
          </chart:series>
          <chart:series chart:style-name="ch17" chart:values-cell-range-address="3_nn_test_averages.T82:3_nn_test_averages.T82" chart:label-cell-address="3_nn_test_averages.S82:3_nn_test_averages.S82" chart:class="chart:bar">
            <chart:data-point/>
          </chart:series>
          <chart:series chart:style-name="ch18" chart:values-cell-range-address="3_nn_test_averages.T83:3_nn_test_averages.T83" chart:label-cell-address="3_nn_test_averages.S83:3_nn_test_averages.S83" chart:class="chart:bar">
            <chart:data-point chart:style-name="ch19"/>
          </chart:series>
          <chart:series chart:style-name="ch20" chart:values-cell-range-address="3_nn_test_averages.T84:3_nn_test_averages.T84" chart:label-cell-address="3_nn_test_averages.S84:3_nn_test_averages.S84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73:3_nn_test_averages.S73</svg:desc>
                </draw:g>
              </table:table-cell>
              <table:table-cell office:value-type="float" office:value="0.889275">
                <text:p>0.889275</text:p>
                <draw:g>
                  <svg:desc>3_nn_test_averages.T73:3_nn_test_averages.T73</svg:desc>
                </draw:g>
              </table:table-cell>
            </table:table-row>
            <table:table-row>
              <table:table-cell office:value-type="string">
                <text:p>SEAL_4K_1</text:p>
                <draw:g>
                  <svg:desc>3_nn_test_averages.S74:3_nn_test_averages.S74</svg:desc>
                </draw:g>
              </table:table-cell>
              <table:table-cell office:value-type="float" office:value="0.556116">
                <text:p>0.556116</text:p>
                <draw:g>
                  <svg:desc>3_nn_test_averages.T74:3_nn_test_averages.T74</svg:desc>
                </draw:g>
              </table:table-cell>
            </table:table-row>
            <table:table-row>
              <table:table-cell office:value-type="string">
                <text:p>HELib_4K_2</text:p>
                <draw:g>
                  <svg:desc>3_nn_test_averages.S75:3_nn_test_averages.S75</svg:desc>
                </draw:g>
              </table:table-cell>
              <table:table-cell office:value-type="float" office:value="0.771337">
                <text:p>0.771337</text:p>
                <draw:g>
                  <svg:desc>3_nn_test_averages.T75:3_nn_test_averages.T75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S76:3_nn_test_averages.S76</svg:desc>
                </draw:g>
              </table:table-cell>
              <table:table-cell office:value-type="float" office:value="0.455094">
                <text:p>0.455094</text:p>
                <draw:g>
                  <svg:desc>3_nn_test_averages.T76:3_nn_test_averages.T76</svg:desc>
                </draw:g>
              </table:table-cell>
            </table:table-row>
            <table:table-row>
              <table:table-cell office:value-type="string">
                <text:p>HELib_8K_1</text:p>
                <draw:g>
                  <svg:desc>3_nn_test_averages.S77:3_nn_test_averages.S77</svg:desc>
                </draw:g>
              </table:table-cell>
              <table:table-cell office:value-type="float" office:value="2.868776">
                <text:p>2.868776</text:p>
                <draw:g>
                  <svg:desc>3_nn_test_averages.T77:3_nn_test_averages.T77</svg:desc>
                </draw:g>
              </table:table-cell>
            </table:table-row>
            <table:table-row>
              <table:table-cell office:value-type="string">
                <text:p>SEAL_8K_1</text:p>
                <draw:g>
                  <svg:desc>3_nn_test_averages.S78:3_nn_test_averages.S78</svg:desc>
                </draw:g>
              </table:table-cell>
              <table:table-cell office:value-type="float" office:value="2.081457">
                <text:p>2.081457</text:p>
                <draw:g>
                  <svg:desc>3_nn_test_averages.T78:3_nn_test_averages.T78</svg:desc>
                </draw:g>
              </table:table-cell>
            </table:table-row>
            <table:table-row>
              <table:table-cell office:value-type="string">
                <text:p>HELib_8K_2</text:p>
                <draw:g>
                  <svg:desc>3_nn_test_averages.S79:3_nn_test_averages.S79</svg:desc>
                </draw:g>
              </table:table-cell>
              <table:table-cell office:value-type="float" office:value="3.248797">
                <text:p>3.248797</text:p>
                <draw:g>
                  <svg:desc>3_nn_test_averages.T79:3_nn_test_averages.T79</svg:desc>
                </draw:g>
              </table:table-cell>
            </table:table-row>
            <table:table-row>
              <table:table-cell office:value-type="string">
                <text:p>SEAL_8K_2</text:p>
                <draw:g>
                  <svg:desc>3_nn_test_averages.S80:3_nn_test_averages.S80</svg:desc>
                </draw:g>
              </table:table-cell>
              <table:table-cell office:value-type="float" office:value="1.734973">
                <text:p>1.734973</text:p>
                <draw:g>
                  <svg:desc>3_nn_test_averages.T80:3_nn_test_averages.T80</svg:desc>
                </draw:g>
              </table:table-cell>
            </table:table-row>
            <table:table-row>
              <table:table-cell office:value-type="string">
                <text:p>HELib_16K_1</text:p>
                <draw:g>
                  <svg:desc>3_nn_test_averages.S81:3_nn_test_averages.S81</svg:desc>
                </draw:g>
              </table:table-cell>
              <table:table-cell office:value-type="float" office:value="10.569793">
                <text:p>10.569793</text:p>
                <draw:g>
                  <svg:desc>3_nn_test_averages.T81:3_nn_test_averages.T81</svg:desc>
                </draw:g>
              </table:table-cell>
            </table:table-row>
            <table:table-row>
              <table:table-cell office:value-type="string">
                <text:p>SEAL_16K_1</text:p>
                <draw:g>
                  <svg:desc>3_nn_test_averages.S82:3_nn_test_averages.S82</svg:desc>
                </draw:g>
              </table:table-cell>
              <table:table-cell office:value-type="float" office:value="4.705775">
                <text:p>4.705775</text:p>
                <draw:g>
                  <svg:desc>3_nn_test_averages.T82:3_nn_test_averages.T82</svg:desc>
                </draw:g>
              </table:table-cell>
            </table:table-row>
            <table:table-row>
              <table:table-cell office:value-type="string">
                <text:p>HELib_16K_2</text:p>
                <draw:g>
                  <svg:desc>3_nn_test_averages.S83:3_nn_test_averages.S83</svg:desc>
                </draw:g>
              </table:table-cell>
              <table:table-cell office:value-type="float" office:value="11.080172">
                <text:p>11.080172</text:p>
                <draw:g>
                  <svg:desc>3_nn_test_averages.T83:3_nn_test_averages.T83</svg:desc>
                </draw:g>
              </table:table-cell>
            </table:table-row>
            <table:table-row>
              <table:table-cell office:value-type="string">
                <text:p>SEAL_16K_2</text:p>
                <draw:g>
                  <svg:desc>3_nn_test_averages.S84:3_nn_test_averages.S84</svg:desc>
                </draw:g>
              </table:table-cell>
              <table:table-cell office:value-type="float" office:value="7.147579">
                <text:p>7.147579</text:p>
                <draw:g>
                  <svg:desc>3_nn_test_averages.T84:3_nn_test_averages.T8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2.265cm" style:legend-expansion="high" chart:style-name="ch2"/>
        <chart:plot-area chart:style-name="ch3" table:cell-range-address="3_nn_test_averages.T58:3_nn_test_averages.AB58 3_nn_test_averages.S59:3_nn_test_averages.U59 3_nn_test_averages.S61:3_nn_test_averages.T61 3_nn_test_averages.S63:3_nn_test_averages.U63 3_nn_test_averages.S65:3_nn_test_averages.V65 3_nn_test_averages.S67:3_nn_test_averages.U67 3_nn_test_averages.S69:3_nn_test_averages.V69" chart:data-source-has-labels="both" svg:x="1.789cm" svg:y="0.179cm" svg:width="12.875cm" svg:height="7.249cm">
          <chart:coordinate-region svg:x="3.786cm" svg:y="0.485cm" svg:width="10.878cm" svg:height="6.084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T58:3_nn_test_averages.AB58"/>
          </chart:axis>
          <chart:axis chart:dimension="y" chart:name="primary-y" chart:style-name="ch6">
            <chart:title svg:x="0.451cm" svg:y="6.657cm" chart:style-name="ch7">
              <text:p>timp creare model  (s)</text:p>
            </chart:title>
            <chart:grid chart:style-name="ch8" chart:class="major"/>
          </chart:axis>
          <chart:series chart:style-name="ch9" chart:values-cell-range-address="3_nn_test_averages.T59:3_nn_test_averages.U59" chart:label-cell-address="3_nn_test_averages.S59:3_nn_test_averages.S59" chart:class="chart:bar">
            <chart:data-point chart:repeated="2"/>
          </chart:series>
          <chart:series chart:style-name="ch10" chart:values-cell-range-address="3_nn_test_averages.T61:3_nn_test_averages.T61" chart:label-cell-address="3_nn_test_averages.S61:3_nn_test_averages.S61" chart:class="chart:bar">
            <chart:data-point/>
          </chart:series>
          <chart:series chart:style-name="ch11" chart:values-cell-range-address="3_nn_test_averages.T63:3_nn_test_averages.U63" chart:label-cell-address="3_nn_test_averages.S63:3_nn_test_averages.S63" chart:class="chart:bar">
            <chart:data-point chart:repeated="2"/>
          </chart:series>
          <chart:series chart:style-name="ch12" chart:values-cell-range-address="3_nn_test_averages.T65:3_nn_test_averages.V65" chart:label-cell-address="3_nn_test_averages.S65:3_nn_test_averages.S65" chart:class="chart:bar">
            <chart:data-point chart:repeated="3"/>
          </chart:series>
          <chart:series chart:style-name="ch13" chart:values-cell-range-address="3_nn_test_averages.T67:3_nn_test_averages.U67" chart:label-cell-address="3_nn_test_averages.S67:3_nn_test_averages.S67" chart:class="chart:bar">
            <chart:data-point chart:repeated="2"/>
          </chart:series>
          <chart:series chart:style-name="ch14" chart:values-cell-range-address="3_nn_test_averages.T69:3_nn_test_averages.V69" chart:label-cell-address="3_nn_test_averages.S69:3_nn_test_averages.S69" chart:class="chart:bar">
            <chart:data-point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T58:3_nn_test_averages.AB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59:3_nn_test_averages.S59</svg:desc>
                </draw:g>
              </table:table-cell>
              <table:table-cell office:value-type="float" office:value="0.002273">
                <text:p>0.002273</text:p>
                <draw:g>
                  <svg:desc>3_nn_test_averages.T59:3_nn_test_averages.U59</svg:desc>
                </draw:g>
              </table:table-cell>
              <table:table-cell office:value-type="float" office:value="0.003429">
                <text:p>0.003429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S61:3_nn_test_averages.S61</svg:desc>
                </draw:g>
              </table:table-cell>
              <table:table-cell office:value-type="float" office:value="0.001219">
                <text:p>0.001219</text:p>
                <draw:g>
                  <svg:desc>3_nn_test_averages.T61:3_nn_test_averages.T61</svg:desc>
                </draw:g>
              </table:table-cell>
            </table:table-row>
            <table:table-row>
              <table:table-cell office:value-type="string">
                <text:p>HELib_8K_1</text:p>
                <draw:g>
                  <svg:desc>3_nn_test_averages.S63:3_nn_test_averages.S63</svg:desc>
                </draw:g>
              </table:table-cell>
              <table:table-cell office:value-type="float" office:value="0.001331">
                <text:p>0.001331</text:p>
                <draw:g>
                  <svg:desc>3_nn_test_averages.T63:3_nn_test_averages.U63</svg:desc>
                </draw:g>
              </table:table-cell>
              <table:table-cell office:value-type="float" office:value="0.002197">
                <text:p>0.002197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S65:3_nn_test_averages.S65</svg:desc>
                </draw:g>
              </table:table-cell>
              <table:table-cell office:value-type="float" office:value="0.001286">
                <text:p>0.001286</text:p>
                <draw:g>
                  <svg:desc>3_nn_test_averages.T65:3_nn_test_averages.V65</svg:desc>
                </draw:g>
              </table:table-cell>
              <table:table-cell office:value-type="float" office:value="0.003315">
                <text:p>0.003315</text:p>
              </table:table-cell>
              <table:table-cell office:value-type="float" office:value="0.002995">
                <text:p>0.002995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S67:3_nn_test_averages.S67</svg:desc>
                </draw:g>
              </table:table-cell>
              <table:table-cell office:value-type="float" office:value="0.001289">
                <text:p>0.001289</text:p>
                <draw:g>
                  <svg:desc>3_nn_test_averages.T67:3_nn_test_averages.U67</svg:desc>
                </draw:g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S69:3_nn_test_averages.S69</svg:desc>
                </draw:g>
              </table:table-cell>
              <table:table-cell office:value-type="float" office:value="0.00209">
                <text:p>0.00209</text:p>
                <draw:g>
                  <svg:desc>3_nn_test_averages.T69:3_nn_test_averages.V69</svg:desc>
                </draw:g>
              </table:table-cell>
              <table:table-cell office:value-type="float" office:value="0.003167">
                <text:p>0.003167</text:p>
              </table:table-cell>
              <table:table-cell office:value-type="float" office:value="0.003118">
                <text:p>0.003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T43:3_nn_test_averages.T43 3_nn_test_averages.S45:3_nn_test_averages.T56" chart:data-source-has-labels="both" svg:x="1.789cm" svg:y="0.179cm" svg:width="12.875cm" svg:height="8.617cm">
          <chart:coordinate-region svg:x="2.834cm" svg:y="0.484cm" svg:width="11.83cm" svg:height="8.007cm"/>
          <chart:axis chart:dimension="x" chart:name="primary-x" chart:style-name="ch4" chartooo:axis-type="auto">
            <chartooo:date-scale/>
            <chart:categories table:cell-range-address="3_nn_test_averages.T43:3_nn_test_averages.T43"/>
          </chart:axis>
          <chart:axis chart:dimension="y" chart:name="primary-y" chart:style-name="ch5">
            <chart:title svg:x="0.451cm" svg:y="7.354cm" chart:style-name="ch6">
              <text:p>timp generare chei (s)</text:p>
            </chart:title>
            <chart:grid chart:style-name="ch7" chart:class="major"/>
          </chart:axis>
          <chart:series chart:style-name="ch8" chart:values-cell-range-address="3_nn_test_averages.T45:3_nn_test_averages.T45" chart:label-cell-address="3_nn_test_averages.S45:3_nn_test_averages.S45" chart:class="chart:bar">
            <chart:data-point/>
          </chart:series>
          <chart:series chart:style-name="ch9" chart:values-cell-range-address="3_nn_test_averages.T46:3_nn_test_averages.T46" chart:label-cell-address="3_nn_test_averages.S46:3_nn_test_averages.S46" chart:class="chart:bar">
            <chart:data-point/>
          </chart:series>
          <chart:series chart:style-name="ch10" chart:values-cell-range-address="3_nn_test_averages.T47:3_nn_test_averages.T47" chart:label-cell-address="3_nn_test_averages.S47:3_nn_test_averages.S47" chart:class="chart:bar">
            <chart:data-point/>
          </chart:series>
          <chart:series chart:style-name="ch11" chart:values-cell-range-address="3_nn_test_averages.T48:3_nn_test_averages.T48" chart:label-cell-address="3_nn_test_averages.S48:3_nn_test_averages.S48" chart:class="chart:bar">
            <chart:data-point/>
          </chart:series>
          <chart:series chart:style-name="ch12" chart:values-cell-range-address="3_nn_test_averages.T49:3_nn_test_averages.T49" chart:label-cell-address="3_nn_test_averages.S49:3_nn_test_averages.S49" chart:class="chart:bar">
            <chart:data-point/>
          </chart:series>
          <chart:series chart:style-name="ch13" chart:values-cell-range-address="3_nn_test_averages.T50:3_nn_test_averages.T50" chart:label-cell-address="3_nn_test_averages.S50:3_nn_test_averages.S50" chart:class="chart:bar">
            <chart:data-point/>
          </chart:series>
          <chart:series chart:style-name="ch14" chart:values-cell-range-address="3_nn_test_averages.T51:3_nn_test_averages.T51" chart:label-cell-address="3_nn_test_averages.S51:3_nn_test_averages.S51" chart:class="chart:bar">
            <chart:data-point/>
          </chart:series>
          <chart:series chart:style-name="ch15" chart:values-cell-range-address="3_nn_test_averages.T52:3_nn_test_averages.T52" chart:label-cell-address="3_nn_test_averages.S52:3_nn_test_averages.S52" chart:class="chart:bar">
            <chart:data-point/>
          </chart:series>
          <chart:series chart:style-name="ch16" chart:values-cell-range-address="3_nn_test_averages.T53:3_nn_test_averages.T53" chart:label-cell-address="3_nn_test_averages.S53:3_nn_test_averages.S53" chart:class="chart:bar">
            <chart:data-point/>
          </chart:series>
          <chart:series chart:style-name="ch17" chart:values-cell-range-address="3_nn_test_averages.T54:3_nn_test_averages.T54" chart:label-cell-address="3_nn_test_averages.S54:3_nn_test_averages.S54" chart:class="chart:bar">
            <chart:data-point/>
          </chart:series>
          <chart:series chart:style-name="ch18" chart:values-cell-range-address="3_nn_test_averages.T55:3_nn_test_averages.T55" chart:label-cell-address="3_nn_test_averages.S55:3_nn_test_averages.S55" chart:class="chart:bar">
            <chart:data-point chart:style-name="ch19"/>
          </chart:series>
          <chart:series chart:style-name="ch20" chart:values-cell-range-address="3_nn_test_averages.T56:3_nn_test_averages.T56" chart:label-cell-address="3_nn_test_averages.S56:3_nn_test_averages.S56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3_nn_test_averages.T43:3_nn_test_averages.T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45:3_nn_test_averages.S45</svg:desc>
                </draw:g>
              </table:table-cell>
              <table:table-cell office:value-type="float" office:value="0.071885">
                <text:p>0.071885</text:p>
                <draw:g>
                  <svg:desc>3_nn_test_averages.T45:3_nn_test_averages.T45</svg:desc>
                </draw:g>
              </table:table-cell>
            </table:table-row>
            <table:table-row>
              <table:table-cell office:value-type="string">
                <text:p>SEAL_4K_1</text:p>
                <draw:g>
                  <svg:desc>3_nn_test_averages.S46:3_nn_test_averages.S46</svg:desc>
                </draw:g>
              </table:table-cell>
              <table:table-cell office:value-type="float" office:value="0.061557">
                <text:p>0.061557</text:p>
                <draw:g>
                  <svg:desc>3_nn_test_averages.T46:3_nn_test_averages.T46</svg:desc>
                </draw:g>
              </table:table-cell>
            </table:table-row>
            <table:table-row>
              <table:table-cell office:value-type="string">
                <text:p>HELib_4K_2</text:p>
                <draw:g>
                  <svg:desc>3_nn_test_averages.S47:3_nn_test_averages.S47</svg:desc>
                </draw:g>
              </table:table-cell>
              <table:table-cell office:value-type="float" office:value="0.057178">
                <text:p>0.057178</text:p>
                <draw:g>
                  <svg:desc>3_nn_test_averages.T47:3_nn_test_averages.T47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S48:3_nn_test_averages.S48</svg:desc>
                </draw:g>
              </table:table-cell>
              <table:table-cell office:value-type="float" office:value="0.037649">
                <text:p>0.037649</text:p>
                <draw:g>
                  <svg:desc>3_nn_test_averages.T48:3_nn_test_averages.T48</svg:desc>
                </draw:g>
              </table:table-cell>
            </table:table-row>
            <table:table-row>
              <table:table-cell office:value-type="string">
                <text:p>HELib_8K_1</text:p>
                <draw:g>
                  <svg:desc>3_nn_test_averages.S49:3_nn_test_averages.S49</svg:desc>
                </draw:g>
              </table:table-cell>
              <table:table-cell office:value-type="float" office:value="0.231921">
                <text:p>0.231921</text:p>
                <draw:g>
                  <svg:desc>3_nn_test_averages.T49:3_nn_test_averages.T49</svg:desc>
                </draw:g>
              </table:table-cell>
            </table:table-row>
            <table:table-row>
              <table:table-cell office:value-type="string">
                <text:p>SEAL_8K_1</text:p>
                <draw:g>
                  <svg:desc>3_nn_test_averages.S50:3_nn_test_averages.S50</svg:desc>
                </draw:g>
              </table:table-cell>
              <table:table-cell office:value-type="float" office:value="0.29028">
                <text:p>0.29028</text:p>
                <draw:g>
                  <svg:desc>3_nn_test_averages.T50:3_nn_test_averages.T50</svg:desc>
                </draw:g>
              </table:table-cell>
            </table:table-row>
            <table:table-row>
              <table:table-cell office:value-type="string">
                <text:p>HELib_8K_2</text:p>
                <draw:g>
                  <svg:desc>3_nn_test_averages.S51:3_nn_test_averages.S51</svg:desc>
                </draw:g>
              </table:table-cell>
              <table:table-cell office:value-type="float" office:value="0.248355">
                <text:p>0.248355</text:p>
                <draw:g>
                  <svg:desc>3_nn_test_averages.T51:3_nn_test_averages.T51</svg:desc>
                </draw:g>
              </table:table-cell>
            </table:table-row>
            <table:table-row>
              <table:table-cell office:value-type="string">
                <text:p>SEAL_8K_2</text:p>
                <draw:g>
                  <svg:desc>3_nn_test_averages.S52:3_nn_test_averages.S52</svg:desc>
                </draw:g>
              </table:table-cell>
              <table:table-cell office:value-type="float" office:value="0.206065">
                <text:p>0.206065</text:p>
                <draw:g>
                  <svg:desc>3_nn_test_averages.T52:3_nn_test_averages.T52</svg:desc>
                </draw:g>
              </table:table-cell>
            </table:table-row>
            <table:table-row>
              <table:table-cell office:value-type="string">
                <text:p>HELib_16K_1</text:p>
                <draw:g>
                  <svg:desc>3_nn_test_averages.S53:3_nn_test_averages.S53</svg:desc>
                </draw:g>
              </table:table-cell>
              <table:table-cell office:value-type="float" office:value="1.26979">
                <text:p>1.26979</text:p>
                <draw:g>
                  <svg:desc>3_nn_test_averages.T53:3_nn_test_averages.T53</svg:desc>
                </draw:g>
              </table:table-cell>
            </table:table-row>
            <table:table-row>
              <table:table-cell office:value-type="string">
                <text:p>SEAL_16K_1</text:p>
                <draw:g>
                  <svg:desc>3_nn_test_averages.S54:3_nn_test_averages.S54</svg:desc>
                </draw:g>
              </table:table-cell>
              <table:table-cell office:value-type="float" office:value="0.576519">
                <text:p>0.576519</text:p>
                <draw:g>
                  <svg:desc>3_nn_test_averages.T54:3_nn_test_averages.T54</svg:desc>
                </draw:g>
              </table:table-cell>
            </table:table-row>
            <table:table-row>
              <table:table-cell office:value-type="string">
                <text:p>HELib_16K_2</text:p>
                <draw:g>
                  <svg:desc>3_nn_test_averages.S55:3_nn_test_averages.S55</svg:desc>
                </draw:g>
              </table:table-cell>
              <table:table-cell office:value-type="float" office:value="1.458222">
                <text:p>1.458222</text:p>
                <draw:g>
                  <svg:desc>3_nn_test_averages.T55:3_nn_test_averages.T55</svg:desc>
                </draw:g>
              </table:table-cell>
            </table:table-row>
            <table:table-row>
              <table:table-cell office:value-type="string">
                <text:p>SEAL_16K_2</text:p>
                <draw:g>
                  <svg:desc>3_nn_test_averages.S56:3_nn_test_averages.S56</svg:desc>
                </draw:g>
              </table:table-cell>
              <table:table-cell office:value-type="float" office:value="1.214059">
                <text:p>1.214059</text:p>
                <draw:g>
                  <svg:desc>3_nn_test_averages.T56:3_nn_test_averages.T5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265cm" style:legend-expansion="high" chart:style-name="ch2"/>
        <chart:plot-area chart:style-name="ch3" table:cell-range-address="3_nn_test_averages.T58:3_nn_test_averages.AB58 3_nn_test_averages.S60:3_nn_test_averages.AB60 3_nn_test_averages.S62:3_nn_test_averages.AB62 3_nn_test_averages.S64:3_nn_test_averages.AB64 3_nn_test_averages.S66:3_nn_test_averages.AB66 3_nn_test_averages.S68:3_nn_test_averages.AB68 3_nn_test_averages.S70:3_nn_test_averages.AB70" chart:data-source-has-labels="both" svg:x="1.789cm" svg:y="0.179cm" svg:width="12.981cm" svg:height="7.249cm">
          <chart:coordinate-region svg:x="2.675cm" svg:y="0.484cm" svg:width="12.095cm" svg:height="6.085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T58:3_nn_test_averages.AB58"/>
          </chart:axis>
          <chart:axis chart:dimension="y" chart:name="primary-y" chart:style-name="ch6">
            <chart:title svg:x="0.451cm" svg:y="6.578cm" chart:style-name="ch7">
              <text:p>timp creare model (s)</text:p>
            </chart:title>
            <chart:grid chart:style-name="ch8" chart:class="major"/>
          </chart:axis>
          <chart:series chart:style-name="ch9" chart:values-cell-range-address="3_nn_test_averages.T60:3_nn_test_averages.AB60" chart:label-cell-address="3_nn_test_averages.S60:3_nn_test_averages.S60" chart:class="chart:bar">
            <chart:data-point chart:repeated="9"/>
          </chart:series>
          <chart:series chart:style-name="ch10" chart:values-cell-range-address="3_nn_test_averages.T62:3_nn_test_averages.AB62" chart:label-cell-address="3_nn_test_averages.S62:3_nn_test_averages.S62" chart:class="chart:bar">
            <chart:data-point chart:repeated="9"/>
          </chart:series>
          <chart:series chart:style-name="ch11" chart:values-cell-range-address="3_nn_test_averages.T64:3_nn_test_averages.AB64" chart:label-cell-address="3_nn_test_averages.S64:3_nn_test_averages.S64" chart:class="chart:bar">
            <chart:data-point chart:repeated="9"/>
          </chart:series>
          <chart:series chart:style-name="ch12" chart:values-cell-range-address="3_nn_test_averages.T66:3_nn_test_averages.AB66" chart:label-cell-address="3_nn_test_averages.S66:3_nn_test_averages.S66" chart:class="chart:bar">
            <chart:data-point chart:repeated="9"/>
          </chart:series>
          <chart:series chart:style-name="ch13" chart:values-cell-range-address="3_nn_test_averages.T68:3_nn_test_averages.AB68" chart:label-cell-address="3_nn_test_averages.S68:3_nn_test_averages.S68" chart:class="chart:bar">
            <chart:data-point chart:repeated="9"/>
          </chart:series>
          <chart:series chart:style-name="ch14" chart:values-cell-range-address="3_nn_test_averages.T70:3_nn_test_averages.AB70" chart:label-cell-address="3_nn_test_averages.S70:3_nn_test_averages.S70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T58:3_nn_test_averages.AB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4K_1</text:p>
                <draw:g>
                  <svg:desc>3_nn_test_averages.S60:3_nn_test_averages.S60</svg:desc>
                </draw:g>
              </table:table-cell>
              <table:table-cell office:value-type="float" office:value="1.35443">
                <text:p>1.35443</text:p>
                <draw:g>
                  <svg:desc>3_nn_test_averages.T60:3_nn_test_averages.AB60</svg:desc>
                </draw:g>
              </table:table-cell>
              <table:table-cell office:value-type="float" office:value="1.825018">
                <text:p>1.825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4K_2</text:p>
                <draw:g>
                  <svg:desc>3_nn_test_averages.S62:3_nn_test_averages.S62</svg:desc>
                </draw:g>
              </table:table-cell>
              <table:table-cell office:value-type="float" office:value="1.115453">
                <text:p>1.115453</text:p>
                <draw:g>
                  <svg:desc>3_nn_test_averages.T62:3_nn_test_averages.AB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S64:3_nn_test_averages.S64</svg:desc>
                </draw:g>
              </table:table-cell>
              <table:table-cell office:value-type="float" office:value="5.264667">
                <text:p>5.264667</text:p>
                <draw:g>
                  <svg:desc>3_nn_test_averages.T64:3_nn_test_averages.AB64</svg:desc>
                </draw:g>
              </table:table-cell>
              <table:table-cell office:value-type="float" office:value="6.576251">
                <text:p>6.576251</text:p>
              </table:table-cell>
              <table:table-cell office:value-type="float" office:value="7.619755">
                <text:p>7.619755</text:p>
              </table:table-cell>
              <table:table-cell office:value-type="float" office:value="8.305208">
                <text:p>8.305208</text:p>
              </table:table-cell>
              <table:table-cell office:value-type="float" office:value="9.316507">
                <text:p>9.31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66:3_nn_test_averages.S66</svg:desc>
                </draw:g>
              </table:table-cell>
              <table:table-cell office:value-type="float" office:value="4.444567">
                <text:p>4.444567</text:p>
                <draw:g>
                  <svg:desc>3_nn_test_averages.T66:3_nn_test_averages.AB66</svg:desc>
                </draw:g>
              </table:table-cell>
              <table:table-cell office:value-type="float" office:value="5.315098">
                <text:p>5.315098</text:p>
              </table:table-cell>
              <table:table-cell office:value-type="float" office:value="5.815025">
                <text:p>5.815025</text:p>
              </table:table-cell>
              <table:table-cell office:value-type="float" office:value="6.548693">
                <text:p>6.548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68:3_nn_test_averages.S68</svg:desc>
                </draw:g>
              </table:table-cell>
              <table:table-cell office:value-type="float" office:value="12.15934">
                <text:p>12.15934</text:p>
                <draw:g>
                  <svg:desc>3_nn_test_averages.T68:3_nn_test_averages.AB68</svg:desc>
                </draw:g>
              </table:table-cell>
              <table:table-cell office:value-type="float" office:value="14.428391">
                <text:p>14.428391</text:p>
              </table:table-cell>
              <table:table-cell office:value-type="float" office:value="15.802999">
                <text:p>15.802999</text:p>
              </table:table-cell>
              <table:table-cell office:value-type="float" office:value="17.315497">
                <text:p>17.315497</text:p>
              </table:table-cell>
              <table:table-cell office:value-type="float" office:value="18.933064">
                <text:p>18.933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70:3_nn_test_averages.S70</svg:desc>
                </draw:g>
              </table:table-cell>
              <table:table-cell office:value-type="float" office:value="18.462897">
                <text:p>18.462897</text:p>
                <draw:g>
                  <svg:desc>3_nn_test_averages.T70:3_nn_test_averages.AB70</svg:desc>
                </draw:g>
              </table:table-cell>
              <table:table-cell office:value-type="float" office:value="22.849458">
                <text:p>22.849458</text:p>
              </table:table-cell>
              <table:table-cell office:value-type="float" office:value="25.177531">
                <text:p>25.177531</text:p>
              </table:table-cell>
              <table:table-cell office:value-type="float" office:value="27.092557">
                <text:p>27.092557</text:p>
              </table:table-cell>
              <table:table-cell office:value-type="float" office:value="30.67159">
                <text:p>30.67159</text:p>
              </table:table-cell>
              <table:table-cell office:value-type="float" office:value="32.895902">
                <text:p>32.895902</text:p>
              </table:table-cell>
              <table:table-cell office:value-type="float" office:value="36.032151">
                <text:p>36.032151</text:p>
              </table:table-cell>
              <table:table-cell office:value-type="float" office:value="38.651038">
                <text:p>38.651038</text:p>
              </table:table-cell>
              <table:table-cell office:value-type="float" office:value="42.277914">
                <text:p>42.2779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161cm" svg:y="2.987cm" style:legend-expansion="high" chart:style-name="ch2"/>
        <chart:plot-area chart:style-name="ch3" table:cell-range-address="3_nn_test_averages.W86:3_nn_test_averages.AB86 3_nn_test_averages.S92:3_nn_test_averages.S92 3_nn_test_averages.W92:3_nn_test_averages.AB92 3_nn_test_averages.S94:3_nn_test_averages.S94 3_nn_test_averages.W94:3_nn_test_averages.AB94 3_nn_test_averages.S96:3_nn_test_averages.S96 3_nn_test_averages.W96:3_nn_test_averages.AB96 3_nn_test_averages.S98:3_nn_test_averages.S98 3_nn_test_averages.W98:3_nn_test_averages.AB98" chart:data-source-has-labels="both" svg:x="1.789cm" svg:y="0.179cm" svg:width="12.981cm" svg:height="7.249cm">
          <chart:coordinate-region svg:x="2.993cm" svg:y="0.484cm" svg:width="11.777cm" svg:height="6.085cm"/>
          <chart:axis chart:dimension="x" chart:name="primary-x" chart:style-name="ch4" chartooo:axis-type="auto">
            <chartooo:date-scale/>
            <chart:title svg:x="4.473cm" svg:y="7.608cm" chart:style-name="ch5">
              <text:p>număr nivele rețea neuronală</text:p>
            </chart:title>
            <chart:categories table:cell-range-address="3_nn_test_averages.W86:3_nn_test_averages.AB86"/>
          </chart:axis>
          <chart:axis chart:dimension="y" chart:name="primary-y" chart:style-name="ch6">
            <chart:title svg:x="0.451cm" svg:y="6.379cm" chart:style-name="ch7">
              <text:p>timp rulare rețea (s)</text:p>
            </chart:title>
            <chart:grid chart:style-name="ch8" chart:class="major"/>
          </chart:axis>
          <chart:series chart:style-name="ch9" chart:values-cell-range-address="3_nn_test_averages.W92:3_nn_test_averages.AB92" chart:label-cell-address="3_nn_test_averages.S92:3_nn_test_averages.S92" chart:class="chart:bar">
            <chart:data-point chart:repeated="6"/>
          </chart:series>
          <chart:series chart:style-name="ch10" chart:values-cell-range-address="3_nn_test_averages.W94:3_nn_test_averages.AB94" chart:label-cell-address="3_nn_test_averages.S94:3_nn_test_averages.S94" chart:class="chart:bar">
            <chart:data-point chart:repeated="6"/>
          </chart:series>
          <chart:series chart:style-name="ch11" chart:values-cell-range-address="3_nn_test_averages.W96:3_nn_test_averages.AB96" chart:label-cell-address="3_nn_test_averages.S96:3_nn_test_averages.S96" chart:class="chart:bar">
            <chart:data-point chart:repeated="6"/>
          </chart:series>
          <chart:series chart:style-name="ch12" chart:values-cell-range-address="3_nn_test_averages.W98:3_nn_test_averages.AB98" chart:label-cell-address="3_nn_test_averages.S98:3_nn_test_averages.S9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3_nn_test_averages.W86:3_nn_test_averages.AB8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EAL_8K_1</text:p>
                <draw:g>
                  <svg:desc>3_nn_test_averages.S92:3_nn_test_averages.S92</svg:desc>
                </draw:g>
              </table:table-cell>
              <table:table-cell office:value-type="float" office:value="38.554812">
                <text:p>38.554812</text:p>
                <draw:g>
                  <svg:desc>3_nn_test_averages.W92:3_nn_test_averages.AB92</svg:desc>
                </draw:g>
              </table:table-cell>
              <table:table-cell office:value-type="float" office:value="45.717697">
                <text:p>45.717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94:3_nn_test_averages.S94</svg:desc>
                </draw:g>
              </table:table-cell>
              <table:table-cell office:value-type="float" office:value="28.190411">
                <text:p>28.190411</text:p>
                <draw:g>
                  <svg:desc>3_nn_test_averages.W94:3_nn_test_averages.AB9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96:3_nn_test_averages.S96</svg:desc>
                </draw:g>
              </table:table-cell>
              <table:table-cell office:value-type="float" office:value="86.319632">
                <text:p>86.319632</text:p>
                <draw:g>
                  <svg:desc>3_nn_test_averages.W96:3_nn_test_averages.AB96</svg:desc>
                </draw:g>
              </table:table-cell>
              <table:table-cell office:value-type="float" office:value="100.429297">
                <text:p>100.429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98:3_nn_test_averages.S98</svg:desc>
                </draw:g>
              </table:table-cell>
              <table:table-cell office:value-type="float" office:value="140.241207">
                <text:p>140.241207</text:p>
                <draw:g>
                  <svg:desc>3_nn_test_averages.W98:3_nn_test_averages.AB98</svg:desc>
                </draw:g>
              </table:table-cell>
              <table:table-cell office:value-type="float" office:value="169.709969">
                <text:p>169.709969</text:p>
              </table:table-cell>
              <table:table-cell office:value-type="float" office:value="201.49913">
                <text:p>201.49913</text:p>
              </table:table-cell>
              <table:table-cell office:value-type="float" office:value="237.808047">
                <text:p>237.808047</text:p>
              </table:table-cell>
              <table:table-cell office:value-type="float" office:value="277.3726">
                <text:p>277.3726</text:p>
              </table:table-cell>
              <table:table-cell office:value-type="float" office:value="320.108241">
                <text:p>320.1082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b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972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58466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7b59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40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20" style:family="chart">
      <style:chart-properties chart:solid-type="cuboid"/>
    </style:style>
    <style:style style:name="ch21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94cm" svg:height="8.975cm" xlink:href=".." xlink:type="simple" chart:class="chart:bar" chart:style-name="ch1">
        <chart:legend chart:legend-position="end" svg:x="15.055cm" svg:y="0.099cm" style:legend-expansion="high" chart:style-name="ch2"/>
        <chart:plot-area chart:style-name="ch3" table:cell-range-address="3_nn_test_averages.T86:3_nn_test_averages.V86 3_nn_test_averages.S87:3_nn_test_averages.U87 3_nn_test_averages.S88:3_nn_test_averages.V88 3_nn_test_averages.S89:3_nn_test_averages.T89 3_nn_test_averages.S90:3_nn_test_averages.V90 3_nn_test_averages.S91:3_nn_test_averages.U91 3_nn_test_averages.S92:3_nn_test_averages.V94 3_nn_test_averages.S95:3_nn_test_averages.U95 3_nn_test_averages.S96:3_nn_test_averages.V98" chart:data-source-has-labels="both" svg:x="1.789cm" svg:y="0.179cm" svg:width="12.875cm" svg:height="7.249cm">
          <chart:coordinate-region svg:x="2.993cm" svg:y="0.484cm" svg:width="11.671cm" svg:height="6.085cm"/>
          <chart:axis chart:dimension="x" chart:name="primary-x" chart:style-name="ch4" chartooo:axis-type="auto">
            <chartooo:date-scale/>
            <chart:title svg:x="4.42cm" svg:y="7.608cm" chart:style-name="ch5">
              <text:p>număr nivele rețea neuronală</text:p>
            </chart:title>
            <chart:categories table:cell-range-address="3_nn_test_averages.T86:3_nn_test_averages.V86"/>
          </chart:axis>
          <chart:axis chart:dimension="y" chart:name="primary-y" chart:style-name="ch6">
            <chart:title svg:x="0.451cm" svg:y="6.379cm" chart:style-name="ch7">
              <text:p>timp rulare rețea (s)</text:p>
            </chart:title>
            <chart:grid chart:style-name="ch8" chart:class="major"/>
          </chart:axis>
          <chart:series chart:style-name="ch9" chart:values-cell-range-address="3_nn_test_averages.T87:3_nn_test_averages.U87" chart:label-cell-address="3_nn_test_averages.S87:3_nn_test_averages.S87" chart:class="chart:bar">
            <chart:data-point chart:repeated="2"/>
          </chart:series>
          <chart:series chart:style-name="ch10" chart:values-cell-range-address="3_nn_test_averages.T88:3_nn_test_averages.V88" chart:label-cell-address="3_nn_test_averages.S88:3_nn_test_averages.S88" chart:class="chart:bar">
            <chart:data-point chart:repeated="3"/>
          </chart:series>
          <chart:series chart:style-name="ch11" chart:values-cell-range-address="3_nn_test_averages.T89:3_nn_test_averages.T89" chart:label-cell-address="3_nn_test_averages.S89:3_nn_test_averages.S89" chart:class="chart:bar">
            <chart:data-point/>
          </chart:series>
          <chart:series chart:style-name="ch12" chart:values-cell-range-address="3_nn_test_averages.T90:3_nn_test_averages.V90" chart:label-cell-address="3_nn_test_averages.S90:3_nn_test_averages.S90" chart:class="chart:bar">
            <chart:data-point chart:repeated="3"/>
          </chart:series>
          <chart:series chart:style-name="ch13" chart:values-cell-range-address="3_nn_test_averages.T91:3_nn_test_averages.U91" chart:label-cell-address="3_nn_test_averages.S91:3_nn_test_averages.S91" chart:class="chart:bar">
            <chart:data-point chart:repeated="2"/>
          </chart:series>
          <chart:series chart:style-name="ch14" chart:values-cell-range-address="3_nn_test_averages.T92:3_nn_test_averages.V92" chart:label-cell-address="3_nn_test_averages.S92:3_nn_test_averages.S92" chart:class="chart:bar">
            <chart:data-point chart:repeated="3"/>
          </chart:series>
          <chart:series chart:style-name="ch15" chart:values-cell-range-address="3_nn_test_averages.T93:3_nn_test_averages.V93" chart:label-cell-address="3_nn_test_averages.S93:3_nn_test_averages.S93" chart:class="chart:bar">
            <chart:data-point chart:repeated="3"/>
          </chart:series>
          <chart:series chart:style-name="ch16" chart:values-cell-range-address="3_nn_test_averages.T94:3_nn_test_averages.V94" chart:label-cell-address="3_nn_test_averages.S94:3_nn_test_averages.S94" chart:class="chart:bar">
            <chart:data-point chart:repeated="3"/>
          </chart:series>
          <chart:series chart:style-name="ch17" chart:values-cell-range-address="3_nn_test_averages.T95:3_nn_test_averages.U95" chart:label-cell-address="3_nn_test_averages.S95:3_nn_test_averages.S95" chart:class="chart:bar">
            <chart:data-point chart:repeated="2"/>
          </chart:series>
          <chart:series chart:style-name="ch18" chart:values-cell-range-address="3_nn_test_averages.T96:3_nn_test_averages.V96" chart:label-cell-address="3_nn_test_averages.S96:3_nn_test_averages.S96" chart:class="chart:bar">
            <chart:data-point chart:repeated="3"/>
          </chart:series>
          <chart:series chart:style-name="ch19" chart:values-cell-range-address="3_nn_test_averages.T97:3_nn_test_averages.V97" chart:label-cell-address="3_nn_test_averages.S97:3_nn_test_averages.S97" chart:class="chart:bar">
            <chart:data-point chart:style-name="ch20"/>
            <chart:data-point chart:repeated="2"/>
          </chart:series>
          <chart:series chart:style-name="ch21" chart:values-cell-range-address="3_nn_test_averages.T98:3_nn_test_averages.V98" chart:label-cell-address="3_nn_test_averages.S98:3_nn_test_averages.S98" chart:class="chart:bar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3_nn_test_averages.T86:3_nn_test_averages.V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HELib_4K_1</text:p>
                <draw:g>
                  <svg:desc>3_nn_test_averages.S87:3_nn_test_averages.S87</svg:desc>
                </draw:g>
              </table:table-cell>
              <table:table-cell office:value-type="float" office:value="0.117642">
                <text:p>0.117642</text:p>
                <draw:g>
                  <svg:desc>3_nn_test_averages.T87:3_nn_test_averages.U87</svg:desc>
                </draw:g>
              </table:table-cell>
              <table:table-cell office:value-type="float" office:value="0.706961">
                <text:p>0.706961</text:p>
              </table:table-cell>
            </table:table-row>
            <table:table-row>
              <table:table-cell office:value-type="string">
                <text:p>SEAL_4K_1</text:p>
                <draw:g>
                  <svg:desc>3_nn_test_averages.S88:3_nn_test_averages.S88</svg:desc>
                </draw:g>
              </table:table-cell>
              <table:table-cell office:value-type="float" office:value="2.678772">
                <text:p>2.678772</text:p>
                <draw:g>
                  <svg:desc>3_nn_test_averages.T88:3_nn_test_averages.V88</svg:desc>
                </draw:g>
              </table:table-cell>
              <table:table-cell office:value-type="float" office:value="7.503991">
                <text:p>7.50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4K_2</text:p>
                <draw:g>
                  <svg:desc>3_nn_test_averages.S89:3_nn_test_averages.S89</svg:desc>
                </draw:g>
              </table:table-cell>
              <table:table-cell office:value-type="float" office:value="0.118935">
                <text:p>0.118935</text:p>
                <draw:g>
                  <svg:desc>3_nn_test_averages.T89:3_nn_test_averages.T89</svg:desc>
                </draw:g>
              </table:table-cell>
            </table:table-row>
            <table:table-row>
              <table:table-cell office:value-type="string">
                <text:p>SEAL_4K_2</text:p>
                <draw:g>
                  <svg:desc>3_nn_test_averages.S90:3_nn_test_averages.S90</svg:desc>
                </draw:g>
              </table:table-cell>
              <table:table-cell office:value-type="float" office:value="2.026046">
                <text:p>2.026046</text:p>
                <draw:g>
                  <svg:desc>3_nn_test_averages.T90:3_nn_test_averages.V9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ib_8K_1</text:p>
                <draw:g>
                  <svg:desc>3_nn_test_averages.S91:3_nn_test_averages.S91</svg:desc>
                </draw:g>
              </table:table-cell>
              <table:table-cell office:value-type="float" office:value="1.265553">
                <text:p>1.265553</text:p>
                <draw:g>
                  <svg:desc>3_nn_test_averages.T91:3_nn_test_averages.U91</svg:desc>
                </draw:g>
              </table:table-cell>
              <table:table-cell office:value-type="float" office:value="3.525812">
                <text:p>3.525812</text:p>
              </table:table-cell>
            </table:table-row>
            <table:table-row>
              <table:table-cell office:value-type="string">
                <text:p>SEAL_8K_1</text:p>
                <draw:g>
                  <svg:desc>3_nn_test_averages.S92:3_nn_test_averages.S92</svg:desc>
                </draw:g>
              </table:table-cell>
              <table:table-cell office:value-type="float" office:value="11.255501">
                <text:p>11.255501</text:p>
                <draw:g>
                  <svg:desc>3_nn_test_averages.T92:3_nn_test_averages.V92</svg:desc>
                </draw:g>
              </table:table-cell>
              <table:table-cell office:value-type="float" office:value="30.346687">
                <text:p>30.346687</text:p>
              </table:table-cell>
              <table:table-cell office:value-type="float" office:value="33.601339">
                <text:p>33.601339</text:p>
              </table:table-cell>
            </table:table-row>
            <table:table-row>
              <table:table-cell office:value-type="string">
                <text:p>HELib_8K_2</text:p>
                <draw:g>
                  <svg:desc>3_nn_test_averages.S93:3_nn_test_averages.S93</svg:desc>
                </draw:g>
              </table:table-cell>
              <table:table-cell office:value-type="float" office:value="1.308712">
                <text:p>1.308712</text:p>
                <draw:g>
                  <svg:desc>3_nn_test_averages.T93:3_nn_test_averages.V93</svg:desc>
                </draw:g>
              </table:table-cell>
              <table:table-cell office:value-type="float" office:value="3.776342">
                <text:p>3.776342</text:p>
              </table:table-cell>
              <table:table-cell office:value-type="float" office:value="4.892837">
                <text:p>4.892837</text:p>
              </table:table-cell>
            </table:table-row>
            <table:table-row>
              <table:table-cell office:value-type="string">
                <text:p>SEAL_8K_2</text:p>
                <draw:g>
                  <svg:desc>3_nn_test_averages.S94:3_nn_test_averages.S94</svg:desc>
                </draw:g>
              </table:table-cell>
              <table:table-cell office:value-type="float" office:value="8.729031">
                <text:p>8.729031</text:p>
                <draw:g>
                  <svg:desc>3_nn_test_averages.T94:3_nn_test_averages.V94</svg:desc>
                </draw:g>
              </table:table-cell>
              <table:table-cell office:value-type="float" office:value="22.647808">
                <text:p>22.647808</text:p>
              </table:table-cell>
              <table:table-cell office:value-type="float" office:value="24.574599">
                <text:p>24.574599</text:p>
              </table:table-cell>
            </table:table-row>
            <table:table-row>
              <table:table-cell office:value-type="string">
                <text:p>HELib_16K_1</text:p>
                <draw:g>
                  <svg:desc>3_nn_test_averages.S95:3_nn_test_averages.S95</svg:desc>
                </draw:g>
              </table:table-cell>
              <table:table-cell office:value-type="float" office:value="5.734479">
                <text:p>5.734479</text:p>
                <draw:g>
                  <svg:desc>3_nn_test_averages.T95:3_nn_test_averages.U95</svg:desc>
                </draw:g>
              </table:table-cell>
              <table:table-cell office:value-type="float" office:value="14.951044">
                <text:p>14.951044</text:p>
              </table:table-cell>
            </table:table-row>
            <table:table-row>
              <table:table-cell office:value-type="string">
                <text:p>SEAL_16K_1</text:p>
                <draw:g>
                  <svg:desc>3_nn_test_averages.S96:3_nn_test_averages.S96</svg:desc>
                </draw:g>
              </table:table-cell>
              <table:table-cell office:value-type="float" office:value="28.182596">
                <text:p>28.182596</text:p>
                <draw:g>
                  <svg:desc>3_nn_test_averages.T96:3_nn_test_averages.V96</svg:desc>
                </draw:g>
              </table:table-cell>
              <table:table-cell office:value-type="float" office:value="65.077193">
                <text:p>65.077193</text:p>
              </table:table-cell>
              <table:table-cell office:value-type="float" office:value="72.864067">
                <text:p>72.864067</text:p>
              </table:table-cell>
            </table:table-row>
            <table:table-row>
              <table:table-cell office:value-type="string">
                <text:p>HELib_16K_2</text:p>
                <draw:g>
                  <svg:desc>3_nn_test_averages.S97:3_nn_test_averages.S97</svg:desc>
                </draw:g>
              </table:table-cell>
              <table:table-cell office:value-type="float" office:value="5.792061">
                <text:p>5.792061</text:p>
                <draw:g>
                  <svg:desc>3_nn_test_averages.T97:3_nn_test_averages.V97</svg:desc>
                </draw:g>
              </table:table-cell>
              <table:table-cell office:value-type="float" office:value="15.130875">
                <text:p>15.130875</text:p>
              </table:table-cell>
              <table:table-cell office:value-type="float" office:value="18.769127">
                <text:p>18.769127</text:p>
              </table:table-cell>
            </table:table-row>
            <table:table-row>
              <table:table-cell office:value-type="string">
                <text:p>SEAL_16K_2</text:p>
                <draw:g>
                  <svg:desc>3_nn_test_averages.S98:3_nn_test_averages.S98</svg:desc>
                </draw:g>
              </table:table-cell>
              <table:table-cell office:value-type="float" office:value="44.874567">
                <text:p>44.874567</text:p>
                <draw:g>
                  <svg:desc>3_nn_test_averages.T98:3_nn_test_averages.V98</svg:desc>
                </draw:g>
              </table:table-cell>
              <table:table-cell office:value-type="float" office:value="100.890169">
                <text:p>100.890169</text:p>
              </table:table-cell>
              <table:table-cell office:value-type="float" office:value="118.943626">
                <text:p>118.9436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